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OpenSymbol1" svg:font-family="OpenSymbol, 'Arial Unicode MS'"/>
    <style:font-face style:name="Symbol" svg:font-family="Symbol"/>
    <style:font-face style:name="Courier New" svg:font-family="'Courier New'" style:font-family-generic="modern"/>
    <style:font-face style:name="Lucida Sans2" svg:font-family="'Lucida Sans'" style:font-family-generic="swiss"/>
    <style:font-face style:name="Calisto MT" svg:font-family="'Calisto MT'"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style:snap-to-layout-grid="false"/>
      <style:text-properties officeooo:paragraph-rsid="00196255"/>
    </style:style>
    <style:style style:name="P2" style:family="paragraph" style:parent-style-name="Table_20_Contents">
      <style:paragraph-properties style:snap-to-layout-grid="false"/>
      <style:text-properties officeooo:paragraph-rsid="0019ac2f"/>
    </style:style>
    <style:style style:name="P3" style:family="paragraph" style:parent-style-name="Table_20_Contents">
      <style:paragraph-properties style:snap-to-layout-grid="false"/>
      <style:text-properties officeooo:paragraph-rsid="001b5a97"/>
    </style:style>
    <style:style style:name="P4"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6255" style:font-size-asian="10pt" style:font-weight-asian="bold" style:font-name-complex="Arial" style:font-size-complex="10pt" style:font-weight-complex="bold"/>
    </style:style>
    <style:style style:name="P5"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ac2f" style:font-size-asian="10pt" style:font-weight-asian="bold" style:font-name-complex="Arial" style:font-size-complex="10pt" style:font-weight-complex="bold"/>
    </style:style>
    <style:style style:name="P6"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b5a97" style:font-size-asian="10pt" style:font-weight-asian="bold" style:font-name-complex="Arial" style:font-size-complex="10pt" style:font-weight-complex="bold"/>
    </style:style>
    <style:style style:name="P7"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6255"/>
    </style:style>
    <style:style style:name="P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ac2f"/>
    </style:style>
    <style:style style:name="P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b5a97"/>
    </style:style>
    <style:style style:name="P10" style:family="paragraph" style:parent-style-name="Standard">
      <style:text-properties officeooo:paragraph-rsid="00196255"/>
    </style:style>
    <style:style style:name="P11" style:family="paragraph" style:parent-style-name="Standard">
      <style:text-properties officeooo:paragraph-rsid="0019ac2f"/>
    </style:style>
    <style:style style:name="P12" style:family="paragraph" style:parent-style-name="Standard">
      <style:text-properties officeooo:paragraph-rsid="001b5a97"/>
    </style:style>
    <style:style style:name="P13" style:family="paragraph" style:parent-style-name="Standard">
      <style:paragraph-properties fo:margin-top="0cm" fo:margin-bottom="0cm" loext:contextual-spacing="false" fo:line-height="0.353cm" fo:orphans="0" fo:widows="0" style:text-autospace="none"/>
      <style:text-properties style:font-name="Times New Roman" fo:font-size="10pt" fo:language="es" fo:country="ES" style:font-size-asian="10pt" style:language-asian="es" style:country-asian="ES" style:font-name-complex="Times New Roman" style:font-size-complex="10pt"/>
    </style:style>
    <style:style style:name="P14" style:family="paragraph" style:parent-style-name="Standard">
      <style:paragraph-properties fo:margin-top="0cm" fo:margin-bottom="0cm" loext:contextual-spacing="false" fo:line-height="0.353cm" fo:orphans="0" fo:widows="0" style:text-autospace="none"/>
      <style:text-properties style:font-name="Times New Roman" fo:font-size="10pt" style:font-size-asian="10pt" style:font-name-complex="Times New Roman" style:font-size-complex="10pt"/>
    </style:style>
    <style:style style:name="P15" style:family="paragraph" style:parent-style-name="Standard">
      <style:paragraph-properties fo:margin-top="0cm" fo:margin-bottom="0cm" loext:contextual-spacing="false" fo:line-height="0.141cm" fo:orphans="0" fo:widows="0" style:text-autospace="none"/>
      <style:text-properties style:font-name="Times New Roman" fo:font-size="4pt" fo:language="es" fo:country="ES" style:font-size-asian="4pt" style:language-asian="es" style:country-asian="ES" style:font-name-complex="Times New Roman" style:font-size-complex="4pt"/>
    </style:style>
    <style:style style:name="P16" style:family="paragraph" style:parent-style-name="Standard">
      <style:paragraph-properties fo:margin-top="0cm" fo:margin-bottom="0cm" loext:contextual-spacing="false" fo:line-height="0.069cm" fo:orphans="0" fo:widows="0" style:text-autospace="none"/>
      <style:text-properties style:font-name="Times New Roman" fo:font-size="1.5pt" fo:language="es" fo:country="ES" style:font-size-asian="1.5pt" style:language-asian="es" style:country-asian="ES" style:font-name-complex="Times New Roman" style:font-size-complex="1.5pt"/>
    </style:style>
    <style:style style:name="P17" style:family="paragraph" style:parent-style-name="Standard">
      <style:paragraph-properties fo:margin-top="0cm" fo:margin-bottom="0cm" loext:contextual-spacing="false" fo:line-height="0.353cm" fo:orphans="0" fo:widows="0" style:text-autospace="none"/>
      <style:text-properties style:font-name="Calisto MT" fo:font-size="10pt" style:font-size-asian="10pt" style:font-name-complex="Calisto MT" style:font-size-complex="10pt"/>
    </style:style>
    <style:style style:name="P18" style:family="paragraph" style:parent-style-name="Standard">
      <style:paragraph-properties fo:margin-top="0cm" fo:margin-bottom="0cm" loext:contextual-spacing="false" fo:line-height="0.353cm" fo:orphans="0" fo:widows="0" style:text-autospace="none"/>
      <style:text-properties style:font-name="Arial" fo:font-size="10pt" style:font-size-asian="10pt" style:font-name-complex="Arial" style:font-size-complex="10pt"/>
    </style:style>
    <style:style style:name="P19" style:family="paragraph" style:parent-style-name="Standard">
      <style:paragraph-properties fo:margin-top="0cm" fo:margin-bottom="0cm" loext:contextual-spacing="false" fo:line-height="0.353cm" fo:orphans="0" fo:widows="0" style:text-autospace="none"/>
      <style:text-properties style:font-name="Arial" fo:font-size="10pt" officeooo:paragraph-rsid="00196255" style:font-size-asian="10pt" style:font-name-complex="Arial" style:font-size-complex="10pt"/>
    </style:style>
    <style:style style:name="P20" style:family="paragraph" style:parent-style-name="Standard">
      <style:paragraph-properties fo:margin-top="0cm" fo:margin-bottom="0cm" loext:contextual-spacing="false" fo:line-height="0.353cm" fo:orphans="0" fo:widows="0" style:text-autospace="none"/>
      <style:text-properties fo:color="#000000" style:font-name="Times New Roman" fo:font-size="10pt" style:font-size-asian="10pt" style:font-name-complex="Times New Roman" style:font-size-complex="10pt"/>
    </style:style>
    <style:style style:name="P21" style:family="paragraph" style:parent-style-name="Standard">
      <style:paragraph-properties fo:margin-left="0.007cm" fo:margin-right="0.007cm" fo:margin-top="0.002cm" fo:margin-bottom="0cm" loext:contextual-spacing="false" fo:line-height="105%" fo:text-align="center" style:justify-single-word="false" fo:orphans="0" fo:widows="0" fo:text-indent="0.004cm" style:auto-text-indent="false" style:text-autospace="none"/>
    </style:style>
    <style:style style:name="P22" style:family="paragraph" style:parent-style-name="Standard">
      <style:paragraph-properties fo:margin-left="2.757cm" fo:margin-right="2.752cm" fo:margin-top="0cm" fo:margin-bottom="0cm" loext:contextual-spacing="false" fo:line-height="100%" fo:text-align="center" style:justify-single-word="false" fo:orphans="0" fo:widows="0" fo:text-indent="0cm" style:auto-text-indent="false" style:text-autospace="none"/>
    </style:style>
    <style:style style:name="P23" style:family="paragraph" style:parent-style-name="Standard">
      <style:paragraph-properties fo:margin-left="0.071cm" fo:margin-right="0cm" fo:margin-top="0.002cm" fo:margin-bottom="0cm" loext:contextual-spacing="false" fo:line-height="100%" fo:orphans="0" fo:widows="0" fo:text-indent="0cm" style:auto-text-indent="false" style:text-autospace="none"/>
      <style:text-properties style:font-name="Times New Roman" fo:font-size="9.5pt" style:font-size-asian="9.5pt" style:font-name-complex="Times New Roman" style:font-size-complex="9.5pt"/>
    </style:style>
    <style:style style:name="P24" style:family="paragraph" style:parent-style-name="Standard">
      <style:paragraph-properties fo:margin-top="0.025cm" fo:margin-bottom="0cm" loext:contextual-spacing="false" fo:line-height="0.353cm" fo:orphans="0" fo:widows="0" style:text-autospace="none"/>
      <style:text-properties style:font-name="Times New Roman" fo:font-size="10pt" style:font-size-asian="10pt" style:font-name-complex="Times New Roman" style:font-size-complex="10pt"/>
    </style:style>
    <style:style style:name="P25" style:family="paragraph" style:parent-style-name="Standard">
      <style:paragraph-properties fo:margin-left="0.123cm" fo:margin-right="0.131cm" fo:margin-top="0.019cm" fo:margin-bottom="0cm" loext:contextual-spacing="false" fo:line-height="0.811cm" fo:text-align="center" style:justify-single-word="false" fo:orphans="0" fo:widows="0" fo:text-indent="0.002cm" style:auto-text-indent="false" style:text-autospace="none"/>
      <style:text-properties style:font-name="Calisto MT" fo:font-size="10pt" style:font-size-asian="10pt" style:font-name-complex="Calisto MT" style:font-size-complex="10pt"/>
    </style:style>
    <style:style style:name="P26" style:family="paragraph" style:parent-style-name="Standard">
      <style:paragraph-properties fo:margin-top="0.007cm" fo:margin-bottom="0cm" loext:contextual-spacing="false" fo:line-height="0.423cm" fo:orphans="0" fo:widows="0" style:text-autospace="none"/>
      <style:text-properties style:font-name="Times New Roman" fo:font-size="12pt" style:font-size-asian="12pt" style:font-name-complex="Times New Roman" style:font-size-complex="12pt"/>
    </style:style>
    <style:style style:name="P27" style:family="paragraph" style:parent-style-name="Standard">
      <style:paragraph-properties fo:margin-top="0.007cm" fo:margin-bottom="0cm" loext:contextual-spacing="false" fo:line-height="0.265cm" fo:orphans="0" fo:widows="0" style:text-autospace="none"/>
      <style:text-properties style:font-name="Times New Roman" fo:font-size="7.5pt" style:font-size-asian="7.5pt" style:font-name-complex="Times New Roman" style:font-size-complex="7.5pt"/>
    </style:style>
    <style:style style:name="P28" style:family="paragraph" style:parent-style-name="Standard">
      <style:paragraph-properties fo:margin-top="0.011cm" fo:margin-bottom="0cm" loext:contextual-spacing="false" fo:line-height="0.335cm" fo:orphans="0" fo:widows="0" style:text-autospace="none"/>
      <style:text-properties style:font-name="Times New Roman" fo:font-size="9.5pt" style:font-size-asian="9.5pt" style:font-name-complex="Times New Roman" style:font-size-complex="9.5pt"/>
    </style:style>
    <style:style style:name="P29" style:family="paragraph" style:parent-style-name="Standard">
      <style:paragraph-properties fo:margin-left="0.28cm" fo:margin-right="0cm" fo:margin-top="0cm" fo:margin-bottom="0cm" loext:contextual-spacing="false" fo:line-height="100%" fo:orphans="0" fo:widows="0" fo:text-indent="0cm" style:auto-text-indent="false" style:text-autospace="none"/>
    </style:style>
    <style:style style:name="P30" style:family="paragraph" style:parent-style-name="Standard">
      <loext:graphic-properties draw:fill="none"/>
      <style:paragraph-properties fo:margin-left="0.28cm" fo:margin-right="0cm" fo:margin-top="0cm" fo:margin-bottom="0cm" loext:contextual-spacing="false" fo:line-height="100%" fo:orphans="0" fo:widows="0" fo:text-indent="0cm" style:auto-text-indent="false" fo:background-color="transparent" style:text-autospace="none" style:writing-mode="lr-tb">
        <style:tab-stops>
          <style:tab-stop style:position="1.517cm"/>
        </style:tab-stops>
      </style:paragraph-properties>
    </style:style>
    <style:style style:name="P31" style:family="paragraph" style:parent-style-name="Standard">
      <loext:graphic-properties draw:fill="none"/>
      <style:paragraph-properties fo:margin-left="0.28cm" fo:margin-right="0cm" fo:margin-top="0cm" fo:margin-bottom="0cm" loext:contextual-spacing="false" fo:line-height="100%" fo:orphans="0" fo:widows="0" fo:text-indent="0cm" style:auto-text-indent="false" fo:background-color="transparent" style:text-autospace="none" style:writing-mode="lr-tb"/>
    </style:style>
    <style:style style:name="P32" style:family="paragraph" style:parent-style-name="Standard">
      <loext:graphic-properties draw:fill="none"/>
      <style:paragraph-properties fo:margin-left="0.28cm" fo:margin-right="0cm" fo:margin-top="0cm" fo:margin-bottom="0cm" loext:contextual-spacing="false" fo:line-height="100%" fo:orphans="0" fo:widows="0" fo:text-indent="0cm" style:auto-text-indent="false" fo:background-color="transparent" style:text-autospace="none" style:writing-mode="lr-tb">
        <style:tab-stops>
          <style:tab-stop style:position="2.752cm"/>
        </style:tab-stops>
      </style:paragraph-properties>
    </style:style>
    <style:style style:name="P33" style:family="paragraph" style:parent-style-name="Standard">
      <loext:graphic-properties draw:fill="none"/>
      <style:paragraph-properties fo:margin-left="0.28cm" fo:margin-right="0cm" fo:margin-top="0cm" fo:margin-bottom="0cm" loext:contextual-spacing="false" fo:line-height="100%" fo:text-align="justify" style:justify-single-word="false" fo:orphans="0" fo:widows="0" fo:text-indent="0cm" style:auto-text-indent="false" fo:background-color="transparent" style:text-autospace="none" style:writing-mode="lr-tb"/>
      <style:text-properties officeooo:paragraph-rsid="00257116"/>
    </style:style>
    <style:style style:name="P34" style:family="paragraph" style:parent-style-name="Standard">
      <loext:graphic-properties draw:fill="none"/>
      <style:paragraph-properties fo:margin-left="0.28cm" fo:margin-right="0cm" fo:margin-top="0cm" fo:margin-bottom="0cm" loext:contextual-spacing="false" fo:line-height="0.353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35"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36"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37" style:family="paragraph" style:parent-style-name="Standard">
      <loext:graphic-properties draw:fill="none"/>
      <style:paragraph-properties fo:margin-left="0.28cm" fo:margin-right="0cm" fo:margin-top="0cm" fo:margin-bottom="0cm" loext:contextual-spacing="false" fo:line-height="100%"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38" style:family="paragraph" style:parent-style-name="Standard">
      <loext:graphic-properties draw:fill="none"/>
      <style:paragraph-properties fo:margin-left="0.28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39" style:family="paragraph" style:parent-style-name="Standard">
      <loext:graphic-properties draw:fill="none"/>
      <style:paragraph-properties fo:margin-left="0.28cm" fo:margin-right="0cm" fo:margin-top="0cm" fo:margin-bottom="0cm" loext:contextual-spacing="false" fo:line-height="0.353cm"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40" style:family="paragraph" style:parent-style-name="Standard">
      <loext:graphic-properties draw:fill="none"/>
      <style:paragraph-properties fo:margin-left="0.28cm" fo:margin-right="0cm" fo:margin-top="0cm" fo:margin-bottom="0cm" loext:contextual-spacing="false" fo:line-height="100%" fo:orphans="0" fo:widows="0" fo:text-indent="0cm" style:auto-text-indent="false" fo:background-color="transparent" style:text-autospace="none" style:writing-mode="lr-tb"/>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41" style:family="paragraph" style:parent-style-name="Standard">
      <loext:graphic-properties draw:fill="none"/>
      <style:paragraph-properties fo:margin-left="0.28cm" fo:margin-right="0cm" fo:margin-top="0cm" fo:margin-bottom="0cm" loext:contextual-spacing="false" fo:line-height="0.212cm" fo:orphans="0" fo:widows="0" fo:text-indent="0cm" style:auto-text-indent="false" fo:background-color="transparent" style:text-autospace="none" style:writing-mode="lr-tb"/>
      <style:text-properties fo:color="#000000" style:font-name="Times New Roman" fo:font-size="6pt" style:font-size-asian="6pt" style:font-name-complex="Times New Roman" style:font-size-complex="6pt"/>
    </style:style>
    <style:style style:name="P42" style:family="paragraph" style:parent-style-name="Standard">
      <loext:graphic-properties draw:fill="none"/>
      <style:paragraph-properties fo:margin-left="0.28cm" fo:margin-right="0cm" fo:margin-top="0cm" fo:margin-bottom="0cm" loext:contextual-spacing="false" fo:line-height="0.478cm" fo:orphans="0" fo:widows="0" fo:text-indent="0cm" style:auto-text-indent="false" fo:background-color="transparent" style:text-autospace="none" style:writing-mode="lr-tb"/>
      <style:text-properties fo:color="#000000" style:text-position="-4% 1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43" style:family="paragraph" style:parent-style-name="Standard">
      <loext:graphic-properties draw:fill="none"/>
      <style:paragraph-properties fo:margin-left="0.28cm" fo:margin-right="0cm" fo:margin-top="0cm" fo:margin-bottom="0cm" loext:contextual-spacing="false" fo:line-height="0.478cm" fo:orphans="0" fo:widows="0" fo:text-indent="0cm" style:auto-text-indent="false" fo:background-color="transparent" style:text-autospace="none" style:writing-mode="lr-tb"/>
      <style:text-properties fo:color="#000000" style:text-position="-4% 100%" style:font-name="Times New Roman" fo:font-size="12pt" style:text-underline-style="solid" style:text-underline-width="auto" style:text-underline-color="font-color" fo:font-weight="bold" officeooo:paragraph-rsid="001e5074" style:font-size-asian="12pt" style:font-weight-asian="bold" style:font-name-complex="Times New Roman" style:font-size-complex="12pt" style:font-weight-complex="bold"/>
    </style:style>
    <style:style style:name="P44" style:family="paragraph" style:parent-style-name="Standard">
      <loext:graphic-properties draw:fill="none"/>
      <style:paragraph-properties fo:margin-left="0.28cm" fo:margin-right="0cm" fo:margin-top="0cm" fo:margin-bottom="0cm" loext:contextual-spacing="false" fo:line-height="0.353cm" fo:orphans="0" fo:widows="0" fo:text-indent="0cm" style:auto-text-indent="false" fo:background-color="transparent" style:text-autospace="none" style:writing-mode="lr-tb"/>
      <style:text-properties fo:color="#000000" style:text-position="-4% 100%" style:font-name="Arial" fo:font-size="10pt" style:text-underline-style="solid" style:text-underline-width="auto" style:text-underline-color="font-color" fo:font-weight="bold" officeooo:paragraph-rsid="001e5074" style:font-size-asian="10pt" style:font-weight-asian="bold" style:font-name-complex="Arial" style:font-size-complex="10pt" style:font-weight-complex="bold"/>
    </style:style>
    <style:style style:name="P45"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style>
    <style:style style:name="P46"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style>
    <style:style style:name="P47" style:family="paragraph" style:parent-style-name="Standard">
      <loext:graphic-properties draw:fill="none"/>
      <style:paragraph-properties fo:margin-left="0.28cm" fo:margin-right="0cm" fo:margin-top="0cm" fo:margin-bottom="0cm" loext:contextual-spacing="false" fo:line-height="150%" fo:orphans="0" fo:widows="0" fo:text-indent="0cm" style:auto-text-indent="false" fo:background-color="transparent" style:text-autospace="none" style:writing-mode="lr-tb"/>
    </style:style>
    <style:style style:name="P48" style:family="paragraph" style:parent-style-name="Standard">
      <loext:graphic-properties draw:fill="none"/>
      <style:paragraph-properties fo:margin-left="0.28cm" fo:margin-right="0cm" fo:margin-top="0cm" fo:margin-bottom="0cm" loext:contextual-spacing="false" fo:line-height="150%" fo:orphans="0" fo:widows="0" fo:text-indent="0cm" style:auto-text-indent="false" fo:background-color="transparent" style:text-autospace="none" style:writing-mode="lr-tb">
        <style:tab-stops>
          <style:tab-stop style:position="1.517cm"/>
        </style:tab-stops>
      </style:paragraph-properties>
    </style:style>
    <style:style style:name="P49" style:family="paragraph" style:parent-style-name="Standard">
      <loext:graphic-properties draw:fill="none"/>
      <style:paragraph-properties fo:margin-left="0.28cm" fo:margin-right="0cm" fo:margin-top="0cm" fo:margin-bottom="0cm" loext:contextual-spacing="false" fo:line-height="149%" fo:orphans="0" fo:widows="0" fo:text-indent="0cm" style:auto-text-indent="false" fo:background-color="transparent" style:text-autospace="none" style:writing-mode="lr-tb"/>
    </style:style>
    <style:style style:name="P50" style:family="paragraph" style:parent-style-name="Standard">
      <loext:graphic-properties draw:fill="none"/>
      <style:paragraph-properties fo:margin-left="0.28cm" fo:margin-right="0cm" fo:margin-top="0cm" fo:margin-bottom="0cm" loext:contextual-spacing="false" fo:line-height="149%" fo:orphans="0" fo:widows="0" fo:text-indent="0cm" style:auto-text-indent="false" fo:background-color="transparent" style:text-autospace="none" style:writing-mode="lr-tb">
        <style:tab-stops>
          <style:tab-stop style:position="1.517cm"/>
        </style:tab-stops>
      </style:paragraph-properties>
    </style:style>
    <style:style style:name="P51" style:family="paragraph" style:parent-style-name="Standard">
      <loext:graphic-properties draw:fill="none"/>
      <style:paragraph-properties fo:margin-left="0.28cm" fo:margin-right="0cm" fo:margin-top="0cm" fo:margin-bottom="0cm" loext:contextual-spacing="false" fo:line-height="149%" fo:orphans="0" fo:widows="0" fo:text-indent="0cm" style:auto-text-indent="false" fo:background-color="transparent" style:text-autospace="none" style:writing-mode="lr-tb">
        <style:tab-stops>
          <style:tab-stop style:position="2.752cm"/>
        </style:tab-stops>
      </style:paragraph-properties>
    </style:style>
    <style:style style:name="P52" style:family="paragraph" style:parent-style-name="Standard">
      <loext:graphic-properties draw:fill="none"/>
      <style:paragraph-properties fo:margin-left="0.28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style>
    <style:style style:name="P53" style:family="paragraph" style:parent-style-name="Standard">
      <loext:graphic-properties draw:fill="none"/>
      <style:paragraph-properties fo:margin-left="0.28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ab-stops>
          <style:tab-stop style:position="2.752cm"/>
        </style:tab-stops>
      </style:paragraph-properties>
    </style:style>
    <style:style style:name="P54" style:family="paragraph" style:parent-style-name="Standard">
      <loext:graphic-properties draw:fill="none"/>
      <style:paragraph-properties fo:margin-left="0.28cm" fo:margin-right="0cm" fo:margin-top="0cm" fo:margin-bottom="0cm" loext:contextual-spacing="false" fo:line-height="151%" fo:orphans="0" fo:widows="0" fo:text-indent="0cm" style:auto-text-indent="false" fo:background-color="transparent" style:text-autospace="none" style:writing-mode="lr-tb"/>
    </style:style>
    <style:style style:name="P55" style:family="paragraph" style:parent-style-name="Standard">
      <loext:graphic-properties draw:fill="none"/>
      <style:paragraph-properties fo:margin-left="0.28cm" fo:margin-right="0cm" fo:margin-top="0cm" fo:margin-bottom="0cm" loext:contextual-spacing="false" fo:line-height="151%" fo:orphans="0" fo:widows="0" fo:text-indent="0cm" style:auto-text-indent="false" fo:background-color="transparent" style:text-autospace="none" style:writing-mode="lr-tb">
        <style:tab-stops>
          <style:tab-stop style:position="2.752cm"/>
        </style:tab-stops>
      </style:paragraph-properties>
    </style:style>
    <style:style style:name="P56" style:family="paragraph" style:parent-style-name="Standard">
      <loext:graphic-properties draw:fill="none"/>
      <style:paragraph-properties fo:margin-left="0.28cm" fo:margin-right="0cm" fo:margin-top="0cm" fo:margin-bottom="0cm" loext:contextual-spacing="false" fo:line-height="151%" fo:text-align="justify" style:justify-single-word="false" fo:orphans="0" fo:widows="0" fo:text-indent="0cm" style:auto-text-indent="false" fo:background-color="transparent" style:text-autospace="none" style:writing-mode="lr-tb">
        <style:tab-stops>
          <style:tab-stop style:position="1.446cm"/>
        </style:tab-stops>
      </style:paragraph-properties>
    </style:style>
    <style:style style:name="P57"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129cm"/>
        </style:tab-stops>
      </style:paragraph-properties>
      <style:text-properties style:font-name="Times New Roman" fo:font-size="12pt" officeooo:paragraph-rsid="001e5074" style:font-size-asian="12pt" style:font-size-complex="12pt"/>
    </style:style>
    <style:style style:name="P58"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Times New Roman" fo:font-size="12pt" officeooo:paragraph-rsid="001e5074" style:font-size-asian="12pt" style:font-size-complex="12pt"/>
    </style:style>
    <style:style style:name="P59"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Times New Roman" fo:font-size="12pt" officeooo:paragraph-rsid="00221115" style:font-size-asian="12pt" style:font-size-complex="12pt"/>
    </style:style>
    <style:style style:name="P60"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Times New Roman" fo:font-size="12pt" officeooo:paragraph-rsid="0020c0b4" style:font-size-asian="12pt" style:font-size-complex="12pt"/>
    </style:style>
    <style:style style:name="P61"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text-properties style:font-name="Times New Roman" fo:font-size="12pt" officeooo:paragraph-rsid="00221115" style:font-size-asian="12pt" style:font-size-complex="12pt"/>
    </style:style>
    <style:style style:name="P62" style:family="paragraph" style:parent-style-name="Standard">
      <loext:graphic-properties draw:fill="none"/>
      <style:paragraph-properties fo:margin-left="0.28cm" fo:margin-right="0cm" fo:margin-top="0cm" fo:margin-bottom="0cm" loext:contextual-spacing="false" fo:line-height="150%" fo:orphans="0" fo:widows="0" fo:text-indent="0cm" style:auto-text-indent="false" fo:background-color="transparent" style:text-autospace="none" style:writing-mode="lr-tb">
        <style:tab-stops>
          <style:tab-stop style:position="1.517cm"/>
        </style:tab-stops>
      </style:paragraph-properties>
      <style:text-properties style:font-name="Times New Roman" fo:font-size="12pt" officeooo:paragraph-rsid="00221115" style:font-size-asian="12pt" style:font-size-complex="12pt"/>
    </style:style>
    <style:style style:name="P63" style:family="paragraph" style:parent-style-name="Standard">
      <loext:graphic-properties draw:fill="none"/>
      <style:paragraph-properties fo:margin-left="0.28cm" fo:margin-right="0cm" fo:margin-top="0cm" fo:margin-bottom="0cm" loext:contextual-spacing="false" fo:line-height="150%" fo:orphans="0" fo:widows="0" fo:text-indent="0cm" style:auto-text-indent="false" fo:background-color="transparent" style:text-autospace="none" style:writing-mode="lr-tb"/>
      <style:text-properties style:font-name="Times New Roman" fo:font-size="12pt" officeooo:paragraph-rsid="00221115" style:font-size-asian="12pt" style:font-size-complex="12pt"/>
    </style:style>
    <style:style style:name="P64"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65" style:family="paragraph" style:parent-style-name="Standard">
      <loext:graphic-properties draw:fill="none"/>
      <style:paragraph-properties fo:margin-left="0.28cm" fo:margin-right="0cm" fo:margin-top="0cm" fo:margin-bottom="0cm" loext:contextual-spacing="false" fo:line-height="150%" fo:orphans="0" fo:widows="0" fo:text-indent="0cm" style:auto-text-indent="false" fo:background-color="transparent" style:text-autospace="none" style:writing-mode="lr-tb">
        <style:tab-stops>
          <style:tab-stop style:position="1.517cm"/>
        </style:tab-stops>
      </style:paragraph-properties>
      <style:text-properties style:font-name="Times New Roman" fo:font-size="12pt" officeooo:paragraph-rsid="00221115" style:font-size-asian="12pt" style:font-name-complex="Arial" style:font-size-complex="12pt"/>
    </style:style>
    <style:style style:name="P66" style:family="paragraph" style:parent-style-name="Standard">
      <loext:graphic-properties draw:fill="none"/>
      <style:paragraph-properties fo:margin-left="0.28cm" fo:margin-right="0cm" fo:margin-top="0cm" fo:margin-bottom="0cm" loext:contextual-spacing="false" fo:line-height="0.353cm"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67" style:family="paragraph" style:parent-style-name="Standard">
      <loext:graphic-properties draw:fill="none"/>
      <style:paragraph-properties fo:margin-left="0.28cm" fo:margin-right="0cm" fo:margin-top="0cm" fo:margin-bottom="0cm" loext:contextual-spacing="false" fo:line-height="150%" fo:orphans="0" fo:widows="0" fo:text-indent="0cm" style:auto-text-indent="false" fo:background-color="transparent" style:text-autospace="none" style:writing-mode="lr-tb">
        <style:tab-stops>
          <style:tab-stop style:position="1.517cm"/>
        </style:tab-stops>
      </style:paragraph-properties>
      <style:text-properties style:font-name="Times New Roman" fo:font-size="12pt" officeooo:paragraph-rsid="00221115" style:font-size-asian="12pt" style:font-name-complex="Courier New" style:font-size-complex="12pt"/>
    </style:style>
    <style:style style:name="P68" style:family="paragraph" style:parent-style-name="Standard">
      <loext:graphic-properties draw:fill="none"/>
      <style:paragraph-properties fo:margin-left="0.28cm" fo:margin-right="0cm" fo:margin-top="0cm" fo:margin-bottom="0cm" loext:contextual-spacing="false" fo:line-height="100%" fo:text-align="justify" style:justify-single-word="false" fo:orphans="0" fo:widows="0" fo:text-indent="0cm" style:auto-text-indent="false" fo:background-color="transparent" style:text-autospace="none" style:writing-mode="lr-tb"/>
      <style:text-properties style:font-name="Times New Roman" fo:font-size="12pt" fo:font-weight="bold" officeooo:paragraph-rsid="00221115" style:font-size-asian="12pt" style:font-weight-asian="bold" style:font-name-complex="Arial" style:font-size-complex="12pt" style:font-weight-complex="bold"/>
    </style:style>
    <style:style style:name="P69" style:family="paragraph" style:parent-style-name="Text_20_body">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Times New Roman" fo:font-size="12pt" officeooo:paragraph-rsid="00221115" style:font-size-asian="12pt" style:font-size-complex="12pt"/>
    </style:style>
    <style:style style:name="P70" style:family="paragraph" style:parent-style-name="Text_20_body">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Times New Roman" fo:font-size="12pt" fo:language="es" fo:country="ES" officeooo:paragraph-rsid="00221115" style:font-size-asian="12pt" style:font-name-complex="Arial" style:font-size-complex="12pt"/>
    </style:style>
    <style:style style:name="P71" style:family="paragraph" style:parent-style-name="Standard" style:master-page-name="">
      <loext:graphic-properties draw:fill="none"/>
      <style:paragraph-properties fo:margin-left="0.28cm" fo:margin-right="0cm" fo:margin-top="0cm" fo:margin-bottom="0cm" loext:contextual-spacing="false" fo:line-height="100%" fo:text-align="justify" style:justify-single-word="false" fo:orphans="0" fo:widows="0" fo:text-indent="0cm" style:auto-text-indent="false" style:page-number="auto" fo:background-color="transparent" style:text-autospace="none" style:writing-mode="lr-tb"/>
      <style:text-properties officeooo:paragraph-rsid="00257116"/>
    </style:style>
    <style:style style:name="P72" style:family="paragraph" style:parent-style-name="Standard" style:master-page-name="">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officeooo:paragraph-rsid="00257116"/>
    </style:style>
    <style:style style:name="P73" style:family="paragraph" style:parent-style-name="Text_20_body" style:master-page-name="">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snap-to-layout-grid="false" style:writing-mode="lr-tb"/>
      <style:text-properties style:use-window-font-color="true" style:font-name="Times New Roman" fo:font-size="12pt" fo:language="es" fo:country="ES" officeooo:paragraph-rsid="00221115" style:font-name-asian="Arial" style:font-size-asian="12pt" style:language-asian="zxx" style:country-asian="none" style:font-name-complex="Arial" style:font-size-complex="12pt" style:language-complex="ar" style:country-complex="SA"/>
    </style:style>
    <style:style style:name="P74" style:family="paragraph" style:parent-style-name="Standard">
      <loext:graphic-properties draw:fill="none"/>
      <style:paragraph-properties fo:margin-left="0.28cm" fo:margin-right="0cm" fo:margin-top="0cm" fo:margin-bottom="0.25cm" loext:contextual-spacing="false" fo:line-height="150%" fo:text-align="justify" style:justify-single-word="false" fo:orphans="0" fo:widows="0" fo:text-indent="0cm" style:auto-text-indent="false" fo:background-color="transparent" style:text-autospace="none" style:writing-mode="lr-tb"/>
      <style:text-properties style:font-name="Times New Roman" fo:font-size="12pt" officeooo:paragraph-rsid="001e5074" style:font-size-asian="12pt" style:font-size-complex="12pt"/>
    </style:style>
    <style:style style:name="P75" style:family="paragraph" style:parent-style-name="Standard">
      <loext:graphic-properties draw:fill="none"/>
      <style:paragraph-properties fo:margin-left="0.28cm" fo:margin-right="0cm" fo:margin-top="0cm" fo:margin-bottom="0.25cm" loext:contextual-spacing="false" fo:line-height="150%" fo:text-align="justify" style:justify-single-word="false" fo:orphans="0" fo:widows="0" fo:text-indent="0cm" style:auto-text-indent="false" fo:background-color="transparent" style:text-autospace="none" style:writing-mode="lr-tb">
        <style:tab-stops>
          <style:tab-stop style:position="10.583cm"/>
        </style:tab-stops>
      </style:paragraph-properties>
      <style:text-properties style:font-name="Times New Roman" fo:font-size="12pt" officeooo:paragraph-rsid="001e5074" style:font-size-asian="12pt" style:font-size-complex="12pt"/>
    </style:style>
    <style:style style:name="P76" style:family="paragraph" style:parent-style-name="Standard">
      <loext:graphic-properties draw:fill="none"/>
      <style:paragraph-properties fo:margin-left="0.28cm" fo:margin-right="0cm" fo:margin-top="0cm" fo:margin-bottom="0.25cm" loext:contextual-spacing="false" fo:line-height="150%" fo:orphans="0" fo:widows="0" fo:text-indent="0cm" style:auto-text-indent="false" fo:background-color="transparent" style:text-autospace="none" style:writing-mode="lr-tb"/>
      <style:text-properties style:font-name="Times New Roman" fo:font-size="12pt" officeooo:paragraph-rsid="001e5074" style:font-size-asian="12pt" style:font-size-complex="12pt"/>
    </style:style>
    <style:style style:name="P77" style:family="paragraph" style:parent-style-name="Contents_20_1">
      <loext:graphic-properties draw:fill="none"/>
      <style:paragraph-properties fo:margin-left="0.28cm" fo:margin-right="0cm" fo:text-indent="0cm" style:auto-text-indent="false" fo:background-color="transparent" style:writing-mode="lr-tb"/>
      <style:text-properties style:font-name="Times New Roman" fo:font-size="12pt" style:text-underline-style="solid" style:text-underline-width="auto" style:text-underline-color="font-color" fo:font-weight="bold" officeooo:paragraph-rsid="001e5074" style:font-size-asian="12pt" style:font-weight-asian="bold" style:font-name-complex="Arial" style:font-size-complex="12pt" style:font-weight-complex="bold"/>
    </style:style>
    <style:style style:name="P78" style:family="paragraph" style:parent-style-name="Standard">
      <loext:graphic-properties draw:fill="none"/>
      <style:paragraph-properties fo:margin-left="0.28cm" fo:margin-right="0cm" fo:text-indent="0cm" style:auto-text-indent="false" fo:background-color="transparent" style:writing-mode="lr-tb"/>
      <style:text-properties style:font-name="Arial" fo:font-size="12pt" fo:font-weight="bold" officeooo:rsid="00221115" officeooo:paragraph-rsid="00221115" style:font-size-asian="12pt" style:font-weight-asian="bold" style:font-name-complex="Arial" style:font-size-complex="12pt" style:font-weight-complex="bold"/>
    </style:style>
    <style:style style:name="P79" style:family="paragraph" style:parent-style-name="Standard">
      <loext:graphic-properties draw:fill="none"/>
      <style:paragraph-properties fo:margin-left="0.28cm" fo:margin-right="0cm" fo:line-height="150%" fo:text-indent="0cm" style:auto-text-indent="false" fo:background-color="transparent" style:writing-mode="lr-tb"/>
      <style:text-properties style:font-name="Times New Roman" fo:font-size="12pt" officeooo:paragraph-rsid="00221115" style:font-size-asian="12pt" style:font-size-complex="12pt"/>
    </style:style>
    <style:style style:name="P80" style:family="paragraph" style:parent-style-name="Standard" style:master-page-name="">
      <loext:graphic-properties draw:fill="none"/>
      <style:paragraph-properties fo:margin-left="0.28cm" fo:margin-right="0cm" fo:margin-top="0.009cm" fo:margin-bottom="0cm" loext:contextual-spacing="false" fo:line-height="149%" fo:text-align="justify" style:justify-single-word="false" fo:orphans="0" fo:widows="0" fo:text-indent="0cm" style:auto-text-indent="false" style:page-number="auto" fo:background-color="transparent" style:text-autospace="none" style:writing-mode="lr-tb"/>
    </style:style>
    <style:style style:name="P81" style:family="paragraph" style:parent-style-name="Standard">
      <loext:graphic-properties draw:fill="none"/>
      <style:paragraph-properties fo:margin-left="0.28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style>
    <style:style style:name="P82" style:family="paragraph" style:parent-style-name="Standard">
      <loext:graphic-properties draw:fill="none"/>
      <style:paragraph-properties fo:margin-left="0.28cm" fo:margin-right="0cm" fo:margin-top="0.009cm" fo:margin-bottom="0cm" loext:contextual-spacing="false" fo:line-height="150%" fo:orphans="0" fo:widows="0" fo:text-indent="0cm" style:auto-text-indent="false" fo:background-color="transparent" style:text-autospace="none" style:writing-mode="lr-tb"/>
    </style:style>
    <style:style style:name="P83" style:family="paragraph" style:parent-style-name="Standard">
      <loext:graphic-properties draw:fill="none"/>
      <style:paragraph-properties fo:margin-left="0.28cm" fo:margin-right="0cm" fo:margin-top="0.009cm" fo:margin-bottom="0cm" loext:contextual-spacing="false" fo:line-height="149%" fo:text-align="justify" style:justify-single-word="false" fo:orphans="0" fo:widows="0" fo:text-indent="0cm" style:auto-text-indent="false" fo:background-color="transparent" style:text-autospace="none" style:writing-mode="lr-tb"/>
    </style:style>
    <style:style style:name="P84" style:family="paragraph" style:parent-style-name="Standard">
      <loext:graphic-properties draw:fill="none"/>
      <style:paragraph-properties fo:margin-left="0.28cm" fo:margin-right="0cm" fo:margin-top="0.009cm" fo:margin-bottom="0cm" loext:contextual-spacing="false" fo:line-height="149%" fo:orphans="0" fo:widows="0" fo:text-indent="0cm" style:auto-text-indent="false" fo:background-color="transparent" style:text-autospace="none" style:writing-mode="lr-tb"/>
    </style:style>
    <style:style style:name="P85" style:family="paragraph" style:parent-style-name="Standard">
      <loext:graphic-properties draw:fill="none"/>
      <style:paragraph-properties fo:margin-left="0.28cm" fo:margin-right="0cm" fo:margin-top="0.009cm" fo:margin-bottom="0cm" loext:contextual-spacing="false" fo:line-height="100%" fo:orphans="0" fo:widows="0" fo:text-indent="0cm" style:auto-text-indent="false" fo:background-color="transparent" style:text-autospace="none" style:writing-mode="lr-tb"/>
    </style:style>
    <style:style style:name="P86" style:family="paragraph" style:parent-style-name="Standard">
      <loext:graphic-properties draw:fill="none"/>
      <style:paragraph-properties fo:margin-left="0.28cm" fo:margin-right="0cm" fo:margin-top="0.009cm" fo:margin-bottom="0cm" loext:contextual-spacing="false" fo:line-height="151%" fo:orphans="0" fo:widows="0" fo:text-indent="0cm" style:auto-text-indent="false" fo:background-color="transparent" style:text-autospace="none" style:writing-mode="lr-tb"/>
    </style:style>
    <style:style style:name="P87" style:family="paragraph" style:parent-style-name="Standard">
      <loext:graphic-properties draw:fill="none"/>
      <style:paragraph-properties fo:margin-left="0.28cm" fo:margin-right="0cm" fo:margin-top="0.009cm" fo:margin-bottom="0cm" loext:contextual-spacing="false" fo:line-height="0.423cm"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88" style:family="paragraph" style:parent-style-name="Standard">
      <loext:graphic-properties draw:fill="none"/>
      <style:paragraph-properties fo:margin-left="0.28cm" fo:margin-right="0cm" fo:margin-top="0.009cm" fo:margin-bottom="0cm" loext:contextual-spacing="false" fo:line-height="0.194cm" fo:orphans="0" fo:widows="0" fo:text-indent="0cm" style:auto-text-indent="false" fo:background-color="transparent" style:text-autospace="none" style:writing-mode="lr-tb"/>
      <style:text-properties fo:color="#000000" style:font-name="Times New Roman" fo:font-size="12pt" officeooo:paragraph-rsid="00221115" style:font-size-asian="12pt" style:font-name-complex="Times New Roman" style:font-size-complex="12pt"/>
    </style:style>
    <style:style style:name="P89" style:family="paragraph" style:parent-style-name="Standard">
      <loext:graphic-properties draw:fill="none"/>
      <style:paragraph-properties fo:margin-left="0.28cm" fo:margin-right="0cm" fo:margin-top="0.009cm" fo:margin-bottom="0cm" loext:contextual-spacing="false" fo:line-height="0.194cm" fo:orphans="0" fo:widows="0" fo:text-indent="0cm" style:auto-text-indent="false" fo:background-color="transparent" style:text-autospace="none" style:writing-mode="lr-tb"/>
      <style:text-properties fo:color="#000000" style:font-name="Times New Roman" fo:font-size="5.5pt" style:font-size-asian="5.5pt" style:font-name-complex="Times New Roman" style:font-size-complex="5.5pt"/>
    </style:style>
    <style:style style:name="P90" style:family="paragraph" style:parent-style-name="Standard">
      <loext:graphic-properties draw:fill="none"/>
      <style:paragraph-properties fo:margin-left="0.28cm" fo:margin-right="0cm" fo:margin-top="0.009cm" fo:margin-bottom="0cm" loext:contextual-spacing="false" fo:line-height="0.212cm" fo:orphans="0" fo:widows="0" fo:text-indent="0cm" style:auto-text-indent="false" fo:background-color="transparent" style:text-autospace="none" style:writing-mode="lr-tb"/>
      <style:text-properties fo:color="#000000" style:font-name="Times New Roman" fo:font-size="6pt" style:font-size-asian="6pt" style:font-name-complex="Times New Roman" style:font-size-complex="6pt"/>
    </style:style>
    <style:style style:name="P91" style:family="paragraph" style:parent-style-name="Standard">
      <loext:graphic-properties draw:fill="none"/>
      <style:paragraph-properties fo:margin-left="0.28cm" fo:margin-right="0cm" fo:margin-top="0.007cm" fo:margin-bottom="0cm" loext:contextual-spacing="false" fo:line-height="150%" fo:text-align="justify" style:justify-single-word="false" fo:orphans="0" fo:widows="0" fo:text-indent="0cm" style:auto-text-indent="false" fo:background-color="transparent" style:text-autospace="none" style:writing-mode="lr-tb"/>
    </style:style>
    <style:style style:name="P92" style:family="paragraph" style:parent-style-name="Standard">
      <loext:graphic-properties draw:fill="none"/>
      <style:paragraph-properties fo:margin-left="0.28cm" fo:margin-right="0cm" fo:margin-top="0.007cm" fo:margin-bottom="0cm" loext:contextual-spacing="false" fo:line-height="0.265cm" fo:orphans="0" fo:widows="0" fo:text-indent="0cm" style:auto-text-indent="false" fo:background-color="transparent" style:text-autospace="none" style:writing-mode="lr-tb"/>
      <style:text-properties fo:color="#000000" style:font-name="Times New Roman" fo:font-size="7.5pt" style:font-size-asian="7.5pt" style:font-name-complex="Times New Roman" style:font-size-complex="7.5pt"/>
    </style:style>
    <style:style style:name="P93" style:family="paragraph" style:parent-style-name="Standard">
      <loext:graphic-properties draw:fill="none"/>
      <style:paragraph-properties fo:margin-left="0.28cm" fo:margin-right="0cm" fo:margin-top="0.007cm" fo:margin-bottom="0cm" loext:contextual-spacing="false" fo:line-height="0.353cm" fo:orphans="0" fo:widows="0" fo:text-indent="0cm" style:auto-text-indent="false" fo:background-color="transparent" style:text-autospace="none" style:writing-mode="lr-tb"/>
      <style:text-properties style:font-name="Times New Roman" fo:font-size="12pt" officeooo:paragraph-rsid="001e5074" style:font-size-asian="12pt" style:font-name-complex="Arial" style:font-size-complex="12pt"/>
    </style:style>
    <style:style style:name="P94" style:family="paragraph" style:parent-style-name="Standard">
      <loext:graphic-properties draw:fill="none"/>
      <style:paragraph-properties fo:margin-left="0.28cm" fo:margin-right="0cm" fo:margin-top="0.011cm" fo:margin-bottom="0cm" loext:contextual-spacing="false" fo:line-height="0.265cm" fo:orphans="0" fo:widows="0" fo:text-indent="0cm" style:auto-text-indent="false" fo:background-color="transparent" style:text-autospace="none" style:writing-mode="lr-tb"/>
      <style:text-properties fo:color="#000000" style:font-name="Times New Roman" fo:font-size="7.5pt" style:font-size-asian="7.5pt" style:font-name-complex="Times New Roman" style:font-size-complex="7.5pt"/>
    </style:style>
    <style:style style:name="P95" style:family="paragraph" style:parent-style-name="Standard">
      <loext:graphic-properties draw:fill="none"/>
      <style:paragraph-properties fo:margin-left="0.28cm" fo:margin-right="0cm" fo:margin-top="0.011cm" fo:margin-bottom="0cm" loext:contextual-spacing="false" fo:line-height="0.212cm" fo:orphans="0" fo:widows="0" fo:text-indent="0cm" style:auto-text-indent="false" fo:background-color="transparent" style:text-autospace="none" style:writing-mode="lr-tb"/>
      <style:text-properties fo:color="#000000" style:font-name="Times New Roman" fo:font-size="6pt" style:font-size-asian="6pt" style:font-name-complex="Times New Roman" style:font-size-complex="6pt"/>
    </style:style>
    <style:style style:name="P96" style:family="paragraph" style:parent-style-name="Standard">
      <loext:graphic-properties draw:fill="none"/>
      <style:paragraph-properties fo:margin-left="0.28cm" fo:margin-right="0cm" fo:margin-top="0.051cm" fo:margin-bottom="0cm" loext:contextual-spacing="false" fo:line-height="100%" fo:orphans="0" fo:widows="0" fo:text-indent="0cm" style:auto-text-indent="false" fo:background-color="transparent" style:text-autospace="none" style:writing-mode="lr-tb">
        <style:tab-stops>
          <style:tab-stop style:position="1.517cm"/>
        </style:tab-stops>
      </style:paragraph-properties>
    </style:style>
    <style:style style:name="P97" style:family="paragraph" style:parent-style-name="Standard">
      <loext:graphic-properties draw:fill="none"/>
      <style:paragraph-properties fo:margin-left="0.28cm" fo:margin-right="0cm" fo:margin-top="0.051cm" fo:margin-bottom="0cm" loext:contextual-spacing="false" fo:line-height="100%" fo:orphans="0" fo:widows="0" fo:text-indent="0cm" style:auto-text-indent="false" fo:background-color="transparent" style:text-autospace="none" style:writing-mode="lr-tb"/>
    </style:style>
    <style:style style:name="P98" style:family="paragraph" style:parent-style-name="Standard">
      <loext:graphic-properties draw:fill="none"/>
      <style:paragraph-properties fo:margin-left="0.28cm" fo:margin-right="0cm" fo:margin-top="0.051cm" fo:margin-bottom="0cm" loext:contextual-spacing="false" fo:line-height="100%" fo:orphans="0" fo:widows="0" fo:text-indent="0cm" style:auto-text-indent="false" fo:background-color="transparent" style:text-autospace="none" style:writing-mode="lr-tb"/>
      <style:text-properties officeooo:paragraph-rsid="001bed04"/>
    </style:style>
    <style:style style:name="P99" style:family="paragraph" style:parent-style-name="Standard">
      <loext:graphic-properties draw:fill="none"/>
      <style:paragraph-properties fo:margin-left="0.28cm" fo:margin-right="0cm" fo:margin-top="0.051cm" fo:margin-bottom="0cm" loext:contextual-spacing="false" fo:line-height="149%" fo:text-align="justify" style:justify-single-word="false" fo:orphans="0" fo:widows="0" fo:text-indent="0cm" style:auto-text-indent="false" fo:background-color="transparent" style:text-autospace="none" style:writing-mode="lr-tb"/>
    </style:style>
    <style:style style:name="P100" style:family="paragraph" style:parent-style-name="Standard">
      <loext:graphic-properties draw:fill="none"/>
      <style:paragraph-properties fo:margin-left="0.28cm" fo:margin-right="0cm" fo:margin-top="0.051cm" fo:margin-bottom="0cm" loext:contextual-spacing="false" fo:line-height="149%" fo:text-align="justify" style:justify-single-word="false" fo:orphans="0" fo:widows="0" fo:text-indent="0cm" style:auto-text-indent="false" fo:background-color="transparent" style:text-autospace="none" style:writing-mode="lr-tb">
        <style:tab-stops>
          <style:tab-stop style:position="2.752cm"/>
        </style:tab-stops>
      </style:paragraph-properties>
    </style:style>
    <style:style style:name="P101" style:family="paragraph" style:parent-style-name="Standard">
      <loext:graphic-properties draw:fill="none"/>
      <style:paragraph-properties fo:margin-left="0.28cm" fo:margin-right="0cm" fo:margin-top="0.051cm" fo:margin-bottom="0cm" loext:contextual-spacing="false" fo:line-height="149%" fo:orphans="0" fo:widows="0" fo:text-indent="0cm" style:auto-text-indent="false" fo:background-color="transparent" style:text-autospace="none" style:writing-mode="lr-tb"/>
    </style:style>
    <style:style style:name="P102" style:family="paragraph" style:parent-style-name="Standard">
      <loext:graphic-properties draw:fill="none"/>
      <style:paragraph-properties fo:margin-left="0.28cm" fo:margin-right="0cm" fo:margin-top="0.051cm" fo:margin-bottom="0cm" loext:contextual-spacing="false" fo:line-height="150%" fo:orphans="0" fo:widows="0" fo:text-indent="0cm" style:auto-text-indent="false" fo:background-color="transparent" style:text-autospace="none" style:writing-mode="lr-tb"/>
    </style:style>
    <style:style style:name="P103" style:family="paragraph" style:parent-style-name="Standard">
      <loext:graphic-properties draw:fill="none"/>
      <style:paragraph-properties fo:margin-left="0.28cm" fo:margin-right="0cm" fo:margin-top="0.051cm" fo:margin-bottom="0cm" loext:contextual-spacing="false" fo:line-height="100%" fo:orphans="0" fo:widows="0" fo:text-indent="0cm" style:auto-text-indent="false" fo:background-color="transparent" style:text-autospace="none" style:writing-mode="lr-tb"/>
      <style:text-properties fo:color="#000000" style:font-name="Times New Roman" fo:font-size="12pt" officeooo:paragraph-rsid="001bed04" style:font-size-asian="12pt" style:font-name-complex="Times New Roman" style:font-size-complex="12pt"/>
    </style:style>
    <style:style style:name="P104" style:family="paragraph" style:parent-style-name="Standard">
      <loext:graphic-properties draw:fill="none"/>
      <style:paragraph-properties fo:margin-left="0.28cm" fo:margin-right="0cm" fo:margin-top="0.005cm" fo:margin-bottom="0cm" loext:contextual-spacing="false" fo:line-height="149%" fo:text-align="justify" style:justify-single-word="false" fo:orphans="0" fo:widows="0" fo:text-indent="0cm" style:auto-text-indent="false" fo:background-color="transparent" style:text-autospace="none" style:writing-mode="lr-tb"/>
    </style:style>
    <style:style style:name="P105" style:family="paragraph" style:parent-style-name="Standard">
      <loext:graphic-properties draw:fill="none"/>
      <style:paragraph-properties fo:margin-left="0.28cm" fo:margin-right="0cm" fo:margin-top="0.005cm" fo:margin-bottom="0cm" loext:contextual-spacing="false" fo:line-height="149%" fo:orphans="0" fo:widows="0" fo:text-indent="0cm" style:auto-text-indent="false" fo:background-color="transparent" style:text-autospace="none" style:writing-mode="lr-tb"/>
    </style:style>
    <style:style style:name="P106" style:family="paragraph" style:parent-style-name="Standard">
      <loext:graphic-properties draw:fill="none"/>
      <style:paragraph-properties fo:margin-left="0.28cm" fo:margin-right="0cm" fo:margin-top="0.005cm" fo:margin-bottom="0cm" loext:contextual-spacing="false" fo:line-height="150%" fo:text-align="justify" style:justify-single-word="false" fo:orphans="0" fo:widows="0" fo:text-indent="0cm" style:auto-text-indent="false" fo:background-color="transparent" style:text-autospace="none" style:writing-mode="lr-tb"/>
    </style:style>
    <style:style style:name="P107" style:family="paragraph" style:parent-style-name="Standard">
      <loext:graphic-properties draw:fill="none"/>
      <style:paragraph-properties fo:margin-left="0.28cm" fo:margin-right="0cm" fo:margin-top="0.005cm" fo:margin-bottom="0cm" loext:contextual-spacing="false" fo:line-height="0.388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08" style:family="paragraph" style:parent-style-name="Standard">
      <loext:graphic-properties draw:fill="none"/>
      <style:paragraph-properties fo:margin-left="0.28cm" fo:margin-right="0cm" fo:margin-top="0.005cm" fo:margin-bottom="0cm" loext:contextual-spacing="false" fo:line-height="0.494cm" fo:orphans="0" fo:widows="0" fo:text-indent="0cm" style:auto-text-indent="false" fo:background-color="transparent" style:text-autospace="none" style:writing-mode="lr-tb"/>
      <style:text-properties fo:color="#000000" style:font-name="Times New Roman" fo:font-size="14pt" style:font-size-asian="14pt" style:font-name-complex="Times New Roman" style:font-size-complex="14pt"/>
    </style:style>
    <style:style style:name="P109" style:family="paragraph" style:parent-style-name="Standard">
      <loext:graphic-properties draw:fill="none"/>
      <style:paragraph-properties fo:margin-left="0.28cm" fo:margin-right="0cm" fo:margin-top="0.005cm" fo:margin-bottom="0cm" loext:contextual-spacing="false" fo:line-height="0.212cm" fo:orphans="0" fo:widows="0" fo:text-indent="0cm" style:auto-text-indent="false" fo:background-color="transparent" style:text-autospace="none" style:writing-mode="lr-tb"/>
      <style:text-properties fo:color="#000000" style:font-name="Times New Roman" fo:font-size="6pt" style:font-size-asian="6pt" style:font-name-complex="Times New Roman" style:font-size-complex="6pt"/>
    </style:style>
    <style:style style:name="P110" style:family="paragraph" style:parent-style-name="Standard">
      <loext:graphic-properties draw:fill="none"/>
      <style:paragraph-properties fo:margin-left="0.28cm" fo:margin-right="0cm" fo:margin-top="0.005cm" fo:margin-bottom="0cm" loext:contextual-spacing="false" fo:line-height="0.176cm" fo:orphans="0" fo:widows="0" fo:text-indent="0cm" style:auto-text-indent="false" fo:background-color="transparent" style:text-autospace="none" style:writing-mode="lr-tb"/>
      <style:text-properties fo:color="#000000" style:font-name="Times New Roman" fo:font-size="5pt" style:font-size-asian="5pt" style:font-name-complex="Times New Roman" style:font-size-complex="5pt"/>
    </style:style>
    <style:style style:name="P111" style:family="paragraph" style:parent-style-name="Standard">
      <loext:graphic-properties draw:fill="none"/>
      <style:paragraph-properties fo:margin-left="0.28cm" fo:margin-right="0cm" fo:margin-top="0.005cm" fo:margin-bottom="0cm" loext:contextual-spacing="false" fo:line-height="0.265cm" fo:orphans="0" fo:widows="0" fo:text-indent="0cm" style:auto-text-indent="false" fo:background-color="transparent" style:text-autospace="none" style:writing-mode="lr-tb"/>
      <style:text-properties fo:color="#000000" style:font-name="Times New Roman" fo:font-size="7.5pt" style:font-size-asian="7.5pt" style:font-name-complex="Times New Roman" style:font-size-complex="7.5pt"/>
    </style:style>
    <style:style style:name="P112" style:family="paragraph" style:parent-style-name="Standard">
      <loext:graphic-properties draw:fill="none"/>
      <style:paragraph-properties fo:margin-left="0.28cm" fo:margin-right="0cm" fo:margin-top="0.005cm" fo:margin-bottom="0cm" loext:contextual-spacing="false" fo:line-height="100%" fo:orphans="0" fo:widows="0" fo:text-indent="0cm" style:auto-text-indent="false" fo:background-color="transparent" style:text-autospace="none" style:writing-mode="lr-tb"/>
    </style:style>
    <style:style style:name="P113" style:family="paragraph" style:parent-style-name="Standard">
      <loext:graphic-properties draw:fill="none"/>
      <style:paragraph-properties fo:margin-left="0.28cm" fo:margin-right="0cm" fo:margin-top="0.005cm" fo:margin-bottom="0cm" loext:contextual-spacing="false" fo:line-height="150%" fo:orphans="0" fo:widows="0" fo:text-indent="0cm" style:auto-text-indent="false" fo:background-color="transparent" style:text-autospace="none" style:writing-mode="lr-tb"/>
      <style:text-properties style:font-name="Times New Roman" fo:font-size="12pt" officeooo:paragraph-rsid="001e5074" style:font-size-asian="12pt" style:font-name-complex="Arial" style:font-size-complex="12pt"/>
    </style:style>
    <style:style style:name="P114" style:family="paragraph" style:parent-style-name="Standard">
      <loext:graphic-properties draw:fill="none"/>
      <style:paragraph-properties fo:margin-left="0.28cm" fo:margin-right="0cm" fo:margin-top="0.005cm" fo:margin-bottom="0cm" loext:contextual-spacing="false" fo:line-height="150%"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115" style:family="paragraph" style:parent-style-name="Standard">
      <loext:graphic-properties draw:fill="none"/>
      <style:paragraph-properties fo:margin-left="0.28cm" fo:margin-right="0cm" fo:margin-top="0.005cm" fo:margin-bottom="0cm" loext:contextual-spacing="false" fo:line-height="0.212cm" fo:orphans="0" fo:widows="0" fo:text-indent="0cm" style:auto-text-indent="false" fo:background-color="transparent" style:text-autospace="none" style:writing-mode="lr-tb"/>
      <style:text-properties style:font-name="Times New Roman" fo:font-size="12pt" officeooo:paragraph-rsid="001e5074" style:font-size-asian="12pt" style:font-name-complex="Arial" style:font-size-complex="12pt"/>
    </style:style>
    <style:style style:name="P116" style:family="paragraph" style:parent-style-name="Standard">
      <loext:graphic-properties draw:fill="none"/>
      <style:paragraph-properties fo:margin-left="0.28cm" fo:margin-right="0cm" fo:margin-top="0.005cm" fo:margin-bottom="0cm" loext:contextual-spacing="false" fo:line-height="0.212cm" fo:orphans="0" fo:widows="0" fo:text-indent="0cm" style:auto-text-indent="false" fo:background-color="transparent" style:text-autospace="none" style:writing-mode="lr-tb"/>
      <style:text-properties style:font-name="Times New Roman" fo:font-size="12pt" officeooo:paragraph-rsid="0020c0b4" style:font-size-asian="12pt" style:font-name-complex="Arial" style:font-size-complex="12pt"/>
    </style:style>
    <style:style style:name="P117" style:family="paragraph" style:parent-style-name="Standard">
      <loext:graphic-properties draw:fill="none"/>
      <style:paragraph-properties fo:margin-left="0.28cm" fo:margin-right="0cm" fo:margin-top="0.016cm" fo:margin-bottom="0cm" loext:contextual-spacing="false" fo:line-height="149%" fo:text-align="justify" style:justify-single-word="false" fo:orphans="0" fo:widows="0" fo:text-indent="0cm" style:auto-text-indent="false" fo:background-color="transparent" style:text-autospace="none" style:writing-mode="lr-tb"/>
    </style:style>
    <style:style style:name="P118" style:family="paragraph" style:parent-style-name="Standard">
      <loext:graphic-properties draw:fill="none"/>
      <style:paragraph-properties fo:margin-left="0.28cm" fo:margin-right="0cm" fo:margin-top="0.016cm" fo:margin-bottom="0cm" loext:contextual-spacing="false" fo:line-height="149%" fo:orphans="0" fo:widows="0" fo:text-indent="0cm" style:auto-text-indent="false" fo:background-color="transparent" style:text-autospace="none" style:writing-mode="lr-tb"/>
    </style:style>
    <style:style style:name="P119" style:family="paragraph" style:parent-style-name="Standard">
      <loext:graphic-properties draw:fill="none"/>
      <style:paragraph-properties fo:margin-left="0.28cm" fo:margin-right="0cm" fo:margin-top="0.016cm" fo:margin-bottom="0cm" loext:contextual-spacing="false" fo:line-height="149%" fo:text-align="justify" style:justify-single-word="false" fo:orphans="0" fo:widows="0" fo:text-indent="0cm" style:auto-text-indent="false" fo:background-color="transparent" style:text-autospace="none" style:writing-mode="lr-tb">
        <style:tab-stops>
          <style:tab-stop style:position="0.953cm"/>
          <style:tab-stop style:position="2.787cm"/>
          <style:tab-stop style:position="3.387cm"/>
          <style:tab-stop style:position="4.868cm"/>
          <style:tab-stop style:position="7.479cm"/>
          <style:tab-stop style:position="8.996cm"/>
          <style:tab-stop style:position="9.56cm"/>
          <style:tab-stop style:position="11.183cm"/>
          <style:tab-stop style:position="12.277cm"/>
          <style:tab-stop style:position="14.252cm"/>
        </style:tab-stops>
      </style:paragraph-properties>
      <style:text-properties fo:color="#000000" style:font-name="Times New Roman" fo:font-size="12pt" style:font-size-asian="12pt" style:font-name-complex="Times New Roman" style:font-size-complex="12pt"/>
    </style:style>
    <style:style style:name="P120" style:family="paragraph" style:parent-style-name="Standard">
      <loext:graphic-properties draw:fill="none"/>
      <style:paragraph-properties fo:margin-left="0.28cm" fo:margin-right="0cm" fo:margin-top="0.016cm" fo:margin-bottom="0cm" loext:contextual-spacing="false" fo:line-height="150%" fo:text-align="justify" style:justify-single-word="false" fo:orphans="0" fo:widows="0" fo:text-indent="0cm" style:auto-text-indent="false" fo:background-color="transparent" style:text-autospace="none" style:writing-mode="lr-tb"/>
    </style:style>
    <style:style style:name="P121" style:family="paragraph" style:parent-style-name="Standard">
      <loext:graphic-properties draw:fill="none"/>
      <style:paragraph-properties fo:margin-left="0.28cm" fo:margin-right="0cm" fo:margin-top="0.016cm" fo:margin-bottom="0cm" loext:contextual-spacing="false" fo:line-height="100%" fo:orphans="0" fo:widows="0" fo:text-indent="0cm" style:auto-text-indent="false" fo:background-color="transparent" style:text-autospace="none" style:writing-mode="lr-tb"/>
    </style:style>
    <style:style style:name="P122" style:family="paragraph" style:parent-style-name="Standard">
      <loext:graphic-properties draw:fill="none"/>
      <style:paragraph-properties fo:margin-left="0.28cm" fo:margin-right="0cm" fo:margin-top="0.016cm" fo:margin-bottom="0cm" loext:contextual-spacing="false" fo:line-height="0.265cm"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123" style:family="paragraph" style:parent-style-name="Standard">
      <loext:graphic-properties draw:fill="none"/>
      <style:paragraph-properties fo:margin-left="0.28cm" fo:margin-right="0cm" fo:margin-top="0.012cm" fo:margin-bottom="0cm" loext:contextual-spacing="false" fo:line-height="0.229cm" fo:orphans="0" fo:widows="0" fo:text-indent="0cm" style:auto-text-indent="false" fo:background-color="transparent" style:text-autospace="none" style:writing-mode="lr-tb"/>
      <style:text-properties fo:color="#000000" style:font-name="Times New Roman" fo:font-size="6.5pt" style:font-size-asian="6.5pt" style:font-name-complex="Times New Roman" style:font-size-complex="6.5pt"/>
    </style:style>
    <style:style style:name="P124" style:family="paragraph" style:parent-style-name="Standard">
      <loext:graphic-properties draw:fill="none"/>
      <style:paragraph-properties fo:margin-left="0.28cm" fo:margin-right="0cm" fo:margin-top="0.012cm" fo:margin-bottom="0cm" loext:contextual-spacing="false" fo:line-height="0.423cm"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125" style:family="paragraph" style:parent-style-name="Standard">
      <loext:graphic-properties draw:fill="none"/>
      <style:paragraph-properties fo:margin-left="0.28cm" fo:margin-right="0cm" fo:margin-top="0.018cm" fo:margin-bottom="0cm" loext:contextual-spacing="false" fo:line-height="0.353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26" style:family="paragraph" style:parent-style-name="Standard">
      <loext:graphic-properties draw:fill="none"/>
      <style:paragraph-properties fo:margin-left="0.28cm" fo:margin-right="0cm" fo:margin-top="0.018cm" fo:margin-bottom="0cm" loext:contextual-spacing="false" fo:line-height="0.247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27" style:family="paragraph" style:parent-style-name="Standard">
      <loext:graphic-properties draw:fill="none"/>
      <style:paragraph-properties fo:margin-left="0.28cm" fo:margin-right="0cm" fo:margin-top="0.018cm" fo:margin-bottom="0cm" loext:contextual-spacing="false" fo:line-height="0.247cm" fo:orphans="0" fo:widows="0" fo:text-indent="0cm" style:auto-text-indent="false" fo:background-color="transparent" style:text-autospace="none" style:writing-mode="lr-tb"/>
      <style:text-properties fo:color="#000000" style:font-name="Times New Roman" fo:font-size="7pt" style:font-size-asian="7pt" style:font-name-complex="Times New Roman" style:font-size-complex="7pt"/>
    </style:style>
    <style:style style:name="P128" style:family="paragraph" style:parent-style-name="Standard">
      <loext:graphic-properties draw:fill="none"/>
      <style:paragraph-properties fo:margin-left="0.28cm" fo:margin-right="0cm" fo:margin-top="0.018cm" fo:margin-bottom="0cm" loext:contextual-spacing="false" fo:line-height="0.318cm" fo:orphans="0" fo:widows="0" fo:text-indent="0cm" style:auto-text-indent="false" fo:background-color="transparent" style:text-autospace="none" style:writing-mode="lr-tb"/>
      <style:text-properties fo:color="#000000" style:font-name="Times New Roman" fo:font-size="9pt" style:font-size-asian="9pt" style:font-name-complex="Times New Roman" style:font-size-complex="9pt"/>
    </style:style>
    <style:style style:name="P129" style:family="paragraph" style:parent-style-name="Standard">
      <loext:graphic-properties draw:fill="none"/>
      <style:paragraph-properties fo:margin-left="0.28cm" fo:margin-right="0cm" fo:margin-top="0.018cm" fo:margin-bottom="0cm" loext:contextual-spacing="false" fo:line-height="0.423cm"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130" style:family="paragraph" style:parent-style-name="Standard">
      <loext:graphic-properties draw:fill="none"/>
      <style:paragraph-properties fo:margin-left="0.28cm" fo:margin-right="0cm" fo:margin-top="0.018cm" fo:margin-bottom="0cm" loext:contextual-spacing="false" fo:line-height="0.212cm" fo:orphans="0" fo:widows="0" fo:text-indent="0cm" style:auto-text-indent="false" fo:background-color="transparent" style:text-autospace="none" style:writing-mode="lr-tb"/>
      <style:text-properties fo:color="#000000" style:font-name="Times New Roman" fo:font-size="6pt" style:font-size-asian="6pt" style:font-name-complex="Times New Roman" style:font-size-complex="6pt"/>
    </style:style>
    <style:style style:name="P131" style:family="paragraph" style:parent-style-name="Standard">
      <loext:graphic-properties draw:fill="none"/>
      <style:paragraph-properties fo:margin-left="0.28cm" fo:margin-right="0cm" fo:margin-top="0.004cm" fo:margin-bottom="0cm" loext:contextual-spacing="false" fo:line-height="0.247cm" fo:orphans="0" fo:widows="0" fo:text-indent="0cm" style:auto-text-indent="false" fo:background-color="transparent" style:text-autospace="none" style:writing-mode="lr-tb"/>
      <style:text-properties fo:color="#000000" style:font-name="Times New Roman" fo:font-size="7pt" style:font-size-asian="7pt" style:font-name-complex="Times New Roman" style:font-size-complex="7pt"/>
    </style:style>
    <style:style style:name="P132" style:family="paragraph" style:parent-style-name="Standard">
      <loext:graphic-properties draw:fill="none"/>
      <style:paragraph-properties fo:margin-left="0.28cm" fo:margin-right="0cm" fo:margin-top="0.004cm" fo:margin-bottom="0cm" loext:contextual-spacing="false" fo:line-height="0.459cm" fo:orphans="0" fo:widows="0" fo:text-indent="0cm" style:auto-text-indent="false" fo:background-color="transparent" style:text-autospace="none" style:writing-mode="lr-tb"/>
      <style:text-properties fo:color="#000000" style:font-name="Times New Roman" fo:font-size="13pt" style:font-size-asian="13pt" style:font-name-complex="Times New Roman" style:font-size-complex="13pt"/>
    </style:style>
    <style:style style:name="P133" style:family="paragraph" style:parent-style-name="Standard">
      <loext:graphic-properties draw:fill="none"/>
      <style:paragraph-properties fo:margin-left="0.28cm" fo:margin-right="0cm" fo:margin-top="0.002cm" fo:margin-bottom="0cm" loext:contextual-spacing="false" fo:line-height="0.265cm" fo:orphans="0" fo:widows="0" fo:text-indent="0cm" style:auto-text-indent="false" fo:background-color="transparent" style:text-autospace="none" style:writing-mode="lr-tb"/>
      <style:text-properties fo:color="#000000" style:font-name="Times New Roman" fo:font-size="7.5pt" style:font-size-asian="7.5pt" style:font-name-complex="Times New Roman" style:font-size-complex="7.5pt"/>
    </style:style>
    <style:style style:name="P134" style:family="paragraph" style:parent-style-name="Standard">
      <loext:graphic-properties draw:fill="none"/>
      <style:paragraph-properties fo:margin-left="0.28cm" fo:margin-right="0cm" fo:margin-top="0.002cm" fo:margin-bottom="0cm" loext:contextual-spacing="false" fo:line-height="0.282cm"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135" style:family="paragraph" style:parent-style-name="Standard">
      <loext:graphic-properties draw:fill="none"/>
      <style:paragraph-properties fo:margin-left="0.28cm" fo:margin-right="0cm" fo:margin-top="0.002cm" fo:margin-bottom="0cm" loext:contextual-spacing="false" fo:line-height="0.212cm"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136" style:family="paragraph" style:parent-style-name="Standard">
      <loext:graphic-properties draw:fill="none"/>
      <style:paragraph-properties fo:margin-left="0.28cm" fo:margin-right="0cm" fo:margin-top="0.021cm" fo:margin-bottom="0cm" loext:contextual-spacing="false" fo:line-height="0.423cm"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137" style:family="paragraph" style:parent-style-name="Standard">
      <loext:graphic-properties draw:fill="none"/>
      <style:paragraph-properties fo:margin-left="0.28cm" fo:margin-right="0cm" fo:margin-top="0.028cm" fo:margin-bottom="0cm" loext:contextual-spacing="false" fo:line-height="0.459cm" fo:orphans="0" fo:widows="0" fo:text-indent="0cm" style:auto-text-indent="false" fo:background-color="transparent" style:text-autospace="none" style:writing-mode="lr-tb"/>
      <style:text-properties fo:color="#000000" style:font-name="Times New Roman" fo:font-size="13pt" style:font-size-asian="13pt" style:font-name-complex="Times New Roman" style:font-size-complex="13pt"/>
    </style:style>
    <style:style style:name="P138" style:family="paragraph" style:parent-style-name="Standard">
      <loext:graphic-properties draw:fill="none"/>
      <style:paragraph-properties fo:margin-left="0.28cm" fo:margin-right="0cm" fo:margin-top="0.028cm" fo:margin-bottom="0cm" loext:contextual-spacing="false" fo:line-height="0.353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39" style:family="paragraph" style:parent-style-name="Standard">
      <loext:graphic-properties draw:fill="none"/>
      <style:paragraph-properties fo:margin-left="0.28cm" fo:margin-right="0cm" fo:margin-top="0.023cm" fo:margin-bottom="0cm" loext:contextual-spacing="false" fo:line-height="0.353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40" style:family="paragraph" style:parent-style-name="Standard">
      <loext:graphic-properties draw:fill="none"/>
      <style:paragraph-properties fo:margin-left="0.28cm" fo:margin-right="0cm" fo:margin-top="0.023cm" fo:margin-bottom="0cm" loext:contextual-spacing="false" fo:line-height="0.459cm" fo:orphans="0" fo:widows="0" fo:text-indent="0cm" style:auto-text-indent="false" fo:background-color="transparent" style:text-autospace="none" style:writing-mode="lr-tb"/>
      <style:text-properties style:font-name="Times New Roman" fo:font-size="12pt" officeooo:paragraph-rsid="00221115" style:font-size-asian="12pt" style:font-name-complex="Arial" style:font-size-complex="12pt"/>
    </style:style>
    <style:style style:name="P141" style:family="paragraph" style:parent-style-name="Standard">
      <loext:graphic-properties draw:fill="none"/>
      <style:paragraph-properties fo:margin-left="0.28cm" fo:margin-right="0cm" fo:margin-top="0.032cm" fo:margin-bottom="0cm" loext:contextual-spacing="false" fo:line-height="0.353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42" style:family="paragraph" style:parent-style-name="Standard">
      <loext:graphic-properties draw:fill="none"/>
      <style:paragraph-properties fo:margin-left="0.28cm" fo:margin-right="0cm" fo:margin-top="0.026cm" fo:margin-bottom="0cm" loext:contextual-spacing="false" fo:line-height="0.353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43" style:family="paragraph" style:parent-style-name="Standard">
      <loext:graphic-properties draw:fill="none"/>
      <style:paragraph-properties fo:margin-left="0.28cm" fo:margin-right="0cm" fo:margin-top="0.026cm" fo:margin-bottom="0cm" loext:contextual-spacing="false" fo:line-height="151%" fo:text-align="justify" style:justify-single-word="false" fo:orphans="0" fo:widows="0" fo:text-indent="0cm" style:auto-text-indent="false" fo:background-color="transparent" style:text-autospace="none" style:writing-mode="lr-tb">
        <style:tab-stops>
          <style:tab-stop style:position="1.446cm"/>
        </style:tab-stops>
      </style:paragraph-properties>
    </style:style>
    <style:style style:name="P144" style:family="paragraph" style:parent-style-name="Standard">
      <loext:graphic-properties draw:fill="none"/>
      <style:paragraph-properties fo:margin-left="0.28cm" fo:margin-right="0cm" fo:margin-top="0.014cm" fo:margin-bottom="0cm" loext:contextual-spacing="false" fo:line-height="0.265cm" fo:orphans="0" fo:widows="0" fo:text-indent="0cm" style:auto-text-indent="false" fo:background-color="transparent" style:text-autospace="none" style:writing-mode="lr-tb"/>
      <style:text-properties fo:color="#000000" style:font-name="Times New Roman" fo:font-size="7.5pt" style:font-size-asian="7.5pt" style:font-name-complex="Times New Roman" style:font-size-complex="7.5pt"/>
    </style:style>
    <style:style style:name="P145" style:family="paragraph" style:parent-style-name="Standard">
      <loext:graphic-properties draw:fill="none"/>
      <style:paragraph-properties fo:margin-left="0.28cm" fo:margin-right="0cm" fo:margin-top="0.014cm" fo:margin-bottom="0cm" loext:contextual-spacing="false" fo:line-height="0.265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146" style:family="paragraph" style:parent-style-name="Standard">
      <loext:graphic-properties draw:fill="none"/>
      <style:paragraph-properties fo:margin-left="0.28cm" fo:margin-right="0cm" fo:margin-top="0.03cm" fo:margin-bottom="0cm" loext:contextual-spacing="false" fo:line-height="0.423cm"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147" style:family="paragraph" style:parent-style-name="Standard">
      <loext:graphic-properties draw:fill="none"/>
      <style:paragraph-properties fo:margin-left="0.28cm" fo:margin-right="0cm" fo:margin-top="0.122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Times New Roman" fo:font-size="12pt" officeooo:paragraph-rsid="00221115" style:font-size-asian="12pt" style:font-size-complex="12pt"/>
    </style:style>
    <style:style style:name="P148" style:family="paragraph" style:parent-style-name="Standard">
      <loext:graphic-properties draw:fill="none"/>
      <style:paragraph-properties fo:margin-left="0.28cm" fo:margin-right="0cm" fo:margin-top="0.122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text-properties style:font-name="Times New Roman" fo:font-size="12pt" officeooo:paragraph-rsid="00221115" style:font-size-asian="12pt" style:font-name-complex="Arial" style:font-size-complex="12pt"/>
    </style:style>
    <style:style style:name="P149" style:family="paragraph" style:parent-style-name="Standard">
      <loext:graphic-properties draw:fill="none"/>
      <style:paragraph-properties fo:margin-left="0.28cm" fo:margin-right="0cm" fo:margin-top="0.042cm" fo:margin-bottom="0cm" loext:contextual-spacing="false" fo:line-height="100%" fo:orphans="0" fo:widows="0" fo:text-indent="0cm" style:auto-text-indent="false" fo:background-color="transparent" style:text-autospace="none" style:writing-mode="lr-tb">
        <style:tab-stops>
          <style:tab-stop style:position="1.446cm"/>
        </style:tab-stops>
      </style:paragraph-properties>
    </style:style>
    <style:style style:name="P150" style:family="paragraph" style:parent-style-name="Standard">
      <loext:graphic-properties draw:fill="none"/>
      <style:paragraph-properties fo:margin-left="0.28cm" fo:margin-right="0cm" fo:margin-top="0.034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446cm"/>
        </style:tab-stops>
      </style:paragraph-properties>
    </style:style>
    <style:style style:name="P151" style:family="paragraph" style:parent-style-name="Standard">
      <style:paragraph-properties fo:margin-top="0.005cm" fo:margin-bottom="0cm" loext:contextual-spacing="false" fo:line-height="0.423cm" fo:orphans="0" fo:widows="0" style:text-autospace="none"/>
      <style:text-properties style:font-name="Times New Roman" fo:font-size="12pt" style:font-size-asian="12pt" style:font-name-complex="Times New Roman" style:font-size-complex="12pt"/>
    </style:style>
    <style:style style:name="P152" style:family="paragraph" style:parent-style-name="Standard">
      <style:paragraph-properties fo:margin-top="0.005cm" fo:margin-bottom="0cm" loext:contextual-spacing="false" fo:line-height="0.265cm" fo:orphans="0" fo:widows="0" style:text-autospace="none"/>
      <style:text-properties style:font-name="Times New Roman" fo:font-size="7.5pt" style:font-size-asian="7.5pt" style:font-name-complex="Times New Roman" style:font-size-complex="7.5pt"/>
    </style:style>
    <style:style style:name="P153" style:family="paragraph" style:parent-style-name="Standard">
      <style:paragraph-properties fo:margin-top="0.028cm" fo:margin-bottom="0cm" loext:contextual-spacing="false" fo:line-height="0.353cm" fo:orphans="0" fo:widows="0" style:text-autospace="none"/>
      <style:text-properties fo:color="#000000" style:font-name="Times New Roman" fo:font-size="10pt" style:font-size-asian="10pt" style:font-name-complex="Times New Roman" style:font-size-complex="10pt"/>
    </style:style>
    <style:style style:name="P154" style:family="paragraph" style:parent-style-name="Standard">
      <style:paragraph-properties fo:margin-top="0.012cm" fo:margin-bottom="0cm" loext:contextual-spacing="false" fo:line-height="0.229cm" fo:orphans="0" fo:widows="0" style:text-autospace="none"/>
      <style:text-properties fo:color="#000000" style:font-name="Times New Roman" fo:font-size="6.5pt" style:font-size-asian="6.5pt" style:font-name-complex="Times New Roman" style:font-size-complex="6.5pt"/>
    </style:style>
    <style:style style:name="P155" style:family="paragraph" style:parent-style-name="Standard">
      <style:paragraph-properties fo:margin-top="0.012cm" fo:margin-bottom="0cm" loext:contextual-spacing="false" fo:line-height="0.194cm" fo:orphans="0" fo:widows="0" style:text-autospace="none"/>
      <style:text-properties style:font-name="Arial" fo:font-size="5.5pt" officeooo:paragraph-rsid="00196255" style:font-size-asian="5.5pt" style:font-name-complex="Arial" style:font-size-complex="5.5pt"/>
    </style:style>
    <style:style style:name="P156" style:family="paragraph" style:parent-style-name="Standard">
      <style:paragraph-properties fo:margin-top="0.018cm" fo:margin-bottom="0cm" loext:contextual-spacing="false" fo:line-height="0.247cm" fo:orphans="0" fo:widows="0" style:text-autospace="none"/>
      <style:text-properties fo:color="#000000" style:font-name="Times New Roman" fo:font-size="7pt" style:font-size-asian="7pt" style:font-name-complex="Times New Roman" style:font-size-complex="7pt"/>
    </style:style>
    <style:style style:name="P157" style:family="paragraph" style:parent-style-name="Standard">
      <style:paragraph-properties fo:margin-top="0.018cm" fo:margin-bottom="0cm" loext:contextual-spacing="false" fo:line-height="0.247cm" fo:orphans="0" fo:widows="0" style:text-autospace="none"/>
      <style:text-properties fo:color="#000000" style:font-name="Times New Roman" fo:font-size="10pt" style:font-size-asian="10pt" style:font-name-complex="Times New Roman" style:font-size-complex="10pt"/>
    </style:style>
    <style:style style:name="P158" style:family="paragraph" style:parent-style-name="Standard">
      <style:paragraph-properties fo:margin-top="0.004cm" fo:margin-bottom="0cm" loext:contextual-spacing="false" fo:line-height="0.247cm" fo:orphans="0" fo:widows="0" style:text-autospace="none"/>
      <style:text-properties fo:color="#000000" style:font-name="Times New Roman" fo:font-size="7pt" style:font-size-asian="7pt" style:font-name-complex="Times New Roman" style:font-size-complex="7pt"/>
    </style:style>
    <style:style style:name="P159" style:family="paragraph" style:parent-style-name="Standard">
      <style:paragraph-properties fo:margin-top="0.004cm" fo:margin-bottom="0cm" loext:contextual-spacing="false" fo:line-height="0.388cm" fo:orphans="0" fo:widows="0" style:text-autospace="none"/>
      <style:text-properties fo:color="#000000" style:font-name="Times New Roman" fo:font-size="10pt" style:font-size-asian="10pt" style:font-name-complex="Times New Roman" style:font-size-complex="10pt"/>
    </style:style>
    <style:style style:name="P160"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writing-mode="lr-tb"/>
      <style:text-properties officeooo:paragraph-rsid="00196255"/>
    </style:style>
    <style:style style:name="P161"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writing-mode="lr-tb"/>
      <style:text-properties style:font-name="Arial" fo:font-size="15.5pt" fo:letter-spacing="0.004cm" fo:font-weight="bold" officeooo:paragraph-rsid="00196255" style:font-size-asian="15.5pt" style:font-weight-asian="bold" style:font-name-complex="Arial" style:font-size-complex="15.5pt" style:font-weight-complex="bold"/>
    </style:style>
    <style:style style:name="P162" style:family="paragraph" style:parent-style-name="Standard" style:master-page-name="">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style:page-number="auto" fo:background-color="transparent" style:text-autospace="none" style:writing-mode="lr-tb"/>
      <style:text-properties style:font-name="Arial" fo:font-size="15.5pt" fo:letter-spacing="0.004cm" fo:font-weight="bold" officeooo:paragraph-rsid="00196255" style:font-size-asian="15.5pt" style:font-weight-asian="bold" style:font-name-complex="Arial" style:font-size-complex="15.5pt" style:font-weight-complex="bold"/>
    </style:style>
    <style:style style:name="P163" style:family="paragraph" style:parent-style-name="Standard" style:master-page-name="">
      <loext:graphic-properties draw:fill="none"/>
      <style:paragraph-properties fo:margin-left="0cm" fo:margin-right="0cm" fo:margin-top="0.014cm" fo:margin-bottom="0cm" loext:contextual-spacing="false" fo:line-height="100%" fo:text-align="center" style:justify-single-word="false" fo:orphans="0" fo:widows="0" fo:text-indent="0cm" style:auto-text-indent="false" style:page-number="auto" fo:background-color="transparent" style:text-autospace="none" style:writing-mode="lr-tb"/>
      <style:text-properties officeooo:paragraph-rsid="00196255"/>
    </style:style>
    <style:style style:name="P164" style:family="paragraph" style:parent-style-name="Standard" style:master-page-name="">
      <loext:graphic-properties draw:fill="none"/>
      <style:paragraph-properties fo:margin-left="0cm" fo:margin-right="0cm" fo:margin-top="0cm" fo:margin-bottom="0cm" loext:contextual-spacing="false" fo:line-height="100%" fo:text-align="center" style:justify-single-word="false" fo:orphans="0" fo:widows="0" fo:text-indent="0cm" style:auto-text-indent="false" style:page-number="auto" fo:background-color="transparent" style:text-autospace="none" style:writing-mode="lr-tb"/>
      <style:text-properties officeooo:paragraph-rsid="00196255"/>
    </style:style>
    <style:style style:name="P165" style:family="paragraph" style:parent-style-name="Standard" style:master-page-name="">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style:page-number="auto" fo:background-color="transparent" style:text-autospace="none" style:writing-mode="lr-tb"/>
      <style:text-properties officeooo:paragraph-rsid="00196255"/>
    </style:style>
    <style:style style:name="P166" style:family="paragraph" style:parent-style-name="Standard" style:master-page-name="">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style:page-number="auto" fo:background-color="transparent" style:text-autospace="none" style:writing-mode="lr-tb"/>
      <style:text-properties style:font-name="Times New Roman" fo:font-size="10pt" officeooo:paragraph-rsid="00196255" style:font-size-asian="10pt" style:font-name-complex="Times New Roman" style:font-size-complex="10pt"/>
    </style:style>
    <style:style style:name="P167" style:family="paragraph" style:parent-style-name="Standard">
      <style:paragraph-properties fo:margin-left="0.28cm" fo:margin-right="11.225cm" fo:margin-top="0cm" fo:margin-bottom="0cm" loext:contextual-spacing="false" fo:line-height="100%" fo:text-align="justify" style:justify-single-word="false" fo:orphans="0" fo:widows="0" fo:text-indent="0cm" style:auto-text-indent="false" style:text-autospace="none"/>
      <style:text-properties fo:color="#000000" style:font-name="Times New Roman" fo:font-size="12pt" fo:font-weight="bold" style:font-size-asian="12pt" style:font-weight-asian="bold" style:font-name-complex="Times New Roman" style:font-size-complex="12pt" style:font-weight-complex="bold"/>
    </style:style>
    <style:style style:name="P168" style:family="paragraph" style:parent-style-name="Standard">
      <style:paragraph-properties fo:margin-left="1.27cm" fo:margin-right="0cm" fo:margin-top="0.012cm" fo:margin-bottom="0cm" loext:contextual-spacing="false" fo:line-height="0.229cm" fo:orphans="0" fo:widows="0" fo:text-indent="0cm" style:auto-text-indent="false" style:text-autospace="none"/>
      <style:text-properties fo:color="#000000" style:font-name="Times New Roman" fo:font-size="6.5pt" style:font-size-asian="6.5pt" style:font-name-complex="Times New Roman" style:font-size-complex="6.5pt"/>
    </style:style>
    <style:style style:name="P169" style:family="paragraph" style:parent-style-name="Standard">
      <style:paragraph-properties fo:margin-left="1.27cm" fo:margin-right="0cm" fo:margin-top="0.004cm" fo:margin-bottom="0cm" loext:contextual-spacing="false" fo:line-height="0.247cm" fo:orphans="0" fo:widows="0" fo:text-indent="0cm" style:auto-text-indent="false" style:text-autospace="none"/>
      <style:text-properties fo:color="#000000" style:font-name="Times New Roman" fo:font-size="7pt" style:font-size-asian="7pt" style:font-name-complex="Times New Roman" style:font-size-complex="7pt"/>
    </style:style>
    <style:style style:name="P170" style:family="paragraph" style:parent-style-name="Standard" style:master-page-name="">
      <loext:graphic-properties draw:fill="none"/>
      <style:paragraph-properties fo:margin-left="1.3cm" fo:margin-right="0cm" fo:margin-top="0.051cm" fo:margin-bottom="0cm" loext:contextual-spacing="false" fo:line-height="100%" fo:text-align="justify" style:justify-single-word="false" fo:orphans="0" fo:widows="0" fo:text-indent="0cm" style:auto-text-indent="false" style:page-number="auto" fo:background-color="transparent" style:text-autospace="none" style:writing-mode="lr-tb"/>
    </style:style>
    <style:style style:name="P171"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style:page-number="auto" fo:background-color="transparent" style:text-autospace="none" style:writing-mode="lr-tb"/>
    </style:style>
    <style:style style:name="P172" style:family="paragraph" style:parent-style-name="Standard">
      <style:paragraph-properties fo:margin-left="0.27cm" fo:margin-right="0cm" fo:margin-top="0cm" fo:margin-bottom="0cm" loext:contextual-spacing="false" fo:line-height="0.568cm" fo:orphans="0" fo:widows="0" fo:text-indent="0cm" style:auto-text-indent="false" style:text-autospace="none"/>
      <style:text-properties style:font-name="Times New Roman" fo:font-size="7pt" officeooo:paragraph-rsid="0019ac2f" style:font-size-asian="7pt" style:font-name-complex="Times New Roman" style:font-size-complex="7pt"/>
    </style:style>
    <style:style style:name="P173" style:family="paragraph" style:parent-style-name="Standard">
      <style:paragraph-properties fo:margin-left="0.28cm" fo:margin-right="13.686cm" fo:margin-top="0cm" fo:margin-bottom="0cm" loext:contextual-spacing="false" fo:line-height="0.478cm" fo:text-align="justify" style:justify-single-word="false" fo:orphans="0" fo:widows="0" fo:text-indent="0cm" style:auto-text-indent="false" style:text-autospace="none"/>
      <style:text-properties style:text-position="-4% 1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174" style:family="paragraph" style:parent-style-name="Standard" style:master-page-name="">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style>
    <style:style style:name="P175" style:family="paragraph" style:parent-style-name="Standard" style:master-page-name="">
      <loext:graphic-properties draw:fill="none"/>
      <style:paragraph-properties fo:margin-left="0.3cm" fo:margin-right="0cm" fo:margin-top="0cm" fo:margin-bottom="0cm" loext:contextual-spacing="false" fo:line-height="149%" fo:orphans="0" fo:widows="0" fo:text-indent="0cm" style:auto-text-indent="false" style:page-number="auto" fo:background-color="transparent" style:text-autospace="none" style:writing-mode="lr-tb"/>
    </style:style>
    <style:style style:name="P176" style:family="paragraph" style:parent-style-name="Standard" style:master-page-name="">
      <loext:graphic-properties draw:fill="none"/>
      <style:paragraph-properties fo:margin-left="0.3cm" fo:margin-right="0cm" fo:margin-top="0cm" fo:margin-bottom="0cm" loext:contextual-spacing="false" fo:line-height="149%" fo:text-align="justify" style:justify-single-word="false" fo:orphans="0" fo:widows="0" fo:text-indent="0cm" style:auto-text-indent="false" style:page-number="auto" fo:background-color="transparent" style:text-autospace="none" style:writing-mode="lr-tb"/>
    </style:style>
    <style:style style:name="P177" style:family="paragraph" style:parent-style-name="Standard" style:master-page-name="">
      <loext:graphic-properties draw:fill="none"/>
      <style:paragraph-properties fo:margin-left="0.3cm" fo:margin-right="0cm" fo:margin-top="0cm" fo:margin-bottom="0cm" loext:contextual-spacing="false" fo:line-height="100%" fo:text-align="justify" style:justify-single-word="false" fo:orphans="0" fo:widows="0" fo:text-indent="0cm" style:auto-text-indent="false" style:page-number="auto" fo:background-color="transparent" style:text-autospace="none" style:writing-mode="lr-tb"/>
    </style:style>
    <style:style style:name="P178" style:family="paragraph" style:parent-style-name="Standard">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style>
    <style:style style:name="P179" style:family="paragraph" style:parent-style-name="Standard" style:master-page-name="">
      <loext:graphic-properties draw:fill="none"/>
      <style:paragraph-properties fo:margin-left="0.3cm" fo:margin-right="0cm" fo:margin-top="0.051cm" fo:margin-bottom="0cm" loext:contextual-spacing="false" fo:line-height="149%" fo:text-align="justify" style:justify-single-word="false" fo:orphans="0" fo:widows="0" fo:text-indent="0cm" style:auto-text-indent="false" style:page-number="auto" fo:background-color="transparent" style:text-autospace="none" style:writing-mode="lr-tb"/>
    </style:style>
    <style:style style:name="P180" style:family="paragraph" style:parent-style-name="Standard" style:master-page-name="">
      <loext:graphic-properties draw:fill="none"/>
      <style:paragraph-properties fo:margin-left="0.3cm" fo:margin-right="0cm" fo:margin-top="0.009cm" fo:margin-bottom="0cm" loext:contextual-spacing="false" fo:line-height="149%" fo:orphans="0" fo:widows="0" fo:text-indent="0cm" style:auto-text-indent="false" style:page-number="auto" fo:background-color="transparent" style:text-autospace="none" style:writing-mode="lr-tb"/>
    </style:style>
    <style:style style:name="P181" style:family="paragraph" style:parent-style-name="Standard" style:master-page-name="">
      <loext:graphic-properties draw:fill="none"/>
      <style:paragraph-properties fo:margin-left="0.3cm" fo:margin-right="0cm" fo:margin-top="0.009cm" fo:margin-bottom="0cm" loext:contextual-spacing="false" fo:line-height="150%" fo:orphans="0" fo:widows="0" fo:text-indent="0cm" style:auto-text-indent="false" style:page-number="auto" fo:background-color="transparent" style:text-autospace="none" style:writing-mode="lr-tb"/>
    </style:style>
    <style:style style:name="P182" style:family="paragraph" style:parent-style-name="Standard" style:master-page-name="">
      <loext:graphic-properties draw:fill="none"/>
      <style:paragraph-properties fo:margin-left="0.3cm" fo:margin-right="0cm" fo:margin-top="0.016cm" fo:margin-bottom="0cm" loext:contextual-spacing="false" fo:line-height="149%" fo:orphans="0" fo:widows="0" fo:text-indent="0cm" style:auto-text-indent="false" style:page-number="auto" fo:background-color="transparent" style:text-autospace="none" style:writing-mode="lr-tb"/>
    </style:style>
    <style:style style:name="P183" style:family="paragraph" style:parent-style-name="Standard" style:master-page-name="">
      <loext:graphic-properties draw:fill="none"/>
      <style:paragraph-properties fo:margin-left="0.3cm" fo:margin-right="0cm" fo:margin-top="0.005cm" fo:margin-bottom="0cm" loext:contextual-spacing="false" fo:line-height="150%" fo:orphans="0" fo:widows="0" fo:text-indent="0cm" style:auto-text-indent="false" style:page-number="auto" fo:background-color="transparent" style:text-autospace="none" style:writing-mode="lr-tb"/>
    </style:style>
    <style:style style:name="P184" style:family="paragraph" style:parent-style-name="Standard" style:master-page-name="">
      <loext:graphic-properties draw:fill="none"/>
      <style:paragraph-properties fo:margin-left="0.3cm" fo:margin-right="0cm" fo:margin-top="0.005cm" fo:margin-bottom="0cm" loext:contextual-spacing="false" fo:line-height="100%" fo:text-align="justify" style:justify-single-word="false" fo:orphans="0" fo:widows="0" fo:text-indent="0cm" style:auto-text-indent="false" style:page-number="auto" fo:background-color="transparent" style:text-autospace="none" style:writing-mode="lr-tb"/>
    </style:style>
    <style:style style:name="P185" style:family="paragraph" style:parent-style-name="Standard" style:master-page-name="">
      <loext:graphic-properties draw:fill="none"/>
      <style:paragraph-properties fo:margin-left="0.3cm" fo:margin-right="0cm" fo:margin-top="0.007cm" fo:margin-bottom="0cm" loext:contextual-spacing="false" fo:line-height="150%" fo:orphans="0" fo:widows="0" fo:text-indent="0cm" style:auto-text-indent="false" style:page-number="auto" fo:background-color="transparent" style:text-autospace="none" style:writing-mode="lr-tb"/>
    </style:style>
    <style:style style:name="P186" style:family="paragraph" style:parent-style-name="Standard" style:master-page-name="">
      <loext:graphic-properties draw:fill="none"/>
      <style:paragraph-properties fo:margin-left="0.3cm" fo:margin-right="0cm" fo:margin-top="0.051cm" fo:margin-bottom="0cm" loext:contextual-spacing="false" fo:line-height="150%" fo:text-align="justify" style:justify-single-word="false" fo:orphans="0" fo:widows="0" fo:text-indent="1.199cm" style:auto-text-indent="false" style:page-number="auto" fo:background-color="transparent" style:text-autospace="none" style:writing-mode="lr-tb"/>
    </style:style>
    <style:style style:name="P187" style:family="paragraph" style:parent-style-name="Standard" style:master-page-name="">
      <loext:graphic-properties draw:fill="none"/>
      <style:paragraph-properties fo:margin-left="0.3cm" fo:margin-right="0cm" fo:margin-top="0cm" fo:margin-bottom="0cm" loext:contextual-spacing="false" fo:line-height="150%" fo:text-align="justify" style:justify-single-word="false" fo:orphans="0" fo:widows="0" fo:text-indent="1.199cm" style:auto-text-indent="false" style:page-number="auto" fo:background-color="transparent" style:text-autospace="none" style:writing-mode="lr-tb"/>
    </style:style>
    <style:style style:name="P188" style:family="paragraph" style:parent-style-name="Standard" style:master-page-name="">
      <loext:graphic-properties draw:fill="none"/>
      <style:paragraph-properties fo:margin-left="0.3cm" fo:margin-right="0cm" fo:margin-top="0cm" fo:margin-bottom="0cm" loext:contextual-spacing="false" fo:line-height="149%" fo:text-align="justify" style:justify-single-word="false" fo:orphans="0" fo:widows="0" fo:text-indent="1.199cm" style:auto-text-indent="false" style:page-number="auto" fo:background-color="transparent" style:text-autospace="none" style:writing-mode="lr-tb"/>
    </style:style>
    <style:style style:name="P189" style:family="paragraph" style:parent-style-name="Standard" style:master-page-name="">
      <loext:graphic-properties draw:fill="none"/>
      <style:paragraph-properties fo:margin-left="0.3cm" fo:margin-right="0cm" fo:margin-top="0cm" fo:margin-bottom="0cm" loext:contextual-spacing="false" fo:line-height="149%" fo:text-align="justify" style:justify-single-word="false" fo:orphans="0" fo:widows="0" fo:text-indent="1.3cm" style:auto-text-indent="false" style:page-number="auto" fo:background-color="transparent" style:text-autospace="none" style:writing-mode="lr-tb"/>
    </style:style>
    <style:style style:name="P190" style:family="paragraph" style:parent-style-name="Heading_20_5">
      <loext:graphic-properties draw:fill="none"/>
      <style:paragraph-properties fo:margin-left="0.28cm" fo:margin-right="0cm" fo:text-indent="0cm" style:auto-text-indent="false" fo:background-color="transparent" style:writing-mode="lr-tb"/>
    </style:style>
    <style:style style:name="P191" style:family="paragraph" style:parent-style-name="Heading_20_5">
      <loext:graphic-properties draw:fill="none"/>
      <style:paragraph-properties fo:margin-left="0.28cm" fo:margin-right="0cm" fo:text-indent="0cm" style:auto-text-indent="false" fo:background-color="transparent" style:writing-mode="lr-tb"/>
      <style:text-properties style:font-name="Times New Roman" fo:font-size="12pt" style:font-size-asian="12pt" style:font-size-complex="12pt"/>
    </style:style>
    <style:style style:name="P192" style:family="paragraph" style:parent-style-name="Heading_20_5">
      <loext:graphic-properties draw:fill="none"/>
      <style:paragraph-properties fo:margin-left="0.28cm" fo:margin-right="0cm" fo:line-height="100%" fo:text-indent="0cm" style:auto-text-indent="false" fo:background-color="transparent" style:writing-mode="lr-tb"/>
    </style:style>
    <style:style style:name="P193" style:family="paragraph" style:parent-style-name="Heading_20_5">
      <loext:graphic-properties draw:fill="none"/>
      <style:paragraph-properties fo:margin-left="0.28cm" fo:margin-right="0cm" fo:margin-top="0cm" fo:margin-bottom="0cm" loext:contextual-spacing="false" fo:line-height="100%" fo:text-indent="0cm" style:auto-text-indent="false" fo:background-color="transparent" style:writing-mode="lr-tb"/>
    </style:style>
    <style:style style:name="P194" style:family="paragraph" style:parent-style-name="Normal_20__28_Web_29_" style:list-style-name="WW8Num57">
      <loext:graphic-properties draw:fill="none"/>
      <style:paragraph-properties fo:margin-left="0.28cm" fo:margin-right="0cm" fo:margin-top="0cm" fo:margin-bottom="0.25cm" loext:contextual-spacing="false" fo:line-height="150%" fo:text-indent="0cm" style:auto-text-indent="false" fo:background-color="transparent" style:writing-mode="lr-tb"/>
      <style:text-properties style:use-window-font-color="true" style:font-name="Times New Roman" fo:font-size="12pt" fo:language="es" fo:country="ES" officeooo:paragraph-rsid="001e5074" style:font-name-asian="Times New Roman" style:font-size-asian="12pt" style:language-asian="zxx" style:country-asian="none" style:font-name-complex="Arial" style:font-size-complex="12pt" style:language-complex="ar" style:country-complex="SA"/>
    </style:style>
    <style:style style:name="P195" style:family="paragraph" style:parent-style-name="Normal_20__28_Web_29_" style:list-style-name="WW8Num57">
      <loext:graphic-properties draw:fill="none"/>
      <style:paragraph-properties fo:margin-left="0.28cm" fo:margin-right="0cm" fo:margin-top="0cm" fo:margin-bottom="0.25cm" loext:contextual-spacing="false" fo:line-height="150%" fo:orphans="0" fo:widows="0" fo:text-indent="0cm" style:auto-text-indent="false" fo:background-color="transparent" style:text-autospace="none" style:writing-mode="lr-tb"/>
      <style:text-properties style:use-window-font-color="true" style:font-name="Times New Roman" fo:font-size="12pt" fo:language="es" fo:country="ES" officeooo:paragraph-rsid="001e5074" style:font-name-asian="Times New Roman" style:font-size-asian="12pt" style:language-asian="zxx" style:country-asian="none" style:font-name-complex="Arial" style:font-size-complex="12pt" style:language-complex="ar" style:country-complex="SA"/>
    </style:style>
    <style:style style:name="P196" style:family="paragraph" style:parent-style-name="Heading_20_7">
      <loext:graphic-properties draw:fill="none"/>
      <style:paragraph-properties fo:margin-left="0.28cm" fo:margin-right="0cm" fo:text-indent="0cm" style:auto-text-indent="false" fo:background-color="transparent" style:writing-mode="lr-tb"/>
    </style:style>
    <style:style style:name="P197" style:family="paragraph" style:parent-style-name="Contents_20_1">
      <style:paragraph-properties>
        <style:tab-stops>
          <style:tab-stop style:position="15.709cm" style:type="right" style:leader-style="dotted" style:leader-text="."/>
        </style:tab-stops>
      </style:paragraph-properties>
    </style:style>
    <style:style style:name="P198" style:family="paragraph" style:parent-style-name="Contents_20_3">
      <style:paragraph-properties>
        <style:tab-stops>
          <style:tab-stop style:position="15.709cm" style:type="right" style:leader-style="dotted" style:leader-text="."/>
        </style:tab-stops>
      </style:paragraph-properties>
    </style:style>
    <style:style style:name="P199" style:family="paragraph" style:parent-style-name="Standard" style:master-page-name="Standard">
      <style:paragraph-properties fo:margin-top="0cm" fo:margin-bottom="0cm" loext:contextual-spacing="false" fo:line-height="0.353cm" fo:orphans="0" fo:widows="0" style:page-number="auto" style:text-autospace="none"/>
      <style:text-properties style:font-name="Times New Roman" fo:font-size="10pt" style:font-size-asian="10pt" style:font-name-complex="Times New Roman" style:font-size-complex="10pt"/>
    </style:style>
    <style:style style:name="P200" style:family="paragraph" style:parent-style-name="Standard">
      <loext:graphic-properties draw:fill="none"/>
      <style:paragraph-properties fo:margin-left="0.28cm" fo:margin-right="0cm" fo:margin-top="0cm" fo:margin-bottom="0cm" loext:contextual-spacing="false" fo:line-height="100%" fo:text-align="justify" style:justify-single-word="false" fo:orphans="0" fo:widows="0" fo:text-indent="0cm" style:auto-text-indent="false" fo:background-color="transparent" style:text-autospace="none" style:writing-mode="lr-tb"/>
      <style:text-properties fo:color="#000000" style:font-name="Times New Roman" fo:font-size="12pt" officeooo:paragraph-rsid="00257116" style:font-size-asian="12pt" style:font-name-complex="Times New Roman" style:font-size-complex="12pt"/>
    </style:style>
    <style:style style:name="P201" style:family="paragraph" style:parent-style-name="Standard">
      <loext:graphic-properties draw:fill="none"/>
      <style:paragraph-properties fo:margin-left="0.28cm" fo:margin-right="0cm" fo:margin-top="0cm" fo:margin-bottom="0cm" loext:contextual-spacing="false" fo:line-height="100%" fo:orphans="0" fo:widows="0" fo:text-indent="0cm" style:auto-text-indent="false" fo:background-color="transparent" style:text-autospace="none" style:writing-mode="lr-tb"/>
      <style:text-properties fo:color="#000000" style:font-name="Times New Roman" fo:font-size="12pt" style:font-size-asian="12pt" style:font-name-complex="Times New Roman" style:font-size-complex="12pt"/>
    </style:style>
    <style:style style:name="P202" style:family="paragraph" style:parent-style-name="Standard" style:list-style-name="L1">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text-properties fo:color="#000000" style:font-name="Times New Roman" fo:font-size="12pt" officeooo:paragraph-rsid="001bed04" style:font-size-asian="12pt" style:font-name-complex="Times New Roman" style:font-size-complex="12pt"/>
    </style:style>
    <style:style style:name="P203" style:family="paragraph" style:parent-style-name="Standard" style:list-style-name="L1">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text-properties fo:color="#000000" style:font-name="Times New Roman" fo:font-size="12pt" officeooo:paragraph-rsid="001bed04" style:font-size-asian="12pt" style:font-name-complex="Arial" style:font-size-complex="12pt"/>
    </style:style>
    <style:style style:name="P204" style:family="paragraph" style:parent-style-name="Standard" style:list-style-name="L1">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text-properties fo:color="#000000" style:font-name="Times New Roman" fo:font-size="12pt" fo:font-weight="normal" officeooo:paragraph-rsid="001bed04" style:font-size-asian="12pt" style:font-weight-asian="normal" style:font-name-complex="Arial" style:font-size-complex="12pt" style:font-weight-complex="normal"/>
    </style:style>
    <style:style style:name="P205" style:family="paragraph" style:parent-style-name="Standard">
      <loext:graphic-properties draw:fill="none"/>
      <style:paragraph-properties fo:margin-left="0.28cm" fo:margin-right="0cm" fo:margin-top="0cm" fo:margin-bottom="0cm" loext:contextual-spacing="false" fo:line-height="100%" fo:orphans="0" fo:widows="0" fo:text-indent="0cm" style:auto-text-indent="false" fo:background-color="transparent" style:text-autospace="none" style:writing-mode="lr-tb"/>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206" style:family="paragraph" style:parent-style-name="Standard">
      <loext:graphic-properties draw:fill="none"/>
      <style:paragraph-properties fo:margin-left="0.28cm" fo:margin-right="0cm" fo:margin-top="0cm" fo:margin-bottom="0cm" loext:contextual-spacing="false" fo:line-height="0.353cm" fo:orphans="0" fo:widows="0" fo:text-indent="0cm" style:auto-text-indent="false" fo:background-color="transparent" style:text-autospace="none" style:writing-mode="lr-tb"/>
      <style:text-properties fo:color="#000000" style:font-name="Times New Roman" fo:font-size="10pt" style:font-size-asian="10pt" style:font-name-complex="Times New Roman" style:font-size-complex="10pt"/>
    </style:style>
    <style:style style:name="P207" style:family="paragraph" style:parent-style-name="Standard" style:list-style-name="L1">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text-properties officeooo:paragraph-rsid="001bed04"/>
    </style:style>
    <style:style style:name="P208" style:family="paragraph" style:parent-style-name="Standard" style:list-style-name="L2" style:master-page-name="">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ab-stops>
          <style:tab-stop style:position="0.609cm"/>
        </style:tab-stops>
      </style:paragraph-properties>
      <style:text-properties officeooo:paragraph-rsid="001e5074"/>
    </style:style>
    <style:style style:name="P209" style:family="paragraph" style:parent-style-name="Standard" style:list-style-name="WW8Num18" style:master-page-name="">
      <loext:graphic-properties draw:fill="none"/>
      <style:paragraph-properties fo:margin-left="0.28cm" fo:margin-right="0cm" fo:margin-top="0cm" fo:margin-bottom="0cm" loext:contextual-spacing="false" fo:line-height="150%" fo:text-align="justify" style:justify-single-word="false" fo:orphans="0" fo:widows="0" fo:hyphenation-ladder-count="no-limit" fo:text-indent="0cm" style:auto-text-indent="false" style:page-number="auto" fo:background-color="transparent" style:text-autospace="none" style:writing-mode="lr-tb">
        <style:tab-stops>
          <style:tab-stop style:position="1.552cm"/>
        </style:tab-stops>
      </style:paragraph-properties>
      <style:text-properties style:font-name="Times New Roman" fo:font-size="12pt" officeooo:paragraph-rsid="00221115" style:font-size-asian="12pt" style:font-size-complex="12pt" fo:hyphenate="false" fo:hyphenation-remain-char-count="2" fo:hyphenation-push-char-count="2"/>
    </style:style>
    <style:style style:name="P210" style:family="paragraph" style:parent-style-name="Standard" style:list-style-name="WW8Num4">
      <loext:graphic-properties draw:fill="none"/>
      <style:paragraph-properties fo:margin-left="0.28cm" fo:margin-right="0cm" fo:line-height="150%" fo:orphans="0" fo:widows="0" fo:hyphenation-ladder-count="no-limit" fo:text-indent="0cm" style:auto-text-indent="false" fo:background-color="transparent" style:writing-mode="lr-tb">
        <style:tab-stops>
          <style:tab-stop style:position="3.81cm"/>
        </style:tab-stops>
      </style:paragraph-properties>
      <style:text-properties style:font-name="Times New Roman" fo:font-size="12pt" officeooo:paragraph-rsid="00221115" style:font-size-asian="12pt" style:font-size-complex="12pt" fo:hyphenate="false" fo:hyphenation-remain-char-count="2" fo:hyphenation-push-char-count="2"/>
    </style:style>
    <style:style style:name="P211" style:family="paragraph" style:parent-style-name="Standard" style:list-style-name="WW8Num18">
      <loext:graphic-properties draw:fill="none"/>
      <style:paragraph-properties fo:margin-left="0.28cm" fo:margin-right="0cm" fo:line-height="150%" fo:orphans="0" fo:widows="0" fo:hyphenation-ladder-count="no-limit" fo:text-indent="0cm" style:auto-text-indent="false" fo:background-color="transparent" style:writing-mode="lr-tb">
        <style:tab-stops>
          <style:tab-stop style:position="1.552cm"/>
        </style:tab-stops>
      </style:paragraph-properties>
      <style:text-properties style:font-name="Times New Roman" fo:font-size="12pt" officeooo:paragraph-rsid="00221115" style:font-size-asian="12pt" style:font-size-complex="12pt" fo:hyphenate="false" fo:hyphenation-remain-char-count="2" fo:hyphenation-push-char-count="2"/>
    </style:style>
    <style:style style:name="P212" style:family="paragraph" style:parent-style-name="Standard">
      <loext:graphic-properties draw:fill="none"/>
      <style:paragraph-properties fo:margin-left="0.28cm" fo:margin-right="0cm" fo:margin-top="0.005cm" fo:margin-bottom="0cm" loext:contextual-spacing="false" fo:line-height="0.388cm" fo:orphans="0" fo:widows="0" fo:text-indent="0cm" style:auto-text-indent="false" fo:background-color="transparent" style:text-autospace="none" style:writing-mode="lr-tb"/>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213" style:family="paragraph" style:parent-style-name="Heading_20_3">
      <style:text-properties fo:color="#000000" style:font-name="Times New Roman" fo:font-size="12pt" fo:font-weight="bold" style:font-size-asian="12pt" style:font-weight-asian="bold" style:font-name-complex="Times New Roman" style:font-size-complex="12pt" style:font-weight-complex="bold"/>
    </style:style>
    <style:style style:name="P214" style:family="paragraph" style:parent-style-name="Heading_20_3">
      <loext:graphic-properties draw:fill="none"/>
      <style:paragraph-properties fo:margin-left="0.28cm" fo:margin-right="0cm" fo:text-indent="0cm" style:auto-text-indent="false" fo:background-color="transparent" style:writing-mode="lr-tb"/>
    </style:style>
    <style:style style:name="P215" style:family="paragraph" style:parent-style-name="Contents_20_2">
      <style:paragraph-properties>
        <style:tab-stops>
          <style:tab-stop style:position="15.709cm" style:type="right" style:leader-style="dotted" style:leader-text="."/>
        </style:tab-stops>
      </style:paragraph-properties>
    </style:style>
    <style:style style:name="P216" style:family="paragraph" style:parent-style-name="Text_20_body" style:list-style-name="WW8Num20">
      <loext:graphic-properties draw:fill="none"/>
      <style:paragraph-properties fo:margin-left="0.28cm" fo:margin-right="0cm" fo:margin-top="0cm" fo:margin-bottom="0cm" loext:contextual-spacing="false" fo:line-height="150%" fo:text-indent="0cm" style:auto-text-indent="false" fo:background-color="transparent" style:writing-mode="lr-tb"/>
      <style:text-properties style:font-name="Times New Roman" fo:font-size="12pt" officeooo:paragraph-rsid="00221115" style:font-size-asian="12pt" style:font-name-complex="Arial" style:font-size-complex="12pt"/>
    </style:style>
    <style:style style:name="P217" style:family="paragraph" style:parent-style-name="Text_20_body" style:list-style-name="WW8Num20">
      <loext:graphic-properties draw:fill="none"/>
      <style:paragraph-properties fo:margin-left="0.28cm" fo:margin-right="0cm" fo:margin-top="0.122cm" fo:margin-bottom="0cm" loext:contextual-spacing="false" fo:line-height="150%" fo:text-align="justify" style:justify-single-word="false" fo:orphans="0" fo:widows="0" fo:text-indent="0cm" style:auto-text-indent="false" fo:background-color="transparent" style:text-autospace="none" style:writing-mode="lr-tb">
        <style:tab-stops>
          <style:tab-stop style:position="1.517cm"/>
        </style:tab-stops>
      </style:paragraph-properties>
      <style:text-properties style:font-name="Times New Roman" fo:font-size="12pt" fo:font-weight="normal" officeooo:paragraph-rsid="00221115" style:font-size-asian="12pt" style:font-weight-asian="normal" style:font-name-complex="Arial" style:font-size-complex="12pt" style:font-weight-complex="normal"/>
    </style:style>
    <style:style style:name="P218" style:family="paragraph">
      <loext:graphic-properties draw:fill="none"/>
      <style:paragraph-properties fo:text-align="center"/>
    </style:style>
    <style:style style:name="P219" style:family="paragraph">
      <style:paragraph-properties fo:margin-top="0cm" fo:margin-bottom="0cm" style:line-height-at-least="1.588cm" style:writing-mode="lr-tb"/>
    </style:style>
    <style:style style:name="P220" style:family="paragraph">
      <style:paragraph-properties fo:margin-top="0cm" fo:margin-bottom="0cm" fo:line-height="100%" style:text-autospace="none" style:writing-mode="lr-tb"/>
    </style:style>
    <style:style style:name="P221" style:family="paragraph">
      <loext:graphic-properties draw:fill="none" draw:fill-color="#ffffff"/>
      <style:paragraph-properties fo:margin-top="0cm" fo:margin-bottom="0cm" style:line-height-at-least="1.588cm" style:writing-mode="lr-tb"/>
    </style:style>
    <style:style style:name="P222" style:family="paragraph">
      <loext:graphic-properties draw:fill="none" draw:fill-color="#ffffff"/>
      <style:paragraph-properties style:writing-mode="lr-tb"/>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fo:font-weight="bold" officeooo:rsid="001a1fb6"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officeooo:rsid="001a1fb6" style:font-size-asian="10pt" style:font-name-complex="Arial" style:font-size-complex="10pt"/>
    </style:style>
    <style:style style:name="T5" style:family="text">
      <style:text-properties style:font-name="Arial" fo:font-size="9.5pt" fo:letter-spacing="0.004cm" fo:font-weight="normal" officeooo:rsid="001a1fb6" style:font-size-asian="9.5pt" style:font-weight-asian="normal" style:font-name-complex="Arial" style:font-size-complex="9.5pt" style:font-weight-complex="normal"/>
    </style:style>
    <style:style style:name="T6" style:family="text">
      <style:text-properties style:font-name="Arial" fo:font-size="9.5pt" fo:letter-spacing="0.004cm" fo:font-weight="normal" officeooo:rsid="001a1fb6" style:font-size-asian="9.5pt" style:font-weight-asian="normal" style:font-name-complex="Arial" style:font-size-complex="9.5pt" style:font-weight-complex="normal" style:text-scale="103%"/>
    </style:style>
    <style:style style:name="T7" style:family="text">
      <style:text-properties style:font-name="Arial" fo:font-size="9.5pt" fo:letter-spacing="0.004cm" fo:font-weight="bold" style:font-size-asian="9.5pt" style:font-weight-asian="bold" style:font-name-complex="Arial" style:font-size-complex="9.5pt" style:font-weight-complex="bold"/>
    </style:style>
    <style:style style:name="T8" style:family="text">
      <style:text-properties style:font-name="Arial" fo:font-size="9.5pt" fo:letter-spacing="0.004cm" fo:font-weight="bold" style:font-size-asian="9.5pt" style:font-weight-asian="bold" style:font-name-complex="Arial" style:font-size-complex="9.5pt" style:font-weight-complex="bold" style:text-scale="103%"/>
    </style:style>
    <style:style style:name="T9" style:family="text">
      <style:text-properties style:font-name="Arial" fo:font-size="9.5pt" fo:letter-spacing="0.004cm" style:font-size-asian="9.5pt" style:font-name-complex="Arial" style:font-size-complex="9.5pt"/>
    </style:style>
    <style:style style:name="T10" style:family="text">
      <style:text-properties style:font-name="Arial" fo:font-size="9.5pt" fo:letter-spacing="0.004cm" style:font-size-asian="9.5pt" style:font-name-complex="Arial" style:font-size-complex="9.5pt" style:text-scale="103%"/>
    </style:style>
    <style:style style:name="T11" style:family="text">
      <style:text-properties style:font-name="Arial" fo:font-size="9.5pt" fo:font-weight="normal" officeooo:rsid="001a1fb6" style:font-size-asian="9.5pt" style:font-weight-asian="normal" style:font-name-complex="Arial" style:font-size-complex="9.5pt" style:font-weight-complex="normal"/>
    </style:style>
    <style:style style:name="T12" style:family="text">
      <style:text-properties style:font-name="Arial" fo:font-size="9.5pt" fo:letter-spacing="0.03cm" fo:font-weight="normal" officeooo:rsid="001a1fb6" style:font-size-asian="9.5pt" style:font-weight-asian="normal" style:font-name-complex="Arial" style:font-size-complex="9.5pt" style:font-weight-complex="normal"/>
    </style:style>
    <style:style style:name="T13" style:family="text">
      <style:text-properties style:font-name="Arial" fo:font-size="9.5pt" fo:letter-spacing="0.03cm" style:font-size-asian="9.5pt" style:font-name-complex="Arial" style:font-size-complex="9.5pt"/>
    </style:style>
    <style:style style:name="T14" style:family="text">
      <style:text-properties style:font-name="Arial" fo:font-size="9.5pt" fo:letter-spacing="0.002cm" fo:font-weight="normal" officeooo:rsid="001a1fb6" style:font-size-asian="9.5pt" style:font-weight-asian="normal" style:font-name-complex="Arial" style:font-size-complex="9.5pt" style:font-weight-complex="normal"/>
    </style:style>
    <style:style style:name="T15" style:family="text">
      <style:text-properties style:font-name="Arial" fo:font-size="9.5pt" fo:letter-spacing="0.002cm" fo:font-weight="bold" style:font-size-asian="9.5pt" style:font-weight-asian="bold" style:font-name-complex="Arial" style:font-size-complex="9.5pt" style:font-weight-complex="bold"/>
    </style:style>
    <style:style style:name="T16" style:family="text">
      <style:text-properties style:font-name="Arial" fo:font-size="9.5pt" fo:letter-spacing="0.002cm" fo:font-weight="bold" style:font-size-asian="9.5pt" style:font-weight-asian="bold" style:font-name-complex="Arial" style:font-size-complex="9.5pt" style:font-weight-complex="bold" style:text-scale="103%"/>
    </style:style>
    <style:style style:name="T17" style:family="text">
      <style:text-properties style:font-name="Arial" fo:font-size="9.5pt" fo:letter-spacing="0.002cm" style:font-size-asian="9.5pt" style:font-name-complex="Arial" style:font-size-complex="9.5pt"/>
    </style:style>
    <style:style style:name="T18" style:family="text">
      <style:text-properties style:font-name="Arial" fo:font-size="9.5pt" fo:letter-spacing="0.002cm" style:font-size-asian="9.5pt" style:font-name-complex="Arial" style:font-size-complex="9.5pt" style:text-scale="103%"/>
    </style:style>
    <style:style style:name="T19" style:family="text">
      <style:text-properties style:font-name="Arial" fo:font-size="9.5pt" fo:letter-spacing="0.019cm" fo:font-weight="normal" officeooo:rsid="001a1fb6" style:font-size-asian="9.5pt" style:font-weight-asian="normal" style:font-name-complex="Arial" style:font-size-complex="9.5pt" style:font-weight-complex="normal"/>
    </style:style>
    <style:style style:name="T20" style:family="text">
      <style:text-properties style:font-name="Arial" fo:font-size="9.5pt" fo:letter-spacing="0.019cm" style:font-size-asian="9.5pt" style:font-name-complex="Arial" style:font-size-complex="9.5pt"/>
    </style:style>
    <style:style style:name="T21" style:family="text">
      <style:text-properties style:font-name="Arial" fo:font-size="9.5pt" fo:letter-spacing="0.021cm" fo:font-weight="normal" officeooo:rsid="001a1fb6" style:font-size-asian="9.5pt" style:font-weight-asian="normal" style:font-name-complex="Arial" style:font-size-complex="9.5pt" style:font-weight-complex="normal"/>
    </style:style>
    <style:style style:name="T22" style:family="text">
      <style:text-properties style:font-name="Arial" fo:font-size="9.5pt" fo:letter-spacing="0.021cm" style:font-size-asian="9.5pt" style:font-name-complex="Arial" style:font-size-complex="9.5pt"/>
    </style:style>
    <style:style style:name="T23" style:family="text">
      <style:text-properties style:font-name="Arial" fo:font-size="9.5pt" fo:letter-spacing="0.021cm" fo:font-weight="bold" style:font-size-asian="9.5pt" style:font-weight-asian="bold" style:font-name-complex="Arial" style:font-size-complex="9.5pt" style:font-weight-complex="bold"/>
    </style:style>
    <style:style style:name="T24" style:family="text">
      <style:text-properties style:font-name="Arial" fo:font-size="9.5pt" fo:letter-spacing="0.011cm" fo:font-weight="normal" officeooo:rsid="001a1fb6" style:font-size-asian="9.5pt" style:font-weight-asian="normal" style:font-name-complex="Arial" style:font-size-complex="9.5pt" style:font-weight-complex="normal"/>
    </style:style>
    <style:style style:name="T25" style:family="text">
      <style:text-properties style:font-name="Arial" fo:font-size="9.5pt" fo:letter-spacing="0.011cm" fo:font-weight="bold" style:font-size-asian="9.5pt" style:font-weight-asian="bold" style:font-name-complex="Arial" style:font-size-complex="9.5pt" style:font-weight-complex="bold"/>
    </style:style>
    <style:style style:name="T26" style:family="text">
      <style:text-properties style:font-name="Arial" fo:font-size="9.5pt" fo:letter-spacing="0.011cm" style:font-size-asian="9.5pt" style:font-name-complex="Arial" style:font-size-complex="9.5pt"/>
    </style:style>
    <style:style style:name="T27" style:family="text">
      <style:text-properties style:font-name="Arial" fo:font-size="9.5pt" fo:font-weight="bold" style:font-size-asian="9.5pt" style:font-weight-asian="bold" style:font-name-complex="Arial" style:font-size-complex="9.5pt" style:font-weight-complex="bold"/>
    </style:style>
    <style:style style:name="T28" style:family="text">
      <style:text-properties style:font-name="Arial" fo:font-size="9.5pt" fo:font-weight="bold" style:font-size-asian="9.5pt" style:font-weight-asian="bold" style:font-name-complex="Arial" style:font-size-complex="9.5pt" style:font-weight-complex="bold" style:text-scale="103%"/>
    </style:style>
    <style:style style:name="T29" style:family="text">
      <style:text-properties style:font-name="Arial" fo:font-size="9.5pt" fo:letter-spacing="0.012cm" fo:font-weight="bold" style:font-size-asian="9.5pt" style:font-weight-asian="bold" style:font-name-complex="Arial" style:font-size-complex="9.5pt" style:font-weight-complex="bold"/>
    </style:style>
    <style:style style:name="T30" style:family="text">
      <style:text-properties style:font-name="Arial" fo:font-size="9.5pt" fo:letter-spacing="0.014cm" fo:font-weight="bold" style:font-size-asian="9.5pt" style:font-weight-asian="bold" style:font-name-complex="Arial" style:font-size-complex="9.5pt" style:font-weight-complex="bold"/>
    </style:style>
    <style:style style:name="T31" style:family="text">
      <style:text-properties style:font-name="Arial" fo:font-size="9.5pt" fo:letter-spacing="0.014cm" style:font-size-asian="9.5pt" style:font-name-complex="Arial" style:font-size-complex="9.5pt"/>
    </style:style>
    <style:style style:name="T32" style:family="text">
      <style:text-properties style:font-name="Arial" fo:font-size="9.5pt" fo:letter-spacing="0.005cm" fo:font-weight="bold" style:font-size-asian="9.5pt" style:font-weight-asian="bold" style:font-name-complex="Arial" style:font-size-complex="9.5pt" style:font-weight-complex="bold"/>
    </style:style>
    <style:style style:name="T33" style:family="text">
      <style:text-properties style:font-name="Arial" fo:font-size="9.5pt" fo:letter-spacing="0.005cm" fo:font-weight="bold" style:font-size-asian="9.5pt" style:font-weight-asian="bold" style:font-name-complex="Arial" style:font-size-complex="9.5pt" style:font-weight-complex="bold" style:text-scale="103%"/>
    </style:style>
    <style:style style:name="T34" style:family="text">
      <style:text-properties style:font-name="Arial" fo:font-size="9.5pt" fo:letter-spacing="0.005cm" style:font-size-asian="9.5pt" style:font-name-complex="Arial" style:font-size-complex="9.5pt"/>
    </style:style>
    <style:style style:name="T35" style:family="text">
      <style:text-properties style:font-name="Arial" fo:font-size="9.5pt" fo:letter-spacing="0.016cm" fo:font-weight="bold" style:font-size-asian="9.5pt" style:font-weight-asian="bold" style:font-name-complex="Arial" style:font-size-complex="9.5pt" style:font-weight-complex="bold"/>
    </style:style>
    <style:style style:name="T36" style:family="text">
      <style:text-properties style:font-name="Arial" fo:font-size="9.5pt" fo:letter-spacing="0.016cm" style:font-size-asian="9.5pt" style:font-name-complex="Arial" style:font-size-complex="9.5pt"/>
    </style:style>
    <style:style style:name="T37" style:family="text">
      <style:text-properties style:font-name="Arial" fo:font-size="9.5pt" fo:letter-spacing="0.009cm" fo:font-weight="bold" style:font-size-asian="9.5pt" style:font-weight-asian="bold" style:font-name-complex="Arial" style:font-size-complex="9.5pt" style:font-weight-complex="bold"/>
    </style:style>
    <style:style style:name="T38" style:family="text">
      <style:text-properties style:font-name="Arial" fo:font-size="9.5pt" fo:letter-spacing="0.009cm" style:font-size-asian="9.5pt" style:font-name-complex="Arial" style:font-size-complex="9.5pt"/>
    </style:style>
    <style:style style:name="T39" style:family="text">
      <style:text-properties style:font-name="Arial" fo:font-size="9.5pt" style:font-size-asian="9.5pt" style:font-name-complex="Arial" style:font-size-complex="9.5pt"/>
    </style:style>
    <style:style style:name="T40" style:family="text">
      <style:text-properties style:font-name="Arial" fo:font-size="9.5pt" style:font-size-asian="9.5pt" style:font-name-complex="Arial" style:font-size-complex="9.5pt" style:text-scale="103%"/>
    </style:style>
    <style:style style:name="T41" style:family="text">
      <style:text-properties style:font-name="Arial" fo:font-size="9.5pt" fo:letter-spacing="0.007cm" style:font-size-asian="9.5pt" style:font-name-complex="Arial" style:font-size-complex="9.5pt"/>
    </style:style>
    <style:style style:name="T42" style:family="text">
      <style:text-properties style:font-name="Arial" fo:font-size="9.5pt" fo:letter-spacing="0.007cm" fo:font-weight="bold" style:font-size-asian="9.5pt" style:font-weight-asian="bold" style:font-name-complex="Arial" style:font-size-complex="9.5pt" style:font-weight-complex="bold"/>
    </style:style>
    <style:style style:name="T43" style:family="text">
      <style:text-properties style:font-name="Arial" fo:font-size="15.5pt" fo:letter-spacing="0.004cm" style:font-size-asian="15.5pt" style:font-name-complex="Arial" style:font-size-complex="15.5pt"/>
    </style:style>
    <style:style style:name="T44" style:family="text">
      <style:text-properties style:font-name="Arial" fo:font-size="15.5pt" fo:letter-spacing="0.004cm" officeooo:rsid="00170bff" style:font-size-asian="15.5pt" style:font-name-complex="Arial" style:font-size-complex="15.5pt"/>
    </style:style>
    <style:style style:name="T45" style:family="text">
      <style:text-properties style:font-name="Arial" fo:font-size="15.5pt" fo:letter-spacing="0.004cm" style:font-size-asian="15.5pt" style:font-name-complex="Arial" style:font-size-complex="15.5pt" style:text-scale="102%"/>
    </style:style>
    <style:style style:name="T46" style:family="text">
      <style:text-properties style:font-name="Arial" fo:font-size="15.5pt" fo:letter-spacing="0.004cm" officeooo:rsid="00170bff" style:font-size-asian="15.5pt" style:font-name-complex="Arial" style:font-size-complex="15.5pt" style:text-scale="102%"/>
    </style:style>
    <style:style style:name="T47" style:family="text">
      <style:text-properties style:font-name="Arial" fo:font-size="15.5pt" fo:letter-spacing="0.004cm" officeooo:rsid="0019ac2f" style:font-size-asian="15.5pt" style:font-name-complex="Arial" style:font-size-complex="15.5pt" style:text-scale="102%"/>
    </style:style>
    <style:style style:name="T48" style:family="text">
      <style:text-properties style:font-name="Arial" fo:font-size="15.5pt" fo:letter-spacing="0.004cm" fo:font-weight="bold" style:font-size-asian="15.5pt" style:font-weight-asian="bold" style:font-name-complex="Arial" style:font-size-complex="15.5pt" style:font-weight-complex="bold"/>
    </style:style>
    <style:style style:name="T49" style:family="text">
      <style:text-properties style:font-name="Arial" fo:font-size="15.5pt" fo:letter-spacing="0.004cm" fo:font-weight="bold" style:font-size-asian="15.5pt" style:font-weight-asian="bold" style:font-name-complex="Arial" style:font-size-complex="15.5pt" style:font-weight-complex="bold" style:text-scale="102%"/>
    </style:style>
    <style:style style:name="T50" style:family="text">
      <style:text-properties style:font-name="Arial" fo:font-size="15.5pt" fo:letter-spacing="0.005cm" fo:font-weight="bold" style:font-size-asian="15.5pt" style:font-weight-asian="bold" style:font-name-complex="Arial" style:font-size-complex="15.5pt" style:font-weight-complex="bold"/>
    </style:style>
    <style:style style:name="T51" style:family="text">
      <style:text-properties style:font-name="Arial" fo:font-size="15.5pt" fo:letter-spacing="0.005cm" fo:font-weight="bold" style:font-size-asian="15.5pt" style:font-weight-asian="bold" style:font-name-complex="Arial" style:font-size-complex="15.5pt" style:font-weight-complex="bold" style:text-scale="102%"/>
    </style:style>
    <style:style style:name="T52" style:family="text">
      <style:text-properties style:font-name="Arial" fo:font-size="15.5pt" fo:letter-spacing="0.005cm" style:font-size-asian="15.5pt" style:font-name-complex="Arial" style:font-size-complex="15.5pt"/>
    </style:style>
    <style:style style:name="T53" style:family="text">
      <style:text-properties style:font-name="Arial" fo:font-size="15.5pt" fo:letter-spacing="0.002cm" fo:font-weight="bold" style:font-size-asian="15.5pt" style:font-weight-asian="bold" style:font-name-complex="Arial" style:font-size-complex="15.5pt" style:font-weight-complex="bold"/>
    </style:style>
    <style:style style:name="T54" style:family="text">
      <style:text-properties style:font-name="Arial" fo:font-size="15.5pt" fo:letter-spacing="0.002cm" fo:font-weight="bold" style:font-size-asian="15.5pt" style:font-weight-asian="bold" style:font-name-complex="Arial" style:font-size-complex="15.5pt" style:font-weight-complex="bold" style:text-scale="102%"/>
    </style:style>
    <style:style style:name="T55" style:family="text">
      <style:text-properties style:font-name="Arial" fo:font-size="15.5pt" fo:letter-spacing="0.002cm" style:font-size-asian="15.5pt" style:font-name-complex="Arial" style:font-size-complex="15.5pt"/>
    </style:style>
    <style:style style:name="T56" style:family="text">
      <style:text-properties style:font-name="Arial" fo:font-size="15.5pt" fo:letter-spacing="0.002cm" style:font-size-asian="15.5pt" style:font-name-complex="Arial" style:font-size-complex="15.5pt" style:text-scale="102%"/>
    </style:style>
    <style:style style:name="T57" style:family="text">
      <style:text-properties style:font-name="Arial" fo:font-size="15.5pt" fo:font-weight="bold" style:font-size-asian="15.5pt" style:font-weight-asian="bold" style:font-name-complex="Arial" style:font-size-complex="15.5pt" style:font-weight-complex="bold"/>
    </style:style>
    <style:style style:name="T58" style:family="text">
      <style:text-properties style:font-name="Arial" fo:font-size="15.5pt" fo:font-weight="bold" style:font-size-asian="15.5pt" style:font-weight-asian="bold" style:font-name-complex="Arial" style:font-size-complex="15.5pt" style:font-weight-complex="bold" style:text-scale="102%"/>
    </style:style>
    <style:style style:name="T59" style:family="text">
      <style:text-properties style:font-name="Arial" fo:font-size="15.5pt" fo:letter-spacing="0.025cm" fo:font-weight="bold" style:font-size-asian="15.5pt" style:font-weight-asian="bold" style:font-name-complex="Arial" style:font-size-complex="15.5pt" style:font-weight-complex="bold"/>
    </style:style>
    <style:style style:name="T60" style:family="text">
      <style:text-properties style:font-name="Arial" fo:font-size="15.5pt" style:font-size-asian="15.5pt" style:font-name-complex="Arial" style:font-size-complex="15.5pt"/>
    </style:style>
    <style:style style:name="T61" style:family="text">
      <style:text-properties style:font-name="Arial" fo:font-size="15.5pt" fo:letter-spacing="0.03cm" style:font-size-asian="15.5pt" style:font-name-complex="Arial" style:font-size-complex="15.5pt"/>
    </style:style>
    <style:style style:name="T62" style:family="text">
      <style:text-properties style:font-name="Arial" fo:font-size="15.5pt" fo:letter-spacing="0.016cm" fo:font-weight="bold" style:font-size-asian="15.5pt" style:font-weight-asian="bold" style:font-name-complex="Arial" style:font-size-complex="15.5pt" style:font-weight-complex="bold"/>
    </style:style>
    <style:style style:name="T63" style:family="text">
      <style:text-properties style:font-name="Arial" fo:font-size="15.5pt" fo:letter-spacing="0.016cm" style:font-size-asian="15.5pt" style:font-name-complex="Arial" style:font-size-complex="15.5pt"/>
    </style:style>
    <style:style style:name="T64" style:family="text">
      <style:text-properties style:font-name="Arial" fo:font-size="15.5pt" fo:letter-spacing="0.014cm" style:font-size-asian="15.5pt" style:font-name-complex="Arial" style:font-size-complex="15.5pt"/>
    </style:style>
    <style:style style:name="T65" style:family="text">
      <style:text-properties style:font-name="Arial" fo:font-size="15.5pt" fo:letter-spacing="0.012cm" style:font-size-asian="15.5pt" style:font-name-complex="Arial" style:font-size-complex="15.5pt"/>
    </style:style>
    <style:style style:name="T66" style:family="text">
      <style:text-properties style:use-window-font-color="true" fo:language="es" fo:country="ES" style:font-name-asian="Times New Roman" style:language-asian="zxx" style:country-asian="none" style:font-name-complex="Arial" style:language-complex="ar" style:country-complex="SA"/>
    </style:style>
    <style:style style:name="T67" style:family="text">
      <style:text-properties style:use-window-font-color="true" fo:language="es" fo:country="ES" officeooo:rsid="004eb2d2" style:font-name-asian="Times New Roman" style:language-asian="zxx" style:country-asian="none" style:font-name-complex="Arial" style:language-complex="ar" style:country-complex="SA"/>
    </style:style>
    <style:style style:name="T68" style:family="text">
      <style:text-properties style:use-window-font-color="true" fo:language="es" fo:country="ES" fo:font-weight="bold" style:font-name-asian="Times New Roman" style:language-asian="zxx" style:country-asian="none" style:font-weight-asian="bold" style:font-name-complex="Arial" style:language-complex="ar" style:country-complex="SA" style:font-weight-complex="bold"/>
    </style:style>
    <style:style style:name="T69" style:family="text">
      <style:text-properties style:use-window-font-color="true" fo:language="es" fo:country="ES" fo:font-weight="bold" style:font-name-asian="Arial" style:language-asian="zxx" style:country-asian="none" style:font-weight-asian="bold" style:font-name-complex="Arial" style:language-complex="ar" style:country-complex="SA" style:font-weight-complex="bold"/>
    </style:style>
    <style:style style:name="T70" style:family="text">
      <style:text-properties style:use-window-font-color="true" fo:language="es" fo:country="ES" fo:font-weight="normal" style:font-name-asian="Times New Roman" style:language-asian="zxx" style:country-asian="none" style:font-weight-asian="normal" style:font-name-complex="Arial" style:language-complex="ar" style:country-complex="SA" style:font-weight-complex="normal"/>
    </style:style>
    <style:style style:name="T71" style:family="text">
      <style:text-properties style:use-window-font-color="true" fo:language="es" fo:country="ES" style:font-name-asian="Arial" style:language-asian="zxx" style:country-asian="none" style:font-name-complex="Arial" style:language-complex="ar" style:country-complex="SA"/>
    </style:style>
    <style:style style:name="T72" style:family="text">
      <style:text-properties style:font-name="Times New Roman" fo:font-size="10pt" style:font-size-asian="10pt" style:font-name-complex="Times New Roman" style:font-size-complex="10pt"/>
    </style:style>
    <style:style style:name="T73" style:family="text">
      <style:text-properties style:font-name="Times New Roman" fo:font-size="12pt" style:font-size-asian="12pt" style:font-name-complex="Times New Roman" style:font-size-complex="12pt"/>
    </style:style>
    <style:style style:name="T74" style:family="text">
      <style:text-properties style:font-name="Times New Roman" fo:font-size="12pt" style:font-size-asian="12pt" style:font-name-complex="Arial" style:font-size-complex="12pt"/>
    </style:style>
    <style:style style:name="T75" style:family="text">
      <style:text-properties style:font-name="Times New Roman" fo:font-size="12pt" fo:letter-spacing="-0.018cm" style:font-size-asian="12pt" style:font-name-complex="Times New Roman" style:font-size-complex="12pt"/>
    </style:style>
    <style:style style:name="T76" style:family="text">
      <style:text-properties style:font-name="Times New Roman" fo:font-size="12pt" fo:letter-spacing="0.032cm" style:font-size-asian="12pt" style:font-name-complex="Times New Roman" style:font-size-complex="12pt"/>
    </style:style>
    <style:style style:name="T77" style:family="text">
      <style:text-properties style:font-name="Times New Roman" fo:font-size="12pt" fo:letter-spacing="0.049cm" style:font-size-asian="12pt" style:font-name-complex="Times New Roman" style:font-size-complex="12pt"/>
    </style:style>
    <style:style style:name="T78" style:family="text">
      <style:text-properties style:font-name="Times New Roman" fo:font-size="12pt" fo:letter-spacing="0.051cm" style:font-size-asian="12pt" style:font-name-complex="Times New Roman" style:font-size-complex="12pt"/>
    </style:style>
    <style:style style:name="T79" style:family="text">
      <style:text-properties style:font-name="Times New Roman" fo:font-size="12pt" fo:letter-spacing="0.037cm" style:font-size-asian="12pt" style:font-name-complex="Times New Roman" style:font-size-complex="12pt"/>
    </style:style>
    <style:style style:name="T80" style:family="text">
      <style:text-properties style:font-name="Times New Roman" fo:font-size="12pt" fo:letter-spacing="0.058cm" style:font-size-asian="12pt" style:font-name-complex="Times New Roman" style:font-size-complex="12pt"/>
    </style:style>
    <style:style style:name="T81" style:family="text">
      <style:text-properties style:font-name="Times New Roman" fo:font-size="12pt" fo:letter-spacing="-0.03cm" style:font-size-asian="12pt" style:font-name-complex="Times New Roman" style:font-size-complex="12pt"/>
    </style:style>
    <style:style style:name="T82" style:family="text">
      <style:text-properties style:font-name="Times New Roman" fo:font-size="12pt" fo:letter-spacing="0.088cm" style:font-size-asian="12pt" style:font-name-complex="Times New Roman" style:font-size-complex="12pt"/>
    </style:style>
    <style:style style:name="T83" style:family="text">
      <style:text-properties style:font-name="Times New Roman" fo:font-size="12pt" fo:letter-spacing="0.018cm" style:font-size-asian="12pt" style:font-name-complex="Times New Roman" style:font-size-complex="12pt"/>
    </style:style>
    <style:style style:name="T84" style:family="text">
      <style:text-properties style:font-name="Times New Roman" fo:font-size="12pt" fo:letter-spacing="0.007cm" style:font-size-asian="12pt" style:font-name-complex="Times New Roman" style:font-size-complex="12pt"/>
    </style:style>
    <style:style style:name="T85" style:family="text">
      <style:text-properties style:font-name="Times New Roman" fo:font-size="12pt" fo:letter-spacing="0.016cm" style:font-size-asian="12pt" style:font-name-complex="Times New Roman" style:font-size-complex="12pt"/>
    </style:style>
    <style:style style:name="T86" style:family="text">
      <style:text-properties style:font-name="Times New Roman" fo:font-size="12pt" fo:letter-spacing="0.026cm" style:font-size-asian="12pt" style:font-name-complex="Times New Roman" style:font-size-complex="12pt"/>
    </style:style>
    <style:style style:name="T87" style:family="text">
      <style:text-properties style:font-name="Times New Roman" fo:font-size="12pt" fo:letter-spacing="0.026cm" style:font-size-asian="12pt" style:font-name-complex="Arial" style:font-size-complex="12pt"/>
    </style:style>
    <style:style style:name="T88" style:family="text">
      <style:text-properties style:font-name="Times New Roman" fo:font-size="12pt" fo:letter-spacing="0.039cm" style:font-size-asian="12pt" style:font-name-complex="Times New Roman" style:font-size-complex="12pt"/>
    </style:style>
    <style:style style:name="T89" style:family="text">
      <style:text-properties style:font-name="Times New Roman" fo:font-size="12pt" fo:letter-spacing="0.035cm" style:font-size-asian="12pt" style:font-name-complex="Times New Roman" style:font-size-complex="12pt"/>
    </style:style>
    <style:style style:name="T90" style:family="text">
      <style:text-properties style:font-name="Times New Roman" fo:font-size="12pt" fo:letter-spacing="0.028cm" style:font-size-asian="12pt" style:font-name-complex="Times New Roman" style:font-size-complex="12pt"/>
    </style:style>
    <style:style style:name="T91" style:family="text">
      <style:text-properties style:font-name="Times New Roman" fo:font-size="12pt" fo:letter-spacing="0.028cm" style:font-size-asian="12pt" style:font-name-complex="Arial" style:font-size-complex="12pt"/>
    </style:style>
    <style:style style:name="T92" style:family="text">
      <style:text-properties style:font-name="Times New Roman" fo:font-size="12pt" fo:letter-spacing="0.06cm" style:font-size-asian="12pt" style:font-name-complex="Times New Roman" style:font-size-complex="12pt"/>
    </style:style>
    <style:style style:name="T93" style:family="text">
      <style:text-properties style:font-name="Times New Roman" fo:font-size="12pt" fo:letter-spacing="-0.028cm" style:font-size-asian="12pt" style:font-name-complex="Times New Roman" style:font-size-complex="12pt"/>
    </style:style>
    <style:style style:name="T94" style:family="text">
      <style:text-properties style:font-name="Times New Roman" fo:font-size="12pt" fo:letter-spacing="0.044cm" style:font-size-asian="12pt" style:font-name-complex="Times New Roman" style:font-size-complex="12pt"/>
    </style:style>
    <style:style style:name="T95" style:family="text">
      <style:text-properties style:font-name="Times New Roman" fo:font-size="12pt" fo:letter-spacing="-0.044cm" style:font-size-asian="12pt" style:font-name-complex="Times New Roman" style:font-size-complex="12pt"/>
    </style:style>
    <style:style style:name="T96" style:family="text">
      <style:text-properties style:font-name="Times New Roman" fo:font-size="12pt" fo:letter-spacing="0.025cm" style:font-size-asian="12pt" style:font-name-complex="Times New Roman" style:font-size-complex="12pt"/>
    </style:style>
    <style:style style:name="T97" style:family="text">
      <style:text-properties style:font-name="Times New Roman" fo:font-size="12pt" fo:letter-spacing="0.002cm" style:font-size-asian="12pt" style:font-name-complex="Times New Roman" style:font-size-complex="12pt"/>
    </style:style>
    <style:style style:name="T98" style:family="text">
      <style:text-properties style:font-name="Times New Roman" fo:font-size="12pt" fo:letter-spacing="0.019cm" style:font-size-asian="12pt" style:font-name-complex="Times New Roman" style:font-size-complex="12pt"/>
    </style:style>
    <style:style style:name="T99" style:family="text">
      <style:text-properties style:font-name="Times New Roman" fo:font-size="12pt" fo:letter-spacing="-0.046cm" style:font-size-asian="12pt" style:font-name-complex="Times New Roman" style:font-size-complex="12pt"/>
    </style:style>
    <style:style style:name="T100" style:family="text">
      <style:text-properties style:font-name="Times New Roman" fo:font-size="12pt" fo:letter-spacing="0.041cm" style:font-size-asian="12pt" style:font-name-complex="Times New Roman" style:font-size-complex="12pt"/>
    </style:style>
    <style:style style:name="T101" style:family="text">
      <style:text-properties style:font-name="Times New Roman" fo:font-size="12pt" fo:letter-spacing="0.042cm" style:font-size-asian="12pt" style:font-name-complex="Times New Roman" style:font-size-complex="12pt"/>
    </style:style>
    <style:style style:name="T102" style:family="text">
      <style:text-properties style:font-name="Times New Roman" fo:font-size="12pt" fo:letter-spacing="0.055cm" style:font-size-asian="12pt" style:font-name-complex="Times New Roman" style:font-size-complex="12pt"/>
    </style:style>
    <style:style style:name="T103" style:family="text">
      <style:text-properties style:font-name="Times New Roman" fo:font-size="12pt" fo:letter-spacing="0.072cm" style:font-size-asian="12pt" style:font-name-complex="Times New Roman" style:font-size-complex="12pt"/>
    </style:style>
    <style:style style:name="T104" style:family="text">
      <style:text-properties style:font-name="Times New Roman" fo:font-size="12pt" fo:letter-spacing="0.005cm" style:font-size-asian="12pt" style:font-name-complex="Times New Roman" style:font-size-complex="12pt"/>
    </style:style>
    <style:style style:name="T105" style:family="text">
      <style:text-properties style:font-name="Times New Roman" fo:font-size="12pt" fo:letter-spacing="-0.012cm" style:font-size-asian="12pt" style:font-name-complex="Times New Roman" style:font-size-complex="12pt"/>
    </style:style>
    <style:style style:name="T106" style:family="text">
      <style:text-properties style:font-name="Times New Roman" fo:font-size="12pt" fo:letter-spacing="0.021cm" style:font-size-asian="12pt" style:font-name-complex="Times New Roman" style:font-size-complex="12pt"/>
    </style:style>
    <style:style style:name="T107" style:family="text">
      <style:text-properties style:font-name="Times New Roman" fo:font-size="12pt" fo:letter-spacing="0.009cm" style:font-size-asian="12pt" style:font-name-complex="Times New Roman" style:font-size-complex="12pt"/>
    </style:style>
    <style:style style:name="T108" style:family="text">
      <style:text-properties style:font-name="Times New Roman" fo:font-size="12pt" fo:letter-spacing="0.046cm" style:font-size-asian="12pt" style:font-name-complex="Times New Roman" style:font-size-complex="12pt"/>
    </style:style>
    <style:style style:name="T109" style:family="text">
      <style:text-properties style:font-name="Times New Roman" fo:font-size="12pt" fo:letter-spacing="0.046cm" style:font-size-asian="12pt" style:font-name-complex="Arial" style:font-size-complex="12pt"/>
    </style:style>
    <style:style style:name="T110" style:family="text">
      <style:text-properties style:font-name="Times New Roman" fo:font-size="12pt" fo:letter-spacing="-0.042cm" style:font-size-asian="12pt" style:font-name-complex="Times New Roman" style:font-size-complex="12pt"/>
    </style:style>
    <style:style style:name="T111" style:family="text">
      <style:text-properties style:font-name="Times New Roman" fo:font-size="12pt" fo:letter-spacing="-0.034cm" style:font-size-asian="12pt" style:font-name-complex="Times New Roman" style:font-size-complex="12pt"/>
    </style:style>
    <style:style style:name="T112" style:family="text">
      <style:text-properties style:font-name="Times New Roman" fo:font-size="12pt" fo:letter-spacing="0.048cm" style:font-size-asian="12pt" style:font-name-complex="Times New Roman" style:font-size-complex="12pt"/>
    </style:style>
    <style:style style:name="T113" style:family="text">
      <style:text-properties style:font-name="Times New Roman" fo:font-size="12pt" fo:letter-spacing="0.065cm" style:font-size-asian="12pt" style:font-name-complex="Times New Roman" style:font-size-complex="12pt"/>
    </style:style>
    <style:style style:name="T114" style:family="text">
      <style:text-properties style:font-name="Times New Roman" fo:font-size="12pt" fo:letter-spacing="0.065cm" style:font-size-asian="12pt" style:font-name-complex="Arial" style:font-size-complex="12pt"/>
    </style:style>
    <style:style style:name="T115" style:family="text">
      <style:text-properties style:font-name="Times New Roman" fo:font-size="12pt" fo:letter-spacing="-0.011cm" style:font-size-asian="12pt" style:font-name-complex="Times New Roman" style:font-size-complex="12pt"/>
    </style:style>
    <style:style style:name="T116" style:family="text">
      <style:text-properties style:font-name="Times New Roman" fo:font-size="12pt" fo:letter-spacing="-0.037cm" style:font-size-asian="12pt" style:font-name-complex="Times New Roman" style:font-size-complex="12pt"/>
    </style:style>
    <style:style style:name="T117" style:family="text">
      <style:text-properties style:font-name="Times New Roman" fo:font-size="12pt" fo:letter-spacing="0.071cm" style:font-size-asian="12pt" style:font-name-complex="Times New Roman" style:font-size-complex="12pt"/>
    </style:style>
    <style:style style:name="T118" style:family="text">
      <style:text-properties style:font-name="Times New Roman" fo:font-size="12pt" fo:letter-spacing="0.076cm" style:font-size-asian="12pt" style:font-name-complex="Times New Roman" style:font-size-complex="12pt"/>
    </style:style>
    <style:style style:name="T119" style:family="text">
      <style:text-properties style:font-name="Times New Roman" fo:font-size="12pt" fo:letter-spacing="0.004cm" style:font-size-asian="12pt" style:font-name-complex="Times New Roman" style:font-size-complex="12pt"/>
    </style:style>
    <style:style style:name="T120" style:family="text">
      <style:text-properties style:font-name="Times New Roman" fo:font-size="12pt" fo:letter-spacing="0.012cm" style:font-size-asian="12pt" style:font-name-complex="Times New Roman" style:font-size-complex="12pt"/>
    </style:style>
    <style:style style:name="T121" style:family="text">
      <style:text-properties style:font-name="Times New Roman" fo:font-size="12pt" fo:letter-spacing="-0.049cm" style:font-size-asian="12pt" style:font-name-complex="Times New Roman" style:font-size-complex="12pt"/>
    </style:style>
    <style:style style:name="T122" style:family="text">
      <style:text-properties style:font-name="Times New Roman" fo:font-size="12pt" fo:letter-spacing="-0.009cm" style:font-size-asian="12pt" style:font-name-complex="Times New Roman" style:font-size-complex="12pt"/>
    </style:style>
    <style:style style:name="T123" style:family="text">
      <style:text-properties style:font-name="Times New Roman" fo:font-size="12pt" fo:letter-spacing="0.023cm" style:font-size-asian="12pt" style:font-name-complex="Times New Roman" style:font-size-complex="12pt"/>
    </style:style>
    <style:style style:name="T124" style:family="text">
      <style:text-properties style:font-name="Times New Roman" fo:font-size="12pt" fo:letter-spacing="0.03cm" style:font-size-asian="12pt" style:font-name-complex="Arial" style:font-size-complex="12pt"/>
    </style:style>
    <style:style style:name="T125" style:family="text">
      <style:text-properties style:font-name="Times New Roman" fo:font-size="12pt" fo:letter-spacing="0.011cm" style:font-size-asian="12pt" style:font-name-complex="Arial" style:font-size-complex="12pt"/>
    </style:style>
    <style:style style:name="T126" style:family="text">
      <style:text-properties style:font-name="Times New Roman" fo:font-size="13pt" style:font-size-asian="13pt" style:font-name-complex="Times New Roman" style:font-size-complex="13pt"/>
    </style:style>
    <style:style style:name="T127" style:family="text">
      <style:text-properties fo:color="#000080" style:font-name="Times New Roman" fo:font-size="12pt" style:font-size-asian="12pt" style:font-name-complex="Times New Roman" style:font-size-complex="12pt"/>
    </style:style>
    <style:style style:name="T128" style:family="text">
      <style:text-properties fo:color="#000000" style:font-name="Times New Roman" fo:font-size="12pt" style:font-size-asian="12pt" style:font-name-complex="Times New Roman" style:font-size-complex="12pt"/>
    </style:style>
    <style:style style:name="T129" style:family="text">
      <style:text-properties fo:color="#000000" style:font-name="Times New Roman" fo:font-size="12pt" style:font-size-asian="12pt" style:font-name-complex="Times New Roman" style:font-size-complex="12pt" style:text-scale="131%"/>
    </style:style>
    <style:style style:name="T130" style:family="text">
      <style:text-properties fo:color="#000000" style:font-name="Times New Roman" fo:font-size="12pt" officeooo:rsid="001b5a97" style:font-size-asian="12pt" style:font-name-complex="Times New Roman" style:font-size-complex="12pt"/>
    </style:style>
    <style:style style:name="T131" style:family="text">
      <style:text-properties fo:color="#000000" style:font-name="Times New Roman" fo:font-size="12pt" style:font-size-asian="12pt" style:font-name-complex="Arial" style:font-size-complex="12pt"/>
    </style:style>
    <style:style style:name="T132" style:family="text">
      <style:text-properties fo:color="#000000" style:font-name="Times New Roman" fo:font-size="12pt" officeooo:rsid="00596285" style:font-size-asian="12pt" style:font-name-complex="Arial" style:font-size-complex="12pt"/>
    </style:style>
    <style:style style:name="T133" style:family="text">
      <style:text-properties fo:color="#000000" style:font-name="Times New Roman" fo:font-size="12pt" fo:letter-spacing="-0.018cm" style:font-size-asian="12pt" style:font-name-complex="Times New Roman" style:font-size-complex="12pt"/>
    </style:style>
    <style:style style:name="T134" style:family="text">
      <style:text-properties fo:color="#000000" style:font-name="Times New Roman" fo:font-size="12pt" fo:letter-spacing="-0.018cm" fo:font-weight="bold" style:font-size-asian="12pt" style:font-weight-asian="bold" style:font-name-complex="Times New Roman" style:font-size-complex="12pt" style:font-weight-complex="bold"/>
    </style:style>
    <style:style style:name="T135"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36" style:family="text">
      <style:text-properties fo:color="#000000" style:font-name="Times New Roman" fo:font-size="12pt" fo:font-weight="bold" officeooo:rsid="001bed04" style:font-size-asian="12pt" style:font-weight-asian="bold" style:font-name-complex="Times New Roman" style:font-size-complex="12pt" style:font-weight-complex="bold"/>
    </style:style>
    <style:style style:name="T137" style:family="text">
      <style:text-properties fo:color="#000000" style:font-name="Times New Roman" fo:font-size="12pt" fo:letter-spacing="0.004cm" style:font-size-asian="12pt" style:font-name-complex="Times New Roman" style:font-size-complex="12pt"/>
    </style:style>
    <style:style style:name="T138" style:family="text">
      <style:text-properties fo:color="#000000" style:font-name="Times New Roman" fo:font-size="12pt" fo:letter-spacing="0.021cm" style:font-size-asian="12pt" style:font-name-complex="Times New Roman" style:font-size-complex="12pt"/>
    </style:style>
    <style:style style:name="T139" style:family="text">
      <style:text-properties fo:color="#000000" style:font-name="Times New Roman" fo:font-size="12pt" fo:letter-spacing="0.042cm" style:font-size-asian="12pt" style:font-name-complex="Times New Roman" style:font-size-complex="12pt"/>
    </style:style>
    <style:style style:name="T140" style:family="text">
      <style:text-properties fo:color="#000000" style:font-name="Times New Roman" fo:font-size="12pt" fo:letter-spacing="0.026cm" style:font-size-asian="12pt" style:font-name-complex="Times New Roman" style:font-size-complex="12pt"/>
    </style:style>
    <style:style style:name="T141" style:family="text">
      <style:text-properties fo:color="#000000" style:font-name="Times New Roman" fo:font-size="12pt" fo:letter-spacing="0.053cm" style:font-size-asian="12pt" style:font-name-complex="Times New Roman" style:font-size-complex="12pt"/>
    </style:style>
    <style:style style:name="T142" style:family="text">
      <style:text-properties fo:color="#000000" style:font-name="Times New Roman" fo:font-size="12pt" fo:letter-spacing="0.06cm" style:font-size-asian="12pt" style:font-name-complex="Times New Roman" style:font-size-complex="12pt"/>
    </style:style>
    <style:style style:name="T143" style:family="text">
      <style:text-properties fo:color="#000000" style:font-name="Times New Roman" fo:font-size="12pt" fo:letter-spacing="0.025cm" style:font-size-asian="12pt" style:font-name-complex="Times New Roman" style:font-size-complex="12pt"/>
    </style:style>
    <style:style style:name="T144" style:family="text">
      <style:text-properties fo:color="#000000" style:font-name="Times New Roman" fo:font-size="12pt" fo:letter-spacing="0.025cm" officeooo:rsid="001b5a97" style:font-size-asian="12pt" style:font-name-complex="Times New Roman" style:font-size-complex="12pt"/>
    </style:style>
    <style:style style:name="T145" style:family="text">
      <style:text-properties fo:color="#000000" style:font-name="Times New Roman" fo:font-size="12pt" fo:letter-spacing="0.032cm" style:font-size-asian="12pt" style:font-name-complex="Times New Roman" style:font-size-complex="12pt"/>
    </style:style>
    <style:style style:name="T146" style:family="text">
      <style:text-properties fo:color="#000000" style:font-name="Times New Roman" fo:font-size="12pt" fo:letter-spacing="0.019cm" style:font-size-asian="12pt" style:font-name-complex="Times New Roman" style:font-size-complex="12pt"/>
    </style:style>
    <style:style style:name="T147" style:family="text">
      <style:text-properties fo:color="#000000" style:font-name="Times New Roman" fo:font-size="12pt" fo:letter-spacing="0.011cm" style:font-size-asian="12pt" style:font-name-complex="Times New Roman" style:font-size-complex="12pt"/>
    </style:style>
    <style:style style:name="T148" style:family="text">
      <style:text-properties fo:color="#000000" style:font-name="Times New Roman" fo:font-size="12pt" fo:letter-spacing="0.011cm" officeooo:rsid="001b5a97" style:font-size-asian="12pt" style:font-name-complex="Times New Roman" style:font-size-complex="12pt"/>
    </style:style>
    <style:style style:name="T149" style:family="text">
      <style:text-properties fo:color="#000000" style:font-name="Times New Roman" fo:font-size="12pt" fo:letter-spacing="0.048cm" style:font-size-asian="12pt" style:font-name-complex="Times New Roman" style:font-size-complex="12pt"/>
    </style:style>
    <style:style style:name="T150" style:family="text">
      <style:text-properties fo:color="#000000" style:font-name="Times New Roman" fo:font-size="12pt" fo:letter-spacing="0.007cm" style:font-size-asian="12pt" style:font-name-complex="Times New Roman" style:font-size-complex="12pt"/>
    </style:style>
    <style:style style:name="T151" style:family="text">
      <style:text-properties fo:color="#000000" style:font-name="Times New Roman" fo:font-size="12pt" fo:letter-spacing="-0.012cm" style:font-size-asian="12pt" style:font-name-complex="Times New Roman" style:font-size-complex="12pt"/>
    </style:style>
    <style:style style:name="T152" style:family="text">
      <style:text-properties fo:color="#000000" style:font-name="Times New Roman" fo:font-size="12pt" fo:letter-spacing="0.005cm" style:font-size-asian="12pt" style:font-name-complex="Times New Roman" style:font-size-complex="12pt"/>
    </style:style>
    <style:style style:name="T153" style:family="text">
      <style:text-properties fo:color="#000000" style:font-name="Times New Roman" fo:font-size="12pt" fo:letter-spacing="0.037cm" style:font-size-asian="12pt" style:font-name-complex="Times New Roman" style:font-size-complex="12pt"/>
    </style:style>
    <style:style style:name="T154" style:family="text">
      <style:text-properties fo:color="#000000" style:font-name="Times New Roman" fo:font-size="12pt" fo:letter-spacing="0.064cm" style:font-size-asian="12pt" style:font-name-complex="Times New Roman" style:font-size-complex="12pt"/>
    </style:style>
    <style:style style:name="T155" style:family="text">
      <style:text-properties fo:color="#000000" style:font-name="Times New Roman" fo:font-size="12pt" fo:letter-spacing="0.081cm" style:font-size-asian="12pt" style:font-name-complex="Times New Roman" style:font-size-complex="12pt"/>
    </style:style>
    <style:style style:name="T156" style:family="text">
      <style:text-properties fo:color="#000000" style:font-name="Times New Roman" fo:font-size="12pt" fo:letter-spacing="0.016cm" style:font-size-asian="12pt" style:font-name-complex="Times New Roman" style:font-size-complex="12pt"/>
    </style:style>
    <style:style style:name="T157" style:family="text">
      <style:text-properties fo:color="#000000" style:font-name="Times New Roman" fo:font-size="12pt" fo:letter-spacing="0.034cm" style:font-size-asian="12pt" style:font-name-complex="Times New Roman" style:font-size-complex="12pt"/>
    </style:style>
    <style:style style:name="T158" style:family="text">
      <style:text-properties fo:color="#000000" style:font-name="Times New Roman" fo:font-size="12pt" fo:letter-spacing="0.018cm" style:font-size-asian="12pt" style:font-name-complex="Times New Roman" style:font-size-complex="12pt"/>
    </style:style>
    <style:style style:name="T159" style:family="text">
      <style:text-properties fo:color="#000000" style:font-name="Times New Roman" fo:font-size="12pt" fo:letter-spacing="-0.046cm" style:font-size-asian="12pt" style:font-name-complex="Times New Roman" style:font-size-complex="12pt"/>
    </style:style>
    <style:style style:name="T160" style:family="text">
      <style:text-properties fo:color="#000000" style:font-name="Times New Roman" fo:font-size="12pt" fo:letter-spacing="0.093cm" style:font-size-asian="12pt" style:font-name-complex="Times New Roman" style:font-size-complex="12pt"/>
    </style:style>
    <style:style style:name="T161" style:family="text">
      <style:text-properties fo:color="#000000" style:font-name="Times New Roman" fo:font-size="12pt" fo:letter-spacing="0.023cm" style:font-size-asian="12pt" style:font-name-complex="Times New Roman" style:font-size-complex="12pt"/>
    </style:style>
    <style:style style:name="T162" style:family="text">
      <style:text-properties fo:color="#000000" style:font-name="Times New Roman" fo:font-size="12pt" fo:letter-spacing="-0.007cm" style:font-size-asian="12pt" style:font-name-complex="Times New Roman" style:font-size-complex="12pt"/>
    </style:style>
    <style:style style:name="T163" style:family="text">
      <style:text-properties fo:color="#000000" style:font-name="Times New Roman" fo:font-size="12pt" fo:letter-spacing="0.079cm" style:font-size-asian="12pt" style:font-name-complex="Times New Roman" style:font-size-complex="12pt"/>
    </style:style>
    <style:style style:name="T164" style:family="text">
      <style:text-properties fo:color="#000000" style:font-name="Times New Roman" fo:font-size="12pt" fo:letter-spacing="-0.009cm" style:font-size-asian="12pt" style:font-name-complex="Times New Roman" style:font-size-complex="12pt"/>
    </style:style>
    <style:style style:name="T165" style:family="text">
      <style:text-properties fo:color="#000000" style:font-name="Times New Roman" fo:font-size="12pt" fo:letter-spacing="0.002cm" style:font-size-asian="12pt" style:font-name-complex="Times New Roman" style:font-size-complex="12pt"/>
    </style:style>
    <style:style style:name="T166" style:family="text">
      <style:text-properties fo:color="#000000" style:font-name="Times New Roman" fo:font-size="12pt" fo:letter-spacing="0.002cm" fo:font-weight="bold" style:font-size-asian="12pt" style:font-weight-asian="bold" style:font-name-complex="Times New Roman" style:font-size-complex="12pt" style:font-weight-complex="bold"/>
    </style:style>
    <style:style style:name="T167" style:family="text">
      <style:text-properties fo:color="#000000" style:font-name="Times New Roman" fo:font-size="12pt" fo:letter-spacing="0.041cm" style:font-size-asian="12pt" style:font-name-complex="Times New Roman" style:font-size-complex="12pt"/>
    </style:style>
    <style:style style:name="T168" style:family="text">
      <style:text-properties fo:color="#000000" style:font-name="Times New Roman" fo:font-size="12pt" fo:letter-spacing="0.071cm" style:font-size-asian="12pt" style:font-name-complex="Times New Roman" style:font-size-complex="12pt"/>
    </style:style>
    <style:style style:name="T169" style:family="text">
      <style:text-properties fo:color="#000000" style:font-name="Times New Roman" fo:font-size="12pt" fo:letter-spacing="0.012cm" style:font-size-asian="12pt" style:font-name-complex="Times New Roman" style:font-size-complex="12pt"/>
    </style:style>
    <style:style style:name="T170" style:family="text">
      <style:text-properties fo:color="#000000" style:font-name="Times New Roman" fo:font-size="12pt" fo:letter-spacing="0.03cm" style:font-size-asian="12pt" style:font-name-complex="Times New Roman" style:font-size-complex="12pt"/>
    </style:style>
    <style:style style:name="T171" style:family="text">
      <style:text-properties fo:color="#000000" style:font-name="Times New Roman" fo:font-size="12pt" fo:letter-spacing="0.03cm" fo:font-weight="bold" style:font-size-asian="12pt" style:font-weight-asian="bold" style:font-name-complex="Times New Roman" style:font-size-complex="12pt" style:font-weight-complex="bold"/>
    </style:style>
    <style:style style:name="T172" style:family="text">
      <style:text-properties fo:color="#000000" style:font-name="Times New Roman" fo:font-size="12pt" fo:letter-spacing="0.051cm" style:font-size-asian="12pt" style:font-name-complex="Times New Roman" style:font-size-complex="12pt"/>
    </style:style>
    <style:style style:name="T173" style:family="text">
      <style:text-properties fo:color="#000000" style:font-name="Times New Roman" fo:font-size="12pt" fo:letter-spacing="0.056cm" style:font-size-asian="12pt" style:font-name-complex="Times New Roman" style:font-size-complex="12pt"/>
    </style:style>
    <style:style style:name="T174" style:family="text">
      <style:text-properties fo:color="#000000" style:font-name="Times New Roman" fo:font-size="12pt" fo:letter-spacing="0.074cm" style:font-size-asian="12pt" style:font-name-complex="Times New Roman" style:font-size-complex="12pt"/>
    </style:style>
    <style:style style:name="T175" style:family="text">
      <style:text-properties fo:color="#000000" style:font-name="Times New Roman" fo:font-size="12pt" fo:letter-spacing="0.035cm" style:font-size-asian="12pt" style:font-name-complex="Times New Roman" style:font-size-complex="12pt"/>
    </style:style>
    <style:style style:name="T176" style:family="text">
      <style:text-properties fo:color="#000000" style:font-name="Times New Roman" fo:font-size="12pt" fo:letter-spacing="0.039cm" style:font-size-asian="12pt" style:font-name-complex="Times New Roman" style:font-size-complex="12pt"/>
    </style:style>
    <style:style style:name="T177" style:family="text">
      <style:text-properties fo:color="#000000" style:font-name="Times New Roman" fo:font-size="12pt" fo:letter-spacing="0.046cm" style:font-size-asian="12pt" style:font-name-complex="Times New Roman" style:font-size-complex="12pt"/>
    </style:style>
    <style:style style:name="T178" style:family="text">
      <style:text-properties fo:color="#000000" style:font-name="Times New Roman" fo:font-size="12pt" fo:letter-spacing="0.049cm" style:font-size-asian="12pt" style:font-name-complex="Times New Roman" style:font-size-complex="12pt"/>
    </style:style>
    <style:style style:name="T179" style:family="text">
      <style:text-properties fo:color="#000000" style:font-name="Times New Roman" fo:font-size="12pt" fo:letter-spacing="0.044cm" style:font-size-asian="12pt" style:font-name-complex="Times New Roman" style:font-size-complex="12pt"/>
    </style:style>
    <style:style style:name="T180" style:family="text">
      <style:text-properties fo:color="#000000" style:font-name="Times New Roman" fo:font-size="12pt" fo:letter-spacing="-0.044cm" style:font-size-asian="12pt" style:font-name-complex="Times New Roman" style:font-size-complex="12pt"/>
    </style:style>
    <style:style style:name="T181" style:family="text">
      <style:text-properties fo:color="#000000" style:font-name="Times New Roman" fo:font-size="12pt" fo:letter-spacing="-0.014cm" style:font-size-asian="12pt" style:font-name-complex="Times New Roman" style:font-size-complex="12pt"/>
    </style:style>
    <style:style style:name="T182" style:family="text">
      <style:text-properties fo:color="#000000" style:font-name="Times New Roman" fo:font-size="12pt" fo:letter-spacing="0.076cm" style:font-size-asian="12pt" style:font-name-complex="Times New Roman" style:font-size-complex="12pt"/>
    </style:style>
    <style:style style:name="T183" style:family="text">
      <style:text-properties fo:color="#000000" style:font-name="Times New Roman" fo:font-size="12pt" fo:letter-spacing="-0.004cm" style:font-size-asian="12pt" style:font-name-complex="Times New Roman" style:font-size-complex="12pt"/>
    </style:style>
    <style:style style:name="T184" style:family="text">
      <style:text-properties fo:color="#000000" style:font-name="Times New Roman" fo:font-size="12pt" fo:letter-spacing="0.085cm" style:font-size-asian="12pt" style:font-name-complex="Times New Roman" style:font-size-complex="12pt"/>
    </style:style>
    <style:style style:name="T185" style:family="text">
      <style:text-properties fo:color="#000000" style:font-name="Times New Roman" fo:font-size="12pt" fo:letter-spacing="0.085cm" fo:font-weight="bold" style:font-size-asian="12pt" style:font-weight-asian="bold" style:font-name-complex="Times New Roman" style:font-size-complex="12pt" style:font-weight-complex="bold"/>
    </style:style>
    <style:style style:name="T186" style:family="text">
      <style:text-properties fo:color="#000000" style:font-name="Times New Roman" fo:font-size="12pt" fo:letter-spacing="0.095cm" style:font-size-asian="12pt" style:font-name-complex="Times New Roman" style:font-size-complex="12pt"/>
    </style:style>
    <style:style style:name="T187" style:family="text">
      <style:text-properties fo:color="#000000" style:font-name="Times New Roman" fo:font-size="12pt" fo:letter-spacing="-0.041cm" style:font-size-asian="12pt" style:font-name-complex="Times New Roman" style:font-size-complex="12pt"/>
    </style:style>
    <style:style style:name="T188" style:family="text">
      <style:text-properties fo:color="#000000" style:font-name="Times New Roman" fo:font-size="12pt" fo:letter-spacing="-0.011cm" style:font-size-asian="12pt" style:font-name-complex="Times New Roman" style:font-size-complex="12pt"/>
    </style:style>
    <style:style style:name="T189" style:family="text">
      <style:text-properties fo:color="#000000" style:font-name="Times New Roman" fo:font-size="12pt" fo:letter-spacing="-0.025cm" style:font-size-asian="12pt" style:font-name-complex="Times New Roman" style:font-size-complex="12pt"/>
    </style:style>
    <style:style style:name="T190" style:family="text">
      <style:text-properties fo:color="#000000" style:font-name="Times New Roman" fo:font-size="12pt" fo:letter-spacing="0.009cm" style:font-size-asian="12pt" style:font-name-complex="Times New Roman" style:font-size-complex="12pt"/>
    </style:style>
    <style:style style:name="T191" style:family="text">
      <style:text-properties fo:color="#000000" style:font-name="Times New Roman" fo:font-size="12pt" fo:letter-spacing="0.062cm" style:font-size-asian="12pt" style:font-name-complex="Times New Roman" style:font-size-complex="12pt"/>
    </style:style>
    <style:style style:name="T192" style:family="text">
      <style:text-properties fo:color="#000000" style:font-name="Times New Roman" fo:font-size="12pt" fo:letter-spacing="0.067cm" fo:font-weight="bold" style:font-size-asian="12pt" style:font-weight-asian="bold" style:font-name-complex="Times New Roman" style:font-size-complex="12pt" style:font-weight-complex="bold"/>
    </style:style>
    <style:style style:name="T193" style:family="text">
      <style:text-properties fo:color="#000000" style:font-name="Times New Roman" fo:font-size="12pt" fo:letter-spacing="0.067cm" style:font-size-asian="12pt" style:font-name-complex="Times New Roman" style:font-size-complex="12pt"/>
    </style:style>
    <style:style style:name="T194" style:family="text">
      <style:text-properties fo:color="#000000" style:font-name="Times New Roman" fo:font-size="12pt" fo:letter-spacing="0.072cm" style:font-size-asian="12pt" style:font-name-complex="Times New Roman" style:font-size-complex="12pt"/>
    </style:style>
    <style:style style:name="T195" style:family="text">
      <style:text-properties fo:color="#000000" style:font-name="Times New Roman" fo:font-size="12pt" fo:letter-spacing="-0.028cm" style:font-size-asian="12pt" style:font-name-complex="Times New Roman" style:font-size-complex="12pt"/>
    </style:style>
    <style:style style:name="T196" style:family="text">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97" style:family="text">
      <style:text-properties fo:color="#000000" style:font-name="Times New Roman" fo:font-size="12pt" fo:letter-spacing="0.028cm" style:font-size-asian="12pt" style:font-name-complex="Times New Roman" style:font-size-complex="12pt"/>
    </style:style>
    <style:style style:name="T198" style:family="text">
      <style:text-properties fo:color="#000000" style:font-name="Times New Roman" fo:font-size="12pt" fo:letter-spacing="-0.021cm" style:font-size-asian="12pt" style:font-name-complex="Times New Roman" style:font-size-complex="12pt"/>
    </style:style>
    <style:style style:name="T199" style:family="text">
      <style:text-properties fo:color="#000000" style:font-name="Times New Roman" fo:font-size="12pt" fo:letter-spacing="0.014cm" style:font-size-asian="12pt" style:font-name-complex="Times New Roman" style:font-size-complex="12pt"/>
    </style:style>
    <style:style style:name="T200" style:family="text">
      <style:text-properties fo:color="#000000" style:font-name="Times New Roman" fo:font-size="12pt" fo:letter-spacing="-0.016cm" style:font-size-asian="12pt" style:font-name-complex="Times New Roman" style:font-size-complex="12pt"/>
    </style:style>
    <style:style style:name="T201" style:family="text">
      <style:text-properties fo:color="#000000" style:font-name="Times New Roman" fo:font-size="10pt" style:font-size-asian="10pt" style:font-name-complex="Times New Roman" style:font-size-complex="10pt"/>
    </style:style>
    <style:style style:name="T202" style:family="text">
      <style:text-properties fo:color="#000000" style:font-name="Times New Roman" fo:font-size="9.5pt" style:font-size-asian="9.5pt" style:font-name-complex="Times New Roman" style:font-size-complex="9.5pt"/>
    </style:style>
    <style:style style:name="T203" style:family="text">
      <style:text-properties fo:color="#000000" style:font-name="Times New Roman" fo:font-size="9.5pt" style:font-size-asian="9.5pt" style:font-name-complex="Times New Roman" style:font-size-complex="9.5pt" style:text-scale="136%"/>
    </style:style>
    <style:style style:name="T204" style:family="text">
      <style:text-properties fo:color="#000000" fo:font-weight="normal" style:font-name-asian="Arial" style:font-weight-asian="normal" style:font-name-complex="Arial" style:font-weight-complex="normal"/>
    </style:style>
    <style:style style:name="T205" style:family="text">
      <style:text-properties fo:color="#000000" fo:font-weight="normal" style:font-weight-asian="normal" style:font-name-complex="Arial" style:font-weight-complex="normal"/>
    </style:style>
    <style:style style:name="T206" style:family="text">
      <style:text-properties fo:color="#000000" style:font-name-complex="Arial"/>
    </style:style>
    <style:style style:name="T207" style:family="text">
      <style:text-properties fo:color="#000000" fo:letter-spacing="0.056cm" style:font-name-complex="Arial"/>
    </style:style>
    <style:style style:name="T208" style:family="text">
      <style:text-properties fo:color="#000000" fo:letter-spacing="0.074cm" style:font-name-complex="Arial"/>
    </style:style>
    <style:style style:name="T209" style:family="text">
      <style:text-properties fo:color="#000000" fo:letter-spacing="0.076cm" style:font-name-complex="Arial"/>
    </style:style>
    <style:style style:name="T210" style:family="text">
      <style:text-properties fo:color="#000000" fo:letter-spacing="0.004cm" style:font-name-complex="Arial"/>
    </style:style>
    <style:style style:name="T211" style:family="text">
      <style:text-properties fo:color="#000000" fo:letter-spacing="0.002cm" style:font-name-complex="Arial"/>
    </style:style>
    <style:style style:name="T212" style:family="text">
      <style:text-properties fo:color="#000000" fo:letter-spacing="0.042cm" style:font-name-complex="Arial"/>
    </style:style>
    <style:style style:name="T213" style:family="text">
      <style:text-properties fo:color="#000000" fo:letter-spacing="-0.055cm" style:font-name-complex="Arial"/>
    </style:style>
    <style:style style:name="T214" style:family="text">
      <style:text-properties fo:color="#000000" fo:letter-spacing="0.044cm" style:font-name-complex="Arial"/>
    </style:style>
    <style:style style:name="T215" style:family="text">
      <style:text-properties fo:color="#000000" fo:letter-spacing="-0.053cm" style:font-name-complex="Arial"/>
    </style:style>
    <style:style style:name="T216" style:family="text">
      <style:text-properties officeooo:rsid="001d85da"/>
    </style:style>
    <style:style style:name="T217" style:family="text">
      <style:text-properties style:font-name-complex="Arial"/>
    </style:style>
    <style:style style:name="T218" style:family="text">
      <style:text-properties officeooo:rsid="00525361" style:font-name-complex="Arial"/>
    </style:style>
    <style:style style:name="T219" style:family="text">
      <style:text-properties fo:letter-spacing="0.065cm" style:font-name-complex="Arial"/>
    </style:style>
    <style:style style:name="T220" style:family="text">
      <style:text-properties fo:letter-spacing="0.03cm" style:font-name-complex="Arial"/>
    </style:style>
    <style:style style:name="T221" style:family="text">
      <style:text-properties fo:letter-spacing="0.026cm" style:font-name-complex="Arial"/>
    </style:style>
    <style:style style:name="T222" style:family="text">
      <style:text-properties fo:letter-spacing="0.028cm" style:font-name-complex="Arial"/>
    </style:style>
    <style:style style:name="T223" style:family="text">
      <style:text-properties fo:letter-spacing="0.046cm" style:font-name-complex="Arial"/>
    </style:style>
    <style:style style:name="T224" style:family="text">
      <style:text-properties style:font-name-asian="Arial"/>
    </style:style>
    <style:style style:name="T225" style:family="text">
      <style:text-properties style:font-name-asian="Arial" style:font-name-complex="Arial"/>
    </style:style>
    <style:style style:name="T226" style:family="text">
      <style:text-properties fo:letter-spacing="0.039cm" style:font-name-complex="Arial"/>
    </style:style>
    <style:style style:name="T227" style:family="text">
      <style:text-properties fo:letter-spacing="-0.032cm" style:font-name-complex="Arial"/>
    </style:style>
    <style:style style:name="T228" style:family="text">
      <style:text-properties fo:letter-spacing="0.018cm" style:font-name-complex="Arial"/>
    </style:style>
    <style:style style:name="T229" style:family="text">
      <style:text-properties fo:letter-spacing="0.018cm" officeooo:rsid="004b542f" style:font-name-complex="Arial"/>
    </style:style>
    <style:style style:name="T230" style:family="text">
      <style:text-properties fo:letter-spacing="0.048cm" style:font-name-complex="Arial"/>
    </style:style>
    <style:style style:name="T231" style:family="text">
      <style:text-properties fo:font-weight="normal" style:font-weight-asian="normal" style:font-name-complex="Arial" style:font-weight-complex="normal"/>
    </style:style>
    <style:style style:name="T232" style:family="text">
      <style:text-properties fo:font-weight="normal" style:font-weight-asian="normal" style:font-weight-complex="normal"/>
    </style:style>
    <style:style style:name="T233" style:family="text">
      <style:text-properties fo:font-weight="normal" style:font-name-asian="Arial" style:font-weight-asian="normal" style:font-name-complex="Arial" style:font-weight-complex="normal"/>
    </style:style>
    <style:style style:name="T234" style:family="text">
      <style:text-properties fo:font-weight="bold" style:font-weight-asian="bold" style:font-name-complex="Arial" style:font-weight-complex="bold"/>
    </style:style>
    <style:style style:name="T235" style:family="text">
      <style:text-properties fo:font-weight="bold" officeooo:rsid="00221115" style:font-weight-asian="bold" style:font-name-complex="Arial" style:font-weight-complex="bold"/>
    </style:style>
    <style:style style:name="T236" style:family="text">
      <style:text-properties fo:font-weight="bold" style:font-weight-asian="bold" style:font-weight-complex="bold"/>
    </style:style>
    <style:style style:name="T237" style:family="text">
      <style:text-properties officeooo:rsid="001e5074"/>
    </style:style>
    <style:style style:name="T238" style:family="text">
      <style:text-properties fo:letter-spacing="-0.019cm" style:font-name-complex="Arial"/>
    </style:style>
    <style:style style:name="T239" style:family="text">
      <style:text-properties fo:letter-spacing="-0.019cm" fo:font-weight="bold" style:font-weight-asian="bold" style:font-name-complex="Arial" style:font-weight-complex="bold"/>
    </style:style>
    <style:style style:name="T240" style:family="text">
      <style:text-properties fo:letter-spacing="-0.019cm" fo:font-weight="bold" officeooo:rsid="00221115" style:font-weight-asian="bold" style:font-name-complex="Arial" style:font-weight-complex="bold"/>
    </style:style>
    <style:style style:name="T241" style:family="text">
      <style:text-properties fo:letter-spacing="-0.004cm" style:font-name-complex="Arial"/>
    </style:style>
    <style:style style:name="T242" style:family="text">
      <style:text-properties fo:letter-spacing="-0.004cm" fo:font-weight="bold" style:font-weight-asian="bold" style:font-name-complex="Arial" style:font-weight-complex="bold"/>
    </style:style>
    <style:style style:name="T243" style:family="text">
      <style:text-properties fo:letter-spacing="-0.004cm" fo:font-weight="bold" officeooo:rsid="00221115" style:font-weight-asian="bold" style:font-name-complex="Arial" style:font-weight-complex="bold"/>
    </style:style>
    <style:style style:name="T244" style:family="text">
      <style:text-properties fo:letter-spacing="0.016cm" style:font-name-complex="Arial"/>
    </style:style>
    <style:style style:name="T245" style:family="text">
      <style:text-properties fo:letter-spacing="0.016cm" fo:font-weight="bold" style:font-weight-asian="bold" style:font-name-complex="Arial" style:font-weight-complex="bold"/>
    </style:style>
    <style:style style:name="T246" style:family="text">
      <style:text-properties fo:letter-spacing="-0.016cm" style:font-name-complex="Arial"/>
    </style:style>
    <style:style style:name="T247" style:family="text">
      <style:text-properties fo:letter-spacing="0.004cm" style:font-name-complex="Arial"/>
    </style:style>
    <style:style style:name="T248" style:family="text">
      <style:text-properties fo:letter-spacing="0.035cm" style:font-name-complex="Arial"/>
    </style:style>
    <style:style style:name="T249" style:family="text">
      <style:text-properties fo:letter-spacing="0.044cm" style:font-name-complex="Arial"/>
    </style:style>
    <style:style style:name="T250" style:family="text">
      <style:text-properties fo:letter-spacing="-0.053cm" style:font-name-complex="Arial"/>
    </style:style>
    <style:style style:name="T251" style:family="text">
      <style:text-properties fo:letter-spacing="0.058cm" style:font-name-complex="Arial"/>
    </style:style>
    <style:style style:name="T252" style:family="text">
      <style:text-properties fo:letter-spacing="0.023cm" style:font-name-complex="Arial"/>
    </style:style>
    <style:style style:name="T253" style:family="text">
      <style:text-properties fo:letter-spacing="0.062cm" style:font-name-complex="Arial"/>
    </style:style>
    <style:style style:name="T254" style:family="text">
      <style:text-properties fo:letter-spacing="0.037cm" style:font-name-complex="Arial"/>
    </style:style>
    <style:style style:name="T255" style:family="text">
      <style:text-properties fo:letter-spacing="0.014cm" style:font-name-complex="Arial"/>
    </style:style>
    <style:style style:name="T256" style:family="text">
      <style:text-properties fo:letter-spacing="0.007cm" style:font-name-complex="Arial"/>
    </style:style>
    <style:style style:name="T257" style:family="text">
      <style:text-properties fo:letter-spacing="0.041cm" style:font-name-complex="Arial"/>
    </style:style>
    <style:style style:name="T258" style:family="text">
      <style:text-properties fo:letter-spacing="0.034cm" style:font-name-complex="Arial"/>
    </style:style>
    <style:style style:name="T259" style:family="text">
      <style:text-properties fo:letter-spacing="0.09cm" style:font-name-complex="Arial"/>
    </style:style>
    <style:style style:name="T260" style:family="text">
      <style:text-properties fo:letter-spacing="-0.007cm" style:font-name-complex="Arial"/>
    </style:style>
    <style:style style:name="T261" style:family="text">
      <style:text-properties fo:letter-spacing="-0.056cm" style:font-name-complex="Arial"/>
    </style:style>
    <style:style style:name="T262" style:family="text">
      <style:text-properties fo:language="es" fo:country="ES" style:font-name-complex="Arial"/>
    </style:style>
    <style:style style:name="T263" style:family="text">
      <style:text-properties fo:language="es" fo:country="ES" fo:font-weight="bold" style:font-weight-asian="bold" style:font-name-complex="Arial" style:font-weight-complex="bold"/>
    </style:style>
    <style:style style:name="T264" style:family="text">
      <style:text-properties style:font-name-complex="Courier New"/>
    </style:style>
    <style:style style:name="T265" style:family="text">
      <style:text-properties fo:letter-spacing="0.085cm" style:font-name-complex="Courier New"/>
    </style:style>
    <style:style style:name="T266" style:family="text">
      <style:text-properties fo:letter-spacing="0.085cm" style:font-name-complex="Arial"/>
    </style:style>
    <style:style style:name="T267" style:family="text">
      <style:text-properties fo:font-style="italic" style:font-style-asian="italic" style:font-name-complex="Arial" style:font-style-complex="italic"/>
    </style:style>
    <style:style style:name="T268" style:family="text">
      <style:text-properties fo:letter-spacing="-0.005cm" style:font-name-complex="Arial"/>
    </style:style>
    <style:style style:name="T269" style:family="text">
      <style:text-properties fo:letter-spacing="0.056cm" style:font-name-complex="Arial"/>
    </style:style>
    <style:style style:name="T270" style:family="text">
      <style:text-properties fo:letter-spacing="0.055cm" fo:font-weight="bold" style:font-weight-asian="bold" style:font-name-complex="Arial" style:font-weight-complex="bold"/>
    </style:style>
    <style:style style:name="T271" style:family="text">
      <style:text-properties fo:letter-spacing="0.055cm" style:font-name-complex="Arial"/>
    </style:style>
    <style:style style:name="T272" style:family="text">
      <style:text-properties fo:letter-spacing="0.053cm" style:font-name-complex="Arial"/>
    </style:style>
    <style:style style:name="T273" style:family="text">
      <style:text-properties fo:letter-spacing="0.113cm" style:font-name-complex="Arial"/>
    </style:style>
    <style:style style:name="T274" style:family="text">
      <style:text-properties fo:letter-spacing="-0.011cm" style:font-name-complex="Arial"/>
    </style:style>
    <style:style style:name="T275" style:family="text">
      <style:text-properties fo:letter-spacing="0.009cm" style:font-name-complex="Arial"/>
    </style:style>
    <style:style style:name="T276" style:family="text">
      <style:text-properties fo:letter-spacing="0.071cm" style:font-name-complex="Arial"/>
    </style:style>
    <style:style style:name="T277" style:family="text">
      <style:text-properties fo:letter-spacing="-0.026cm" style:font-name-complex="Arial"/>
    </style:style>
    <style:style style:name="T278" style:family="text">
      <style:text-properties fo:letter-spacing="0.081cm" style:font-name-complex="Arial"/>
    </style:style>
    <style:style style:name="T279" style:family="text">
      <style:text-properties fo:letter-spacing="0.012cm" style:font-name-complex="Arial"/>
    </style:style>
    <style:style style:name="T280" style:family="text">
      <style:text-properties fo:letter-spacing="0.032cm" style:font-name-complex="Arial"/>
    </style:style>
    <style:style style:name="T281" style:family="text">
      <style:text-properties fo:letter-spacing="0.021cm" style:font-name-complex="Arial"/>
    </style:style>
    <style:style style:name="T282" style:family="text">
      <style:text-properties fo:letter-spacing="0.111cm" style:font-name-complex="Arial"/>
    </style:style>
    <style:style style:name="T283" style:family="text">
      <style:text-properties fo:letter-spacing="0.042cm" style:font-name-complex="Arial"/>
    </style:style>
    <style:style style:name="T284" style:family="text">
      <style:text-properties fo:letter-spacing="0.002cm" style:font-name-complex="Arial"/>
    </style:style>
    <style:style style:name="T285" style:family="text">
      <style:text-properties fo:letter-spacing="0.095cm" style:font-name-complex="Arial"/>
    </style:style>
    <style:style style:name="T286" style:family="text">
      <style:text-properties fo:letter-spacing="-0.042cm" style:font-name-complex="Arial"/>
    </style:style>
    <style:style style:name="T287" style:family="text">
      <style:text-properties fo:letter-spacing="0.092cm" style:font-name-complex="Arial"/>
    </style:style>
    <style:style style:name="T28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horizontal-align="justify" draw:textarea-vertical-align="middle" draw:auto-grow-height="false" fo:min-height="10.716cm" fo:min-width="13.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background"/>
    </style:style>
    <style:style style:name="gr4" style:family="graphic">
      <style:graphic-properties draw:stroke="solid" svg:stroke-width="0.037cm" svg:stroke-color="#000000" draw:stroke-linejoin="round" svg:stroke-linecap="square" draw:fill="none" draw:fill-color="#ffffff" draw:textarea-horizontal-align="left" draw:textarea-vertical-align="top" draw:auto-grow-height="false" fo:min-height="0cm" fo:min-width="16.222cm" fo:padding-top="0.229cm" fo:padding-bottom="0.229cm" fo:padding-left="0.441cm" fo:padding-right="0.441cm" fo:wrap-option="wrap" draw:shadow-color="#808080" style:run-through="background"/>
    </style:style>
    <style:style style:name="gr5" style:family="graphic">
      <style:graphic-properties draw:stroke="solid" svg:stroke-width="0.037cm" svg:stroke-color="#000000" draw:stroke-linejoin="round" svg:stroke-linecap="square" draw:fill="none" draw:fill-color="#ffffff" draw:textarea-horizontal-align="left" draw:textarea-vertical-align="top" draw:auto-grow-height="false" fo:min-height="1.235cm" fo:min-width="0cm" fo:padding-top="0.229cm" fo:padding-bottom="0.229cm" fo:padding-left="0.441cm" fo:padding-right="0.441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4"/>
      <text:p text:style-name="P14"/>
      <text:p text:style-name="P162"/>
      <text:p text:style-name="P161"/>
      <text:p text:style-name="P161"/>
      <text:p text:style-name="P161"/>
      <text:p text:style-name="P161"/>
      <text:p text:style-name="P161"/>
      <text:p text:style-name="P161"/>
      <text:p text:style-name="P161"/>
      <text:p text:style-name="P160"><text:span text:style-name="T48">PROGRA</text:span><text:span text:style-name="T50">M</text:span><text:span text:style-name="T48">AC</text:span><text:span text:style-name="T53">I</text:span><text:span text:style-name="T48">Ó</text:span><text:span text:style-name="T57">N</text:span><text:span text:style-name="T59"> </text:span><text:span text:style-name="T49">D</text:span><text:span text:style-name="T54">I</text:span><text:span text:style-name="T49">DÁCT</text:span><text:span text:style-name="T54">I</text:span><text:span text:style-name="T49">C</text:span><text:span text:style-name="T58">A</text:span></text:p>
      <text:p text:style-name="P163"><text:span text:style-name="T43">APL</text:span><text:span text:style-name="T55">I</text:span><text:span text:style-name="T43">CAC</text:span><text:span text:style-name="T55">I</text:span><text:span text:style-name="T43">ONE</text:span><text:span text:style-name="T60">S</text:span><text:span text:style-name="T61"> </text:span><text:span text:style-name="T47">WEB</text:span></text:p>
      <text:p text:style-name="P155"/>
      <text:p text:style-name="P19"/>
      <text:p text:style-name="P19"/>
      <text:p text:style-name="P164"><text:span text:style-name="T48">C</text:span><text:span text:style-name="T53">i</text:span><text:span text:style-name="T48">c</text:span><text:span text:style-name="T53">l</text:span><text:span text:style-name="T57">o</text:span><text:span text:style-name="T62"> </text:span><text:span text:style-name="T54">f</text:span><text:span text:style-name="T49">o</text:span><text:span text:style-name="T54">r</text:span><text:span text:style-name="T51">m</text:span><text:span text:style-name="T49">a</text:span><text:span text:style-name="T54">ti</text:span><text:span text:style-name="T49">v</text:span><text:span text:style-name="T58">o</text:span></text:p>
      <text:p text:style-name="P165"><text:span text:style-name="T43">S</text:span><text:span text:style-name="T55">ist</text:span><text:span text:style-name="T43">e</text:span><text:span text:style-name="T52">m</text:span><text:span text:style-name="T43">a</text:span><text:span text:style-name="T60">s</text:span><text:span text:style-name="T63"> </text:span><text:span text:style-name="T52">M</text:span><text:span text:style-name="T55">i</text:span><text:span text:style-name="T43">c</text:span><text:span text:style-name="T55">r</text:span><text:span text:style-name="T43">o</text:span><text:span text:style-name="T55">i</text:span><text:span text:style-name="T43">n</text:span><text:span text:style-name="T55">f</text:span><text:span text:style-name="T43">o</text:span><text:span text:style-name="T55">r</text:span><text:span text:style-name="T52">m</text:span><text:span text:style-name="T43">á</text:span><text:span text:style-name="T55">ti</text:span><text:span text:style-name="T43">co</text:span><text:span text:style-name="T60">s</text:span><text:span text:style-name="T64"> </text:span><text:span text:style-name="T60">y</text:span><text:span text:style-name="T65"> </text:span><text:span text:style-name="T45">Redes</text:span></text:p>
      <text:p text:style-name="P155"/>
      <text:p text:style-name="P19"/>
      <text:p text:style-name="P19"/>
      <text:p text:style-name="P164"><text:span text:style-name="T49">Cu</text:span><text:span text:style-name="T54">r</text:span><text:span text:style-name="T49">so</text:span><text:span text:style-name="T58">:</text:span></text:p>
      <text:p text:style-name="P165"><text:span text:style-name="T45">201</text:span><text:span text:style-name="T46">6</text:span><text:span text:style-name="T56">-</text:span><text:span text:style-name="T45">201</text:span><text:span text:style-name="T46">7</text:span></text:p>
      <text:p text:style-name="P155"/>
      <text:p text:style-name="P19"/>
      <text:p text:style-name="P19"/>
      <text:p text:style-name="P164"><text:span text:style-name="T49">P</text:span><text:span text:style-name="T54">r</text:span><text:span text:style-name="T49">o</text:span><text:span text:style-name="T54">f</text:span><text:span text:style-name="T49">eso</text:span><text:span text:style-name="T54">r</text:span><text:span text:style-name="T58">:</text:span></text:p>
      <text:p text:style-name="P166"><text:span text:style-name="T43">J</text:span><text:span text:style-name="T44">uan Francisco Sánchez González</text:span></text:p>
      <text:p text:style-name="P14"/>
      <text:p text:style-name="P24"/>
      <text:p text:style-name="P25"/>
      <text:p text:style-name="P17"/>
      <text:p text:style-name="P17"/>
      <text:p text:style-name="P17"/>
      <text:p text:style-name="P17"/>
      <text:p text:style-name="P17"/>
      <text:p text:style-name="P17"/>
      <text:p text:style-name="P17"/>
      <text:p text:style-name="P17"><draw:custom-shape text:anchor-type="paragraph" draw:z-index="0" draw:name="Forma1" draw:style-name="gr1" draw:text-style-name="P218" svg:width="13.018cm" svg:height="10.716cm" svg:x="1.143cm" svg:y="-12.779cm"><text:p/><draw:enhanced-geometry svg:viewBox="0 0 21600 21600" draw:mirror-horizontal="false" draw:mirror-vertical="false" draw:type="rectangle" draw:enhanced-path="M 0 0 L 21600 0 21600 21600 0 21600 0 0 Z N"/></draw:custom-shape></text:p>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text:soft-page-break/></text:p>
      <text:table-of-content text:style-name="Sect1" text:protected="true" text:name="Sumario1">
        <text:table-of-content-source text:outline-level="10" text:use-outline-level="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Heading_20_5"/>
          </text:index-source-styles>
          <text:index-source-styles text:outline-level="3">
            <text:index-source-style text:style-name="Heading_20_7"/>
          </text:index-source-styles>
        </text:table-of-content-source>
        <text:index-body>
          <text:index-title text:style-name="Sect1" text:name="Sumario1_Head">
            <text:p text:style-name="Contents_20_Heading">Índice de contenidos</text:p>
          </text:index-title>
          <text:p text:style-name="P197"><text:a xlink:type="simple" xlink:href="#__RefHeading___Toc34137_87245982" text:style-name="Index_20_Link" text:visited-style-name="Index_20_Link">1. INTRODUCCIÓN<text:tab/>3</text:a></text:p>
          <text:p text:style-name="P197"><text:a xlink:type="simple" xlink:href="#__RefHeading___Toc34139_87245982" text:style-name="Index_20_Link" text:visited-style-name="Index_20_Link">2. NORMATIVA LEGAL<text:tab/>4</text:a></text:p>
          <text:p text:style-name="P197"><text:a xlink:type="simple" xlink:href="#__RefHeading___Toc34141_87245982" text:style-name="Index_20_Link" text:visited-style-name="Index_20_Link">3. CARACTERÍSTICAS DEL GRUPO<text:tab/>6</text:a></text:p>
          <text:p text:style-name="P197"><text:a xlink:type="simple" xlink:href="#__RefHeading___Toc34143_87245982" text:style-name="Index_20_Link" text:visited-style-name="Index_20_Link">4. INTERDISCIPLINARIEDAD<text:tab/>7</text:a></text:p>
          <text:p text:style-name="P197"><text:a xlink:type="simple" xlink:href="#__RefHeading___Toc34145_87245982" text:style-name="Index_20_Link" text:visited-style-name="Index_20_Link">5. CAPACIDADES TERMINALES / RESULTADOS DE APRENDIZAJES<text:tab/>7</text:a></text:p>
          <text:p text:style-name="P215"><text:a xlink:type="simple" xlink:href="#__RefHeading___Toc34147_87245982" text:style-name="Index_20_Link" text:visited-style-name="Index_20_Link">5.1. Objetivos comunes del ciclo formativo<text:tab/>7</text:a></text:p>
          <text:p text:style-name="P215"><text:a xlink:type="simple" xlink:href="#__RefHeading___Toc34149_87245982" text:style-name="Index_20_Link" text:visited-style-name="Index_20_Link">5.2. Objetivos específicos del módulo<text:tab/>9</text:a></text:p>
          <text:p text:style-name="P215"><text:a xlink:type="simple" xlink:href="#__RefHeading___Toc34151_87245982" text:style-name="Index_20_Link" text:visited-style-name="Index_20_Link">5.3 Competencias generales del titulo<text:tab/>9</text:a></text:p>
          <text:p text:style-name="P215"><text:a xlink:type="simple" xlink:href="#__RefHeading___Toc34153_87245982" text:style-name="Index_20_Link" text:visited-style-name="Index_20_Link">5.4 Resultados de aprendizaje<text:tab/>10</text:a></text:p>
          <text:p text:style-name="P215"><text:a xlink:type="simple" xlink:href="#__RefHeading___Toc34155_87245982" text:style-name="Index_20_Link" text:visited-style-name="Index_20_Link">5.5 Concreción de objetivos y acciones contemplados en el Plan de Mejora del<text:tab/>10</text:a></text:p>
          <text:p text:style-name="P215"><text:a xlink:type="simple" xlink:href="#__RefHeading___Toc34157_87245982" text:style-name="Index_20_Link" text:visited-style-name="Index_20_Link">Centro para el curso 2016-17<text:tab/>10</text:a></text:p>
          <text:p text:style-name="P197"><text:a xlink:type="simple" xlink:href="#__RefHeading___Toc34159_87245982" text:style-name="Index_20_Link" text:visited-style-name="Index_20_Link">6. CONTENIDOS<text:tab/>11</text:a></text:p>
          <text:p text:style-name="P215"><text:a xlink:type="simple" xlink:href="#__RefHeading___Toc34161_87245982" text:style-name="Index_20_Link" text:visited-style-name="Index_20_Link">6.1. Contenido organizador<text:tab/>11</text:a></text:p>
          <text:p text:style-name="P197"><text:a xlink:type="simple" xlink:href="#__RefHeading___Toc34163_87245982" text:style-name="Index_20_Link" text:visited-style-name="Index_20_Link">7. UNIDADES DE TRABAJO<text:tab/>11</text:a></text:p>
          <text:p text:style-name="P197"><text:a xlink:type="simple" xlink:href="#__RefHeading___Toc34165_87245982" text:style-name="Index_20_Link" text:visited-style-name="Index_20_Link">8. METODOLOGÍA<text:tab/>18</text:a></text:p>
          <text:p text:style-name="P197"><text:a xlink:type="simple" xlink:href="#__RefHeading___Toc34167_87245982" text:style-name="Index_20_Link" text:visited-style-name="Index_20_Link">9. CRITERIOS DE CALIFICACIÓN<text:tab/>21</text:a></text:p>
          <text:p text:style-name="P215"><text:a xlink:type="simple" xlink:href="#__RefHeading___Toc32542_975754029" text:style-name="Index_20_Link" text:visited-style-name="Index_20_Link">9.1 Instrumentos de evaluación<text:tab/>23</text:a></text:p>
          <text:p text:style-name="P215"><text:a xlink:type="simple" xlink:href="#__RefHeading___Toc20121_87245982" text:style-name="Index_20_Link" text:visited-style-name="Index_20_Link">9.2. Contenidos mínimos y criterios de recuperación<text:tab/>24</text:a></text:p>
          <text:p text:style-name="P215"><text:a xlink:type="simple" xlink:href="#__RefHeading___Toc20123_87245982" text:style-name="Index_20_Link" text:visited-style-name="Index_20_Link">9.3. Pérdida de la evaluación continua<text:tab/>25</text:a></text:p>
          <text:p text:style-name="P198"><text:a xlink:type="simple" xlink:href="#__RefHeading___Toc20125_87245982" text:style-name="Index_20_Link" text:visited-style-name="Index_20_Link">9.3.1. Procedimiento de notificación de la pérdida de la evaluación continua<text:tab/>25</text:a></text:p>
          <text:p text:style-name="P198"><text:a xlink:type="simple" xlink:href="#__RefHeading___Toc20127_87245982" text:style-name="Index_20_Link" text:visited-style-name="Index_20_Link">9.3.2 Sistemas e instrumentos de evaluación para los alumnos que han perdido el derecho a la evaluación continua<text:tab/>26</text:a></text:p>
          <text:p text:style-name="P197"><text:a xlink:type="simple" xlink:href="#__RefHeading___Toc13690_975754029" text:style-name="Index_20_Link" text:visited-style-name="Index_20_Link">10. ATENCIÓN A LA DIVERSIDAD<text:tab/>26</text:a></text:p>
          <text:p text:style-name="P197"><text:a xlink:type="simple" xlink:href="#__RefHeading___Toc34171_87245982" text:style-name="Index_20_Link" text:visited-style-name="Index_20_Link">11.- ACTIVIDADES COMPLEMENTARIAS Y EXTRAESCOLARES<text:tab/>27</text:a></text:p>
        </text:index-body>
      </text:table-of-content>
      <text:p text:style-name="P172"><text:soft-page-break/></text:p>
      <text:h text:style-name="Heading_20_3" text:outline-level="3"><text:bookmark-start text:name="__RefHeading___Toc34137_87245982"/>1. I<text:span text:style-name="T216">NTRODUCCIÓN</text:span><text:bookmark-end text:name="__RefHeading___Toc34137_87245982"/></text:h>
      <text:p text:style-name="P152"/>
      <text:p text:style-name="P186"><text:span text:style-name="T73">El</text:span><text:span text:style-name="T76"> </text:span><text:span text:style-name="T73">extraordinario</text:span><text:span text:style-name="T77"> </text:span><text:span text:style-name="T73">crecimiento</text:span><text:span text:style-name="T77"> </text:span><text:span text:style-name="T73">de</text:span><text:span text:style-name="T77"> </text:span><text:span text:style-name="T73">Internet</text:span><text:span text:style-name="T77"> </text:span><text:span text:style-name="T73">ha</text:span><text:span text:style-name="T77"> </text:span><text:span text:style-name="T73">permitido</text:span><text:span text:style-name="T77"> </text:span><text:span text:style-name="T73">interconectar</text:span><text:span text:style-name="T77"> </text:span><text:span text:style-name="T73">millones</text:span><text:span text:style-name="T78"> </text:span><text:span text:style-name="T73">de ordenadores </text:span><text:span text:style-name="T79"><text:s/></text:span><text:span text:style-name="T73">y </text:span><text:span text:style-name="T79"><text:s/></text:span><text:span text:style-name="T73">ha </text:span><text:span text:style-name="T79"><text:s/></text:span><text:span text:style-name="T73">hecho </text:span><text:span text:style-name="T79"><text:s/></text:span><text:span text:style-name="T73">posible </text:span><text:span text:style-name="T79"><text:s/></text:span><text:span text:style-name="T73">aumentar </text:span><text:span text:style-name="T79"><text:s/></text:span><text:span text:style-name="T73">de </text:span><text:span text:style-name="T79"><text:s/></text:span><text:span text:style-name="T73">forma </text:span><text:span text:style-name="T79"><text:s/></text:span><text:span text:style-name="T73">extraordinaria </text:span><text:span text:style-name="T79"><text:s/></text:span><text:span text:style-name="T73">el </text:span><text:span text:style-name="T79"><text:s/></text:span><text:span text:style-name="T73">desarrollo </text:span><text:span text:style-name="T79"><text:s/></text:span><text:span text:style-name="T73">de aplicaciones</text:span><text:span text:style-name="T80"> </text:span><text:span text:style-name="T73">informáticas</text:span><text:span text:style-name="T80"> </text:span><text:span text:style-name="T73">para</text:span><text:span text:style-name="T80"> </text:span><text:span text:style-name="T73">la </text:span><text:span text:style-name="T81"><text:s/></text:span><text:span text:style-name="T73">gestión</text:span><text:span text:style-name="T80"> </text:span><text:span text:style-name="T73">de</text:span><text:span text:style-name="T80"> </text:span><text:span text:style-name="T73">Sistemas</text:span><text:span text:style-name="T80"> </text:span><text:span text:style-name="T73">de</text:span><text:span text:style-name="T80"> </text:span><text:span text:style-name="T73">Información</text:span><text:span text:style-name="T80"> </text:span><text:span text:style-name="T73">fuera</text:span><text:span text:style-name="T80"> </text:span><text:span text:style-name="T73">del</text:span><text:span text:style-name="T80"> </text:span><text:span text:style-name="T73">ámbito interno de las empresas, hecho impensable hace sólo unos pocos años.</text:span></text:p>
      <text:p text:style-name="P151"/>
      <text:p text:style-name="P187"><text:span text:style-name="T73">Una</text:span><text:span text:style-name="T82"> </text:span><text:span text:style-name="T73">serie </text:span><text:span text:style-name="T83"><text:s/></text:span><text:span text:style-name="T73">de </text:span><text:span text:style-name="T83"><text:s/></text:span><text:span text:style-name="T73">avances </text:span><text:span text:style-name="T83"><text:s/></text:span><text:span text:style-name="T73">en </text:span><text:span text:style-name="T83"><text:s/></text:span><text:span text:style-name="T73">el </text:span><text:span text:style-name="T83"><text:s/></text:span><text:span text:style-name="T73">campo </text:span><text:span text:style-name="T83"><text:s/></text:span><text:span text:style-name="T73">de </text:span><text:span text:style-name="T83"><text:s/></text:span><text:span text:style-name="T73">las </text:span><text:span text:style-name="T83"><text:s/></text:span><text:span text:style-name="T73">comunicaciones, </text:span><text:span text:style-name="T83"><text:s/></text:span><text:span text:style-name="T73">motivados </text:span><text:span text:style-name="T83"><text:s/></text:span><text:span text:style-name="T73">por </text:span><text:span text:style-name="T83"><text:s/></text:span><text:span text:style-name="T73">la necesidad <text:s/></text:span><text:span text:style-name="T84"><text:s/></text:span><text:span text:style-name="T73">de <text:s/></text:span><text:span text:style-name="T84"><text:s/></text:span><text:span text:style-name="T73">intercambiar <text:s/></text:span><text:span text:style-name="T84"><text:s/></text:span><text:span text:style-name="T73">información, <text:s/></text:span><text:span text:style-name="T84"><text:s/></text:span><text:span text:style-name="T73">hicieron <text:s/></text:span><text:span text:style-name="T84"><text:s/></text:span><text:span text:style-name="T73">posible <text:s/></text:span><text:span text:style-name="T84"><text:s/></text:span><text:span text:style-name="T73">que <text:s/></text:span><text:span text:style-name="T84"><text:s/></text:span><text:span text:style-name="T73">diferentes <text:s/></text:span><text:span text:style-name="T84"><text:s/></text:span><text:span text:style-name="T73">tipos <text:s/></text:span><text:span text:style-name="T84"><text:s/></text:span><text:span text:style-name="T73">de ordenadores</text:span><text:span text:style-name="T85"> </text:span><text:span text:style-name="T73">se</text:span><text:span text:style-name="T85"> </text:span><text:span text:style-name="T73">pudieran</text:span><text:span text:style-name="T85"> </text:span><text:span text:style-name="T73">interconectar.</text:span><text:span text:style-name="T85"> </text:span><text:span text:style-name="T73">Así,</text:span><text:span text:style-name="T85"> </text:span><text:span text:style-name="T73">la</text:span><text:span text:style-name="T85"> </text:span><text:span text:style-name="T73">creación</text:span><text:span text:style-name="T85"> </text:span><text:span text:style-name="T73">del</text:span><text:span text:style-name="T85"> </text:span><text:span text:style-name="T73">protocolo</text:span><text:span text:style-name="T85"> </text:span><text:span text:style-name="T73">TCP/IP,</text:span><text:span text:style-name="T85"> </text:span><text:span text:style-name="T73">que</text:span><text:span text:style-name="T85"> </text:span><text:span text:style-name="T73">permite asignar</text:span><text:span text:style-name="T86"> </text:span><text:span text:style-name="T73">a</text:span><text:span text:style-name="T86"> </text:span><text:span text:style-name="T73">cualquier</text:span><text:span text:style-name="T86"> </text:span><text:span text:style-name="T73">ordenador</text:span><text:span text:style-name="T86"> </text:span><text:span text:style-name="T73">de</text:span><text:span text:style-name="T86"> </text:span><text:span text:style-name="T73">la</text:span><text:span text:style-name="T86"> </text:span><text:span text:style-name="T73">red</text:span><text:span text:style-name="T86"> </text:span><text:span text:style-name="T73">un</text:span><text:span text:style-name="T86"> </text:span><text:span text:style-name="T73">nombre</text:span><text:span text:style-name="T86"> </text:span><text:span text:style-name="T73">único,</text:span><text:span text:style-name="T86"> </text:span><text:span text:style-name="T73">dirección</text:span><text:span text:style-name="T86"> </text:span><text:span text:style-name="T73">IP,</text:span><text:span text:style-name="T86"> </text:span><text:span text:style-name="T73">propició</text:span><text:span text:style-name="T86"> </text:span><text:span text:style-name="T73">las</text:span><text:span text:style-name="T86"> </text:span><text:span text:style-name="T73">bases para</text:span><text:span text:style-name="T88"> </text:span><text:span text:style-name="T73">la</text:span><text:span text:style-name="T88"> </text:span><text:span text:style-name="T73">comunicación</text:span><text:span text:style-name="T88"> </text:span><text:span text:style-name="T73">de</text:span><text:span text:style-name="T88"> </text:span><text:span text:style-name="T73">máquinas</text:span><text:span text:style-name="T88"> </text:span><text:span text:style-name="T73">heterogéneas,</text:span><text:span text:style-name="T88"> </text:span><text:span text:style-name="T73">creando</text:span><text:span text:style-name="T88"> </text:span><text:span text:style-name="T73">lo</text:span><text:span text:style-name="T88"> </text:span><text:span text:style-name="T73">que</text:span><text:span text:style-name="T88"> </text:span><text:span text:style-name="T73">sería</text:span><text:span text:style-name="T88"> </text:span><text:span text:style-name="T73">la</text:span><text:span text:style-name="T88"> </text:span><text:span text:style-name="T73">red</text:span><text:span text:style-name="T88"> </text:span><text:span text:style-name="T73">Internet:</text:span><text:span text:style-name="T88"> </text:span><text:span text:style-name="T73">un gran conjunto de diferentes redes conectadas entre sí.</text:span></text:p>
      <text:p text:style-name="P151"/>
      <text:p text:style-name="P189"><text:span text:style-name="T73">Era</text:span><text:span text:style-name="T83"> </text:span><text:span text:style-name="T73">necesario</text:span><text:span text:style-name="T89"> </text:span><text:span text:style-name="T73">un</text:span><text:span text:style-name="T89"> </text:span><text:span text:style-name="T73">método</text:span><text:span text:style-name="T89"> </text:span><text:span text:style-name="T73">que</text:span><text:span text:style-name="T89"> </text:span><text:span text:style-name="T73">permitiera</text:span><text:span text:style-name="T89"> </text:span><text:span text:style-name="T73">la</text:span><text:span text:style-name="T89"> </text:span><text:span text:style-name="T73">transmisión</text:span><text:span text:style-name="T89"> </text:span><text:span text:style-name="T73">de</text:span><text:span text:style-name="T89"> </text:span><text:span text:style-name="T73">los</text:span><text:span text:style-name="T89"> </text:span><text:span text:style-name="T73">trabajos</text:span><text:span text:style-name="T89"> </text:span><text:span text:style-name="T73">científicos al</text:span><text:span text:style-name="T90"> </text:span><text:span text:style-name="T73">resto</text:span><text:span text:style-name="T90"> </text:span><text:span text:style-name="T73">de</text:span><text:span text:style-name="T90"> </text:span><text:span text:style-name="T73">la</text:span><text:span text:style-name="T90"> </text:span><text:span text:style-name="T73">comunidad.</text:span><text:span text:style-name="T90"> </text:span><text:span text:style-name="T73">Así</text:span><text:span text:style-name="T90"> </text:span><text:span text:style-name="T73">nació</text:span><text:span text:style-name="T90"> </text:span><text:span text:style-name="T73">el</text:span><text:span text:style-name="T90"> </text:span><text:span text:style-name="T73">proyecto</text:span><text:span text:style-name="T90"> </text:span><text:span text:style-name="T73">de</text:span><text:span text:style-name="T90"> </text:span><text:span text:style-name="T73">la</text:span><text:span text:style-name="T90"> </text:span><text:span text:style-name="T73">World</text:span><text:span text:style-name="T90"> </text:span><text:span text:style-name="T73">Wide</text:span><text:span text:style-name="T90"> </text:span><text:span text:style-name="T73">Web.La</text:span><text:span text:style-name="T90"> </text:span><text:span text:style-name="T73">invención</text:span><text:span text:style-name="T90"> </text:span><text:span text:style-name="T73">por Tim</text:span><text:span text:style-name="T92"> </text:span><text:span text:style-name="T73">Berners</text:span><text:span text:style-name="T92"> </text:span><text:span text:style-name="T73">Lee</text:span><text:span text:style-name="T92"> </text:span><text:span text:style-name="T73">en</text:span><text:span text:style-name="T92"> </text:span><text:span text:style-name="T73">el</text:span><text:span text:style-name="T92"> </text:span><text:span text:style-name="T73">CERN </text:span><text:span text:style-name="T93"><text:s/></text:span><text:span text:style-name="T73">de</text:span><text:span text:style-name="T92"> </text:span><text:span text:style-name="T73">un</text:span><text:span text:style-name="T92"> </text:span><text:span text:style-name="T73">lenguaje</text:span><text:span text:style-name="T92"> </text:span><text:span text:style-name="T73">de</text:span><text:span text:style-name="T92"> </text:span><text:span text:style-name="T73">códigos</text:span><text:span text:style-name="T92"> </text:span><text:span text:style-name="T73">para</text:span><text:span text:style-name="T92"> </text:span><text:span text:style-name="T73">la</text:span><text:span text:style-name="T92"> </text:span><text:span text:style-name="T73">representación</text:span><text:span text:style-name="T92"> </text:span><text:span text:style-name="T73">de</text:span><text:span text:style-name="T92"> </text:span><text:span text:style-name="T73">la información,</text:span><text:span text:style-name="T94"> </text:span><text:span text:style-name="T73">HTML,</text:span><text:span text:style-name="T94"> </text:span><text:span text:style-name="T73">y</text:span><text:span text:style-name="T94"> </text:span><text:span text:style-name="T73">de</text:span><text:span text:style-name="T94"> </text:span><text:span text:style-name="T73">un</text:span><text:span text:style-name="T94"> </text:span><text:span text:style-name="T73">protocolo</text:span><text:span text:style-name="T94"> </text:span><text:span text:style-name="T73">de</text:span><text:span text:style-name="T94"> </text:span><text:span text:style-name="T73">nivel </text:span><text:span text:style-name="T95"><text:s/></text:span><text:span text:style-name="T73">de</text:span><text:span text:style-name="T94"> </text:span><text:span text:style-name="T73">aplicación</text:span><text:span text:style-name="T94"> </text:span><text:span text:style-name="T73">HTTP</text:span><text:span text:style-name="T94"> </text:span><text:span text:style-name="T73">que</text:span><text:span text:style-name="T94"> </text:span><text:span text:style-name="T73">permitiera</text:span><text:span text:style-name="T94"> </text:span><text:span text:style-name="T73">la transmisión</text:span><text:span text:style-name="T76"> </text:span><text:span text:style-name="T73">de</text:span><text:span text:style-name="T76"> </text:span><text:span text:style-name="T73">los</text:span><text:span text:style-name="T76"> </text:span><text:span text:style-name="T73">documentos</text:span><text:span text:style-name="T76"> </text:span><text:span text:style-name="T73">codificados</text:span><text:span text:style-name="T76"> </text:span><text:span text:style-name="T73">HTML</text:span><text:span text:style-name="T76"> </text:span><text:span text:style-name="T73">a</text:span><text:span text:style-name="T76"> </text:span><text:span text:style-name="T73">través</text:span><text:span text:style-name="T76"> </text:span><text:span text:style-name="T73">de</text:span><text:span text:style-name="T76"> </text:span><text:span text:style-name="T73">Internet,</text:span><text:span text:style-name="T76"> </text:span><text:span text:style-name="T73">ha</text:span><text:span text:style-name="T76"> </text:span><text:span text:style-name="T73">revolucionado el</text:span><text:span text:style-name="T96"> </text:span><text:span text:style-name="T73">mundo</text:span><text:span text:style-name="T96"> </text:span><text:span text:style-name="T73">,</text:span><text:span text:style-name="T96"> </text:span><text:span text:style-name="T73">haciendo</text:span><text:span text:style-name="T96"> </text:span><text:span text:style-name="T73">posible</text:span><text:span text:style-name="T96"> </text:span><text:span text:style-name="T73">el</text:span><text:span text:style-name="T96"> </text:span><text:span text:style-name="T73">estado</text:span><text:span text:style-name="T96"> </text:span><text:span text:style-name="T73">actual</text:span><text:span text:style-name="T96"> </text:span><text:span text:style-name="T73">de</text:span><text:span text:style-name="T96"> </text:span><text:span text:style-name="T73">Internet,</text:span><text:span text:style-name="T96"> </text:span><text:span text:style-name="T73">cuya</text:span><text:span text:style-name="T96"> </text:span><text:span text:style-name="T73">evolución</text:span><text:span text:style-name="T96"> </text:span><text:span text:style-name="T73">y</text:span><text:span text:style-name="T96"> </text:span><text:span text:style-name="T73">crecimiento</text:span><text:span text:style-name="T96"> </text:span><text:span text:style-name="T73">es aun impredecible.</text:span></text:p>
      <text:p text:style-name="P26"/>
      <text:p text:style-name="P187"><text:span text:style-name="T73">Este</text:span><text:span text:style-name="T97"> </text:span><text:span text:style-name="T73">acontecimiento</text:span><text:span text:style-name="T98"> </text:span><text:span text:style-name="T73">ha</text:span><text:span text:style-name="T98"> </text:span><text:span text:style-name="T73">permitido</text:span><text:span text:style-name="T98"> </text:span><text:span text:style-name="T73">intercambiar</text:span><text:span text:style-name="T98"> </text:span><text:span text:style-name="T73">información</text:span><text:span text:style-name="T98"> </text:span><text:span text:style-name="T73">codificada</text:span><text:span text:style-name="T98"> </text:span><text:span text:style-name="T73">en</text:span><text:span text:style-name="T98"> </text:span><text:span text:style-name="T73">lenguaje HTML, </text:span><text:span text:style-name="T99"><text:s/></text:span><text:span text:style-name="T73">mediante</text:span><text:span text:style-name="T100"> </text:span><text:span text:style-name="T73">la</text:span><text:span text:style-name="T100"> </text:span><text:span text:style-name="T73">ubicación</text:span><text:span text:style-name="T101"> </text:span><text:span text:style-name="T73">de</text:span><text:span text:style-name="T100"> </text:span><text:span text:style-name="T73">páginas</text:span><text:span text:style-name="T101"> </text:span><text:span text:style-name="T73">codificadas</text:span><text:span text:style-name="T101"> </text:span><text:span text:style-name="T73">en</text:span><text:span text:style-name="T101"> </text:span><text:span text:style-name="T73">este</text:span><text:span text:style-name="T100"> </text:span><text:span text:style-name="T73">lenguaje</text:span><text:span text:style-name="T100"> </text:span><text:span text:style-name="T73">en</text:span><text:span text:style-name="T101"> </text:span><text:span text:style-name="T73">determinados puntos</text:span><text:span text:style-name="T92"> </text:span><text:span text:style-name="T73">de</text:span><text:span text:style-name="T92"> </text:span><text:span text:style-name="T73">la</text:span><text:span text:style-name="T92"> </text:span><text:span text:style-name="T73">red</text:span><text:span text:style-name="T92"> </text:span><text:span text:style-name="T73">Internet </text:span><text:span text:style-name="T93"><text:s/></text:span><text:span text:style-name="T73">de</text:span><text:span text:style-name="T92"> </text:span><text:span text:style-name="T73">forma</text:span><text:span text:style-name="T92"> </text:span><text:span text:style-name="T73">que</text:span><text:span text:style-name="T92"> </text:span><text:span text:style-name="T73">cualquier</text:span><text:span text:style-name="T92"> </text:span><text:span text:style-name="T73">ordenador</text:span><text:span text:style-name="T92"> </text:span><text:span text:style-name="T73">conectado</text:span><text:span text:style-name="T92"> </text:span><text:span text:style-name="T73">a</text:span><text:span text:style-name="T80"> </text:span><text:span text:style-name="T73">la</text:span><text:span text:style-name="T80"> </text:span><text:span text:style-name="T73">Red</text:span><text:span text:style-name="T80"> </text:span><text:span text:style-name="T73">podrá acceder</text:span><text:span text:style-name="T76"> </text:span><text:span text:style-name="T73">a</text:span><text:span text:style-name="T76"> </text:span><text:span text:style-name="T73">dicha</text:span><text:span text:style-name="T76"> </text:span><text:span text:style-name="T73">información</text:span><text:span text:style-name="T76"> </text:span><text:span text:style-name="T73">conociendo</text:span><text:span text:style-name="T76"> </text:span><text:span text:style-name="T73">su</text:span><text:span text:style-name="T76"> </text:span><text:span text:style-name="T73">dirección</text:span><text:span text:style-name="T76"> </text:span><text:span text:style-name="T73">WEB.</text:span><text:span text:style-name="T76"> </text:span><text:span text:style-name="T73">A</text:span><text:span text:style-name="T76"> </text:span><text:span text:style-name="T73">partir</text:span><text:span text:style-name="T76"> </text:span><text:span text:style-name="T73">de</text:span><text:span text:style-name="T76"> </text:span><text:span text:style-name="T73">esta</text:span><text:span text:style-name="T76"> </text:span><text:span text:style-name="T73">situación,</text:span><text:span text:style-name="T76"> </text:span><text:span text:style-name="T73">la información </text:span><text:span text:style-name="T84"><text:s/></text:span><text:span text:style-name="T73">disponible </text:span><text:span text:style-name="T84"><text:s/></text:span><text:span text:style-name="T73">ha </text:span><text:span text:style-name="T84"><text:s/></text:span><text:span text:style-name="T73">ido </text:span><text:span text:style-name="T84"><text:s/></text:span><text:span text:style-name="T73">evolucionando </text:span><text:span text:style-name="T84"><text:s/></text:span><text:span text:style-name="T73">desde </text:span><text:span text:style-name="T84"><text:s/></text:span><text:span text:style-name="T73">un </text:span><text:span text:style-name="T84"><text:s/></text:span><text:span text:style-name="T73">conjunto </text:span><text:span text:style-name="T84"><text:s/></text:span><text:span text:style-name="T73">de </text:span><text:span text:style-name="T84"><text:s/></text:span><text:span text:style-name="T73">páginas </text:span><text:span text:style-name="T84"><text:s/></text:span><text:span text:style-name="T73">hasta </text:span><text:span text:style-name="T84"><text:s/></text:span><text:span text:style-name="T73">la disponibilidad <text:s/></text:span><text:span text:style-name="T96"><text:s/></text:span><text:span text:style-name="T73">de <text:s/></text:span><text:span text:style-name="T96"><text:s/></text:span><text:span text:style-name="T73">aplicaciones <text:s/></text:span><text:span text:style-name="T96"><text:s/></text:span><text:span text:style-name="T73">y <text:s/></text:span><text:span text:style-name="T96"><text:s/></text:span><text:span text:style-name="T73">servicios <text:s/></text:span><text:span text:style-name="T96"><text:s/></text:span><text:span text:style-name="T73">informáticos, <text:s/></text:span><text:span text:style-name="T96"><text:s/></text:span><text:span text:style-name="T73">que <text:s/></text:span><text:span text:style-name="T96"><text:s/></text:span><text:span text:style-name="T73">han <text:s/></text:span><text:span text:style-name="T96"><text:s/></text:span><text:span text:style-name="T73">propiciado <text:s/></text:span><text:span text:style-name="T96"><text:s/></text:span><text:span text:style-name="T73">un espectacular aumento de los negocios desarrollados dentro de la Red de Internet.</text:span></text:p>
      <text:p text:style-name="P151"/>
      <text:p text:style-name="P188"><text:span text:style-name="T73">En</text:span><text:span text:style-name="T102"> </text:span><text:span text:style-name="T73">el</text:span><text:span text:style-name="T103"> </text:span><text:span text:style-name="T73">marco</text:span><text:span text:style-name="T103"> </text:span><text:span text:style-name="T73">operativo</text:span><text:span text:style-name="T103"> </text:span><text:span text:style-name="T73">que</text:span><text:span text:style-name="T103"> </text:span><text:span text:style-name="T73">establece</text:span><text:span text:style-name="T103"> </text:span><text:span text:style-name="T73">la</text:span><text:span text:style-name="T103"> </text:span><text:span text:style-name="T73">WWW</text:span><text:span text:style-name="T103"> </text:span><text:span text:style-name="T73">(HTTP,</text:span><text:span text:style-name="T103"> </text:span><text:span text:style-name="T73">HTML</text:span><text:span text:style-name="T103"> </text:span><text:span text:style-name="T73">Y</text:span><text:span text:style-name="T103"> </text:span><text:span text:style-name="T73">TCP/IP)</text:span><text:span text:style-name="T103"> </text:span><text:span text:style-name="T73">los servicios</text:span><text:span text:style-name="T104"> </text:span><text:span text:style-name="T73">Web</text:span><text:span text:style-name="T104"> </text:span><text:span text:style-name="T73">están</text:span><text:span text:style-name="T104"> </text:span><text:span text:style-name="T73">restringidos</text:span><text:span text:style-name="T104"> </text:span><text:span text:style-name="T73">a</text:span><text:span text:style-name="T104"> </text:span><text:span text:style-name="T73">estas</text:span><text:span text:style-name="T104"> </text:span><text:span text:style-name="T73">tecnologías,</text:span><text:span text:style-name="T104"> </text:span><text:span text:style-name="T73">de</text:span><text:span text:style-name="T104"> </text:span><text:span text:style-name="T73">forma</text:span><text:span text:style-name="T104"> </text:span><text:span text:style-name="T73">que</text:span><text:span text:style-name="T104"> </text:span><text:span text:style-name="T73">la</text:span><text:span text:style-name="T104"> </text:span><text:span text:style-name="T73">información</text:span><text:span text:style-name="T104"> </text:span><text:span text:style-name="T73">utilizada </text:span><text:soft-page-break/><text:span text:style-name="T73">en</text:span><text:span text:style-name="T105"> </text:span><text:span text:style-name="T73">las</text:span><text:span text:style-name="T104"> </text:span><text:span text:style-name="T73">mismas</text:span><text:span text:style-name="T104"> </text:span><text:span text:style-name="T73">está</text:span><text:span text:style-name="T104"> </text:span><text:span text:style-name="T73">elaborada</text:span><text:span text:style-name="T104"> </text:span><text:span text:style-name="T73">mediante</text:span><text:span text:style-name="T104"> </text:span><text:span text:style-name="T73">el</text:span><text:span text:style-name="T104"> </text:span><text:span text:style-name="T73">lenguaje</text:span><text:span text:style-name="T104"> </text:span><text:span text:style-name="T73">HTML.</text:span><text:span text:style-name="T104"> </text:span><text:span text:style-name="T73">Hay</text:span><text:span text:style-name="T84"> </text:span><text:span text:style-name="T73">que</text:span><text:span text:style-name="T104"> </text:span><text:span text:style-name="T73">tener</text:span><text:span text:style-name="T104"> </text:span><text:span text:style-name="T73">en</text:span><text:span text:style-name="T104"> </text:span><text:span text:style-name="T73">cuenta</text:span><text:span text:style-name="T104"> </text:span><text:span text:style-name="T73">que</text:span><text:span text:style-name="T104"> </text:span><text:span text:style-name="T73">en el</text:span><text:span text:style-name="T98"> </text:span><text:span text:style-name="T73">lado</text:span><text:span text:style-name="T98"> </text:span><text:span text:style-name="T73">del</text:span><text:span text:style-name="T98"> </text:span><text:span text:style-name="T73">servidor</text:span><text:span text:style-name="T98"> </text:span><text:span text:style-name="T73">(y</text:span><text:span text:style-name="T98"> </text:span><text:span text:style-name="T73">también</text:span><text:span text:style-name="T98"> </text:span><text:span text:style-name="T73">en</text:span><text:span text:style-name="T98"> </text:span><text:span text:style-name="T73">el</text:span><text:span text:style-name="T98"> </text:span><text:span text:style-name="T73">del</text:span><text:span text:style-name="T98"> </text:span><text:span text:style-name="T73">cliente)</text:span><text:span text:style-name="T98"> </text:span><text:span text:style-name="T73">se</text:span><text:span text:style-name="T98"> </text:span><text:span text:style-name="T73">pueden</text:span><text:span text:style-name="T98"> </text:span><text:span text:style-name="T73">ejecutar</text:span><text:span text:style-name="T98"> </text:span><text:span text:style-name="T73">programas</text:span><text:span text:style-name="T98"> </text:span><text:span text:style-name="T73">escritos</text:span><text:span text:style-name="T98"> </text:span><text:span text:style-name="T73">en otros</text:span><text:span text:style-name="T88"> </text:span><text:span text:style-name="T73">lenguajes</text:span><text:span text:style-name="T88"> </text:span><text:span text:style-name="T73">(</text:span><text:span text:style-name="T88"> </text:span><text:span text:style-name="T73">Java,CSS, <text:s/></text:span><text:span text:style-name="T93"><text:s/></text:span><text:span text:style-name="T73">JavaScript,</text:span><text:span text:style-name="T88"> </text:span><text:span text:style-name="T73">PHP,</text:span><text:span text:style-name="T88"> </text:span><text:span text:style-name="T73">…)</text:span><text:span text:style-name="T88"> </text:span><text:span text:style-name="T73">de</text:span><text:span text:style-name="T88"> </text:span><text:span text:style-name="T73">forma</text:span><text:span text:style-name="T88"> </text:span><text:span text:style-name="T73">que</text:span><text:span text:style-name="T88"> </text:span><text:span text:style-name="T73">el</text:span><text:span text:style-name="T88"> </text:span><text:span text:style-name="T73">conjunto</text:span><text:span text:style-name="T88"> </text:span><text:span text:style-name="T73">de</text:span><text:span text:style-name="T88"> </text:span><text:span text:style-name="T73">todos</text:span><text:span text:style-name="T88"> </text:span><text:span text:style-name="T73">los programas y documentos HTML constituyen el servicio Web.</text:span></text:p>
      <text:p text:style-name="P151"/>
      <text:p text:style-name="P187"><text:span text:style-name="T73">Hay</text:span><text:span text:style-name="T106"> </text:span><text:span text:style-name="T73">que</text:span><text:span text:style-name="T88"> </text:span><text:span text:style-name="T73">tener</text:span><text:span text:style-name="T88"> </text:span><text:span text:style-name="T73">en</text:span><text:span text:style-name="T88"> </text:span><text:span text:style-name="T73">cuenta</text:span><text:span text:style-name="T88"> </text:span><text:span text:style-name="T73">además,</text:span><text:span text:style-name="T88"> </text:span><text:span text:style-name="T73">que <text:s/></text:span><text:span text:style-name="T107"><text:s/></text:span><text:span text:style-name="T73">la</text:span><text:span text:style-name="T88"> </text:span><text:span text:style-name="T73">información</text:span><text:span text:style-name="T88"> </text:span><text:span text:style-name="T73">utilizada</text:span><text:span text:style-name="T88"> </text:span><text:span text:style-name="T73">por</text:span><text:span text:style-name="T88"> </text:span><text:span text:style-name="T73">los</text:span><text:span text:style-name="T88"> </text:span><text:span text:style-name="T73">servicios Web </text:span><text:span text:style-name="T108"><text:s/></text:span><text:span text:style-name="T73">y <text:s/></text:span><text:span text:style-name="T110"><text:s/></text:span><text:span text:style-name="T73">transmitidos </text:span><text:span text:style-name="T108"><text:s/></text:span><text:span text:style-name="T73">por </text:span><text:span text:style-name="T108"><text:s/></text:span><text:span text:style-name="T73">toda </text:span><text:span text:style-name="T108"><text:s/></text:span><text:span text:style-name="T73">la </text:span><text:span text:style-name="T108"><text:s/></text:span><text:span text:style-name="T73">Red, </text:span><text:span text:style-name="T108"><text:s/></text:span><text:span text:style-name="T73">es </text:span><text:span text:style-name="T108"><text:s/></text:span><text:span text:style-name="T73">información </text:span><text:span text:style-name="T108"><text:s/></text:span><text:span text:style-name="T73">multimedia, </text:span><text:span text:style-name="T108"><text:s/></text:span><text:span text:style-name="T73">propiciando </text:span><text:span text:style-name="T108"><text:s/></text:span><text:span text:style-name="T73">un determinado </text:span><text:span text:style-name="T102"><text:s/></text:span><text:span text:style-name="T73">tipo </text:span><text:span text:style-name="T102"><text:s/></text:span><text:span text:style-name="T73">de <text:s/></text:span><text:span text:style-name="T111"><text:s/></text:span><text:span text:style-name="T73">aplicaciones </text:span><text:span text:style-name="T102"><text:s/></text:span><text:span text:style-name="T73">Web </text:span><text:span text:style-name="T102"><text:s/></text:span><text:span text:style-name="T73">entre </text:span><text:span text:style-name="T102"><text:s/></text:span><text:span text:style-name="T73">los </text:span><text:span text:style-name="T102"><text:s/></text:span><text:span text:style-name="T73">cuales </text:span><text:span text:style-name="T102"><text:s/></text:span><text:span text:style-name="T73">destacan </text:span><text:span text:style-name="T102"><text:s/></text:span><text:span text:style-name="T73">los </text:span><text:span text:style-name="T102"><text:s/></text:span><text:span text:style-name="T73">Gestores </text:span><text:span text:style-name="T102"><text:s/></text:span><text:span text:style-name="T73">de Contenidos,</text:span><text:span text:style-name="T107"> </text:span><text:span text:style-name="T73">las</text:span><text:span text:style-name="T107"> </text:span><text:span text:style-name="T73">Wikis,</text:span><text:span text:style-name="T107"> </text:span><text:span text:style-name="T73">Moodles,</text:span><text:span text:style-name="T107"> </text:span><text:span text:style-name="T73">las</text:span><text:span text:style-name="T107"> </text:span><text:span text:style-name="T73">redes</text:span><text:span text:style-name="T107"> </text:span><text:span text:style-name="T73">Sociales</text:span><text:span text:style-name="T107"> </text:span><text:span text:style-name="T73">y</text:span><text:span text:style-name="T107"> </text:span><text:span text:style-name="T73">un</text:span><text:span text:style-name="T107"> </text:span><text:span text:style-name="T73">largo</text:span><text:span text:style-name="T107"> </text:span><text:span text:style-name="T73">etcétera</text:span><text:span text:style-name="T107"> </text:span><text:span text:style-name="T73">de</text:span><text:span text:style-name="T107"> </text:span><text:span text:style-name="T73">plataformas </text:span><text:span text:style-name="T83"><text:s/></text:span><text:span text:style-name="T73">con las que los alumnos deberán familiarizarse.</text:span></text:p>
      <text:p text:style-name="P28"/>
      <text:p text:style-name="P14"/>
      <text:p text:style-name="P173"/>
      <text:h text:style-name="Heading_20_3" text:outline-level="3"><text:bookmark-start text:name="__RefHeading___Toc34139_87245982"/>2. N<text:span text:style-name="T216">ORMATIVA LEGAL</text:span><text:bookmark-end text:name="__RefHeading___Toc34139_87245982"/></text:h>
      <text:p text:style-name="P14"/>
      <text:p text:style-name="P179"><text:span text:style-name="T126"><text:tab/></text:span><text:span text:style-name="T73">La</text:span><text:span text:style-name="T112"> </text:span><text:span text:style-name="T73">formación</text:span><text:span text:style-name="T113"> </text:span><text:span text:style-name="T73">profesional</text:span><text:span text:style-name="T113"> </text:span><text:span text:style-name="T73">está</text:span><text:span text:style-name="T113"> </text:span><text:span text:style-name="T73">orientada</text:span><text:span text:style-name="T113"> </text:span><text:span text:style-name="T73">tanto</text:span><text:span text:style-name="T113"> </text:span><text:span text:style-name="T73">al</text:span><text:span text:style-name="T113"> </text:span><text:span text:style-name="T73">desarrollo</text:span><text:span text:style-name="T113"> </text:span><text:span text:style-name="T73">y</text:span><text:span text:style-name="T113"> </text:span><text:span text:style-name="T73">satisfacción</text:span><text:span text:style-name="T113"> </text:span><text:span text:style-name="T73">personal</text:span><text:span text:style-name="T113"> </text:span><text:span text:style-name="T73">del alumno</text:span><text:span text:style-name="T88"> </text:span><text:span text:style-name="T73">como</text:span><text:span text:style-name="T88"> </text:span><text:span text:style-name="T73">a</text:span><text:span text:style-name="T88"> </text:span><text:span text:style-name="T73">la</text:span><text:span text:style-name="T88"> </text:span><text:span text:style-name="T73">obtención</text:span><text:span text:style-name="T88"> </text:span><text:span text:style-name="T73">de</text:span><text:span text:style-name="T88"> </text:span><text:span text:style-name="T73">unos</text:span><text:span text:style-name="T88"> </text:span><text:span text:style-name="T73">conocimientos</text:span><text:span text:style-name="T88"> </text:span><text:span text:style-name="T73">de</text:span><text:span text:style-name="T88"> </text:span><text:span text:style-name="T73">tipo</text:span><text:span text:style-name="T88"> </text:span><text:span text:style-name="T73">técnico</text:span><text:span text:style-name="T88"> </text:span><text:span text:style-name="T73">y/o</text:span><text:span text:style-name="T88"> </text:span><text:span text:style-name="T73">humanístico</text:span><text:span text:style-name="T88"> </text:span><text:span text:style-name="T73">que han de ser preparatorios para el mundo laboral o la Universidad.</text:span></text:p>
      <text:p text:style-name="P14"/>
      <text:p text:style-name="P178"><text:span text:style-name="T72"><text:tab/></text:span><text:span text:style-name="T73">La</text:span><text:span text:style-name="T115"> </text:span><text:span text:style-name="T73">reforma</text:span><text:span text:style-name="T84"> </text:span><text:span text:style-name="T73">educativa</text:span><text:span text:style-name="T84"> </text:span><text:span text:style-name="T73">promulgada</text:span><text:span text:style-name="T84"> </text:span><text:span text:style-name="T73">por</text:span><text:span text:style-name="T84"> </text:span><text:span text:style-name="T73">la</text:span><text:span text:style-name="T84"> </text:span><text:span text:style-name="T73">L.O.G.S.E.</text:span><text:span text:style-name="T84"> </text:span><text:span text:style-name="T73">(Ley</text:span><text:span text:style-name="T84"> </text:span><text:span text:style-name="T73">Orgánica</text:span><text:span text:style-name="T84"> </text:span><text:span text:style-name="T73">de</text:span><text:span text:style-name="T84"> </text:span><text:span text:style-name="T73">Ordenación</text:span><text:span text:style-name="T84"> </text:span><text:span text:style-name="T73">general del</text:span><text:span text:style-name="T79"> </text:span><text:span text:style-name="T73">Sistema</text:span><text:span text:style-name="T79"> </text:span><text:span text:style-name="T73">Educativo)</text:span><text:span text:style-name="T79"> </text:span><text:span text:style-name="T73">supuso</text:span><text:span text:style-name="T79"> </text:span><text:span text:style-name="T73">un</text:span><text:span text:style-name="T79"> </text:span><text:span text:style-name="T73">cambio</text:span><text:span text:style-name="T79"> </text:span><text:span text:style-name="T73">radical</text:span><text:span text:style-name="T79"> </text:span><text:span text:style-name="T73">en</text:span><text:span text:style-name="T79"> </text:span><text:span text:style-name="T73">el</text:span><text:span text:style-name="T79"> </text:span><text:span text:style-name="T73">sistema</text:span><text:span text:style-name="T79"> </text:span><text:span text:style-name="T73">educativo</text:span><text:span text:style-name="T79"> </text:span><text:span text:style-name="T73">existente</text:span><text:span text:style-name="T79"> </text:span><text:span text:style-name="T73">hasta entonces.</text:span><text:span text:style-name="T78"> </text:span><text:span text:style-name="T73">La</text:span><text:span text:style-name="T78"> </text:span><text:span text:style-name="T73">Formación </text:span><text:span text:style-name="T116"><text:s/></text:span><text:span text:style-name="T73">Profesional</text:span><text:span text:style-name="T78"> </text:span><text:span text:style-name="T73">tradicional</text:span><text:span text:style-name="T78"> </text:span><text:span text:style-name="T73">pasó</text:span><text:span text:style-name="T78"> </text:span><text:span text:style-name="T73">a</text:span><text:span text:style-name="T78"> </text:span><text:span text:style-name="T73">denominarse</text:span><text:span text:style-name="T78"> </text:span><text:span text:style-name="T73">Ciclos</text:span><text:span text:style-name="T78"> </text:span><text:span text:style-name="T73">Formativos, quedando</text:span><text:span text:style-name="T76"> </text:span><text:span text:style-name="T73">estructurada</text:span><text:span text:style-name="T76"> </text:span><text:span text:style-name="T73">en</text:span><text:span text:style-name="T76"> </text:span><text:span text:style-name="T73">familias</text:span><text:span text:style-name="T76"> </text:span><text:span text:style-name="T73">y</text:span><text:span text:style-name="T76"> </text:span><text:span text:style-name="T73">niveles.</text:span><text:span text:style-name="T76"> </text:span><text:span text:style-name="T73">Así,</text:span><text:span text:style-name="T76"> </text:span><text:span text:style-name="T73">los</text:span><text:span text:style-name="T76"> </text:span><text:span text:style-name="T73">Ciclos</text:span><text:span text:style-name="T76"> </text:span><text:span text:style-name="T73">Formativos</text:span><text:span text:style-name="T76"> </text:span><text:span text:style-name="T73">de</text:span><text:span text:style-name="T76"> </text:span><text:span text:style-name="T73">Grado</text:span><text:span text:style-name="T76"> </text:span><text:span text:style-name="T73">Medio permiten <text:s/>obtener <text:s/>el <text:s/>título <text:s/>de <text:s/>Técnico, <text:s/>mientras <text:s/>que <text:s/>los <text:s/>Ciclos <text:s/>Formativos <text:s/>de <text:s/>Grado Superior permiten obtener el título de Técnico Superior.</text:span></text:p>
      <text:p text:style-name="P14"/>
      <text:p text:style-name="P178"><text:span text:style-name="T72"><text:tab/></text:span><text:span text:style-name="T73">Posteriormente, </text:span><text:span text:style-name="T89"><text:s/></text:span><text:span text:style-name="T73">la </text:span><text:span text:style-name="T117"><text:s/></text:span><text:span text:style-name="T73">L.O.E. </text:span><text:span text:style-name="T117"><text:s/></text:span><text:span text:style-name="T73">(Ley </text:span><text:span text:style-name="T117"><text:s/></text:span><text:span text:style-name="T73">Orgánica </text:span><text:span text:style-name="T117"><text:s/></text:span><text:span text:style-name="T73">de </text:span><text:span text:style-name="T117"><text:s/></text:span><text:span text:style-name="T73">la </text:span><text:span text:style-name="T117"><text:s/></text:span><text:span text:style-name="T73">Educación) </text:span><text:span text:style-name="T117"><text:s/></text:span><text:span text:style-name="T73">estableció </text:span><text:span text:style-name="T117"><text:s/></text:span><text:span text:style-name="T73">una </text:span><text:span text:style-name="T117"><text:s/></text:span><text:span text:style-name="T73">nueva ordenación</text:span><text:span text:style-name="T118"> </text:span><text:span text:style-name="T73">de </text:span><text:span text:style-name="T105"><text:s/></text:span><text:span text:style-name="T73">los</text:span><text:span text:style-name="T118"> </text:span><text:span text:style-name="T73">ciclos</text:span><text:span text:style-name="T118"> </text:span><text:span text:style-name="T73">formativos,</text:span><text:span text:style-name="T118"> </text:span><text:span text:style-name="T73">estableciendo</text:span><text:span text:style-name="T118"> </text:span><text:span text:style-name="T73">el</text:span><text:span text:style-name="T118"> </text:span><text:span text:style-name="T73">nuevo</text:span><text:span text:style-name="T118"> </text:span><text:span text:style-name="T73">catálogo</text:span><text:span text:style-name="T118"> </text:span><text:span text:style-name="T73">de</text:span><text:span text:style-name="T118"> </text:span><text:span text:style-name="T73">la</text:span><text:span text:style-name="T118"> </text:span><text:span text:style-name="T73">formación profesional,</text:span><text:span text:style-name="T119"> </text:span><text:span text:style-name="T73">las</text:span><text:span text:style-name="T119"> </text:span><text:span text:style-name="T73">unidades</text:span><text:span text:style-name="T119"> </text:span><text:span text:style-name="T73">de</text:span><text:span text:style-name="T119"> </text:span><text:span text:style-name="T73">competencia</text:span><text:span text:style-name="T119"> </text:span><text:span text:style-name="T73">y</text:span><text:span text:style-name="T119"> </text:span><text:span text:style-name="T73">los</text:span><text:span text:style-name="T119"> </text:span><text:span text:style-name="T73">módulos</text:span><text:span text:style-name="T119"> </text:span><text:span text:style-name="T73">formativos</text:span><text:span text:style-name="T119"> </text:span><text:span text:style-name="T73">asociados</text:span><text:span text:style-name="T119"> </text:span><text:span text:style-name="T73">del</text:span><text:span text:style-name="T119"> </text:span><text:span text:style-name="T73">Catálogo Modular</text:span><text:span text:style-name="T100"> </text:span><text:span text:style-name="T73">de</text:span><text:span text:style-name="T100"> </text:span><text:span text:style-name="T73">Formación</text:span><text:span text:style-name="T100"> </text:span><text:span text:style-name="T73">Profesional.</text:span><text:span text:style-name="T100"> </text:span><text:span text:style-name="T73">Este</text:span><text:span text:style-name="T100"> </text:span><text:span text:style-name="T73">nuevo</text:span><text:span text:style-name="T100"> </text:span><text:span text:style-name="T73">marco</text:span><text:span text:style-name="T100"> </text:span><text:span text:style-name="T73">formativo</text:span><text:span text:style-name="T100"> </text:span><text:span text:style-name="T73">no</text:span><text:span text:style-name="T100"> </text:span><text:span text:style-name="T73">hace</text:span><text:span text:style-name="T100"> </text:span><text:span text:style-name="T73">sino</text:span><text:span text:style-name="T100"> </text:span><text:span text:style-name="T73">acercar</text:span><text:span text:style-name="T100"> </text:span><text:span text:style-name="T73">la formación profesional a las necesidades actuales de la sociedad del conocimiento, donde la movilidad</text:span><text:span text:style-name="T120"> </text:span><text:span text:style-name="T73">laboral,</text:span><text:span text:style-name="T120"> </text:span><text:span text:style-name="T73">las</text:span><text:span text:style-name="T120"> </text:span><text:span text:style-name="T73">nuevas</text:span><text:span text:style-name="T120"> </text:span><text:span text:style-name="T73">tecnologías,</text:span><text:span text:style-name="T120"> </text:span><text:span text:style-name="T73">la</text:span><text:span text:style-name="T120"> </text:span><text:span text:style-name="T73">cohesión</text:span><text:span text:style-name="T120"> </text:span><text:span text:style-name="T73">e</text:span><text:span text:style-name="T120"> </text:span><text:span text:style-name="T73">inserción</text:span><text:span text:style-name="T120"> </text:span><text:span text:style-name="T73">laboral</text:span><text:span text:style-name="T120"> </text:span><text:span text:style-name="T73">exigen</text:span><text:span text:style-name="T120"> </text:span><text:span text:style-name="T73">un</text:span><text:span text:style-name="T120"> </text:span><text:span text:style-name="T73">nuevo planteamiento</text:span><text:span text:style-name="T88"> </text:span><text:span text:style-name="T73">del</text:span><text:span text:style-name="T88"> </text:span><text:span text:style-name="T73">mercado</text:span><text:span text:style-name="T88"> </text:span><text:span text:style-name="T73">laboral.</text:span><text:span text:style-name="T88"> </text:span><text:span text:style-name="T73">Así</text:span><text:span text:style-name="T88"> </text:span><text:span text:style-name="T73">pues</text:span><text:span text:style-name="T88"> </text:span><text:span text:style-name="T73">se</text:span><text:span text:style-name="T88"> </text:span><text:span text:style-name="T73">pretende</text:span><text:span text:style-name="T88"> </text:span><text:span text:style-name="T73">proporcionar</text:span><text:span text:style-name="T88"> </text:span><text:span text:style-name="T73">a</text:span><text:span text:style-name="T88"> </text:span><text:span text:style-name="T73">las </text:span><text:span text:style-name="T121"><text:s/></text:span><text:span text:style-name="T73">personas</text:span><text:span text:style-name="T88"> </text:span><text:span text:style-name="T73">la formación </text:span><text:span text:style-name="T119"><text:s/></text:span><text:span text:style-name="T73">requerida </text:span><text:span text:style-name="T119"><text:s/></text:span><text:span text:style-name="T73">por </text:span><text:span text:style-name="T119"><text:s/></text:span><text:span text:style-name="T73">el </text:span><text:span text:style-name="T119"><text:s/></text:span><text:span text:style-name="T73">sistema </text:span><text:span text:style-name="T119"><text:s/></text:span><text:span text:style-name="T73">productivo </text:span><text:span text:style-name="T119"><text:s/></text:span><text:span text:style-name="T73">y </text:span><text:span text:style-name="T119"><text:s/></text:span><text:span text:style-name="T73">de </text:span><text:span text:style-name="T119"><text:s/></text:span><text:soft-page-break/><text:span text:style-name="T73">acercar </text:span><text:span text:style-name="T119"><text:s/></text:span><text:span text:style-name="T73">los </text:span><text:span text:style-name="T119"><text:s/></text:span><text:span text:style-name="T73">títulos </text:span><text:span text:style-name="T119"><text:s/></text:span><text:span text:style-name="T73">de </text:span><text:span text:style-name="T119"><text:s/></text:span><text:span text:style-name="T73">formación profesional</text:span><text:span text:style-name="T122"> </text:span><text:span text:style-name="T73">a</text:span><text:span text:style-name="T107"> </text:span><text:span text:style-name="T73">la</text:span><text:span text:style-name="T107"> </text:span><text:span text:style-name="T73">realidad</text:span><text:span text:style-name="T107"> </text:span><text:span text:style-name="T73">del</text:span><text:span text:style-name="T107"> </text:span><text:span text:style-name="T73">mercado</text:span><text:span text:style-name="T107"> </text:span><text:span text:style-name="T73">laboral.</text:span><text:span text:style-name="T107"> </text:span><text:span text:style-name="T73">Los</text:span><text:span text:style-name="T107"> </text:span><text:span text:style-name="T73">Ciclos</text:span><text:span text:style-name="T107"> </text:span><text:span text:style-name="T73">Formativos</text:span><text:span text:style-name="T107"> </text:span><text:span text:style-name="T73">ofertados</text:span><text:span text:style-name="T107"> </text:span><text:span text:style-name="T73">por</text:span><text:span text:style-name="T107"> </text:span><text:span text:style-name="T73">la</text:span><text:span text:style-name="T107"> </text:span><text:span text:style-name="T73">LOE están</text:span><text:span text:style-name="T75"> </text:span><text:span text:style-name="T73">separados por familias, siendo una de ellas la Informática y Comunicaciones.</text:span></text:p>
      <text:p text:style-name="P27"/>
      <text:p text:style-name="P174"><text:span text:style-name="T73">Durante</text:span><text:span text:style-name="T104"> </text:span><text:span text:style-name="T73">el</text:span><text:span text:style-name="T123"> </text:span><text:span text:style-name="T73">curso</text:span><text:span text:style-name="T123"> </text:span><text:span text:style-name="T73">2011/2012</text:span><text:span text:style-name="T123"> </text:span><text:span text:style-name="T73">se</text:span><text:span text:style-name="T123"> </text:span><text:span text:style-name="T73">implantan</text:span><text:span text:style-name="T123"> </text:span><text:span text:style-name="T73">de</text:span><text:span text:style-name="T123"> </text:span><text:span text:style-name="T73">forma</text:span><text:span text:style-name="T123"> </text:span><text:span text:style-name="T73">completa</text:span><text:span text:style-name="T123"> </text:span><text:span text:style-name="T73">los</text:span><text:span text:style-name="T123"> </text:span><text:span text:style-name="T73">ciclos</text:span><text:span text:style-name="T123"> </text:span><text:span text:style-name="T73">formativos</text:span><text:span text:style-name="T123"> </text:span><text:span text:style-name="T73">L.O.E. y</text:span><text:span text:style-name="T85"> </text:span><text:span text:style-name="T73">se</text:span><text:span text:style-name="T85"> </text:span><text:span text:style-name="T73">proporciona</text:span><text:span text:style-name="T85"> </text:span><text:span text:style-name="T73">mecanismos</text:span><text:span text:style-name="T85"> </text:span><text:span text:style-name="T73">de</text:span><text:span text:style-name="T85"> </text:span><text:span text:style-name="T73">recuperación</text:span><text:span text:style-name="T85"> </text:span><text:span text:style-name="T73">a</text:span><text:span text:style-name="T85"> </text:span><text:span text:style-name="T73">las</text:span><text:span text:style-name="T85"> </text:span><text:span text:style-name="T73">antiguas</text:span><text:span text:style-name="T85"> </text:span><text:span text:style-name="T73">enseñanzas</text:span><text:span text:style-name="T85"> </text:span><text:span text:style-name="T73">L.O.G.S.E.</text:span><text:span text:style-name="T85"> </text:span><text:span text:style-name="T73">Dado el</text:span><text:span text:style-name="T94"> </text:span><text:span text:style-name="T73">extraordinario</text:span><text:span text:style-name="T94"> </text:span><text:span text:style-name="T73">auge </text:span><text:span text:style-name="T95"><text:s/></text:span><text:span text:style-name="T73">de</text:span><text:span text:style-name="T94"> </text:span><text:span text:style-name="T73">la</text:span><text:span text:style-name="T94"> </text:span><text:span text:style-name="T73">informática,</text:span><text:span text:style-name="T94"> </text:span><text:span text:style-name="T73">y</text:span><text:span text:style-name="T94"> </text:span><text:span text:style-name="T73">su</text:span><text:span text:style-name="T94"> </text:span><text:span text:style-name="T73">gran</text:span><text:span text:style-name="T94"> </text:span><text:span text:style-name="T73">implantación</text:span><text:span text:style-name="T94"> </text:span><text:span text:style-name="T73">en</text:span><text:span text:style-name="T94"> </text:span><text:span text:style-name="T73">la</text:span><text:span text:style-name="T94"> </text:span><text:span text:style-name="T73">gran</text:span><text:span text:style-name="T94"> </text:span><text:span text:style-name="T73">mayoría</text:span><text:span text:style-name="T94"> </text:span><text:span text:style-name="T73">de trabajos</text:span><text:span text:style-name="T123"> </text:span><text:span text:style-name="T73">actualmente,</text:span><text:span text:style-name="T123"> </text:span><text:span text:style-name="T73">no</text:span><text:span text:style-name="T123"> </text:span><text:span text:style-name="T73">es</text:span><text:span text:style-name="T123"> </text:span><text:span text:style-name="T73">de</text:span><text:span text:style-name="T123"> </text:span><text:span text:style-name="T73">extrañar</text:span><text:span text:style-name="T123"> </text:span><text:span text:style-name="T73">que</text:span><text:span text:style-name="T123"> </text:span><text:span text:style-name="T73">estos</text:span><text:span text:style-name="T96"> </text:span><text:span text:style-name="T73">ciclos</text:span><text:span text:style-name="T123"> </text:span><text:span text:style-name="T73">formativos</text:span><text:span text:style-name="T123"> </text:span><text:span text:style-name="T73">sean</text:span><text:span text:style-name="T123"> </text:span><text:span text:style-name="T73">considerados</text:span><text:span text:style-name="T123"> </text:span><text:span text:style-name="T73">por los alumnos como una buena alternativa profesional para su futuro.</text:span></text:p>
      <text:p text:style-name="P14"/>
      <text:p text:style-name="P174"><text:span text:style-name="T73">Para</text:span><text:span text:style-name="T104"> </text:span><text:span text:style-name="T73">la</text:span><text:span text:style-name="T123"> </text:span><text:span text:style-name="T73">inserción</text:span><text:span text:style-name="T123"> </text:span><text:span text:style-name="T73">de</text:span><text:span text:style-name="T123"> </text:span><text:span text:style-name="T73">los</text:span><text:span text:style-name="T123"> </text:span><text:span text:style-name="T73">alumnos</text:span><text:span text:style-name="T123"> </text:span><text:span text:style-name="T73">en</text:span><text:span text:style-name="T123"> </text:span><text:span text:style-name="T73">el</text:span><text:span text:style-name="T123"> </text:span><text:span text:style-name="T73">mundo</text:span><text:span text:style-name="T123"> </text:span><text:span text:style-name="T73">laboral</text:span><text:span text:style-name="T123"> </text:span><text:span text:style-name="T73">de</text:span><text:span text:style-name="T123"> </text:span><text:span text:style-name="T73">modo</text:span><text:span text:style-name="T123"> </text:span><text:span text:style-name="T73">rápido</text:span><text:span text:style-name="T123"> </text:span><text:span text:style-name="T73">y</text:span><text:span text:style-name="T123"> </text:span><text:span text:style-name="T73">eficaz,</text:span><text:span text:style-name="T123"> </text:span><text:span text:style-name="T73">el</text:span><text:span text:style-name="T123"> </text:span><text:span text:style-name="T73">alumno debe</text:span><text:span text:style-name="T96"> </text:span><text:span text:style-name="T73">aprender</text:span><text:span text:style-name="T96"> </text:span><text:span text:style-name="T73">las</text:span><text:span text:style-name="T96"> </text:span><text:span text:style-name="T73">técnicas</text:span><text:span text:style-name="T96"> </text:span><text:span text:style-name="T73">y</text:span><text:span text:style-name="T96"> </text:span><text:span text:style-name="T73">métodos</text:span><text:span text:style-name="T96"> </text:span><text:span text:style-name="T73">más</text:span><text:span text:style-name="T96"> </text:span><text:span text:style-name="T73">adecuados</text:span><text:span text:style-name="T96"> </text:span><text:span text:style-name="T73">que</text:span><text:span text:style-name="T96"> </text:span><text:span text:style-name="T73">garanticen</text:span><text:span text:style-name="T96"> </text:span><text:span text:style-name="T73">la</text:span><text:span text:style-name="T96"> </text:span><text:span text:style-name="T73">adquisición</text:span><text:span text:style-name="T96"> </text:span><text:span text:style-name="T73">de</text:span><text:span text:style-name="T96"> </text:span><text:span text:style-name="T73">los conocimientos y destrezas para desenvolverse en el sector informático.</text:span></text:p>
      <text:p text:style-name="P14"/>
      <text:p text:style-name="P29"><text:span text:style-name="T73">La</text:span><text:span text:style-name="T75"> </text:span><text:span text:style-name="T73">legislación en la que se basa esta programación didáctica es la siguiente:</text:span></text:p>
      <text:p text:style-name="P27"/>
      <text:p text:style-name="P14"/>
      <text:p text:style-name="P175"><text:span text:style-name="T73">•</text:span><text:span text:style-name="T75"> </text:span><text:span text:style-name="T73">Ley 5/2002, de 19 de junio, donde se establece el sistema integral de la formación profesional.</text:span></text:p>
      <text:p text:style-name="P180"><text:span text:style-name="T73">•</text:span><text:span text:style-name="T75"> </text:span><text:span text:style-name="T73">Ley Orgánica 2/2006, de 3 de mayo, donde se regula la Formación Profesional en el sistema educativo, organizándola en ciclos formativos de grado medio y grado superior.</text:span></text:p>
      <text:p text:style-name="P182"><text:span text:style-name="T73">•</text:span><text:span text:style-name="T75"> </text:span><text:span text:style-name="T73">Real Decreto 1538/2006, de 15 de diciembre, por el que se establece la ordenación general de la formación profesional del sistema educativo, incluyendo los aspectos básicos de la evaluación y efectos de los títulos de formación profesional.</text:span></text:p>
      <text:p text:style-name="P181"><text:span text:style-name="T73">•</text:span><text:span text:style-name="T75"> </text:span><text:span text:style-name="T73">Real Decreto 1691/2007, de 14 de diciembre, por el que se establece el título de Técnico en Sistemas Microinformáticos y Redes y se fijan sus enseñanzas mínimas (B.O.E. de 17 de enero del 2008).</text:span></text:p>
      <text:p text:style-name="P183"><text:span text:style-name="T73">•</text:span><text:span text:style-name="T75"> </text:span><text:span text:style-name="T73">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span></text:p>
      <text:p text:style-name="P185"><text:span text:style-name="T73">•</text:span><text:span text:style-name="T75"> </text:span><text:span text:style-name="T73">Propuesta de Decreto de la Consejería de Educación del Gobierno de Canarias pendientes de aprobación y publicación en BOC donde se da Información genérica sobre </text:span><text:soft-page-break/><text:span text:style-name="T73">los nuevos currículos LOE de FP en Canarias:</text:span></text:p>
      <text:p text:style-name="P170"><text:span text:style-name="T73">•</text:span><text:span text:style-name="T75"> </text:span><text:span text:style-name="T127">Horarios de los módulos</text:span></text:p>
      <text:p text:style-name="P168"/>
      <text:p text:style-name="P171"><text:span text:style-name="T128">•</text:span><text:span text:style-name="T133"> </text:span><text:span text:style-name="T127">Información genérica de Funcionamiento</text:span></text:p>
      <text:p text:style-name="P169"/>
      <text:p text:style-name="P171"><text:span text:style-name="T128">•</text:span><text:span text:style-name="T133"> </text:span><text:span text:style-name="T127">Documentos Institucionales</text:span></text:p>
      <text:p text:style-name="P168"/>
      <text:p text:style-name="P171"><text:span text:style-name="T128">•</text:span><text:span text:style-name="T133"> </text:span><text:span text:style-name="T127">Información sobre Transitopriedad LOGSE-LOE</text:span></text:p>
      <text:p text:style-name="P168"/>
      <text:p text:style-name="P171"><text:span text:style-name="T128">•</text:span><text:span text:style-name="T133"> </text:span><text:span text:style-name="T127">Información Genérica sobre los nuevos Títulos y Currículos LOE de FP en el MEC</text:span></text:p>
      <text:p text:style-name="P20"/>
      <text:p text:style-name="P20"/>
      <text:p text:style-name="P20"/>
      <text:p text:style-name="P20"/>
      <text:h text:style-name="Heading_20_3" text:outline-level="3"><text:bookmark-start text:name="__RefHeading___Toc34141_87245982"/><text:span text:style-name="T135">3.</text:span><text:span text:style-name="T134"> </text:span><text:span text:style-name="T135">CARACTERÍSTICAS DEL GRUPO</text:span><text:bookmark-end text:name="__RefHeading___Toc34141_87245982"/></text:h>
      <text:p text:style-name="P156"/>
      <text:p text:style-name="P20"/>
      <text:p text:style-name="P174"><text:span text:style-name="T201"><text:tab/></text:span><text:span text:style-name="T128">La</text:span><text:span text:style-name="T137"> </text:span><text:span text:style-name="T128">presente</text:span><text:span text:style-name="T138"> </text:span><text:span text:style-name="T128">Programación</text:span><text:span text:style-name="T138"> </text:span><text:span text:style-name="T128">va</text:span><text:span text:style-name="T138"> </text:span><text:span text:style-name="T128">dirigida</text:span><text:span text:style-name="T138"> </text:span><text:span text:style-name="T128">al</text:span><text:span text:style-name="T138"> </text:span><text:span text:style-name="T128">alumnado</text:span><text:span text:style-name="T138"> </text:span><text:span text:style-name="T128">de </text:span><text:span text:style-name="T139"><text:s/></text:span><text:span text:style-name="T128">Aplicaciones</text:span><text:span text:style-name="T138"> </text:span><text:span text:style-name="T128">Web,</text:span><text:span text:style-name="T138"> </text:span><text:span text:style-name="T128">módulo</text:span><text:span text:style-name="T138"> </text:span><text:span text:style-name="T128">de</text:span><text:span text:style-name="T138"> </text:span><text:span text:style-name="T128">105 horas</text:span><text:span text:style-name="T140"> </text:span><text:span text:style-name="T128">con</text:span><text:span text:style-name="T140"> </text:span><text:span text:style-name="T128">5</text:span><text:span text:style-name="T140"> </text:span><text:span text:style-name="T128">horas</text:span><text:span text:style-name="T140"> </text:span><text:span text:style-name="T128">semanales</text:span><text:span text:style-name="T140"> </text:span><text:span text:style-name="T128">repartidas </text:span><text:span text:style-name="T141"><text:s/></text:span><text:span text:style-name="T128">en</text:span><text:span text:style-name="T140"> </text:span><text:span text:style-name="T128">los</text:span><text:span text:style-name="T140"> </text:span><text:span text:style-name="T128">dos</text:span><text:span text:style-name="T140"> </text:span><text:span text:style-name="T128">primeros</text:span><text:span text:style-name="T140"> </text:span><text:span text:style-name="T128">trimestres</text:span><text:span text:style-name="T140"> </text:span><text:span text:style-name="T128">del</text:span><text:span text:style-name="T140"> </text:span><text:span text:style-name="T128">segundo</text:span><text:span text:style-name="T140"> </text:span><text:span text:style-name="T128">curso del Ciclo.</text:span></text:p>
      <text:p text:style-name="P184"><text:span text:style-name="T128">El</text:span><text:span text:style-name="T133"> </text:span><text:span text:style-name="T128">grupo está formado por 11 alumnos:</text:span></text:p>
      <text:p text:style-name="P154"/>
      <text:p text:style-name="P177"><text:span text:style-name="T128">•</text:span><text:span text:style-name="T133"> </text:span><text:span text:style-name="T128">Son todos de sexo masculino..</text:span></text:p>
      <text:p text:style-name="P158"/>
      <text:p text:style-name="P176"><text:span text:style-name="T128">•</text:span><text:span text:style-name="T139"> </text:span><text:span text:style-name="T128">La</text:span><text:span text:style-name="T142"> </text:span><text:span text:style-name="T128">mayoría</text:span><text:span text:style-name="T142"> </text:span><text:span text:style-name="T128">de</text:span><text:span text:style-name="T142"> </text:span><text:span text:style-name="T128">los</text:span><text:span text:style-name="T142"> </text:span><text:span text:style-name="T128">alumnos</text:span><text:span text:style-name="T142"> </text:span><text:span text:style-name="T128">no</text:span><text:span text:style-name="T142"> </text:span><text:span text:style-name="T128">residen</text:span><text:span text:style-name="T142"> </text:span><text:span text:style-name="T128">en</text:span><text:span text:style-name="T142"> </text:span><text:span text:style-name="T128">el</text:span><text:span text:style-name="T142"> </text:span><text:span text:style-name="T128">municipio</text:span><text:span text:style-name="T142"> </text:span><text:span text:style-name="T128">y</text:span><text:span text:style-name="T142"> </text:span><text:span text:style-name="T128">se</text:span><text:span text:style-name="T142"> </text:span><text:span text:style-name="T128">desplazan</text:span><text:span text:style-name="T142"> </text:span><text:span text:style-name="T128">al</text:span><text:span text:style-name="T142"> </text:span><text:span text:style-name="T128">Centro</text:span><text:span text:style-name="T142"> </text:span><text:span text:style-name="T128">en transporte público o mediante vehículo propio.</text:span></text:p>
      <text:p text:style-name="P80"><text:span text:style-name="T128">•</text:span><text:span text:style-name="T143"> </text:span><text:span text:style-name="T128">Los</text:span><text:span text:style-name="T139"> </text:span><text:span text:style-name="T128">conocimientos</text:span><text:span text:style-name="T139"> </text:span><text:span text:style-name="T128">previos</text:span><text:span text:style-name="T139"> </text:span><text:span text:style-name="T128">de</text:span><text:span text:style-name="T139"> </text:span><text:span text:style-name="T128">los</text:span><text:span text:style-name="T139"> </text:span><text:span text:style-name="T128">alumnos</text:span><text:span text:style-name="T139"> </text:span><text:span text:style-name="T128">sobre</text:span><text:span text:style-name="T139"> </text:span><text:span text:style-name="T128">el</text:span><text:span text:style-name="T139"> </text:span><text:span text:style-name="T128">módulo</text:span><text:span text:style-name="T139"> </text:span><text:span text:style-name="T128">y</text:span><text:span text:style-name="T139"> </text:span><text:span text:style-name="T128">el</text:span><text:span text:style-name="T139"> </text:span><text:span text:style-name="T128">ciclo</text:span><text:span text:style-name="T139"> </text:span><text:span text:style-name="T128">en</text:span><text:span text:style-name="T139"> </text:span><text:span text:style-name="T128">general</text:span><text:span text:style-name="T139"> </text:span><text:span text:style-name="T128">son diversos,</text:span><text:span text:style-name="T145"> </text:span><text:span text:style-name="T128">observándose</text:span><text:span text:style-name="T145"> </text:span><text:span text:style-name="T128">bajo</text:span><text:span text:style-name="T145"> </text:span><text:span text:style-name="T128">nivel</text:span><text:span text:style-name="T145"> </text:span><text:span text:style-name="T128">de</text:span><text:span text:style-name="T145"> </text:span><text:span text:style-name="T128">conocimientos</text:span><text:span text:style-name="T145"> </text:span><text:span text:style-name="T128">relacionados</text:span><text:span text:style-name="T145"> </text:span><text:span text:style-name="T128">con</text:span><text:span text:style-name="T145"> </text:span><text:span text:style-name="T128">el</text:span><text:span text:style-name="T145"> </text:span><text:span text:style-name="T128">módulo</text:span><text:span text:style-name="T145"> </text:span><text:span text:style-name="T128">de</text:span><text:span text:style-name="T145"> </text:span><text:span text:style-name="T128">redes de</text:span><text:span text:style-name="T146"> </text:span><text:span text:style-name="T128">área</text:span><text:span text:style-name="T146"> </text:span><text:span text:style-name="T128">local,</text:span><text:span text:style-name="T146"> </text:span><text:span text:style-name="T128">muchos</text:span><text:span text:style-name="T146"> </text:span><text:span text:style-name="T128">de</text:span><text:span text:style-name="T146"> </text:span><text:span text:style-name="T128">cuyos</text:span><text:span text:style-name="T146"> </text:span><text:span text:style-name="T128">contenidos</text:span><text:span text:style-name="T146"> </text:span><text:span text:style-name="T128">son</text:span><text:span text:style-name="T146"> </text:span><text:span text:style-name="T128">prerrequisitos</text:span><text:span text:style-name="T146"> </text:span><text:span text:style-name="T128">para</text:span><text:span text:style-name="T146"> </text:span><text:span text:style-name="T128">el</text:span><text:span text:style-name="T146"> </text:span><text:span text:style-name="T128">presente</text:span><text:span text:style-name="T146"> </text:span><text:span text:style-name="T128">módulo.</text:span><text:span text:style-name="T146"> </text:span><text:span text:style-name="T128">La edad</text:span><text:span text:style-name="T143"> </text:span><text:span text:style-name="T128">media</text:span><text:span text:style-name="T143"> </text:span><text:span text:style-name="T128">de</text:span><text:span text:style-name="T143"> </text:span><text:span text:style-name="T128">la</text:span><text:span text:style-name="T143"> </text:span><text:span text:style-name="T128">mayoría</text:span><text:span text:style-name="T143"> </text:span><text:span text:style-name="T128">de</text:span><text:span text:style-name="T143"> </text:span><text:span text:style-name="T128">los</text:span><text:span text:style-name="T143"> </text:span><text:span text:style-name="T128">alumnos</text:span><text:span text:style-name="T143"> </text:span><text:span text:style-name="T128">está</text:span><text:span text:style-name="T143"> </text:span><text:span text:style-name="T128">comprendida</text:span><text:span text:style-name="T143"> </text:span><text:span text:style-name="T128">entre</text:span><text:span text:style-name="T143"> </text:span><text:span text:style-name="T128">los</text:span><text:span text:style-name="T143"> </text:span><text:span text:style-name="T128">17</text:span><text:span text:style-name="T143"> </text:span><text:span text:style-name="T128">y</text:span><text:span text:style-name="T143"> </text:span><text:span text:style-name="T144">37</text:span><text:span text:style-name="T143"> </text:span><text:span text:style-name="T128">años</text:span><text:span text:style-name="T143"> </text:span><text:span text:style-name="T128">por</text:span><text:span text:style-name="T143"> </text:span><text:span text:style-name="T128">lo que</text:span><text:span text:style-name="T147"> </text:span><text:span text:style-name="T148">el</text:span><text:span text:style-name="T147"> </text:span><text:span text:style-name="T128">desarrollo</text:span><text:span text:style-name="T147"> </text:span><text:span text:style-name="T128">psicoeducativo </text:span><text:span text:style-name="T130">de la mayoría</text:span><text:span text:style-name="T147"> </text:span><text:span text:style-name="T128">se</text:span><text:span text:style-name="T147"> </text:span><text:span text:style-name="T128">corresponde</text:span><text:span text:style-name="T147"> </text:span><text:span text:style-name="T128">al</text:span><text:span text:style-name="T147"> </text:span><text:span text:style-name="T128">final</text:span><text:span text:style-name="T147"> </text:span><text:span text:style-name="T128">de</text:span><text:span text:style-name="T147"> </text:span><text:span text:style-name="T128">la</text:span><text:span text:style-name="T147"> </text:span><text:span text:style-name="T128">juventud</text:span><text:span text:style-name="T147"> </text:span><text:span text:style-name="T128">e</text:span><text:span text:style-name="T147"> </text:span><text:span text:style-name="T128">inicio</text:span><text:span text:style-name="T147"> </text:span><text:span text:style-name="T128">de</text:span><text:span text:style-name="T147"> </text:span><text:span text:style-name="T128">la</text:span><text:span text:style-name="T147"> </text:span><text:span text:style-name="T128">etapa adulta.</text:span></text:p>
      <text:p text:style-name="P91"><text:span text:style-name="T128"><text:tab/>De</text:span><text:span text:style-name="T143"> </text:span><text:span text:style-name="T128">entre</text:span><text:span text:style-name="T139"> </text:span><text:span text:style-name="T128">los</text:span><text:span text:style-name="T139"> </text:span><text:span text:style-name="T128">alumnos</text:span><text:span text:style-name="T139"> </text:span><text:span text:style-name="T128">existe</text:span><text:span text:style-name="T139"> </text:span><text:span text:style-name="T128">un</text:span><text:span text:style-name="T139"> </text:span><text:span text:style-name="T128">grupo</text:span><text:span text:style-name="T139"> </text:span><text:span text:style-name="T128">que</text:span><text:span text:style-name="T139"> </text:span><text:span text:style-name="T128">muestra</text:span><text:span text:style-name="T139"> </text:span><text:span text:style-name="T128">grandes</text:span><text:span text:style-name="T139"> </text:span><text:span text:style-name="T128">capacidades</text:span><text:span text:style-name="T139"> </text:span><text:span text:style-name="T128">lógicas</text:span><text:span text:style-name="T139"> </text:span><text:span text:style-name="T128">e</text:span><text:span text:style-name="T139"> </text:span><text:span text:style-name="T128">interés por</text:span><text:span text:style-name="T149"> </text:span><text:span text:style-name="T128">los</text:span><text:span text:style-name="T149"> </text:span><text:span text:style-name="T128">módulos,</text:span><text:span text:style-name="T149"> </text:span><text:span text:style-name="T128">aunque</text:span><text:span text:style-name="T149"> </text:span><text:span text:style-name="T128">obviamente</text:span><text:span text:style-name="T149"> </text:span><text:span text:style-name="T128">su</text:span><text:span text:style-name="T149"> </text:span><text:span text:style-name="T128">interés</text:span><text:span text:style-name="T149"> </text:span><text:span text:style-name="T128">puede</text:span><text:span text:style-name="T149"> </text:span><text:span text:style-name="T128">ser</text:span><text:span text:style-name="T149"> </text:span><text:span text:style-name="T128">superior</text:span><text:span text:style-name="T149"> </text:span><text:span text:style-name="T128">por</text:span><text:span text:style-name="T149"> </text:span><text:span text:style-name="T128">algún</text:span><text:span text:style-name="T149"> </text:span><text:span text:style-name="T128">módulo</text:span><text:span text:style-name="T149"> </text:span><text:span text:style-name="T128">en concreto.</text:span><text:span text:style-name="T147"> </text:span><text:span text:style-name="T128">Dentro</text:span><text:span text:style-name="T147"> </text:span><text:span text:style-name="T128">de</text:span><text:span text:style-name="T147"> </text:span><text:span text:style-name="T128">los</text:span><text:span text:style-name="T147"> </text:span><text:span text:style-name="T128">alumnos</text:span><text:span text:style-name="T147"> </text:span><text:span text:style-name="T128">se</text:span><text:span text:style-name="T147"> </text:span><text:span text:style-name="T128">observa</text:span><text:span text:style-name="T147"> </text:span><text:span text:style-name="T128">un</text:span><text:span text:style-name="T147"> </text:span><text:span text:style-name="T128">grupo</text:span><text:span text:style-name="T147"> </text:span><text:span text:style-name="T128">que</text:span><text:span text:style-name="T147"> </text:span><text:span text:style-name="T128">han</text:span><text:span text:style-name="T147"> </text:span><text:span text:style-name="T128">pasado</text:span><text:span text:style-name="T147"> </text:span><text:span text:style-name="T128">a</text:span><text:span text:style-name="T147"> </text:span><text:span text:style-name="T128">segundo</text:span><text:span text:style-name="T147"> </text:span><text:span text:style-name="T128">curso</text:span><text:span text:style-name="T147"> </text:span><text:span text:style-name="T128">con gran</text:span><text:span text:style-name="T150"> </text:span><text:span text:style-name="T128">dificultad</text:span><text:span text:style-name="T150"> </text:span><text:span text:style-name="T128">y</text:span><text:span text:style-name="T150"> </text:span><text:span text:style-name="T128">esfuerzo</text:span><text:span text:style-name="T150"> </text:span><text:span text:style-name="T128">por</text:span><text:span text:style-name="T150"> </text:span><text:span text:style-name="T128">su</text:span><text:span text:style-name="T150"> </text:span><text:span text:style-name="T128">parte,</text:span><text:span text:style-name="T150"> </text:span><text:span text:style-name="T128">pero</text:span><text:span text:style-name="T150"> </text:span><text:span text:style-name="T128">que</text:span><text:span text:style-name="T150"> </text:span><text:span text:style-name="T128">carecen</text:span><text:span text:style-name="T150"> </text:span><text:span text:style-name="T128">de</text:span><text:span text:style-name="T150"> </text:span><text:span text:style-name="T128">destreza</text:span><text:span text:style-name="T150"> </text:span><text:span text:style-name="T128">a</text:span><text:span text:style-name="T150"> </text:span><text:span text:style-name="T128">la</text:span><text:span text:style-name="T150"> </text:span><text:span text:style-name="T128">hora</text:span><text:span text:style-name="T150"> </text:span><text:span text:style-name="T128">de</text:span><text:span text:style-name="T150"> </text:span><text:span text:style-name="T128">organizar sus materiales y presentan carencias en técnicas de estudio.</text:span></text:p>
      <text:p text:style-name="P20"/>
      <text:p text:style-name="P159"/>
      <text:p text:style-name="P167"/>
      <text:h text:style-name="P213" text:outline-level="3"><text:soft-page-break/></text:h>
      <text:h text:style-name="Heading_20_3" text:outline-level="3"><text:bookmark-start text:name="__RefHeading___Toc34143_87245982"/><text:span text:style-name="T135">4.</text:span><text:span text:style-name="T134"> </text:span><text:span text:style-name="T135">INTERDISCIPLINARIEDAD</text:span><text:bookmark-end text:name="__RefHeading___Toc34143_87245982"/></text:h>
      <text:p text:style-name="P157"/>
      <text:p text:style-name="P71"><text:span text:style-name="T128">Son</text:span><text:span text:style-name="T133"> </text:span><text:span text:style-name="T128">prerrequisito para este módulo los módulos de primer curso de:</text:span></text:p>
      <text:p text:style-name="P200"/>
      <text:p text:style-name="P33"><text:span text:style-name="T129">•</text:span><text:span text:style-name="T128"><text:tab/>Redes de área local</text:span></text:p>
      <text:p text:style-name="P96"><text:span text:style-name="T129">• <text:s text:c="5"/></text:span><text:span text:style-name="T128">Sistemas operativos monopuesto.</text:span></text:p>
      <text:p text:style-name="P94"/>
      <text:p text:style-name="P30"><text:span text:style-name="T129">• <text:s text:c="5"/></text:span><text:span text:style-name="T128">Aplicaciones ofimáticas.</text:span></text:p>
      <text:p text:style-name="P92"/>
      <text:p text:style-name="P34"/>
      <text:p text:style-name="P34"/>
      <text:p text:style-name="P45"><text:span text:style-name="T201"><text:tab/></text:span><text:span text:style-name="T128">Además</text:span><text:span text:style-name="T151"> </text:span><text:span text:style-name="T128">ha</text:span><text:span text:style-name="T152"> </text:span><text:span text:style-name="T128">de</text:span><text:span text:style-name="T152"> </text:span><text:span text:style-name="T128">existir</text:span><text:span text:style-name="T152"> </text:span><text:span text:style-name="T128">una</text:span><text:span text:style-name="T152"> </text:span><text:span text:style-name="T128">coordinación</text:span><text:span text:style-name="T152"> </text:span><text:span text:style-name="T128">a</text:span><text:span text:style-name="T152"> </text:span><text:span text:style-name="T128">la</text:span><text:span text:style-name="T152"> </text:span><text:span text:style-name="T128">hora</text:span><text:span text:style-name="T152"> </text:span><text:span text:style-name="T128">de</text:span><text:span text:style-name="T152"> </text:span><text:span text:style-name="T128">impartir</text:span><text:span text:style-name="T152"> </text:span><text:span text:style-name="T128">el</text:span><text:span text:style-name="T152"> </text:span><text:span text:style-name="T128">módulo</text:span><text:span text:style-name="T152"> </text:span><text:span text:style-name="T128">con</text:span><text:span text:style-name="T152"> </text:span><text:span text:style-name="T128">los</text:span><text:span text:style-name="T152"> </text:span><text:span text:style-name="T128">módulos</text:span><text:span text:style-name="T152"> </text:span><text:span text:style-name="T128">de segundo</text:span><text:span text:style-name="T153"> </text:span><text:span text:style-name="T128">curso</text:span><text:span text:style-name="T153"> </text:span><text:span text:style-name="T128">de</text:span><text:span text:style-name="T153"> </text:span><text:span text:style-name="T128">Servicios</text:span><text:span text:style-name="T153"> </text:span><text:span text:style-name="T128">en</text:span><text:span text:style-name="T153"> </text:span><text:span text:style-name="T128">red</text:span><text:span text:style-name="T153"> </text:span><text:span text:style-name="T128">para</text:span><text:span text:style-name="T153"> </text:span><text:span text:style-name="T128">evitar</text:span><text:span text:style-name="T153"> </text:span><text:span text:style-name="T128">que</text:span><text:span text:style-name="T153"> </text:span><text:span text:style-name="T128">se</text:span><text:span text:style-name="T153"> </text:span><text:span text:style-name="T128">solapen</text:span><text:span text:style-name="T153"> </text:span><text:span text:style-name="T128">y</text:span><text:span text:style-name="T153"> </text:span><text:span text:style-name="T128">se</text:span><text:span text:style-name="T153"> </text:span><text:span text:style-name="T128">repitan</text:span><text:span text:style-name="T153"> </text:span><text:span text:style-name="T128">los</text:span><text:span text:style-name="T153"> </text:span><text:span text:style-name="T128">contenidos impartidos y para sincronizar la impartición de los mismos.</text:span></text:p>
      <text:p text:style-name="P34"/>
      <text:p text:style-name="P153"/>
      <text:p text:style-name="P153"/>
      <text:h text:style-name="Heading_20_3" text:outline-level="3"><text:bookmark-start text:name="__RefHeading___Toc34145_87245982"/><text:span text:style-name="T135">5.</text:span><text:span text:style-name="T134"> </text:span><text:span text:style-name="T135">CAPACIDADES TERMINALES / RESULTADOS DE APRENDIZAJES</text:span><text:bookmark-end text:name="__RefHeading___Toc34145_87245982"/></text:h>
      <text:p text:style-name="P156"/>
      <text:p text:style-name="P20"/>
      <text:p text:style-name="P72"><text:span text:style-name="T201"><text:tab/></text:span><text:span text:style-name="T128">Son</text:span><text:span text:style-name="T154"> </text:span><text:span text:style-name="T128">objetivos</text:span><text:span text:style-name="T155"> </text:span><text:span text:style-name="T128">comunes</text:span><text:span text:style-name="T155"> </text:span><text:span text:style-name="T128">los</text:span><text:span text:style-name="T155"> </text:span><text:span text:style-name="T128">descritos</text:span><text:span text:style-name="T155"> </text:span><text:span text:style-name="T128">en</text:span><text:span text:style-name="T155"> </text:span><text:span text:style-name="T128">el</text:span><text:span text:style-name="T155"> </text:span><text:span text:style-name="T128">Proyecto</text:span><text:span text:style-name="T155"> </text:span><text:span text:style-name="T128">educativo</text:span><text:span text:style-name="T155"> </text:span><text:span text:style-name="T128">del</text:span><text:span text:style-name="T155"> </text:span><text:span text:style-name="T128">centro,</text:span><text:span text:style-name="T155"> </text:span><text:span text:style-name="T128">en</text:span><text:span text:style-name="T155"> </text:span><text:span text:style-name="T128">los</text:span><text:span text:style-name="T155"> </text:span><text:span text:style-name="T128">que respecta </text:span><text:span text:style-name="T138"><text:s/></text:span><text:span text:style-name="T128">a </text:span><text:span text:style-name="T138"><text:s/></text:span><text:span text:style-name="T128">la </text:span><text:span text:style-name="T138"><text:s/></text:span><text:span text:style-name="T128">convivencia, </text:span><text:span text:style-name="T138"><text:s/></text:span><text:span text:style-name="T128">integración, </text:span><text:span text:style-name="T138"><text:s/></text:span><text:span text:style-name="T128">trabajo </text:span><text:span text:style-name="T138"><text:s/></text:span><text:span text:style-name="T128">en </text:span><text:span text:style-name="T138"><text:s/></text:span><text:span text:style-name="T128">equipo </text:span><text:span text:style-name="T138"><text:s/></text:span><text:span text:style-name="T128">y </text:span><text:span text:style-name="T138"><text:s/></text:span><text:span text:style-name="T128">respeto </text:span><text:span text:style-name="T138"><text:s/></text:span><text:span text:style-name="T128">mutuo </text:span><text:span text:style-name="T138"><text:s/></text:span><text:span text:style-name="T128">entre </text:span><text:span text:style-name="T138"><text:s/></text:span><text:span text:style-name="T128">los integrantes de la comunidad docente.</text:span></text:p>
      <text:p text:style-name="P20"/>
      <text:p text:style-name="P153"/>
      <text:h text:style-name="Heading_20_5" text:outline-level="5"><text:bookmark-start text:name="__RefHeading___Toc34147_87245982"/><text:span text:style-name="T135">5.1.</text:span><text:span text:style-name="T134"> </text:span><text:span text:style-name="T135">Objetivos comunes del ciclo formativo</text:span><text:bookmark-end text:name="__RefHeading___Toc34147_87245982"/></text:h>
      <text:p text:style-name="P158"/>
      <text:p text:style-name="P49"><text:span text:style-name="T128">Adicionalmente,</text:span><text:span text:style-name="T133"> </text:span><text:span text:style-name="T128">los objetivos comunes para este ciclo formativo son los descritos en el Real Decreto 1691/2007:</text:span></text:p>
      <text:p text:style-name="P81"><text:span text:style-name="T128">1.</text:span><text:span text:style-name="T156"> </text:span><text:span text:style-name="T128">Organizar</text:span><text:span text:style-name="T157"> </text:span><text:span text:style-name="T128">los</text:span><text:span text:style-name="T157"> </text:span><text:span text:style-name="T128">componentes</text:span><text:span text:style-name="T157"> </text:span><text:span text:style-name="T128">físicos</text:span><text:span text:style-name="T157"> </text:span><text:span text:style-name="T128">y</text:span><text:span text:style-name="T157"> </text:span><text:span text:style-name="T128">lógicos</text:span><text:span text:style-name="T157"> </text:span><text:span text:style-name="T128">que</text:span><text:span text:style-name="T157"> </text:span><text:span text:style-name="T128">forman</text:span><text:span text:style-name="T157"> </text:span><text:span text:style-name="T128">un</text:span><text:span text:style-name="T157"> </text:span><text:span text:style-name="T128">sistema</text:span><text:span text:style-name="T157"> </text:span><text:span text:style-name="T128">microinformático, interpretando</text:span><text:span text:style-name="T137"> </text:span><text:span text:style-name="T128">su</text:span><text:span text:style-name="T137"> </text:span><text:span text:style-name="T128">documentación</text:span><text:span text:style-name="T137"> </text:span><text:span text:style-name="T128">técnica,</text:span><text:span text:style-name="T137"> </text:span><text:span text:style-name="T128">para</text:span><text:span text:style-name="T137"> </text:span><text:span text:style-name="T128">aplicar</text:span><text:span text:style-name="T137"> </text:span><text:span text:style-name="T128">los</text:span><text:span text:style-name="T137"> </text:span><text:span text:style-name="T128">medios</text:span><text:span text:style-name="T137"> </text:span><text:span text:style-name="T128">y</text:span><text:span text:style-name="T137"> </text:span><text:span text:style-name="T128">métodos</text:span><text:span text:style-name="T137"> </text:span><text:span text:style-name="T128">adecuados</text:span><text:span text:style-name="T137"> </text:span><text:span text:style-name="T128">a</text:span><text:span text:style-name="T137"> </text:span><text:span text:style-name="T128">su instalación, montaje y mantenimiento.</text:span></text:p>
      <text:p text:style-name="P104"><text:span text:style-name="T128">2. Identificar,</text:span><text:span text:style-name="T158"> </text:span><text:span text:style-name="T128">ensamblar</text:span><text:span text:style-name="T158"> </text:span><text:span text:style-name="T128">y</text:span><text:span text:style-name="T158"> </text:span><text:span text:style-name="T128">conectar</text:span><text:span text:style-name="T158"> </text:span><text:span text:style-name="T128">componentes</text:span><text:span text:style-name="T158"> </text:span><text:span text:style-name="T128">y</text:span><text:span text:style-name="T158"> </text:span><text:span text:style-name="T128">periféricos</text:span><text:span text:style-name="T158"> </text:span><text:span text:style-name="T128">utilizando</text:span><text:span text:style-name="T158"> </text:span><text:span text:style-name="T128">las</text:span><text:span text:style-name="T158"> </text:span><text:span text:style-name="T128">herramientas adecuadas, </text:span><text:span text:style-name="T159"><text:s/></text:span><text:span text:style-name="T128">aplicando</text:span><text:span text:style-name="T139"> </text:span><text:span text:style-name="T128">procedimientos,</text:span><text:span text:style-name="T139"> </text:span><text:span text:style-name="T128">normas</text:span><text:span text:style-name="T139"> </text:span><text:span text:style-name="T128">y</text:span><text:span text:style-name="T139"> </text:span><text:span text:style-name="T128">protocolos</text:span><text:span text:style-name="T139"> </text:span><text:span text:style-name="T128">de</text:span><text:span text:style-name="T139"> </text:span><text:span text:style-name="T128">calidad</text:span><text:span text:style-name="T139"> </text:span><text:span text:style-name="T128">y</text:span><text:span text:style-name="T139"> </text:span><text:span text:style-name="T128">seguridad,</text:span><text:span text:style-name="T139"> </text:span><text:span text:style-name="T128">para montar y configurar ordenadores y periféricos.</text:span></text:p>
      <text:p text:style-name="P117"><text:span text:style-name="T128">3.</text:span><text:span text:style-name="T160"> </text:span><text:span text:style-name="T128">Reconocer </text:span><text:span text:style-name="T161"><text:s/></text:span><text:span text:style-name="T128">y </text:span><text:span text:style-name="T161"><text:s/></text:span><text:span text:style-name="T128">ejecutar </text:span><text:span text:style-name="T161"><text:s/></text:span><text:span text:style-name="T128">los </text:span><text:span text:style-name="T161"><text:s/></text:span><text:span text:style-name="T128">procedimientos </text:span><text:span text:style-name="T161"><text:s/></text:span><text:span text:style-name="T128">de </text:span><text:span text:style-name="T161"><text:s/></text:span><text:span text:style-name="T128">instalación </text:span><text:span text:style-name="T161"><text:s/></text:span><text:span text:style-name="T128">de </text:span><text:span text:style-name="T161"><text:s/></text:span><text:span text:style-name="T128">sistemas </text:span><text:span text:style-name="T161"><text:s/></text:span><text:span text:style-name="T128">operativos </text:span><text:span text:style-name="T161"><text:s/></text:span><text:span text:style-name="T128">y programas </text:span><text:span text:style-name="T156"><text:s/></text:span><text:span text:style-name="T128">de </text:span><text:span text:style-name="T156"><text:s/></text:span><text:span text:style-name="T128">aplicación, </text:span><text:span text:style-name="T156"><text:s/></text:span><text:span text:style-name="T128">aplicando </text:span><text:span text:style-name="T156"><text:s/></text:span><text:span text:style-name="T128">protocolos </text:span><text:span text:style-name="T156"><text:s/></text:span><text:span text:style-name="T128">de </text:span><text:span text:style-name="T156"><text:s/></text:span><text:span text:style-name="T128">calidad, </text:span><text:span text:style-name="T156"><text:s/></text:span><text:span text:style-name="T128">para </text:span><text:span text:style-name="T156"><text:s/></text:span><text:span text:style-name="T128">instalar </text:span><text:span text:style-name="T156"><text:s/></text:span><text:span text:style-name="T128">y </text:span><text:span text:style-name="T156"><text:s/></text:span><text:span text:style-name="T128">configurar sistemas microinformáticos.</text:span></text:p>
      <text:p text:style-name="P81"><text:soft-page-break/><text:span text:style-name="T128">4.</text:span><text:span text:style-name="T162"> </text:span><text:span text:style-name="T128">Representar</text:span><text:span text:style-name="T147"> </text:span><text:span text:style-name="T128">la</text:span><text:span text:style-name="T147"> </text:span><text:span text:style-name="T128">posición</text:span><text:span text:style-name="T147"> </text:span><text:span text:style-name="T128">de</text:span><text:span text:style-name="T147"> </text:span><text:span text:style-name="T128">los</text:span><text:span text:style-name="T147"> </text:span><text:span text:style-name="T128">equipos,</text:span><text:span text:style-name="T147"> </text:span><text:span text:style-name="T128">líneas</text:span><text:span text:style-name="T147"> </text:span><text:span text:style-name="T128">de</text:span><text:span text:style-name="T147"> </text:span><text:span text:style-name="T128">transmisión</text:span><text:span text:style-name="T147"> </text:span><text:span text:style-name="T128">y</text:span><text:span text:style-name="T147"> </text:span><text:span text:style-name="T128">demás</text:span><text:span text:style-name="T147"> </text:span><text:span text:style-name="T128">elementos</text:span><text:span text:style-name="T147"> </text:span><text:span text:style-name="T128">de</text:span><text:span text:style-name="T147"> </text:span><text:span text:style-name="T128">una red</text:span><text:span text:style-name="T163"> </text:span><text:span text:style-name="T128">local, </text:span><text:span text:style-name="T164"><text:s/></text:span><text:span text:style-name="T128">analizando</text:span><text:span text:style-name="T163"> </text:span><text:span text:style-name="T128">la</text:span><text:span text:style-name="T163"> </text:span><text:span text:style-name="T128">morfología,</text:span><text:span text:style-name="T163"> </text:span><text:span text:style-name="T128">condiciones</text:span><text:span text:style-name="T163"> </text:span><text:span text:style-name="T128">y</text:span><text:span text:style-name="T163"> </text:span><text:span text:style-name="T128">características</text:span><text:span text:style-name="T163"> </text:span><text:span text:style-name="T128">del</text:span><text:span text:style-name="T163"> </text:span><text:span text:style-name="T128">despliegue,</text:span><text:span text:style-name="T163"> </text:span><text:span text:style-name="T128">para replantear el cableado y la electrónica de la red.</text:span></text:p>
      <text:p text:style-name="P106"><text:span text:style-name="T128">5.</text:span><text:span text:style-name="T154"> </text:span><text:span text:style-name="T128">Ubicar</text:span><text:span text:style-name="T155"> </text:span><text:span text:style-name="T128">y</text:span><text:span text:style-name="T155"> </text:span><text:span text:style-name="T128">fijar</text:span><text:span text:style-name="T155"> </text:span><text:span text:style-name="T128">equipos,</text:span><text:span text:style-name="T155"> </text:span><text:span text:style-name="T128">líneas,</text:span><text:span text:style-name="T155"> </text:span><text:span text:style-name="T128">canalizaciones</text:span><text:span text:style-name="T155"> </text:span><text:span text:style-name="T128">y</text:span><text:span text:style-name="T155"> </text:span><text:span text:style-name="T128">demás</text:span><text:span text:style-name="T155"> </text:span><text:span text:style-name="T128">elementos</text:span><text:span text:style-name="T155"> </text:span><text:span text:style-name="T128">de</text:span><text:span text:style-name="T155"> </text:span><text:span text:style-name="T128">una</text:span><text:span text:style-name="T155"> </text:span><text:span text:style-name="T128">red</text:span><text:span text:style-name="T155"> </text:span><text:span text:style-name="T128">local cableada, </text:span><text:span text:style-name="T165"><text:s/></text:span><text:span text:style-name="T128">inalámbrica </text:span><text:span text:style-name="T165"><text:s/></text:span><text:span text:style-name="T128">o </text:span><text:span text:style-name="T165"><text:s/></text:span><text:span text:style-name="T128">mixta, </text:span><text:span text:style-name="T165"><text:s/></text:span><text:span text:style-name="T128">aplicando </text:span><text:span text:style-name="T165"><text:s/></text:span><text:span text:style-name="T128">procedimientos </text:span><text:span text:style-name="T165"><text:s/></text:span><text:span text:style-name="T128">de </text:span><text:span text:style-name="T165"><text:s/></text:span><text:span text:style-name="T128">montaje </text:span><text:span text:style-name="T165"><text:s/></text:span><text:span text:style-name="T128">y </text:span><text:span text:style-name="T165"><text:s/></text:span><text:span text:style-name="T128">protocolos </text:span><text:span text:style-name="T165"><text:s/></text:span><text:span text:style-name="T128">de calidad y seguridad, para instalar y configurar redes locales.</text:span></text:p>
      <text:p text:style-name="P104"><text:span text:style-name="T128">6.</text:span><text:span text:style-name="T151"> </text:span><text:span text:style-name="T128">Interconectar</text:span><text:span text:style-name="T152"> </text:span><text:span text:style-name="T128">equipos</text:span><text:span text:style-name="T152"> </text:span><text:span text:style-name="T128">informáticos,</text:span><text:span text:style-name="T152"> </text:span><text:span text:style-name="T128">dispositivos</text:span><text:span text:style-name="T152"> </text:span><text:span text:style-name="T128">de</text:span><text:span text:style-name="T152"> </text:span><text:span text:style-name="T128">red</text:span><text:span text:style-name="T152"> </text:span><text:span text:style-name="T128">local</text:span><text:span text:style-name="T152"> </text:span><text:span text:style-name="T128">y</text:span><text:span text:style-name="T152"> </text:span><text:span text:style-name="T128">de</text:span><text:span text:style-name="T152"> </text:span><text:span text:style-name="T128">conexión</text:span><text:span text:style-name="T152"> </text:span><text:span text:style-name="T128">con</text:span><text:span text:style-name="T152"> </text:span><text:span text:style-name="T128">redes</text:span><text:span text:style-name="T152"> </text:span><text:span text:style-name="T128">de área extensa, ejecutando los procedimientos para instalar y configurar redes locales.</text:span></text:p>
      <text:p text:style-name="P99"><text:span text:style-name="T128">7.</text:span><text:span text:style-name="T161"> </text:span><text:span text:style-name="T128">Localizar</text:span><text:span text:style-name="T167"> </text:span><text:span text:style-name="T128">y</text:span><text:span text:style-name="T167"> </text:span><text:span text:style-name="T128">reparar</text:span><text:span text:style-name="T167"> </text:span><text:span text:style-name="T128">averías</text:span><text:span text:style-name="T167"> </text:span><text:span text:style-name="T128">y</text:span><text:span text:style-name="T167"> </text:span><text:span text:style-name="T128">disfunciones</text:span><text:span text:style-name="T167"> </text:span><text:span text:style-name="T128">en</text:span><text:span text:style-name="T167"> </text:span><text:span text:style-name="T128">los</text:span><text:span text:style-name="T167"> </text:span><text:span text:style-name="T128">componentes</text:span><text:span text:style-name="T167"> </text:span><text:span text:style-name="T128">físicos</text:span><text:span text:style-name="T139"> </text:span><text:span text:style-name="T128">y</text:span><text:span text:style-name="T167"> </text:span><text:span text:style-name="T128">lógicos</text:span><text:span text:style-name="T167"> </text:span><text:span text:style-name="T128">para mantener sistemas microinformáticos y redes locales.</text:span></text:p>
      <text:p text:style-name="P119">8.<text:tab/>Sustituir<text:tab/>y<text:tab/>ajustar<text:tab/>componentes<text:tab/>físicos<text:tab/>y<text:tab/>lógicos<text:tab/>para<text:tab/>mantener<text:tab/>sistemas microinformáticos y redes locales.</text:p>
      <text:p text:style-name="P83"><text:span text:style-name="T128">9. </text:span><text:span text:style-name="T168"><text:s/></text:span><text:span text:style-name="T128">Interpretar <text:s/></text:span><text:span text:style-name="T158"><text:s/></text:span><text:span text:style-name="T128">y <text:s/></text:span><text:span text:style-name="T158"><text:s/></text:span><text:span text:style-name="T128">seleccionar <text:s/></text:span><text:span text:style-name="T158"><text:s/></text:span><text:span text:style-name="T128">información <text:s/></text:span><text:span text:style-name="T158"><text:s/></text:span><text:span text:style-name="T128">para <text:s/></text:span><text:span text:style-name="T158"><text:s/></text:span><text:span text:style-name="T128">elaborar <text:s/></text:span><text:span text:style-name="T158"><text:s/></text:span><text:span text:style-name="T128">documentación <text:s/></text:span><text:span text:style-name="T158"><text:s/></text:span><text:span text:style-name="T128">técnica <text:s/></text:span><text:span text:style-name="T158"><text:s/></text:span><text:span text:style-name="T128">y administrativa.</text:span></text:p>
      <text:p text:style-name="P117"><text:span text:style-name="T128">10.</text:span><text:span text:style-name="T169"> </text:span><text:span text:style-name="T128">Valorar</text:span><text:span text:style-name="T170"> </text:span><text:span text:style-name="T128">el</text:span><text:span text:style-name="T170"> </text:span><text:span text:style-name="T128">coste</text:span><text:span text:style-name="T170"> </text:span><text:span text:style-name="T128">de</text:span><text:span text:style-name="T170"> </text:span><text:span text:style-name="T128">los</text:span><text:span text:style-name="T170"> </text:span><text:span text:style-name="T128">componentes</text:span><text:span text:style-name="T170"> </text:span><text:span text:style-name="T128">físicos,</text:span><text:span text:style-name="T170"> </text:span><text:span text:style-name="T128">lógicos</text:span><text:span text:style-name="T170"> </text:span><text:span text:style-name="T128">y</text:span><text:span text:style-name="T170"> </text:span><text:span text:style-name="T128">la</text:span><text:span text:style-name="T170"> </text:span><text:span text:style-name="T128">mano</text:span><text:span text:style-name="T170"> </text:span><text:span text:style-name="T128">de</text:span><text:span text:style-name="T170"> </text:span><text:span text:style-name="T128">obra,</text:span><text:span text:style-name="T170"> </text:span><text:span text:style-name="T128">para</text:span><text:span text:style-name="T170"> </text:span><text:span text:style-name="T128">elaborar presupuestos.</text:span></text:p>
      <text:p text:style-name="P83"><text:span text:style-name="T128">11.</text:span><text:span text:style-name="T157"> </text:span><text:span text:style-name="T128">Reconocer</text:span><text:span text:style-name="T172"> </text:span><text:span text:style-name="T128">características</text:span><text:span text:style-name="T172"> </text:span><text:span text:style-name="T128">y</text:span><text:span text:style-name="T172"> </text:span><text:span text:style-name="T128">posibilidades</text:span><text:span text:style-name="T172"> </text:span><text:span text:style-name="T128">de</text:span><text:span text:style-name="T172"> </text:span><text:span text:style-name="T128">los</text:span><text:span text:style-name="T172"> </text:span><text:span text:style-name="T128">componentes</text:span><text:span text:style-name="T172"> </text:span><text:span text:style-name="T128">físicos</text:span><text:span text:style-name="T172"> </text:span><text:span text:style-name="T128">y</text:span><text:span text:style-name="T172"> </text:span><text:span text:style-name="T128">lógicos,</text:span><text:span text:style-name="T172"> </text:span><text:span text:style-name="T128">para asesorar y asistir a clientes.</text:span></text:p>
      <text:p text:style-name="P117"><text:span text:style-name="T128">12.</text:span><text:span text:style-name="T137"> </text:span><text:span text:style-name="T128">Detectar</text:span><text:span text:style-name="T138"> </text:span><text:span text:style-name="T128">y</text:span><text:span text:style-name="T138"> </text:span><text:span text:style-name="T128">analizar</text:span><text:span text:style-name="T138"> </text:span><text:span text:style-name="T128">cambios</text:span><text:span text:style-name="T138"> </text:span><text:span text:style-name="T128">tecnológicos</text:span><text:span text:style-name="T138"> </text:span><text:span text:style-name="T128">para</text:span><text:span text:style-name="T138"> </text:span><text:span text:style-name="T128">elegir</text:span><text:span text:style-name="T138"> </text:span><text:span text:style-name="T128">nuevas</text:span><text:span text:style-name="T138"> </text:span><text:span text:style-name="T128">alternativas</text:span><text:span text:style-name="T138"> </text:span><text:span text:style-name="T128">y</text:span><text:span text:style-name="T138"> </text:span><text:span text:style-name="T128">mantenerse actualizado dentro del sector.</text:span></text:p>
      <text:p text:style-name="P83"><text:span text:style-name="T128">13.</text:span><text:span text:style-name="T165"> </text:span><text:span text:style-name="T128">Reconocer</text:span><text:span text:style-name="T146"> </text:span><text:span text:style-name="T128">y</text:span><text:span text:style-name="T146"> </text:span><text:span text:style-name="T128">valorar</text:span><text:span text:style-name="T146"> </text:span><text:span text:style-name="T128">incidencias,</text:span><text:span text:style-name="T146"> </text:span><text:span text:style-name="T128">determinando</text:span><text:span text:style-name="T146"> </text:span><text:span text:style-name="T128">sus</text:span><text:span text:style-name="T146"> </text:span><text:span text:style-name="T128">causas</text:span><text:span text:style-name="T146"> </text:span><text:span text:style-name="T128">y</text:span><text:span text:style-name="T146"> </text:span><text:span text:style-name="T128">describiendo</text:span><text:span text:style-name="T146"> </text:span><text:span text:style-name="T128">las</text:span><text:span text:style-name="T146"> </text:span><text:span text:style-name="T128">acciones correctoras para resolverlas.</text:span></text:p>
      <text:p text:style-name="P117"><text:span text:style-name="T128">14.</text:span><text:span text:style-name="T173"> </text:span><text:span text:style-name="T128">Analizar</text:span><text:span text:style-name="T174"> </text:span><text:span text:style-name="T128">y</text:span><text:span text:style-name="T174"> </text:span><text:span text:style-name="T128">describir</text:span><text:span text:style-name="T174"> </text:span><text:span text:style-name="T128">procedimientos</text:span><text:span text:style-name="T174"> </text:span><text:span text:style-name="T128">de</text:span><text:span text:style-name="T174"> </text:span><text:span text:style-name="T128">calidad,</text:span><text:span text:style-name="T174"> </text:span><text:span text:style-name="T128">prevención</text:span><text:span text:style-name="T174"> </text:span><text:span text:style-name="T128">de</text:span><text:span text:style-name="T174"> </text:span><text:span text:style-name="T128">riesgos</text:span><text:span text:style-name="T174"> </text:span><text:span text:style-name="T128">laborales</text:span><text:span text:style-name="T174"> </text:span><text:span text:style-name="T128">y medioambientales,</text:span><text:span text:style-name="T158"> </text:span><text:span text:style-name="T128">señalando</text:span><text:span text:style-name="T158"> </text:span><text:span text:style-name="T128">las</text:span><text:span text:style-name="T158"> </text:span><text:span text:style-name="T128">acciones</text:span><text:span text:style-name="T158"> </text:span><text:span text:style-name="T128">a</text:span><text:span text:style-name="T158"> </text:span><text:span text:style-name="T128">realizar</text:span><text:span text:style-name="T158"> </text:span><text:span text:style-name="T128">en</text:span><text:span text:style-name="T158"> </text:span><text:span text:style-name="T128">los</text:span><text:span text:style-name="T158"> </text:span><text:span text:style-name="T128">casos</text:span><text:span text:style-name="T158"> </text:span><text:span text:style-name="T128">definidos</text:span><text:span text:style-name="T158"> </text:span><text:span text:style-name="T128">para</text:span><text:span text:style-name="T158"> </text:span><text:span text:style-name="T128">actuar </text:span><text:span text:style-name="T175"><text:s/></text:span><text:span text:style-name="T128">de acuerdo con las normas estandarizadas.</text:span></text:p>
      <text:p text:style-name="P83"><text:span text:style-name="T128">15. </text:span><text:span text:style-name="T137"><text:s/></text:span><text:span text:style-name="T128">Valorar </text:span><text:span text:style-name="T176"><text:s/></text:span><text:span text:style-name="T128">las </text:span><text:span text:style-name="T176"><text:s/></text:span><text:span text:style-name="T128">actividades </text:span><text:span text:style-name="T176"><text:s/></text:span><text:span text:style-name="T128">de </text:span><text:span text:style-name="T176"><text:s/></text:span><text:span text:style-name="T128">trabajo </text:span><text:span text:style-name="T176"><text:s/></text:span><text:span text:style-name="T128">en </text:span><text:span text:style-name="T176"><text:s/></text:span><text:span text:style-name="T128">un </text:span><text:span text:style-name="T176"><text:s/></text:span><text:span text:style-name="T128">proceso </text:span><text:span text:style-name="T176"><text:s/></text:span><text:span text:style-name="T128">productivo, </text:span><text:span text:style-name="T176"><text:s/></text:span><text:span text:style-name="T128">identificando </text:span><text:span text:style-name="T176"><text:s/></text:span><text:span text:style-name="T128">su aportación al proceso global para conseguir los objetivos de la producción.</text:span></text:p>
      <text:p text:style-name="P117"><text:span text:style-name="T128">16. Identificar</text:span><text:span text:style-name="T158"> </text:span><text:span text:style-name="T128">y</text:span><text:span text:style-name="T158"> </text:span><text:span text:style-name="T128">valorar</text:span><text:span text:style-name="T158"> </text:span><text:span text:style-name="T128">las</text:span><text:span text:style-name="T158"> </text:span><text:span text:style-name="T128">oportunidades</text:span><text:span text:style-name="T158"> </text:span><text:span text:style-name="T128">de</text:span><text:span text:style-name="T158"> </text:span><text:span text:style-name="T128">aprendizaje</text:span><text:span text:style-name="T158"> </text:span><text:span text:style-name="T128">y</text:span><text:span text:style-name="T158"> </text:span><text:span text:style-name="T128">empleo,</text:span><text:span text:style-name="T158"> </text:span><text:span text:style-name="T128">analizando</text:span><text:span text:style-name="T158"> </text:span><text:span text:style-name="T128">las</text:span><text:span text:style-name="T158"> </text:span><text:span text:style-name="T128">ofertas y demandas del mercado laboral para gestionar su carrera profesional.</text:span></text:p>
      <text:p text:style-name="P83"><text:span text:style-name="T128">17.</text:span><text:span text:style-name="T177"> </text:span><text:span text:style-name="T128">Reconocer</text:span><text:span text:style-name="T154"> </text:span><text:span text:style-name="T128">las</text:span><text:span text:style-name="T154"> </text:span><text:span text:style-name="T128">oportunidades</text:span><text:span text:style-name="T154"> </text:span><text:span text:style-name="T128">de</text:span><text:span text:style-name="T154"> </text:span><text:span text:style-name="T128">negocio,</text:span><text:span text:style-name="T154"> </text:span><text:span text:style-name="T128">identificando</text:span><text:span text:style-name="T154"> </text:span><text:span text:style-name="T128">y</text:span><text:span text:style-name="T154"> </text:span><text:span text:style-name="T128">analizando</text:span><text:span text:style-name="T154"> </text:span><text:span text:style-name="T128">demandas</text:span><text:span text:style-name="T154"> </text:span><text:span text:style-name="T128">del mercado para crear y gestionar una pequeña empresa.</text:span></text:p>
      <text:p text:style-name="P117"><text:soft-page-break/><text:span text:style-name="T128">18.</text:span><text:span text:style-name="T145"> </text:span><text:span text:style-name="T128">Reconocer</text:span><text:span text:style-name="T178"> </text:span><text:span text:style-name="T128">sus</text:span><text:span text:style-name="T178"> </text:span><text:span text:style-name="T128">derechos</text:span><text:span text:style-name="T178"> </text:span><text:span text:style-name="T128">y</text:span><text:span text:style-name="T178"> </text:span><text:span text:style-name="T128">deberes</text:span><text:span text:style-name="T178"> </text:span><text:span text:style-name="T128">como</text:span><text:span text:style-name="T178"> </text:span><text:span text:style-name="T128">agente</text:span><text:span text:style-name="T178"> </text:span><text:span text:style-name="T128">activo</text:span><text:span text:style-name="T178"> </text:span><text:span text:style-name="T128">en</text:span><text:span text:style-name="T178"> </text:span><text:span text:style-name="T128">la</text:span><text:span text:style-name="T178"> </text:span><text:span text:style-name="T128">sociedad,</text:span><text:span text:style-name="T178"> </text:span><text:span text:style-name="T128">analizando</text:span><text:span text:style-name="T178"> </text:span><text:span text:style-name="T128">el marco </text:span><text:span text:style-name="T179"><text:s/></text:span><text:span text:style-name="T128">legal <text:s/></text:span><text:span text:style-name="T180"><text:s/></text:span><text:span text:style-name="T128">que <text:s/></text:span><text:span text:style-name="T180"><text:s/></text:span><text:span text:style-name="T128">regula </text:span><text:span text:style-name="T179"><text:s/></text:span><text:span text:style-name="T128">las </text:span><text:span text:style-name="T179"><text:s/></text:span><text:span text:style-name="T128">condiciones </text:span><text:span text:style-name="T179"><text:s/></text:span><text:span text:style-name="T128">sociales </text:span><text:span text:style-name="T179"><text:s/></text:span><text:span text:style-name="T128">y </text:span><text:span text:style-name="T179"><text:s/></text:span><text:span text:style-name="T128">laborales </text:span><text:span text:style-name="T179"><text:s/></text:span><text:span text:style-name="T128">para </text:span><text:span text:style-name="T179"><text:s/></text:span><text:span text:style-name="T128">participar </text:span><text:span text:style-name="T179"><text:s/></text:span><text:span text:style-name="T128">como ciudadano democrático.</text:span></text:p>
      <text:p text:style-name="P34"/>
      <text:p text:style-name="P107"/>
      <text:p text:style-name="P107"/>
      <text:p text:style-name="P107"/>
      <text:h text:style-name="P190" text:outline-level="5"><text:bookmark-start text:name="__RefHeading___Toc34149_87245982"/><text:span text:style-name="T135">5.2.</text:span><text:span text:style-name="T134"> </text:span><text:span text:style-name="T135">Objetivos específicos del módulo</text:span><text:bookmark-end text:name="__RefHeading___Toc34149_87245982"/></text:h>
      <text:p text:style-name="P123"/>
      <text:p text:style-name="P52"><text:span text:style-name="T128">Como</text:span><text:span text:style-name="T146"> </text:span><text:span text:style-name="T128">objetivos</text:span><text:span text:style-name="T153"> </text:span><text:span text:style-name="T128">específicos</text:span><text:span text:style-name="T153"> </text:span><text:span text:style-name="T128">de</text:span><text:span text:style-name="T153"> </text:span><text:span text:style-name="T128">este</text:span><text:span text:style-name="T153"> </text:span><text:span text:style-name="T128">modulo</text:span><text:span text:style-name="T153"> </text:span><text:span text:style-name="T128">podemos</text:span><text:span text:style-name="T153"> </text:span><text:span text:style-name="T128">seleccionar</text:span><text:span text:style-name="T153"> </text:span><text:span text:style-name="T128">los</text:span><text:span text:style-name="T153"> </text:span><text:span text:style-name="T128">siguientes</text:span><text:span text:style-name="T153"> </text:span><text:span text:style-name="T128">objetivos generales: 1, 3, 9, 12,13 y 14 descritos en el punto anterior.</text:span></text:p>
      <text:p text:style-name="P34"/>
      <text:p text:style-name="P34"/>
      <text:p text:style-name="P125"/>
      <text:h text:style-name="P190" text:outline-level="5"><text:bookmark-start text:name="__RefHeading___Toc34151_87245982"/><text:span text:style-name="T135">5.3</text:span><text:span text:style-name="T134"> </text:span><text:span text:style-name="T135">Competencias generales del titulo</text:span><text:bookmark-end text:name="__RefHeading___Toc34151_87245982"/></text:h>
      <text:p text:style-name="P131"/>
      <text:p text:style-name="P52"><text:span text:style-name="T128">La</text:span><text:span text:style-name="T181"> </text:span><text:span text:style-name="T128">formación</text:span><text:span text:style-name="T137"> </text:span><text:span text:style-name="T128">del</text:span><text:span text:style-name="T137"> </text:span><text:span text:style-name="T128">módulo</text:span><text:span text:style-name="T137"> </text:span><text:span text:style-name="T128">contribuye</text:span><text:span text:style-name="T137"> </text:span><text:span text:style-name="T128">a</text:span><text:span text:style-name="T137"> </text:span><text:span text:style-name="T128">alcanzar</text:span><text:span text:style-name="T137"> </text:span><text:span text:style-name="T128">las</text:span><text:span text:style-name="T137"> </text:span><text:span text:style-name="T128">competencias</text:span><text:span text:style-name="T137"> </text:span><text:span text:style-name="T128">a),</text:span><text:span text:style-name="T137"> </text:span><text:span text:style-name="T128">c),</text:span><text:span text:style-name="T137"> </text:span><text:span text:style-name="T128">f),</text:span><text:span text:style-name="T137"> </text:span><text:span text:style-name="T128">i),</text:span><text:span text:style-name="T137"> </text:span><text:span text:style-name="T128">j),</text:span><text:span text:style-name="T137"> </text:span><text:span text:style-name="T128">m),</text:span><text:span text:style-name="T137"> </text:span><text:span text:style-name="T128">n),</text:span><text:span text:style-name="T137"> </text:span><text:span text:style-name="T128">ñ), q) y r) del título:</text:span></text:p>
      <text:p text:style-name="P81"><text:span text:style-name="T128">a)</text:span><text:span text:style-name="T182"> </text:span><text:span text:style-name="T128">Determinar </text:span><text:span text:style-name="T152"><text:s/></text:span><text:span text:style-name="T128">la </text:span><text:span text:style-name="T152"><text:s/></text:span><text:span text:style-name="T128">logística </text:span><text:span text:style-name="T152"><text:s/></text:span><text:span text:style-name="T128">asociada </text:span><text:span text:style-name="T152"><text:s/></text:span><text:span text:style-name="T128">a </text:span><text:span text:style-name="T152"><text:s/></text:span><text:span text:style-name="T128">las </text:span><text:span text:style-name="T152"><text:s/></text:span><text:span text:style-name="T128">operaciones </text:span><text:span text:style-name="T152"><text:s/></text:span><text:span text:style-name="T128">de </text:span><text:span text:style-name="T152"><text:s/></text:span><text:span text:style-name="T128">instalación, </text:span><text:span text:style-name="T152"><text:s/></text:span><text:span text:style-name="T128">configuración </text:span><text:span text:style-name="T152"><text:s/></text:span><text:span text:style-name="T128">y mantenimiento </text:span><text:span text:style-name="T183"><text:s/></text:span><text:span text:style-name="T128">de </text:span><text:span text:style-name="T183"><text:s/></text:span><text:span text:style-name="T128">sistemas</text:span><text:span text:style-name="T184"> </text:span><text:span text:style-name="T128">microinformáticos,</text:span><text:span text:style-name="T184"> </text:span><text:span text:style-name="T128">interpretando</text:span><text:span text:style-name="T184"> </text:span><text:span text:style-name="T128">la</text:span><text:span text:style-name="T184"> </text:span><text:span text:style-name="T128">documentación</text:span><text:span text:style-name="T184"> </text:span><text:span text:style-name="T128">técnica asociada y organizando los recursos necesarios.</text:span></text:p>
      <text:p text:style-name="P104"><text:span text:style-name="T128">c) Instalar</text:span><text:span text:style-name="T158"> </text:span><text:span text:style-name="T128">y</text:span><text:span text:style-name="T158"> </text:span><text:span text:style-name="T128">configurar</text:span><text:span text:style-name="T158"> </text:span><text:span text:style-name="T128">software</text:span><text:span text:style-name="T158"> </text:span><text:span text:style-name="T128">básico</text:span><text:span text:style-name="T158"> </text:span><text:span text:style-name="T128">y</text:span><text:span text:style-name="T158"> </text:span><text:span text:style-name="T128">de</text:span><text:span text:style-name="T158"> </text:span><text:span text:style-name="T128">aplicación,</text:span><text:span text:style-name="T158"> </text:span><text:span text:style-name="T128">asegurando</text:span><text:span text:style-name="T158"> </text:span><text:span text:style-name="T128">su</text:span><text:span text:style-name="T158"> </text:span><text:span text:style-name="T128">funcionamiento</text:span><text:span text:style-name="T158"> </text:span><text:span text:style-name="T128">en condiciones de calidad y seguridad.</text:span></text:p>
      <text:p text:style-name="P81"><text:span text:style-name="T128">f)</text:span><text:span text:style-name="T186"> </text:span><text:span text:style-name="T128">Instalar, </text:span><text:span text:style-name="T143"><text:s/></text:span><text:span text:style-name="T128">configurar </text:span><text:span text:style-name="T143"><text:s/></text:span><text:span text:style-name="T128">y </text:span><text:span text:style-name="T143"><text:s/></text:span><text:span text:style-name="T128">mantener </text:span><text:span text:style-name="T143"><text:s/></text:span><text:span text:style-name="T128">servicios </text:span><text:span text:style-name="T143"><text:s/></text:span><text:span text:style-name="T128">multiusuario, </text:span><text:span text:style-name="T143"><text:s/></text:span><text:span text:style-name="T128">aplicaciones </text:span><text:span text:style-name="T143"><text:s/></text:span><text:span text:style-name="T128">y </text:span><text:span text:style-name="T143"><text:s/></text:span><text:span text:style-name="T128">dispositivos compartidos</text:span><text:span text:style-name="T149"> </text:span><text:span text:style-name="T128">en </text:span><text:span text:style-name="T187"><text:s/></text:span><text:span text:style-name="T128">un</text:span><text:span text:style-name="T149"> </text:span><text:span text:style-name="T128">entorno</text:span><text:span text:style-name="T149"> </text:span><text:span text:style-name="T128">de</text:span><text:span text:style-name="T149"> </text:span><text:span text:style-name="T128">red</text:span><text:span text:style-name="T149"> </text:span><text:span text:style-name="T128">local,</text:span><text:span text:style-name="T149"> </text:span><text:span text:style-name="T128">atendiendo</text:span><text:span text:style-name="T149"> </text:span><text:span text:style-name="T128">a</text:span><text:span text:style-name="T149"> </text:span><text:span text:style-name="T128">las</text:span><text:span text:style-name="T149"> </text:span><text:span text:style-name="T128">necesidades</text:span><text:span text:style-name="T149"> </text:span><text:span text:style-name="T128">y</text:span><text:span text:style-name="T149"> </text:span><text:span text:style-name="T128">requerimientos especificados.</text:span></text:p>
      <text:p text:style-name="P106"><text:span text:style-name="T128">i)</text:span><text:span text:style-name="T188"> </text:span><text:span text:style-name="T128">Ejecutar</text:span><text:span text:style-name="T150"> </text:span><text:span text:style-name="T128">procedimientos</text:span><text:span text:style-name="T150"> </text:span><text:span text:style-name="T128">establecidos</text:span><text:span text:style-name="T150"> </text:span><text:span text:style-name="T128">de</text:span><text:span text:style-name="T150"> </text:span><text:span text:style-name="T128">recuperación</text:span><text:span text:style-name="T150"> </text:span><text:span text:style-name="T128">de</text:span><text:span text:style-name="T150"> </text:span><text:span text:style-name="T128">datos</text:span><text:span text:style-name="T150"> </text:span><text:span text:style-name="T128">y</text:span><text:span text:style-name="T150"> </text:span><text:span text:style-name="T128">aplicaciones</text:span><text:span text:style-name="T150"> </text:span><text:span text:style-name="T128">ante</text:span><text:span text:style-name="T150"> </text:span><text:span text:style-name="T128">fallos y</text:span><text:span text:style-name="T154"> </text:span><text:span text:style-name="T128">pérdidas</text:span><text:span text:style-name="T154"> </text:span><text:span text:style-name="T128">de </text:span><text:span text:style-name="T189"><text:s/></text:span><text:span text:style-name="T128">datos</text:span><text:span text:style-name="T154"> </text:span><text:span text:style-name="T128">en</text:span><text:span text:style-name="T154"> </text:span><text:span text:style-name="T128">el</text:span><text:span text:style-name="T154"> </text:span><text:span text:style-name="T128">sistema,</text:span><text:span text:style-name="T154"> </text:span><text:span text:style-name="T128">para</text:span><text:span text:style-name="T154"> </text:span><text:span text:style-name="T128">garantizar</text:span><text:span text:style-name="T154"> </text:span><text:span text:style-name="T128">la</text:span><text:span text:style-name="T154"> </text:span><text:span text:style-name="T128">integridad</text:span><text:span text:style-name="T154"> </text:span><text:span text:style-name="T128">y</text:span><text:span text:style-name="T154"> </text:span><text:span text:style-name="T128">disponibilidad</text:span><text:span text:style-name="T154"> </text:span><text:span text:style-name="T128">de</text:span><text:span text:style-name="T154"> </text:span><text:span text:style-name="T128">la información.</text:span></text:p>
      <text:p text:style-name="P104"><text:span text:style-name="T128">j)</text:span><text:span text:style-name="T190"> </text:span><text:span text:style-name="T128">Elaborar</text:span><text:span text:style-name="T140"> </text:span><text:span text:style-name="T128">documentación</text:span><text:span text:style-name="T140"> </text:span><text:span text:style-name="T128">técnica</text:span><text:span text:style-name="T140"> </text:span><text:span text:style-name="T128">y</text:span><text:span text:style-name="T140"> </text:span><text:span text:style-name="T128">administrativa</text:span><text:span text:style-name="T140"> </text:span><text:span text:style-name="T128">del</text:span><text:span text:style-name="T140"> </text:span><text:span text:style-name="T128">sistema,</text:span><text:span text:style-name="T140"> </text:span><text:span text:style-name="T128">cumpliendo</text:span><text:span text:style-name="T140"> </text:span><text:span text:style-name="T128">las</text:span><text:span text:style-name="T140"> </text:span><text:span text:style-name="T128">normas</text:span><text:span text:style-name="T140"> </text:span><text:span text:style-name="T128">y reglamentación del sector, para su mantenimiento y la asistencia al cliente.</text:span></text:p>
      <text:p text:style-name="P83"><text:span text:style-name="T128">m)</text:span><text:span text:style-name="T150"> </text:span><text:span text:style-name="T128">Organizar</text:span><text:span text:style-name="T143"> </text:span><text:span text:style-name="T128">y</text:span><text:span text:style-name="T143"> </text:span><text:span text:style-name="T128">desarrollar</text:span><text:span text:style-name="T143"> </text:span><text:span text:style-name="T128">el</text:span><text:span text:style-name="T143"> </text:span><text:span text:style-name="T128">trabajo</text:span><text:span text:style-name="T143"> </text:span><text:span text:style-name="T128">asignado</text:span><text:span text:style-name="T143"> </text:span><text:span text:style-name="T128">manteniendo</text:span><text:span text:style-name="T143"> </text:span><text:span text:style-name="T128">unas</text:span><text:span text:style-name="T143"> </text:span><text:span text:style-name="T128">relaciones</text:span><text:span text:style-name="T143"> </text:span><text:span text:style-name="T128">profesionales adecuadas en el entorno de trabajo.</text:span></text:p>
      <text:p text:style-name="P117"><text:span text:style-name="T128">n)</text:span><text:span text:style-name="T145"> </text:span><text:span text:style-name="T128">Mantener</text:span><text:span text:style-name="T178"> </text:span><text:span text:style-name="T128">un</text:span><text:span text:style-name="T178"> </text:span><text:span text:style-name="T128">espíritu</text:span><text:span text:style-name="T178"> </text:span><text:span text:style-name="T128">constante</text:span><text:span text:style-name="T178"> </text:span><text:span text:style-name="T128">de</text:span><text:span text:style-name="T178"> </text:span><text:span text:style-name="T128">innovación</text:span><text:span text:style-name="T178"> </text:span><text:span text:style-name="T128">y</text:span><text:span text:style-name="T178"> </text:span><text:span text:style-name="T128">actualización</text:span><text:span text:style-name="T178"> </text:span><text:span text:style-name="T128">en</text:span><text:span text:style-name="T178"> </text:span><text:span text:style-name="T128">el</text:span><text:span text:style-name="T178"> </text:span><text:span text:style-name="T128">ámbito</text:span><text:span text:style-name="T178"> </text:span><text:span text:style-name="T128">del</text:span><text:span text:style-name="T178"> </text:span><text:span text:style-name="T128">sector informático.</text:span></text:p>
      <text:p text:style-name="P83"><text:span text:style-name="T128">ñ)</text:span><text:span text:style-name="T170"> </text:span><text:span text:style-name="T128">Utilizar</text:span><text:span text:style-name="T149"> </text:span><text:span text:style-name="T128">los</text:span><text:span text:style-name="T149"> </text:span><text:span text:style-name="T128">medios</text:span><text:span text:style-name="T149"> </text:span><text:span text:style-name="T128">de</text:span><text:span text:style-name="T149"> </text:span><text:span text:style-name="T128">consulta</text:span><text:span text:style-name="T149"> </text:span><text:span text:style-name="T128">disponibles,</text:span><text:span text:style-name="T149"> </text:span><text:span text:style-name="T128">seleccionando</text:span><text:span text:style-name="T149"> </text:span><text:span text:style-name="T128">el</text:span><text:span text:style-name="T149"> </text:span><text:span text:style-name="T128">más</text:span><text:span text:style-name="T149"> </text:span><text:span text:style-name="T128">adecuado</text:span><text:span text:style-name="T149"> </text:span><text:span text:style-name="T128">en</text:span><text:span text:style-name="T149"> </text:span><text:span text:style-name="T128">cada </text:span><text:soft-page-break/><text:span text:style-name="T128">caso, para resolver en tiempo razonable supuestos no conocidos y dudas profesionales.</text:span></text:p>
      <text:p text:style-name="P117"><text:span text:style-name="T128">q)</text:span><text:span text:style-name="T165"> </text:span><text:span text:style-name="T128">Adaptarse</text:span><text:span text:style-name="T146"> </text:span><text:span text:style-name="T128">a</text:span><text:span text:style-name="T146"> </text:span><text:span text:style-name="T128">diferentes</text:span><text:span text:style-name="T146"> </text:span><text:span text:style-name="T128">puestos</text:span><text:span text:style-name="T146"> </text:span><text:span text:style-name="T128">de</text:span><text:span text:style-name="T146"> </text:span><text:span text:style-name="T128">trabajo</text:span><text:span text:style-name="T146"> </text:span><text:span text:style-name="T128">y</text:span><text:span text:style-name="T146"> </text:span><text:span text:style-name="T128">nuevas</text:span><text:span text:style-name="T146"> </text:span><text:span text:style-name="T128">situaciones</text:span><text:span text:style-name="T146"> </text:span><text:span text:style-name="T128">laborales</text:span><text:span text:style-name="T146"> </text:span><text:span text:style-name="T128">originados</text:span><text:span text:style-name="T146"> </text:span><text:span text:style-name="T128">por cambios tecnológicos y organizativos en los procesos productivos.</text:span></text:p>
      <text:p text:style-name="P83"><text:span text:style-name="T128">r) </text:span><text:span text:style-name="T191"><text:s/></text:span><text:span text:style-name="T128">Resolver <text:s/></text:span><text:span text:style-name="T190"><text:s/></text:span><text:span text:style-name="T128">problemas <text:s/></text:span><text:span text:style-name="T190"><text:s/></text:span><text:span text:style-name="T128">y <text:s/></text:span><text:span text:style-name="T190"><text:s/></text:span><text:span text:style-name="T128">tomar <text:s/></text:span><text:span text:style-name="T190"><text:s/></text:span><text:span text:style-name="T128">decisiones <text:s/></text:span><text:span text:style-name="T190"><text:s/></text:span><text:span text:style-name="T128">individuales <text:s/></text:span><text:span text:style-name="T190"><text:s/></text:span><text:span text:style-name="T128">siguiendo <text:s/></text:span><text:span text:style-name="T190"><text:s/></text:span><text:span text:style-name="T128">las <text:s/></text:span><text:span text:style-name="T190"><text:s/></text:span><text:span text:style-name="T128">normas <text:s/></text:span><text:span text:style-name="T190"><text:s/></text:span><text:span text:style-name="T128">y procedimientos establecidos definidos dentro del ámbito de su competencia.</text:span></text:p>
      <text:p text:style-name="P34"/>
      <text:p text:style-name="P107"/>
      <text:h text:style-name="P191" text:outline-level="5"><text:bookmark-start text:name="__RefHeading___Toc34153_87245982"/>5.4 Resultados de aprendizaje<text:bookmark-end text:name="__RefHeading___Toc34153_87245982"/></text:h>
      <text:p text:style-name="P123"/>
      <text:p text:style-name="P52"><text:span text:style-name="T128">1.</text:span><text:span text:style-name="T146"> </text:span><text:span text:style-name="T128">Instala</text:span><text:span text:style-name="T153"> </text:span><text:span text:style-name="T128">gestores</text:span><text:span text:style-name="T153"> </text:span><text:span text:style-name="T128">de</text:span><text:span text:style-name="T153"> </text:span><text:span text:style-name="T128">contenidos,</text:span><text:span text:style-name="T153"> </text:span><text:span text:style-name="T128">identificando</text:span><text:span text:style-name="T153"> </text:span><text:span text:style-name="T128">sus</text:span><text:span text:style-name="T153"> </text:span><text:span text:style-name="T128">aplicaciones</text:span><text:span text:style-name="T153"> </text:span><text:span text:style-name="T128">y</text:span><text:span text:style-name="T153"> </text:span><text:span text:style-name="T128">configurándolos</text:span><text:span text:style-name="T153"> </text:span><text:span text:style-name="T128">según requerimientos.</text:span></text:p>
      <text:p text:style-name="P117"><text:span text:style-name="T128">2.</text:span><text:span text:style-name="T133"> </text:span><text:span text:style-name="T128">Instala sistemas de gestión de aprendizaje a distancia, describiendo la estructura del sitio y la jerarquía de directorios generada.</text:span></text:p>
      <text:p text:style-name="P101"><text:span text:style-name="T128">3. </text:span><text:span text:style-name="T147"><text:s/></text:span><text:span text:style-name="T128">Instala </text:span><text:span text:style-name="T177"><text:s/></text:span><text:span text:style-name="T128">servicios </text:span><text:span text:style-name="T177"><text:s/></text:span><text:span text:style-name="T128">de </text:span><text:span text:style-name="T177"><text:s/></text:span><text:span text:style-name="T128">gestión </text:span><text:span text:style-name="T177"><text:s/></text:span><text:span text:style-name="T128">de </text:span><text:span text:style-name="T177"><text:s/></text:span><text:span text:style-name="T128">archivos </text:span><text:span text:style-name="T177"><text:s/></text:span><text:span text:style-name="T128">Web, </text:span><text:span text:style-name="T177"><text:s/></text:span><text:span text:style-name="T128">identificando </text:span><text:span text:style-name="T177"><text:s/></text:span><text:span text:style-name="T128">sus </text:span><text:span text:style-name="T177"><text:s/></text:span><text:span text:style-name="T128">aplicaciones </text:span><text:span text:style-name="T177"><text:s/></text:span><text:span text:style-name="T128">y verificando su integridad.</text:span></text:p>
      <text:p text:style-name="P118"><text:span text:style-name="T128">4.</text:span><text:span text:style-name="T161"> </text:span><text:span text:style-name="T128">Instala</text:span><text:span text:style-name="T167"> </text:span><text:span text:style-name="T128">aplicaciones</text:span><text:span text:style-name="T167"> </text:span><text:span text:style-name="T128">de</text:span><text:span text:style-name="T167"> </text:span><text:span text:style-name="T128">ofimática</text:span><text:span text:style-name="T167"> </text:span><text:span text:style-name="T128">Web,</text:span><text:span text:style-name="T167"> </text:span><text:span text:style-name="T128">describiendo</text:span><text:span text:style-name="T167"> </text:span><text:span text:style-name="T128">sus</text:span><text:span text:style-name="T167"> </text:span><text:span text:style-name="T128">características</text:span><text:span text:style-name="T167"> </text:span><text:span text:style-name="T128">y</text:span><text:span text:style-name="T167"> </text:span><text:span text:style-name="T128">entornos</text:span><text:span text:style-name="T167"> </text:span><text:span text:style-name="T128">de uso.</text:span></text:p>
      <text:p text:style-name="P84"><text:span text:style-name="T128">5.</text:span><text:span text:style-name="T161"> </text:span><text:span text:style-name="T128">Instala</text:span><text:span text:style-name="T167"> </text:span><text:span text:style-name="T128">aplicaciones</text:span><text:span text:style-name="T167"> </text:span><text:span text:style-name="T128">Web</text:span><text:span text:style-name="T167"> </text:span><text:span text:style-name="T128">de</text:span><text:span text:style-name="T167"> </text:span><text:span text:style-name="T128">escritorio,</text:span><text:span text:style-name="T167"> </text:span><text:span text:style-name="T128">describiendo</text:span><text:span text:style-name="T167"> </text:span><text:span text:style-name="T128">sus</text:span><text:span text:style-name="T167"> </text:span><text:span text:style-name="T128">características</text:span><text:span text:style-name="T167"> </text:span><text:span text:style-name="T128">y</text:span><text:span text:style-name="T167"> </text:span><text:span text:style-name="T128">entornos</text:span><text:span text:style-name="T167"> </text:span><text:span text:style-name="T128">de uso.</text:span></text:p>
      <text:p text:style-name="P34"/>
      <text:p text:style-name="P34"/>
      <text:h text:style-name="P192" text:outline-level="5"><text:bookmark-start text:name="__RefHeading___Toc34155_87245982"/><text:span text:style-name="T135">5.5</text:span><text:span text:style-name="T192"> </text:span><text:span text:style-name="T135">Concreción</text:span><text:span text:style-name="T185"> </text:span><text:span text:style-name="T135">de</text:span><text:span text:style-name="T185"> </text:span><text:span text:style-name="T135">objetivos</text:span><text:span text:style-name="T185"> </text:span><text:span text:style-name="T135">y</text:span><text:span text:style-name="T185"> </text:span><text:span text:style-name="T135">acciones</text:span><text:span text:style-name="T185"> </text:span><text:span text:style-name="T135">contemplados</text:span><text:span text:style-name="T185"> </text:span><text:span text:style-name="T135">en</text:span><text:span text:style-name="T185"> </text:span><text:span text:style-name="T135">el</text:span><text:span text:style-name="T185"> </text:span><text:span text:style-name="T135">Plan</text:span><text:span text:style-name="T185"> </text:span><text:span text:style-name="T135">de</text:span><text:span text:style-name="T185"> </text:span><text:span text:style-name="T135">Mejora</text:span><text:span text:style-name="T185"> </text:span><text:span text:style-name="T135">del</text:span><text:bookmark-end text:name="__RefHeading___Toc34155_87245982"/></text:h>
      <text:h text:style-name="P193" text:outline-level="5"><text:bookmark-start text:name="__RefHeading___Toc34157_87245982"/><text:span text:style-name="T135">Centro</text:span><text:span text:style-name="T134"> </text:span><text:span text:style-name="T135">para el curso 201</text:span><text:span text:style-name="T136">6</text:span><text:span text:style-name="T135">-1</text:span><text:span text:style-name="T136">7</text:span><text:bookmark-end text:name="__RefHeading___Toc34157_87245982"/></text:h>
      <text:p text:style-name="P133"/>
      <text:list xml:id="list8610122188027836195" text:style-name="L1">
        <text:list-item>
          <text:p text:style-name="P204">Mejora del absentismo y abandono escolar.</text:p>
        </text:list-item>
        <text:list-item>
          <text:p text:style-name="P204">Mejora del rendimiento escolar.</text:p>
        </text:list-item>
        <text:list-item>
          <text:p text:style-name="P204">Mejora de la dimensión ‘Hablar’ dentro de la competencia lingüística realizando actividades en la que el alumnado se acostumbre a “hablar en público” y contribuya a la adquisición de la competencia lingüística.</text:p>
        </text:list-item>
        <text:list-item>
          <text:p text:style-name="P207"><text:span text:style-name="T131">Mejorar la autonomía, </text:span><text:span text:style-name="T132">iniciativa personal</text:span><text:span text:style-name="T131"> y autoorganización del alumnado.</text:span></text:p>
        </text:list-item>
        <text:list-item>
          <text:p text:style-name="P203">Mejorar la dimensión “Funciones y gráficas” de la competencia matemática.</text:p>
        </text:list-item>
        <text:list-item>
          <text:p text:style-name="P203">Primar lo logístico sobre lo memorístico fomentado el uso del razonamiento lógico.</text:p>
        </text:list-item>
        <text:list-item>
          <text:p text:style-name="P202">Preparación de actividades que ayuden a fomentar la excelencia en aquellos alumnos que no presentan dificultades.</text:p>
        </text:list-item>
      </text:list>
      <text:p text:style-name="P34"/>
      <text:p text:style-name="P34"><text:soft-page-break/></text:p>
      <text:h text:style-name="P214" text:outline-level="3"><text:bookmark-start text:name="__RefHeading___Toc34159_87245982"/>6. CONTENIDOS<text:bookmark-end text:name="__RefHeading___Toc34159_87245982"/></text:h>
      <text:p text:style-name="P136"/>
      <text:h text:style-name="P190" text:outline-level="5"><text:bookmark-start text:name="__RefHeading___Toc34161_87245982"/><text:span text:style-name="T135">6.1.</text:span><text:span text:style-name="T134"> </text:span><text:span text:style-name="T135">Contenido organizador</text:span><text:bookmark-end text:name="__RefHeading___Toc34161_87245982"/></text:h>
      <text:p text:style-name="P126"/>
      <text:p text:style-name="P34"/>
      <text:p text:style-name="P52"><text:span text:style-name="T128">El</text:span><text:span text:style-name="T137"> </text:span><text:span text:style-name="T128">contenido</text:span><text:span text:style-name="T138"> </text:span><text:span text:style-name="T128">organizador</text:span><text:span text:style-name="T138"> </text:span><text:span text:style-name="T128">es</text:span><text:span text:style-name="T138"> </text:span><text:span text:style-name="T128">el</text:span><text:span text:style-name="T138"> </text:span><text:span text:style-name="T128">punto</text:span><text:span text:style-name="T138"> </text:span><text:span text:style-name="T128">de</text:span><text:span text:style-name="T138"> </text:span><text:span text:style-name="T128">partida</text:span><text:span text:style-name="T138"> </text:span><text:span text:style-name="T128">para</text:span><text:span text:style-name="T138"> </text:span><text:span text:style-name="T128">la</text:span><text:span text:style-name="T138"> </text:span><text:span text:style-name="T128">secuenciación</text:span><text:span text:style-name="T138"> </text:span><text:span text:style-name="T128">de</text:span><text:span text:style-name="T138"> </text:span><text:span text:style-name="T128">contenidos</text:span><text:span text:style-name="T138"> </text:span><text:span text:style-name="T128">y la elaboración de unidades de trabajo.</text:span></text:p>
      <text:p text:style-name="P120"><text:span text:style-name="T128">La</text:span><text:span text:style-name="T186"> </text:span><text:span text:style-name="T128">Competencia </text:span><text:span text:style-name="T143"><text:s/></text:span><text:span text:style-name="T128">General </text:span><text:span text:style-name="T143"><text:s/></text:span><text:span text:style-name="T128">del </text:span><text:span text:style-name="T143"><text:s/></text:span><text:span text:style-name="T128">Título </text:span><text:span text:style-name="T143"><text:s/></text:span><text:span text:style-name="T128">consiste </text:span><text:span text:style-name="T143"><text:s/></text:span><text:span text:style-name="T128">en </text:span><text:span text:style-name="T143"><text:s/></text:span><text:span text:style-name="T128">“instalar, </text:span><text:span text:style-name="T143"><text:s/></text:span><text:span text:style-name="T128">configurar </text:span><text:span text:style-name="T143"><text:s/></text:span><text:span text:style-name="T128">y </text:span><text:span text:style-name="T143"><text:s/></text:span><text:span text:style-name="T128">mantener sistemas </text:span><text:span text:style-name="T195"><text:s/></text:span><text:span text:style-name="T128">microinformáticos,</text:span><text:span text:style-name="T142"> </text:span><text:span text:style-name="T128">aislados</text:span><text:span text:style-name="T142"> </text:span><text:span text:style-name="T128">o</text:span><text:span text:style-name="T142"> </text:span><text:span text:style-name="T128">en</text:span><text:span text:style-name="T142"> </text:span><text:span text:style-name="T128">red,</text:span><text:span text:style-name="T142"> </text:span><text:span text:style-name="T128">así</text:span><text:span text:style-name="T142"> </text:span><text:span text:style-name="T128">como</text:span><text:span text:style-name="T142"> </text:span><text:span text:style-name="T128">redes</text:span><text:span text:style-name="T142"> </text:span><text:span text:style-name="T128">locales</text:span><text:span text:style-name="T142"> </text:span><text:span text:style-name="T128">en</text:span><text:span text:style-name="T142"> </text:span><text:span text:style-name="T128">pequeños entornos,</text:span><text:span text:style-name="T165"> </text:span><text:span text:style-name="T128">asegurando</text:span><text:span text:style-name="T165"> </text:span><text:span text:style-name="T128">su</text:span><text:span text:style-name="T165"> </text:span><text:span text:style-name="T128">funcionalidad</text:span><text:span text:style-name="T165"> </text:span><text:span text:style-name="T128">y</text:span><text:span text:style-name="T165"> </text:span><text:span text:style-name="T128">aplicando</text:span><text:span text:style-name="T165"> </text:span><text:span text:style-name="T128">los</text:span><text:span text:style-name="T165"> </text:span><text:span text:style-name="T128">protocolos</text:span><text:span text:style-name="T165"> </text:span><text:span text:style-name="T128">de</text:span><text:span text:style-name="T165"> </text:span><text:span text:style-name="T128">calidad,</text:span><text:span text:style-name="T165"> </text:span><text:span text:style-name="T128">seguridad y</text:span><text:span text:style-name="T158"> </text:span><text:span text:style-name="T128">respeto</text:span><text:span text:style-name="T158"> </text:span><text:span text:style-name="T128">al</text:span><text:span text:style-name="T158"> </text:span><text:span text:style-name="T128">medio</text:span><text:span text:style-name="T158"> </text:span><text:span text:style-name="T128">ambiente</text:span><text:span text:style-name="T158"> </text:span><text:span text:style-name="T128">establecidos.”.</text:span><text:span text:style-name="T158"> </text:span><text:span text:style-name="T128">Está</text:span><text:span text:style-name="T158"> </text:span><text:span text:style-name="T128">formulada</text:span><text:span text:style-name="T158"> </text:span><text:span text:style-name="T128">en</text:span><text:span text:style-name="T158"> </text:span><text:span text:style-name="T128">infinitivo,</text:span><text:span text:style-name="T158"> </text:span><text:span text:style-name="T128">en</text:span><text:span text:style-name="T158"> </text:span><text:span text:style-name="T128">base</text:span><text:span text:style-name="T158"> </text:span><text:span text:style-name="T128">a</text:span><text:span text:style-name="T158"> </text:span><text:span text:style-name="T128">las realizaciones que el alumno debería alcanzar al obtener la titulación.</text:span></text:p>
      <text:p text:style-name="P34"/>
      <text:p text:style-name="P45"><text:span text:style-name="T128">Por</text:span><text:span text:style-name="T194"> </text:span><text:span text:style-name="T128">lo </text:span><text:span text:style-name="T165"><text:s/></text:span><text:span text:style-name="T128">tanto, </text:span><text:span text:style-name="T165"><text:s/></text:span><text:span text:style-name="T128">el </text:span><text:span text:style-name="T165"><text:s/></text:span><text:span text:style-name="T135">contenido </text:span><text:span text:style-name="T166"><text:s/></text:span><text:span text:style-name="T135">organizador </text:span><text:span text:style-name="T166"><text:s/></text:span><text:span text:style-name="T128">para </text:span><text:span text:style-name="T165"><text:s/></text:span><text:span text:style-name="T128">la <text:s/>enseñanza <text:s/>del <text:s/>módulo <text:s/>serán <text:s/>los procedimientos.</text:span><text:span text:style-name="T170"> </text:span><text:span text:style-name="T128">El</text:span><text:span text:style-name="T170"> </text:span><text:span text:style-name="T128">resto</text:span><text:span text:style-name="T170"> </text:span><text:span text:style-name="T128">de</text:span><text:span text:style-name="T170"> </text:span><text:span text:style-name="T128">contenidos,</text:span><text:span text:style-name="T170"> </text:span><text:span text:style-name="T128">actitudes</text:span><text:span text:style-name="T170"> </text:span><text:span text:style-name="T128">y</text:span><text:span text:style-name="T170"> </text:span><text:span text:style-name="T128">conceptos,</text:span><text:span text:style-name="T170"> </text:span><text:span text:style-name="T128">harán</text:span><text:span text:style-name="T170"> </text:span><text:span text:style-name="T128">de</text:span><text:span text:style-name="T170"> </text:span><text:span text:style-name="T135">soporte</text:span><text:span text:style-name="T171"> </text:span><text:span text:style-name="T128">en</text:span><text:span text:style-name="T170"> </text:span><text:span text:style-name="T128">el diseño de la programación.</text:span></text:p>
      <text:p text:style-name="P36"/>
      <text:p text:style-name="P35"/>
      <text:p text:style-name="P125"/>
      <text:h text:style-name="P214" text:outline-level="3"><text:bookmark-start text:name="__RefHeading___Toc34163_87245982"/><text:span text:style-name="T135">7.</text:span><text:span text:style-name="T134"> </text:span><text:span text:style-name="T135">UNIDADES DE TRABAJO</text:span><text:bookmark-end text:name="__RefHeading___Toc34163_87245982"/></text:h>
      <text:p text:style-name="P137"/>
      <text:p text:style-name="P31"><text:span text:style-name="T128">La</text:span><text:span text:style-name="T133"> </text:span><text:span text:style-name="T128">organización de los contenidos de la presente programación, queda recogida en la siguiente relación secuenciada de unidades de trabajo:</text:span></text:p>
      <text:p text:style-name="P34"/>
      <text:p text:style-name="P139"/>
      <text:p text:style-name="P31"><text:span text:style-name="T128">UT1:</text:span><text:span text:style-name="T133"> </text:span><text:span text:style-name="T128">Introducción a los lenguajes de Marcas</text:span></text:p>
      <text:p text:style-name="P123"/>
      <text:p text:style-name="P31"><text:span text:style-name="T128">UT2:</text:span><text:span text:style-name="T133"> </text:span><text:span text:style-name="T128">Introducción a las Hojas de Estilos.</text:span></text:p>
      <text:p text:style-name="P123"/>
      <text:p text:style-name="P49"><text:span text:style-name="T128">UT3:</text:span><text:span text:style-name="T133"> </text:span><text:span text:style-name="T128">Introducción a los lenguajes de Script de Cliente. UT4: Montaje de Servidores Web.</text:span></text:p>
      <text:p text:style-name="P118"><text:span text:style-name="T128">UT5:</text:span><text:span text:style-name="T133"> </text:span><text:span text:style-name="T128">Introducción a los Lenguajes de Script de Servidor. UT6: Instalación y manejo de gestores de contenidos.</text:span></text:p>
      <text:p text:style-name="P84"><text:span text:style-name="T128">UT7:</text:span><text:span text:style-name="T133"> </text:span><text:span text:style-name="T128">Instalación y manejo de sistemas de aprendizaje a distancia. UT8: Servicios de gestión de archivos Web.</text:span></text:p>
      <text:p text:style-name="P118"><text:span text:style-name="T128">UT9:</text:span><text:span text:style-name="T133"> </text:span><text:span text:style-name="T128">Instalación y manejo de aplicaciones de ofimática Web. UT10: Instalación y manejo de aplicaciones Web de escritorio.</text:span></text:p>
      <text:p text:style-name="P108"><text:soft-page-break/></text:p>
      <text:p text:style-name="P52"><text:span text:style-name="T128">A</text:span><text:span text:style-name="T133"> </text:span><text:span text:style-name="T128">continuación se enumeran los tipos de actividades que se llevarán a cabo en cada unidad. En definitiva, los tipos de actividades a desarrollar en todas las unidades de trabajo serán:</text:span></text:p>
      <text:p text:style-name="P34"/>
      <text:p text:style-name="P141"/>
      <text:p text:style-name="P31"><text:span text:style-name="T128">•</text:span><text:span text:style-name="T133"> </text:span><text:span text:style-name="T135">Actividades de introducción y presentación de conceptos</text:span></text:p>
      <text:p text:style-name="P131"/>
      <text:p text:style-name="P31"><text:span text:style-name="T128">•</text:span><text:span text:style-name="T133"> </text:span><text:span text:style-name="T128">Introducción de conceptos mediante presentaciones</text:span></text:p>
      <text:p text:style-name="P123"/>
      <text:p text:style-name="P31"><text:span text:style-name="T128">•</text:span><text:span text:style-name="T133"> </text:span><text:span text:style-name="T128">Realización de mapas conceptuales</text:span></text:p>
      <text:p text:style-name="P123"/>
      <text:p text:style-name="P37"/>
      <text:p text:style-name="P31"><text:span text:style-name="T128">•</text:span><text:span text:style-name="T133"> </text:span><text:span text:style-name="T135">Actividades de desarrollo de conceptos</text:span></text:p>
      <text:p text:style-name="P123"/>
      <text:p text:style-name="P31"><text:span text:style-name="T128">•</text:span><text:span text:style-name="T133"> </text:span><text:span text:style-name="T128">Investigación guiada mediante preguntas. Puesta en común en Google</text:span></text:p>
      <text:p text:style-name="P131"/>
      <text:p text:style-name="P37">Docs.</text:p>
      <text:p text:style-name="P123"/>
      <text:p text:style-name="P49"><text:span text:style-name="T128">•</text:span><text:span text:style-name="T133"> </text:span><text:span text:style-name="T128">Uso del cuaderno personal online (wiki) para recopilar conceptos de la unidad</text:span></text:p>
      <text:p text:style-name="P85"><text:span text:style-name="T128">•</text:span><text:span text:style-name="T133"> </text:span><text:span text:style-name="T128">Inserción de preguntas sobre conceptos en las prácticas guiadas.</text:span></text:p>
      <text:p text:style-name="P131"/>
      <text:p text:style-name="P31"><text:span text:style-name="T128">•</text:span><text:span text:style-name="T133"> </text:span><text:span text:style-name="T128">Uso de marcadores sociales para recopilación de información.</text:span></text:p>
      <text:p text:style-name="P123"/>
      <text:p text:style-name="P37"/>
      <text:p text:style-name="P31"><text:span text:style-name="T128">•</text:span><text:span text:style-name="T133"> </text:span><text:span text:style-name="T135">Actividades de desarrollo de procedimientos</text:span></text:p>
      <text:p text:style-name="P123"/>
      <text:p text:style-name="P31"><text:span text:style-name="T128">•</text:span><text:span text:style-name="T133"> </text:span><text:span text:style-name="T128">Realización de prácticas guiadas.</text:span></text:p>
      <text:p text:style-name="P123"/>
      <text:p text:style-name="P31"><text:span text:style-name="T128">•</text:span><text:span text:style-name="T133"> </text:span><text:span text:style-name="T128">Realización de tareas a partir de tutoriales y manuales.</text:span></text:p>
      <text:p text:style-name="P131"/>
      <text:p text:style-name="P37"/>
      <text:p text:style-name="P31"><text:span text:style-name="T128">•</text:span><text:span text:style-name="T133"> </text:span><text:span text:style-name="T135">Actividades específicas para el desarrollo de las actitudes</text:span></text:p>
      <text:p text:style-name="P97"><text:span text:style-name="T128">•</text:span><text:span text:style-name="T133"> </text:span><text:span text:style-name="T128">Secretario para el seguimiento de las actividades realizadas.</text:span></text:p>
      <text:p text:style-name="P123"/>
      <text:p text:style-name="P31"><text:span text:style-name="T128">•</text:span><text:span text:style-name="T133"> </text:span><text:span text:style-name="T128">Uso de la red social de microblogging twitter</text:span></text:p>
      <text:p text:style-name="P131"/>
      <text:p text:style-name="P31"><text:span text:style-name="T128">•</text:span><text:span text:style-name="T133"> </text:span><text:span text:style-name="T128">Puesta al día del cuaderno personal online</text:span></text:p>
      <text:p text:style-name="P123"/>
      <text:p text:style-name="P37"/>
      <text:p text:style-name="P31"><text:span text:style-name="T128">•</text:span><text:span text:style-name="T133"> </text:span><text:span text:style-name="T135">Actividades de evaluación y de recuperación</text:span></text:p>
      <text:p text:style-name="P123"/>
      <text:p text:style-name="P31"><text:span text:style-name="T128">•</text:span><text:span text:style-name="T133"> </text:span><text:span text:style-name="T128">Cuestionarios sobre conceptos.</text:span></text:p>
      <text:p text:style-name="P123"/>
      <text:p text:style-name="P31"><text:span text:style-name="T128">•</text:span><text:span text:style-name="T133"> </text:span><text:span text:style-name="T128">Supuestos prácticos sobre procedimientos desarrollados en la unidad.</text:span></text:p>
      <text:p text:style-name="P131"/>
      <text:p text:style-name="P31"><text:span text:style-name="T128">•</text:span><text:span text:style-name="T133"> </text:span><text:span text:style-name="T128">Pruebas prácticas</text:span></text:p>
      <text:p text:style-name="P123"/>
      <text:p text:style-name="P31"><text:span text:style-name="T128">•</text:span><text:span text:style-name="T133"> </text:span><text:span text:style-name="T128">Defensa oral de las prácticas realizadas.</text:span></text:p>
      <text:p text:style-name="P123"/>
      <text:p text:style-name="P37"/>
      <text:p text:style-name="P31"><text:span text:style-name="T128">•</text:span><text:span text:style-name="T133"> </text:span><text:span text:style-name="T135">Actividades de refuerzo</text:span></text:p>
      <text:p text:style-name="P123"/>
      <text:p text:style-name="P54"><text:span text:style-name="T128">•</text:span><text:span text:style-name="T133"> </text:span><text:span text:style-name="T128">Uso intensivo del cuaderno online tipo wiki para los alumnos que presentan carencias a la hora de organizarse para estudiar</text:span></text:p>
      <text:p text:style-name="P31"><text:soft-page-break/><text:span text:style-name="T128">•</text:span><text:span text:style-name="T133"> </text:span><text:span text:style-name="T128">Ejercicios para realizar en casa con los fundamentos de la unidad.</text:span></text:p>
      <text:p text:style-name="P123"/>
      <text:p text:style-name="P31"><text:span text:style-name="T128">•</text:span><text:span text:style-name="T133"> </text:span><text:span text:style-name="T128">Especial uso de los mapas conceptuales.</text:span></text:p>
      <text:p text:style-name="P123"/>
      <text:p text:style-name="P37"/>
      <text:p text:style-name="P31"><text:span text:style-name="T128">•</text:span><text:span text:style-name="T133"> </text:span><text:span text:style-name="T135">Actividades de ampliación</text:span></text:p>
      <text:p text:style-name="P131"/>
      <text:p text:style-name="P49"><text:span text:style-name="T128">•</text:span><text:span text:style-name="T133"> </text:span><text:span text:style-name="T128">Prácticas guiadas complementarias para realizar supuestos que profundizan en los contenidos de la actividad.</text:span></text:p>
      <text:p text:style-name="P85"><text:span text:style-name="T128">•</text:span><text:span text:style-name="T133"> </text:span><text:span text:style-name="T128">Asesoramiento a los compañeros que presentan más dificultad</text:span></text:p>
      <text:p text:style-name="P34"/>
      <text:p text:style-name="P142"/>
      <text:p text:style-name="P31"><text:span text:style-name="T128">A</text:span><text:span text:style-name="T133"> </text:span><text:span text:style-name="T128">continuación se detallan los elementos curriculares relacionados con cada unidad:</text:span></text:p>
      <text:p text:style-name="P34"/>
      <text:p text:style-name="P34"/>
      <text:p text:style-name="P40">U.T. Nº1. Introducción a los lenguajes de Marcas</text:p>
      <text:p text:style-name="P123"/>
      <text:p text:style-name="P31"><text:span text:style-name="T135">Horas:</text:span><text:span text:style-name="T134"> </text:span><text:span text:style-name="T135">20</text:span></text:p>
      <text:p text:style-name="P123"/>
      <text:p text:style-name="P31"><text:span text:style-name="T135">Criterios</text:span><text:span text:style-name="T134"> </text:span><text:span text:style-name="T135">de evaluación</text:span></text:p>
      <text:p text:style-name="P131"/>
      <text:p text:style-name="P49"><text:span text:style-name="T128">a)</text:span><text:span text:style-name="T133"> </text:span><text:span text:style-name="T128">Se han reconocido los principales elementos del funcionamiento de un servicio web b) Se conocen los principios de los lenguajes de marcas.</text:span></text:p>
      <text:p text:style-name="P84"><text:span text:style-name="T128">c)</text:span><text:span text:style-name="T133"> </text:span><text:span text:style-name="T128">Se conocen el lenguaje xhtml sus diferencias con HTML y características básicas. d) Se conoce la relación entre las páginas web y las bases de datos</text:span></text:p>
      <text:p text:style-name="P118"><text:span text:style-name="T135">Contenidos</text:span><text:span text:style-name="T134"> </text:span><text:span text:style-name="T135">soporte </text:span><text:span text:style-name="T128">Conceptos básicos de Internet. Fundamentos de la web</text:span></text:p>
      <text:p text:style-name="P85"><text:span text:style-name="T128">La</text:span><text:span text:style-name="T133"> </text:span><text:span text:style-name="T128">Web 1.0</text:span></text:p>
      <text:p text:style-name="P131"/>
      <text:p text:style-name="P31"><text:span text:style-name="T128">La</text:span><text:span text:style-name="T133"> </text:span><text:span text:style-name="T128">Web 2.0</text:span></text:p>
      <text:p text:style-name="P123"/>
      <text:p text:style-name="P31"><text:span text:style-name="T128">Navegador</text:span><text:span text:style-name="T133"> </text:span><text:span text:style-name="T128">web.</text:span></text:p>
      <text:p text:style-name="P97"><text:span text:style-name="T128">Servidores</text:span><text:span text:style-name="T133"> </text:span><text:span text:style-name="T128">web.</text:span></text:p>
      <text:p text:style-name="P123"/>
      <text:p text:style-name="P47"><text:span text:style-name="T128">Funcionamiento</text:span><text:span text:style-name="T133"> </text:span><text:span text:style-name="T128">básico de un servicio web. Estructura de la información de un sitio web. Lenguaje HTML. Etiquetas y atributos. </text:span><text:span text:style-name="T135">Contenidos organizadores:</text:span></text:p>
      <text:p text:style-name="P112"><text:span text:style-name="T128">Realización</text:span><text:span text:style-name="T133"> </text:span><text:span text:style-name="T128">de una web básica maquetada con HTML5</text:span></text:p>
      <text:p text:style-name="P131"/>
      <text:p text:style-name="P49"><text:span text:style-name="T128">Conocimiento</text:span><text:span text:style-name="T133"> </text:span><text:span text:style-name="T128">de las reglas de conversión de HTML a XHTML Validación de documentos en XHTML en W3C</text:span></text:p>
      <text:p text:style-name="P34"/>
      <text:p text:style-name="P141"/>
      <text:p text:style-name="P54"><text:span text:style-name="T196">U.T. Nº2. Introducción a las Hojas de Estilos.</text:span><text:span text:style-name="T135"> Horas: 20</text:span></text:p>
      <text:p text:style-name="P31"><text:span text:style-name="T135">Criterios</text:span><text:span text:style-name="T134"> </text:span><text:span text:style-name="T135">de evaluación</text:span></text:p>
      <text:p text:style-name="P123"/>
      <text:p text:style-name="P49"><text:span text:style-name="T128">a)</text:span><text:span text:style-name="T133"> </text:span><text:span text:style-name="T128">Se han reconocido los principales elementos del funcionamiento de un servicio web b) Se conocen los principios de las hojas de estilo</text:span></text:p>
      <text:p text:style-name="P118"><text:span text:style-name="T135">Contenidos</text:span><text:span text:style-name="T134"> </text:span><text:span text:style-name="T135">soporte </text:span><text:span text:style-name="T128">Conceptos básicos de Internet. Fundamentos de la web</text:span></text:p>
      <text:p text:style-name="P85"><text:soft-page-break/><text:span text:style-name="T128">La</text:span><text:span text:style-name="T133"> </text:span><text:span text:style-name="T128">Web 1.0</text:span></text:p>
      <text:p text:style-name="P123"/>
      <text:p text:style-name="P31"><text:span text:style-name="T128">La</text:span><text:span text:style-name="T133"> </text:span><text:span text:style-name="T128">Web 2.0</text:span></text:p>
      <text:p text:style-name="P131"/>
      <text:p text:style-name="P49"><text:span text:style-name="T128">Estructura</text:span><text:span text:style-name="T133"> </text:span><text:span text:style-name="T128">de la información de un sitio web con hojas de estilo. Lenguaje CSS. Reglas de maquetación.</text:span></text:p>
      <text:p text:style-name="P85"><text:span text:style-name="T135">Contenidos</text:span><text:span text:style-name="T134"> </text:span><text:span text:style-name="T135">organizadores:</text:span></text:p>
      <text:p text:style-name="P123"/>
      <text:p text:style-name="P31"><text:span text:style-name="T128">Realización</text:span><text:span text:style-name="T133"> </text:span><text:span text:style-name="T128">de una web básica maquetada con CSS3</text:span></text:p>
      <text:p text:style-name="P131"/>
      <text:p text:style-name="P49"><text:span text:style-name="T128">Conocimiento</text:span><text:span text:style-name="T133"> </text:span><text:span text:style-name="T128">de las reglas de conversión de HTML a XHTML Validación de documentos CSS en W3C</text:span></text:p>
      <text:p text:style-name="P34"/>
      <text:p text:style-name="P34"/>
      <text:p text:style-name="P49"><text:span text:style-name="T196">U.T. Nº3. Introducción a los lenguajes de Script de Cliente.</text:span><text:span text:style-name="T135"> Horas: 15</text:span></text:p>
      <text:p text:style-name="P85"><text:span text:style-name="T135">Criterios</text:span><text:span text:style-name="T134"> </text:span><text:span text:style-name="T135">de evaluación</text:span></text:p>
      <text:p text:style-name="P123"/>
      <text:p text:style-name="P47"><text:span text:style-name="T128">a)</text:span><text:span text:style-name="T133"> </text:span><text:span text:style-name="T128">Se han reconocido los principales elementos del funcionamiento de un servicio web b) Se conocen los principios de los lenguajes de marcas, lenguajes de scripts y hojas de estilo</text:span></text:p>
      <text:p text:style-name="P101"><text:span text:style-name="T128">c)</text:span><text:span text:style-name="T133"> </text:span><text:span text:style-name="T128">Se conocen el lenguaje xhtml sus diferencias con HTML y características básicas. d) Se conoce la relación entre las páginas web y las bases de datos</text:span></text:p>
      <text:p text:style-name="P118"><text:span text:style-name="T135">Contenidos</text:span><text:span text:style-name="T134"> </text:span><text:span text:style-name="T135">soporte </text:span><text:span text:style-name="T128">Conceptos básicos de Internet. Fundamentos de la web</text:span></text:p>
      <text:p text:style-name="P85"><text:span text:style-name="T128">La</text:span><text:span text:style-name="T133"> </text:span><text:span text:style-name="T128">Web 1.0</text:span></text:p>
      <text:p text:style-name="P131"/>
      <text:p text:style-name="P31"><text:span text:style-name="T128">La</text:span><text:span text:style-name="T133"> </text:span><text:span text:style-name="T128">Web 2.0</text:span></text:p>
      <text:p text:style-name="P123"/>
      <text:p text:style-name="P49"><text:span text:style-name="T128">Navegador</text:span><text:span text:style-name="T133"> </text:span><text:span text:style-name="T128">web. Integración de scripts. </text:span><text:span text:style-name="T135">Contenidos organizadores:</text:span></text:p>
      <text:p text:style-name="P121"><text:span text:style-name="T128">Realización</text:span><text:span text:style-name="T133"> </text:span><text:span text:style-name="T128">de scripts básicos de navegador en JavaScript</text:span></text:p>
      <text:p text:style-name="P127"/>
      <text:p text:style-name="P34"/>
      <text:p text:style-name="P34"/>
      <text:p text:style-name="P40">U.T. Nº4. Montaje de Servidores Web</text:p>
      <text:p text:style-name="P123"/>
      <text:p text:style-name="P31"><text:span text:style-name="T135">Horas:</text:span><text:span text:style-name="T134"> </text:span><text:span text:style-name="T135">5</text:span></text:p>
      <text:p text:style-name="P131"/>
      <text:p text:style-name="P31"><text:span text:style-name="T135">Criterios</text:span><text:span text:style-name="T134"> </text:span><text:span text:style-name="T135">de evaluación</text:span></text:p>
      <text:p text:style-name="P123"/>
      <text:p text:style-name="P49"><text:span text:style-name="T128">a)</text:span><text:span text:style-name="T133"> </text:span><text:span text:style-name="T128">Se han reconocido los principales elementos del funcionamiento de un servicio web b) Se conocen los principios de los lenguajes de marcas, lenguajes de scripts y hojas de estilo</text:span></text:p>
      <text:p text:style-name="P86"><text:span text:style-name="T128">c)</text:span><text:span text:style-name="T133"> </text:span><text:span text:style-name="T128">Se conocen el lenguaje xhtml sus diferencias con HTML y características básicas. d) Se conoce la relación entre las páginas web y las bases de datos</text:span></text:p>
      <text:p text:style-name="P49"><text:span text:style-name="T135">Contenidos</text:span><text:span text:style-name="T134"> </text:span><text:span text:style-name="T135">soporte </text:span><text:span text:style-name="T128">Conceptos básicos de Internet. Fundamentos de la web</text:span></text:p>
      <text:p text:style-name="P121"><text:span text:style-name="T128">La</text:span><text:span text:style-name="T133"> </text:span><text:span text:style-name="T128">Web 1.0</text:span></text:p>
      <text:p text:style-name="P123"/>
      <text:p text:style-name="P31"><text:span text:style-name="T128">La</text:span><text:span text:style-name="T133"> </text:span><text:span text:style-name="T128">Web 2.0</text:span></text:p>
      <text:p text:style-name="P123"/>
      <text:p text:style-name="P49"><text:soft-page-break/><text:span text:style-name="T128">Navegador</text:span><text:span text:style-name="T133"> </text:span><text:span text:style-name="T128">web. Servidores web.</text:span></text:p>
      <text:p text:style-name="P118"><text:span text:style-name="T128">Funcionamiento</text:span><text:span text:style-name="T133"> </text:span><text:span text:style-name="T128">básico de un servicio web. Estructura de la información de un sitio web. Bases de datos asociadas a un servicio web. </text:span><text:span text:style-name="T135">Contenidos organizadores:</text:span></text:p>
      <text:p text:style-name="P118"><text:span text:style-name="T128">Instalación</text:span><text:span text:style-name="T133"> </text:span><text:span text:style-name="T128">y configuración básica de un servidor web con soporte para PHP y MySQL en sistemas operativos libres y propietarios</text:span></text:p>
      <text:p text:style-name="P101"><text:span text:style-name="T128">Ubicación</text:span><text:span text:style-name="T133"> </text:span><text:span text:style-name="T128">en un servidor web de documentos web y recursos para acceder desde el navegador.</text:span></text:p>
      <text:p text:style-name="P34"/>
      <text:p text:style-name="P107"/>
      <text:p text:style-name="P42">U.T. Nº5. Introducción a los Lenguajes de Script de Servidor.</text:p>
      <text:p text:style-name="P95"/>
      <text:p text:style-name="P97"><text:span text:style-name="T135">Horas:</text:span><text:span text:style-name="T134"> </text:span><text:span text:style-name="T135">15</text:span></text:p>
      <text:p text:style-name="P131"/>
      <text:p text:style-name="P31"><text:span text:style-name="T135">Criterios</text:span><text:span text:style-name="T134"> </text:span><text:span text:style-name="T135">de evaluación</text:span></text:p>
      <text:p text:style-name="P123"/>
      <text:p text:style-name="P49"><text:span text:style-name="T128">a)</text:span><text:span text:style-name="T133"> </text:span><text:span text:style-name="T128">Se han reconocido los principales elementos del funcionamiento de un servicio web b) Se conocen los principios de los lenguajes de marcas, lenguajes de scripts y hojas de estilo</text:span></text:p>
      <text:p text:style-name="P118"><text:span text:style-name="T128">c)</text:span><text:span text:style-name="T133"> </text:span><text:span text:style-name="T128">Se conocen el lenguaje xhtml sus diferencias con HTML y características básicas. d) Se conoce la relación entre las páginas web y las bases de datos</text:span></text:p>
      <text:p text:style-name="P82"><text:span text:style-name="T135">Contenidos</text:span><text:span text:style-name="T134"> </text:span><text:span text:style-name="T135">soporte </text:span><text:span text:style-name="T128">Integración de scripts. </text:span><text:span text:style-name="T135">Contenidos organizadores:</text:span></text:p>
      <text:p text:style-name="P112"><text:span text:style-name="T128">Realización</text:span><text:span text:style-name="T133"> </text:span><text:span text:style-name="T128">de scripts básicos de servidor en PHP o en Java</text:span></text:p>
      <text:p text:style-name="P127"/>
      <text:p text:style-name="P34"/>
      <text:p text:style-name="P34"/>
      <text:p text:style-name="P40">U.T. Nº6: Instalación y manejo de gestores de contenidos</text:p>
      <text:p text:style-name="P123"/>
      <text:p text:style-name="P31"><text:span text:style-name="T135">Horas:</text:span><text:span text:style-name="T134"> </text:span><text:span text:style-name="T135">15</text:span></text:p>
      <text:p text:style-name="P131"/>
      <text:p text:style-name="P31"><text:span text:style-name="T135">Criterios</text:span><text:span text:style-name="T134"> </text:span><text:span text:style-name="T135">de evaluación</text:span></text:p>
      <text:p text:style-name="P123"/>
      <text:p text:style-name="P49"><text:span text:style-name="T128">a)</text:span><text:span text:style-name="T133"> </text:span><text:span text:style-name="T128">Se han identificado los requerimientos necesarios para instalar gestores de contenidos.</text:span></text:p>
      <text:p text:style-name="P85"><text:span text:style-name="T128">b)</text:span><text:span text:style-name="T133"> </text:span><text:span text:style-name="T128">Se han gestionado usuarios con roles diferentes.</text:span></text:p>
      <text:p text:style-name="P131"/>
      <text:p text:style-name="P49"><text:span text:style-name="T128">c)</text:span><text:span text:style-name="T133"> </text:span><text:span text:style-name="T128">Se ha personalizado la interfaz del gestor de contenidos. d) Se han realizado pruebas de funcionamiento.</text:span></text:p>
      <text:p text:style-name="P84"><text:span text:style-name="T128">e)</text:span><text:span text:style-name="T133"> </text:span><text:span text:style-name="T128">Se han realizado tareas de actualización del gestor de contenidos, especialmente las de seguridad.</text:span></text:p>
      <text:p text:style-name="P121"><text:span text:style-name="T128">f)</text:span><text:span text:style-name="T133"> </text:span><text:span text:style-name="T128">Se han instalado y configurado los módulos y menús necesarios.</text:span></text:p>
      <text:p text:style-name="P123"/>
      <text:p text:style-name="P49"><text:span text:style-name="T128">g)</text:span><text:span text:style-name="T133"> </text:span><text:span text:style-name="T128">Se han activado y configurado los mecanismos de seguridad proporcionados por el propio gestor de contenidos.</text:span></text:p>
      <text:p text:style-name="P86"><text:span text:style-name="T128">h)</text:span><text:span text:style-name="T133"> </text:span><text:span text:style-name="T128">Se han habilitado foros y establecido reglas de acceso. i) Se han realizado pruebas de </text:span><text:soft-page-break/><text:span text:style-name="T128">funcionamiento.</text:span></text:p>
      <text:p text:style-name="P31"><text:span text:style-name="T128">j)</text:span><text:span text:style-name="T133"> </text:span><text:span text:style-name="T128">Se han realizado copias de seguridad de los contenidos del gestor.</text:span></text:p>
      <text:p text:style-name="P97"><text:span text:style-name="T135">Contenidos</text:span><text:span text:style-name="T134"> </text:span><text:span text:style-name="T135">soporte</text:span></text:p>
      <text:p text:style-name="P123"/>
      <text:p text:style-name="P54"><text:span text:style-name="T128">Definición</text:span><text:span text:style-name="T133"> </text:span><text:span text:style-name="T128">y tipos de gestores de contenidos. CMS tipo Wiki, funciones y características</text:span></text:p>
      <text:p text:style-name="P31"><text:span text:style-name="T128">CMS</text:span><text:span text:style-name="T133"> </text:span><text:span text:style-name="T128">de propósito general. Tipos, arquitectura, funciones y características</text:span></text:p>
      <text:p text:style-name="P123"/>
      <text:p text:style-name="P31"><text:span text:style-name="T135">Contenidos</text:span><text:span text:style-name="T134"> </text:span><text:span text:style-name="T135">organizadores:</text:span></text:p>
      <text:p text:style-name="P123"/>
      <text:p text:style-name="P54"><text:span text:style-name="T128">Instalación</text:span><text:span text:style-name="T133"> </text:span><text:span text:style-name="T128">de una wiki basada en DokuWiki. Manejo de Dokuwiki</text:span></text:p>
      <text:p text:style-name="P47"><text:span text:style-name="T128">Instalación</text:span><text:span text:style-name="T133"> </text:span><text:span text:style-name="T128">de Joomla Gestión de menús. Gestión de extensiones. Gestión de usuarios.</text:span></text:p>
      <text:p text:style-name="P105"><text:span text:style-name="T128">Copia</text:span><text:span text:style-name="T133"> </text:span><text:span text:style-name="T128">de seguridad en Joomla. Actualización de Joomla.</text:span></text:p>
      <text:p text:style-name="P34"/>
      <text:p text:style-name="P107"/>
      <text:p text:style-name="P40">U.T. Nº7: Instalación y manejo de sistemas de gestión de <text:s/>aprendizaje a distancia</text:p>
      <text:p text:style-name="P123"/>
      <text:p text:style-name="P31"><text:span text:style-name="T135">Horas:</text:span><text:span text:style-name="T134"> </text:span><text:span text:style-name="T135">15</text:span></text:p>
      <text:p text:style-name="P123"/>
      <text:p text:style-name="P31"><text:span text:style-name="T135">Criterios</text:span><text:span text:style-name="T134"> </text:span><text:span text:style-name="T135">de evaluación</text:span></text:p>
      <text:p text:style-name="P123"/>
      <text:p text:style-name="P49"><text:span text:style-name="T128">a)</text:span><text:span text:style-name="T133"> </text:span><text:span text:style-name="T128">Se ha reconocido la estructura del sitio y la jerarquía de directorios generada. b) Se han realizado modificaciones en la estética o aspecto del sitio.</text:span></text:p>
      <text:p text:style-name="P121"><text:span text:style-name="T128">c)</text:span><text:span text:style-name="T133"> </text:span><text:span text:style-name="T128">Se han manipulado y generado perfiles personalizados.</text:span></text:p>
      <text:p text:style-name="P123"/>
      <text:p text:style-name="P49"><text:span text:style-name="T128">d)</text:span><text:span text:style-name="T133"> </text:span><text:span text:style-name="T128">Se ha comprobado la funcionalidad de las comunicaciones mediante foros, consultas entre otros.</text:span></text:p>
      <text:p text:style-name="P86"><text:span text:style-name="T128">e)</text:span><text:span text:style-name="T133"> </text:span><text:span text:style-name="T128">Se han importado y exportado contenidos en distintos formatos. f) Se han realizado copias de seguridad y restauraciones.</text:span></text:p>
      <text:p text:style-name="P49"><text:span text:style-name="T128">g)</text:span><text:span text:style-name="T133"> </text:span><text:span text:style-name="T128">Se han realizado informes de acceso y utilización del sitio. h) Se ha comprobado la seguridad del sitio.</text:span></text:p>
      <text:p text:style-name="P34"/>
      <text:p text:style-name="P31"><text:span text:style-name="T135">Contenidos</text:span><text:span text:style-name="T134"> </text:span><text:span text:style-name="T135">soporte</text:span></text:p>
      <text:p text:style-name="P123"/>
      <text:p text:style-name="P31"><text:span text:style-name="T128">Definición</text:span><text:span text:style-name="T133"> </text:span><text:span text:style-name="T128">y características de los sistemas de gestión de aprendizaje a distancia</text:span></text:p>
      <text:p text:style-name="P123"/>
      <text:p text:style-name="P31"><text:span text:style-name="T135">Contenidos</text:span><text:span text:style-name="T134"> </text:span><text:span text:style-name="T135">organizadores:</text:span></text:p>
      <text:p text:style-name="P123"/>
      <text:p text:style-name="P47"><text:span text:style-name="T128">Instalación</text:span><text:span text:style-name="T133"> </text:span><text:span text:style-name="T128">y configuración básica de los LMS. Personalización del entorno en los LMS Creación de categorías y cursos en los LMS</text:span></text:p>
      <text:p text:style-name="P102"><text:span text:style-name="T128">Gestión</text:span><text:span text:style-name="T133"> </text:span><text:span text:style-name="T128">de usuarios y grupos en los LMS Modos de autenticación de usuarios. Instalación y configuración de módulos. Tareas de administración básica.</text:span></text:p>
      <text:p text:style-name="P34"/>
      <text:p text:style-name="P138"/>
      <text:p text:style-name="P40"/>
      <text:p text:style-name="P40"><text:soft-page-break/></text:p>
      <text:p text:style-name="P40">U.T. Nº8: Servicios de gestión de archivos web</text:p>
      <text:p text:style-name="P131"/>
      <text:p text:style-name="P31"><text:span text:style-name="T135">Horas:</text:span><text:span text:style-name="T134"> </text:span><text:span text:style-name="T135">10</text:span></text:p>
      <text:p text:style-name="P123"/>
      <text:p text:style-name="P31"><text:span text:style-name="T135">Criterios</text:span><text:span text:style-name="T134"> </text:span><text:span text:style-name="T135">de evaluación</text:span></text:p>
      <text:p text:style-name="P123"/>
      <text:p text:style-name="P49"><text:span text:style-name="T128">a)</text:span><text:span text:style-name="T133"> </text:span><text:span text:style-name="T128">Se ha establecido la utilidad de un servicio de gestión de archivos web. b) Se han descrito diferentes aplicaciones de gestión de archivos web.</text:span></text:p>
      <text:p text:style-name="P121"><text:span text:style-name="T128">c)</text:span><text:span text:style-name="T133"> </text:span><text:span text:style-name="T128">Se ha instalado y adaptado una herramienta de gestión de archivos web.</text:span></text:p>
      <text:p text:style-name="P123"/>
      <text:p text:style-name="P49"><text:span text:style-name="T128">d)</text:span><text:span text:style-name="T133"> </text:span><text:span text:style-name="T128">Se han creado y clasificado cuentas de usuario en función de sus permisos. e) Se han gestionado archivos y directorios.</text:span></text:p>
      <text:p text:style-name="P85"><text:span text:style-name="T128">f)</text:span><text:span text:style-name="T133"> </text:span><text:span text:style-name="T128">Se han utilizado archivos de información adicional.</text:span></text:p>
      <text:p text:style-name="P131"/>
      <text:p text:style-name="P49"><text:span text:style-name="T128">g)</text:span><text:span text:style-name="T133"> </text:span><text:span text:style-name="T128">Se han aplicado criterios de indexación sobre los archivos y directorios. h) Se ha comprobado la seguridad del gestor de archivos.</text:span></text:p>
      <text:p text:style-name="P85"><text:span text:style-name="T135">Contenidos</text:span><text:span text:style-name="T134"> </text:span><text:span text:style-name="T135">soporte</text:span></text:p>
      <text:p text:style-name="P123"/>
      <text:p text:style-name="P31"><text:span text:style-name="T128">Archivos</text:span><text:span text:style-name="T133"> </text:span><text:span text:style-name="T128">en la nube</text:span></text:p>
      <text:p text:style-name="P123"/>
      <text:p text:style-name="P47"><text:span text:style-name="T128">Servicios</text:span><text:span text:style-name="T133"> </text:span><text:span text:style-name="T128">de alojamiento de archivos en la web. Definición DMS y gestión documental. </text:span><text:span text:style-name="T135">Contenidos organizadores:</text:span></text:p>
      <text:p text:style-name="P112"><text:span text:style-name="T128">Instalación</text:span><text:span text:style-name="T133"> </text:span><text:span text:style-name="T128">y uso de un servicio de archivos.</text:span></text:p>
      <text:p text:style-name="P92"/>
      <text:p text:style-name="P34"/>
      <text:p text:style-name="P34"/>
      <text:p text:style-name="P40">U.T. Nº9: Instalación y manejo de aplicaciones de ofimática web</text:p>
      <text:p text:style-name="P123"/>
      <text:p text:style-name="P31"><text:span text:style-name="T135">Horas:</text:span><text:span text:style-name="T134"> </text:span><text:span text:style-name="T135">10</text:span></text:p>
      <text:p text:style-name="P123"/>
      <text:p text:style-name="P31"><text:span text:style-name="T135">Criterios</text:span><text:span text:style-name="T134"> </text:span><text:span text:style-name="T135">de evaluación</text:span></text:p>
      <text:p text:style-name="P123"/>
      <text:p text:style-name="P31"><text:span text:style-name="T128">a)</text:span><text:span text:style-name="T133"> </text:span><text:span text:style-name="T128">Se ha establecido la utilidad de las aplicaciones de ofimática web.</text:span></text:p>
      <text:p text:style-name="P131"/>
      <text:p text:style-name="P49"><text:span text:style-name="T128">b)</text:span><text:span text:style-name="T133"> </text:span><text:span text:style-name="T128">Se han descrito diferentes aplicaciones de ofimática web (procesador de textos, hoja de cálculo, entre otras).</text:span></text:p>
      <text:p text:style-name="P84"><text:span text:style-name="T128">c)</text:span><text:span text:style-name="T133"> </text:span><text:span text:style-name="T128">Se han instalado aplicaciones de ofimática web. d) Se han gestionado las cuentas de usuario.</text:span></text:p>
      <text:p text:style-name="P121"><text:span text:style-name="T128">e)</text:span><text:span text:style-name="T133"> </text:span><text:span text:style-name="T128">Se han aplicado criterios de seguridad en el acceso de los usuarios.</text:span></text:p>
      <text:p text:style-name="P101"><text:span text:style-name="T128">f)</text:span><text:span text:style-name="T133"> </text:span><text:span text:style-name="T128">Se han reconocido las prestaciones específicas de cada una de las aplicaciones instaladas.</text:span></text:p>
      <text:p text:style-name="P121"><text:span text:style-name="T128">g)</text:span><text:span text:style-name="T133"> </text:span><text:span text:style-name="T128">Se han utilizado las aplicaciones de forma colaborativa.</text:span></text:p>
      <text:p text:style-name="P126"/>
      <text:p text:style-name="P31"><text:span text:style-name="T135">Contenidos</text:span><text:span text:style-name="T134"> </text:span><text:span text:style-name="T135">soporte</text:span></text:p>
      <text:p text:style-name="P123"/>
      <text:p text:style-name="P31"><text:span text:style-name="T128">Tipos</text:span><text:span text:style-name="T133"> </text:span><text:span text:style-name="T128">y características de las aplicaciones de ofimática web</text:span></text:p>
      <text:p text:style-name="P131"><text:soft-page-break/></text:p>
      <text:p text:style-name="P31"><text:span text:style-name="T135">Contenidos</text:span><text:span text:style-name="T134"> </text:span><text:span text:style-name="T135">organizadores:</text:span></text:p>
      <text:p text:style-name="P123"/>
      <text:p text:style-name="P49"><text:span text:style-name="T128">Gestión</text:span><text:span text:style-name="T133"> </text:span><text:span text:style-name="T128">de documentos con Google docs. Gestión de documentos con Zoho.</text:span></text:p>
      <text:p text:style-name="P34"/>
      <text:p text:style-name="P212"/>
      <text:p text:style-name="P40">U.T. Nº10: Instalación y manejo de aplicaciones web de escritorio</text:p>
      <text:p text:style-name="P123"/>
      <text:p text:style-name="P31"><text:span text:style-name="T135">Horas:</text:span><text:span text:style-name="T134"> </text:span><text:span text:style-name="T135">5</text:span></text:p>
      <text:p text:style-name="P123"/>
      <text:p text:style-name="P31"><text:span text:style-name="T135">Criterios</text:span><text:span text:style-name="T134"> </text:span><text:span text:style-name="T135">de evaluación</text:span></text:p>
      <text:p text:style-name="P123"/>
      <text:p text:style-name="P31"><text:span text:style-name="T128">a)</text:span><text:span text:style-name="T133"> </text:span><text:span text:style-name="T128">Se han descrito diferentes aplicaciones web de escritorio.</text:span></text:p>
      <text:p text:style-name="P131"/>
      <text:p text:style-name="P49"><text:span text:style-name="T128">b)</text:span><text:span text:style-name="T133"> </text:span><text:span text:style-name="T128">Se han instalado aplicaciones para proveer de acceso web al servicio de correo electrónico.</text:span></text:p>
      <text:p text:style-name="P84"><text:span text:style-name="T128">c)</text:span><text:span text:style-name="T133"> </text:span><text:span text:style-name="T128">Se han configurado las aplicaciones para integrarlas con un servidor de correo. d) Se han gestionado las cuentas de usuario.</text:span></text:p>
      <text:p text:style-name="P86"><text:span text:style-name="T128">e)</text:span><text:span text:style-name="T133"> </text:span><text:span text:style-name="T128">Se ha verificado el acceso al correo electrónico. f) Se han instalado aplicaciones de calendario web.</text:span></text:p>
      <text:p text:style-name="P31"><text:span text:style-name="T128">g)</text:span><text:span text:style-name="T133"> </text:span><text:span text:style-name="T128">Se han reconocido las prestaciones específicas de las aplicaciones instaladas</text:span></text:p>
      <text:p text:style-name="P123"/>
      <text:p text:style-name="P31"><text:span text:style-name="T128">(citas,tareas,</text:span><text:span text:style-name="T133"> </text:span><text:span text:style-name="T128">entre otras).</text:span></text:p>
      <text:p text:style-name="P123"/>
      <text:p text:style-name="P31"><text:span text:style-name="T135">Contenidos</text:span><text:span text:style-name="T134"> </text:span><text:span text:style-name="T135">soporte</text:span></text:p>
      <text:p text:style-name="P131"/>
      <text:p text:style-name="P31"><text:span text:style-name="T128">Concepto</text:span><text:span text:style-name="T133"> </text:span><text:span text:style-name="T128">de aplicaciones web de escritorio</text:span></text:p>
      <text:p text:style-name="P123"/>
      <text:p text:style-name="P49"><text:span text:style-name="T128">Aplicaciones</text:span><text:span text:style-name="T133"> </text:span><text:span text:style-name="T128">de correo web. Aplicaciones de calendario web </text:span><text:span text:style-name="T135">Contenidos organizadores:</text:span></text:p>
      <text:p text:style-name="P121"><text:span text:style-name="T128">Instalación</text:span><text:span text:style-name="T133"> </text:span><text:span text:style-name="T128">de aplicaciones de correo web.</text:span></text:p>
      <text:p text:style-name="P123"/>
      <text:p text:style-name="P31"><text:span text:style-name="T128">Gestión</text:span><text:span text:style-name="T133"> </text:span><text:span text:style-name="T128">de usuarios en aplicaciones web de escritorio</text:span></text:p>
      <text:p text:style-name="P128"/>
      <text:p text:style-name="P34"/>
      <text:p text:style-name="P34"/>
      <text:p text:style-name="P34"/>
      <text:p text:style-name="P34"/>
      <text:p text:style-name="P34"/>
      <text:h text:style-name="P214" text:outline-level="3"><text:bookmark-start text:name="__RefHeading___Toc34165_87245982"/>8. M<text:span text:style-name="T216">ETODOLOGÍA</text:span><text:bookmark-end text:name="__RefHeading___Toc34165_87245982"/></text:h>
      <text:p text:style-name="P144"/>
      <text:p text:style-name="P97"><text:span text:style-name="T128">La</text:span><text:span text:style-name="T133"> </text:span><text:span text:style-name="T128">metodología de este módulo se fundamentará en los siguientes aspectos:</text:span></text:p>
      <text:p text:style-name="P100"><text:span text:style-name="T128">-<text:tab/>Para</text:span><text:span text:style-name="T145"> </text:span><text:span text:style-name="T128">la</text:span><text:span text:style-name="T145"> </text:span><text:span text:style-name="T128">explicación</text:span><text:span text:style-name="T145"> </text:span><text:span text:style-name="T128">de</text:span><text:span text:style-name="T145"> </text:span><text:span text:style-name="T128">cada</text:span><text:span text:style-name="T145"> </text:span><text:span text:style-name="T128">Unidad</text:span><text:span text:style-name="T145"> </text:span><text:span text:style-name="T128">de</text:span><text:span text:style-name="T145"> </text:span><text:span text:style-name="T128">Trabajo</text:span><text:span text:style-name="T145"> </text:span><text:span text:style-name="T128">se</text:span><text:span text:style-name="T145"> </text:span><text:span text:style-name="T128">realizará</text:span><text:span text:style-name="T145"> </text:span><text:span text:style-name="T128">una</text:span><text:span text:style-name="T145"> </text:span><text:span text:style-name="T128">exposición teórica de los contenidos de la unidad por parte del profesor.</text:span></text:p>
      <text:p text:style-name="P129"/>
      <text:p text:style-name="P53"><text:span text:style-name="T128">-<text:tab/>Posteriormente </text:span><text:span text:style-name="T145"><text:s/></text:span><text:span text:style-name="T128">se </text:span><text:span text:style-name="T145"><text:s/></text:span><text:span text:style-name="T128">realizarán </text:span><text:span text:style-name="T145"><text:s/></text:span><text:span text:style-name="T128">una </text:span><text:span text:style-name="T145"><text:s/></text:span><text:span text:style-name="T128">serie </text:span><text:span text:style-name="T145"><text:s/></text:span><text:span text:style-name="T128">de </text:span><text:span text:style-name="T145"><text:s/></text:span><text:span text:style-name="T128">ejercicios </text:span><text:span text:style-name="T145"><text:s/></text:span><text:span text:style-name="T128">propuestos </text:span><text:span text:style-name="T145"><text:s/></text:span><text:span text:style-name="T128">por </text:span><text:span text:style-name="T145"><text:s/></text:span><text:span text:style-name="T128">el profesor,</text:span><text:span text:style-name="T190"> </text:span><text:span text:style-name="T128">los</text:span><text:span text:style-name="T190"> </text:span><text:span text:style-name="T128">cuales</text:span><text:span text:style-name="T190"> </text:span><text:span text:style-name="T128">serán</text:span><text:span text:style-name="T190"> </text:span><text:span text:style-name="T128">resueltos</text:span><text:span text:style-name="T190"> </text:span><text:span text:style-name="T128">y</text:span><text:span text:style-name="T190"> </text:span><text:span text:style-name="T128">corregidos</text:span><text:span text:style-name="T190"> </text:span><text:span text:style-name="T128">en</text:span><text:span text:style-name="T190"> </text:span><text:span text:style-name="T128">clase.</text:span><text:span text:style-name="T190"> </text:span><text:span text:style-name="T128">El</text:span><text:span text:style-name="T190"> </text:span><text:span text:style-name="T128">objetivo</text:span><text:span text:style-name="T190"> </text:span><text:span text:style-name="T128">de</text:span><text:span text:style-name="T190"> </text:span><text:span text:style-name="T128">estos</text:span><text:span text:style-name="T190"> </text:span><text:span text:style-name="T128">ejercicios</text:span><text:span text:style-name="T190"> </text:span><text:span text:style-name="T128">es llevar</text:span><text:span text:style-name="T155"> </text:span><text:span text:style-name="T128">a</text:span><text:span text:style-name="T155"> </text:span><text:span text:style-name="T128">la</text:span><text:span text:style-name="T155"> </text:span><text:span text:style-name="T128">práctica</text:span><text:span text:style-name="T155"> </text:span><text:span text:style-name="T128">los </text:span><text:span text:style-name="T162"><text:s/></text:span><text:span text:style-name="T128">conceptos</text:span><text:span text:style-name="T155"> </text:span><text:span text:style-name="T128">teóricos</text:span><text:span text:style-name="T155"> </text:span><text:span text:style-name="T128">que</text:span><text:span text:style-name="T155"> </text:span><text:span text:style-name="T128">se</text:span><text:span text:style-name="T155"> </text:span><text:span text:style-name="T128">asimilaron</text:span><text:span text:style-name="T155"> </text:span><text:span text:style-name="T128">en</text:span><text:span text:style-name="T155"> </text:span><text:span text:style-name="T128">la</text:span><text:span text:style-name="T155"> </text:span><text:span text:style-name="T128">exposición</text:span><text:span text:style-name="T155"> </text:span><text:span text:style-name="T128">teórica </text:span><text:soft-page-break/><text:span text:style-name="T128">anterior.</text:span></text:p>
      <text:p text:style-name="P129"/>
      <text:p text:style-name="P53"><text:span text:style-name="T128">-<text:tab/>El</text:span><text:span text:style-name="T193"> </text:span><text:span text:style-name="T128">profesor</text:span><text:span text:style-name="T193"> </text:span><text:span text:style-name="T128">resolverá</text:span><text:span text:style-name="T193"> </text:span><text:span text:style-name="T128">todas</text:span><text:span text:style-name="T193"> </text:span><text:span text:style-name="T128">las</text:span><text:span text:style-name="T193"> </text:span><text:span text:style-name="T128">dudas</text:span><text:span text:style-name="T193"> </text:span><text:span text:style-name="T128">que</text:span><text:span text:style-name="T193"> </text:span><text:span text:style-name="T128">puedan</text:span><text:span text:style-name="T193"> </text:span><text:span text:style-name="T128">tener</text:span><text:span text:style-name="T193"> </text:span><text:span text:style-name="T128">los</text:span><text:span text:style-name="T193"> </text:span><text:span text:style-name="T128">alumnos</text:span><text:span text:style-name="T193"> </text:span><text:span text:style-name="T128">del ciclo, tanto teóricas como prácticas.</text:span></text:p>
      <text:p text:style-name="P87"/>
      <text:p text:style-name="P53"><text:span text:style-name="T128">-<text:tab/>El</text:span><text:span text:style-name="T172"> </text:span><text:span text:style-name="T128">proyecto</text:span><text:span text:style-name="T172"> </text:span><text:span text:style-name="T128">global</text:span><text:span text:style-name="T172"> </text:span><text:span text:style-name="T128">que</text:span><text:span text:style-name="T172"> </text:span><text:span text:style-name="T128">afianza</text:span><text:span text:style-name="T172"> </text:span><text:span text:style-name="T128">los</text:span><text:span text:style-name="T172"> </text:span><text:span text:style-name="T128">conocimientos</text:span><text:span text:style-name="T172"> </text:span><text:span text:style-name="T128">adquiridos</text:span><text:span text:style-name="T172"> </text:span><text:span text:style-name="T128">se</text:span><text:span text:style-name="T172"> </text:span><text:span text:style-name="T128">encuentra diluido durante el curso, para no separar el aspecto práctico del teórico.</text:span></text:p>
      <text:p text:style-name="P129"/>
      <text:p text:style-name="P53"><text:span text:style-name="T128">-<text:tab/>Las</text:span><text:span text:style-name="T172"> </text:span><text:span text:style-name="T128">prácticas</text:span><text:span text:style-name="T172"> </text:span><text:span text:style-name="T128">se</text:span><text:span text:style-name="T172"> </text:span><text:span text:style-name="T128">resolverán</text:span><text:span text:style-name="T172"> </text:span><text:span text:style-name="T128">de</text:span><text:span text:style-name="T172"> </text:span><text:span text:style-name="T128">forma</text:span><text:span text:style-name="T172"> </text:span><text:span text:style-name="T128">individual</text:span><text:span text:style-name="T172"> </text:span><text:span text:style-name="T128">o</text:span><text:span text:style-name="T172"> </text:span><text:span text:style-name="T128">en</text:span><text:span text:style-name="T172"> </text:span><text:span text:style-name="T128">grupo,</text:span><text:span text:style-name="T172"> </text:span><text:span text:style-name="T128">depende</text:span><text:span text:style-name="T172"> </text:span><text:span text:style-name="T128">del número</text:span><text:span text:style-name="T197"> </text:span><text:span text:style-name="T128">de</text:span><text:span text:style-name="T197"> </text:span><text:span text:style-name="T128">alumnos</text:span><text:span text:style-name="T197"> </text:span><text:span text:style-name="T128">que</text:span><text:span text:style-name="T197"> </text:span><text:span text:style-name="T128">haya</text:span><text:span text:style-name="T197"> </text:span><text:span text:style-name="T128">por</text:span><text:span text:style-name="T197"> </text:span><text:span text:style-name="T128">cada</text:span><text:span text:style-name="T197"> </text:span><text:span text:style-name="T128">ordenador,</text:span><text:span text:style-name="T197"> </text:span><text:span text:style-name="T128">de</text:span><text:span text:style-name="T197"> </text:span><text:span text:style-name="T128">todas</text:span><text:span text:style-name="T197"> </text:span><text:span text:style-name="T128">formas</text:span><text:span text:style-name="T197"> </text:span><text:span text:style-name="T128">no</text:span><text:span text:style-name="T197"> </text:span><text:span text:style-name="T128">es</text:span><text:span text:style-name="T197"> </text:span><text:span text:style-name="T128">aconsejable</text:span><text:span text:style-name="T197"> </text:span><text:span text:style-name="T128">que haya más de dos o alumnos por cada equipo informático.</text:span></text:p>
      <text:p text:style-name="P87"/>
      <text:p text:style-name="P42"><text:s/>Recursos didácticos:</text:p>
      <text:p text:style-name="P144"/>
      <text:p text:style-name="P34"/>
      <text:p text:style-name="P99"><text:span text:style-name="T128">Disponemos</text:span><text:span text:style-name="T164"> </text:span><text:span text:style-name="T128">de</text:span><text:span text:style-name="T190"> </text:span><text:span text:style-name="T128">un</text:span><text:span text:style-name="T190"> </text:span><text:span text:style-name="T128">aula</text:span><text:span text:style-name="T190"> </text:span><text:span text:style-name="T128">con</text:span><text:span text:style-name="T190"> </text:span><text:span text:style-name="T128">14</text:span><text:span text:style-name="T190"> </text:span><text:span text:style-name="T128">ordenadores</text:span><text:span text:style-name="T190"> </text:span><text:span text:style-name="T128">con</text:span><text:span text:style-name="T190"> </text:span><text:span text:style-name="T128">acceso</text:span><text:span text:style-name="T190"> </text:span><text:span text:style-name="T128">a</text:span><text:span text:style-name="T190"> </text:span><text:span text:style-name="T128">Internet,</text:span><text:span text:style-name="T190"> </text:span><text:span text:style-name="T128">que</text:span><text:span text:style-name="T190"> </text:span><text:span text:style-name="T128">será</text:span><text:span text:style-name="T190"> </text:span><text:span text:style-name="T128">el</text:span><text:span text:style-name="T190"> </text:span><text:span text:style-name="T128">lugar natural donde el alumnado desarrolle las actividades diarias.</text:span></text:p>
      <text:p text:style-name="P87"/>
      <text:p text:style-name="P52"><text:span text:style-name="T128">El</text:span><text:span text:style-name="T164"> </text:span><text:span text:style-name="T128">software</text:span><text:span text:style-name="T190"> </text:span><text:span text:style-name="T128">a</text:span><text:span text:style-name="T190"> </text:span><text:span text:style-name="T128">utilizar</text:span><text:span text:style-name="T190"> </text:span><text:span text:style-name="T128">serán</text:span><text:span text:style-name="T190"> </text:span><text:span text:style-name="T128">los</text:span><text:span text:style-name="T190"> </text:span><text:span text:style-name="T128">entornos</text:span><text:span text:style-name="T190"> </text:span><text:span text:style-name="T128">adecuado</text:span><text:span text:style-name="T190"> </text:span><text:span text:style-name="T128">a</text:span><text:span text:style-name="T190"> </text:span><text:span text:style-name="T128">la</text:span><text:span text:style-name="T190"> </text:span><text:span text:style-name="T128">Unidad</text:span><text:span text:style-name="T147"> </text:span><text:span text:style-name="T128">de</text:span><text:span text:style-name="T190"> </text:span><text:span text:style-name="T128">Trabajo</text:span><text:span text:style-name="T190"> </text:span><text:span text:style-name="T128">en</text:span><text:span text:style-name="T190"> </text:span><text:span text:style-name="T128">la</text:span><text:span text:style-name="T190"> </text:span><text:span text:style-name="T128">que estemos </text:span><text:span text:style-name="T198"><text:s/></text:span><text:span text:style-name="T128">trabajando,</text:span><text:span text:style-name="T193"> </text:span><text:span text:style-name="T128">se</text:span><text:span text:style-name="T193"> </text:span><text:span text:style-name="T128">trabajará</text:span><text:span text:style-name="T193"> </text:span><text:span text:style-name="T128">con</text:span><text:span text:style-name="T193"> </text:span><text:span text:style-name="T128">equipos</text:span><text:span text:style-name="T193"> </text:span><text:span text:style-name="T128">informáticos</text:span><text:span text:style-name="T193"> </text:span><text:span text:style-name="T128">y</text:span><text:span text:style-name="T193"> </text:span><text:span text:style-name="T128">de</text:span><text:span text:style-name="T193"> </text:span><text:span text:style-name="T128">comunicaciones</text:span><text:span text:style-name="T193"> </text:span><text:span text:style-name="T128">y</text:span><text:span text:style-name="T193"> </text:span><text:span text:style-name="T128">con sistemas Windows y Linux.</text:span></text:p>
      <text:p text:style-name="P129"/>
      <text:p text:style-name="P52"><text:span text:style-name="T128">También</text:span><text:span text:style-name="T163"> </text:span><text:span text:style-name="T128">serán </text:span><text:span text:style-name="T190"><text:s/></text:span><text:span text:style-name="T128">positivos </text:span><text:span text:style-name="T190"><text:s/></text:span><text:span text:style-name="T128">todos </text:span><text:span text:style-name="T190"><text:s/></text:span><text:span text:style-name="T128">aquellos </text:span><text:span text:style-name="T190"><text:s/></text:span><text:span text:style-name="T128">instrumentos </text:span><text:span text:style-name="T190"><text:s/></text:span><text:span text:style-name="T128">que </text:span><text:span text:style-name="T190"><text:s/></text:span><text:span text:style-name="T128">faciliten </text:span><text:span text:style-name="T190"><text:s/></text:span><text:span text:style-name="T128">la </text:span><text:span text:style-name="T190"><text:s/></text:span><text:span text:style-name="T128">tarea </text:span><text:span text:style-name="T190"><text:s/></text:span><text:span text:style-name="T128">de exposición del profesor, cañones de exposición, televisión, vídeo, etc.</text:span></text:p>
      <text:p text:style-name="P38"/>
      <text:list xml:id="list584074953730362589" text:style-name="L2">
        <text:list-item>
          <text:p text:style-name="P208"><text:span text:style-name="T74">Aula</text:span><text:span text:style-name="T114"> </text:span><text:span text:style-name="T74">virtual.</text:span><text:span text:style-name="T114"> </text:span><text:span text:style-name="T74">Sitio</text:span><text:span text:style-name="T114"> </text:span><text:span text:style-name="T74">en</text:span><text:span text:style-name="T114"> </text:span><text:span text:style-name="T74">el</text:span><text:span text:style-name="T114"> </text:span><text:span text:style-name="T74">que</text:span><text:span text:style-name="T114"> </text:span><text:span text:style-name="T74">se</text:span><text:span text:style-name="T114"> </text:span><text:span text:style-name="T74">centraliza</text:span><text:span text:style-name="T114"> </text:span><text:span text:style-name="T74">la</text:span><text:span text:style-name="T114"> </text:span><text:span text:style-name="T74">actividad</text:span><text:span text:style-name="T114"> </text:span><text:span text:style-name="T74">diaria</text:span><text:span text:style-name="T114"> </text:span><text:span text:style-name="T74">del</text:span><text:span text:style-name="T114"> </text:span><text:span text:style-name="T74">alumno.</text:span><text:span text:style-name="T114"> </text:span><text:span text:style-name="T74">En</text:span><text:span text:style-name="T114"> </text:span><text:span text:style-name="T74">él</text:span><text:span text:style-name="T114"> </text:span><text:span text:style-name="T74">se enlazarán </text:span><text:span text:style-name="T124"><text:s/></text:span><text:span text:style-name="T74">los </text:span><text:span text:style-name="T124"><text:s/></text:span><text:span text:style-name="T74">recursos </text:span><text:span text:style-name="T124"><text:s/></text:span><text:span text:style-name="T74">de </text:span><text:span text:style-name="T124"><text:s/></text:span><text:span text:style-name="T74">cada </text:span><text:span text:style-name="T124"><text:s/></text:span><text:span text:style-name="T74">actividad, </text:span><text:span text:style-name="T124"><text:s/></text:span><text:span text:style-name="T74">se </text:span><text:span text:style-name="T124"><text:s/></text:span><text:span text:style-name="T74">colgarán </text:span><text:span text:style-name="T124"><text:s/></text:span><text:span text:style-name="T74">todas </text:span><text:span text:style-name="T124"><text:s/></text:span><text:span text:style-name="T74">las </text:span><text:span text:style-name="T124"><text:s/></text:span><text:span text:style-name="T74">actividades </text:span><text:span text:style-name="T124"><text:s/></text:span><text:span text:style-name="T74">a realizar. </text:span><text:span text:style-name="T125"><text:s/></text:span><text:span text:style-name="T74">Servirá </text:span><text:span text:style-name="T125"><text:s/></text:span><text:span text:style-name="T74">además </text:span><text:span text:style-name="T125"><text:s/></text:span><text:span text:style-name="T74">de </text:span><text:span text:style-name="T125"><text:s/></text:span><text:span text:style-name="T74">cuaderno </text:span><text:span text:style-name="T125"><text:s/></text:span><text:span text:style-name="T74">de </text:span><text:span text:style-name="T125"><text:s/></text:span><text:span text:style-name="T74">aula </text:span><text:span text:style-name="T125"><text:s/></text:span><text:span text:style-name="T74">para </text:span><text:span text:style-name="T125"><text:s/></text:span><text:span text:style-name="T74">reflejar </text:span><text:span text:style-name="T125"><text:s/></text:span><text:span text:style-name="T74">todas </text:span><text:span text:style-name="T125"><text:s/></text:span><text:span text:style-name="T74">las </text:span><text:span text:style-name="T125"><text:s/></text:span><text:span text:style-name="T74">notas </text:span><text:span text:style-name="T125"><text:s/></text:span><text:span text:style-name="T74">del alumno,</text:span><text:span text:style-name="T87"> </text:span><text:span text:style-name="T74">aparecerá</text:span><text:span text:style-name="T87"> </text:span><text:span text:style-name="T74">la</text:span><text:span text:style-name="T87"> </text:span><text:span text:style-name="T74">calificación</text:span><text:span text:style-name="T87"> </text:span><text:span text:style-name="T74">de</text:span><text:span text:style-name="T87"> </text:span><text:span text:style-name="T74">cada</text:span><text:span text:style-name="T87"> </text:span><text:span text:style-name="T74">actividad</text:span><text:span text:style-name="T87"> </text:span><text:span text:style-name="T74">y</text:span><text:span text:style-name="T91"> </text:span><text:span text:style-name="T74">los</text:span><text:span text:style-name="T87"> </text:span><text:span text:style-name="T74">comentarios</text:span><text:span text:style-name="T87"> </text:span><text:span text:style-name="T74">a</text:span><text:span text:style-name="T87"> </text:span><text:span text:style-name="T74">la</text:span><text:span text:style-name="T87"> </text:span><text:span text:style-name="T74">misma.</text:span><text:span text:style-name="T87"> </text:span><text:span text:style-name="T74">El alumno</text:span><text:span text:style-name="T109"> </text:span><text:span text:style-name="T74">sabrá</text:span><text:span text:style-name="T109"> </text:span><text:span text:style-name="T74">las</text:span><text:span text:style-name="T109"> </text:span><text:span text:style-name="T74">actividades</text:span><text:span text:style-name="T109"> </text:span><text:span text:style-name="T74">realizadas</text:span><text:span text:style-name="T109"> </text:span><text:span text:style-name="T74">y</text:span><text:span text:style-name="T109"> </text:span><text:span text:style-name="T74">las</text:span><text:span text:style-name="T109"> </text:span><text:span text:style-name="T74">pendientes</text:span><text:span text:style-name="T109"> </text:span><text:span text:style-name="T74">y</text:span><text:span text:style-name="T109"> </text:span><text:span text:style-name="T74">verá</text:span><text:span text:style-name="T109"> </text:span><text:span text:style-name="T74">las</text:span><text:span text:style-name="T109"> </text:span><text:span text:style-name="T74">calificaciones</text:span><text:span text:style-name="T109"> </text:span><text:span text:style-name="T74">y comentarios.</text:span></text:p>
        </text:list-item>
      </text:list>
      <text:p text:style-name="P113"/>
      <text:p text:style-name="P57"><text:span text:style-name="T225">•</text:span><text:span text:style-name="T217"><text:tab/>Freemind.</text:span><text:span text:style-name="T226"> </text:span><text:span text:style-name="T217">Para</text:span><text:span text:style-name="T226"> </text:span><text:span text:style-name="T217">la</text:span><text:span text:style-name="T226"> </text:span><text:span text:style-name="T217">realización</text:span><text:span text:style-name="T226"> </text:span><text:span text:style-name="T217">de</text:span><text:span text:style-name="T226"> </text:span><text:span text:style-name="T217">mapas</text:span><text:span text:style-name="T226"> </text:span><text:span text:style-name="T217">conceptuales.</text:span><text:span text:style-name="T226"> </text:span><text:span text:style-name="T217">Lo</text:span><text:span text:style-name="T226"> </text:span><text:span text:style-name="T217">utilizará</text:span><text:span text:style-name="T226"> </text:span><text:span text:style-name="T217">la</text:span><text:span text:style-name="T226"> </text:span><text:span text:style-name="T217">profesora</text:span><text:span text:style-name="T226"> </text:span><text:span text:style-name="T217">para ilustrar</text:span><text:span text:style-name="T219"> </text:span><text:span text:style-name="T217">los </text:span><text:span text:style-name="T227"><text:s/></text:span><text:span text:style-name="T217">conceptos</text:span><text:span text:style-name="T219"> </text:span><text:span text:style-name="T217">de</text:span><text:span text:style-name="T219"> </text:span><text:span text:style-name="T217">la</text:span><text:span text:style-name="T219"> </text:span><text:span text:style-name="T217">unidad</text:span><text:span text:style-name="T219"> </text:span><text:span text:style-name="T217">y</text:span><text:span text:style-name="T219"> </text:span><text:span text:style-name="T217">los</text:span><text:span text:style-name="T219"> </text:span><text:span text:style-name="T217">alumnos</text:span><text:span text:style-name="T219"> </text:span><text:span text:style-name="T217">para</text:span><text:span text:style-name="T219"> </text:span><text:span text:style-name="T217">prepararse</text:span><text:span text:style-name="T219"> </text:span><text:span text:style-name="T217">su</text:span><text:span text:style-name="T219"> </text:span><text:span text:style-name="T217">material</text:span><text:span text:style-name="T219"> </text:span><text:span text:style-name="T217">de estudio.</text:span></text:p>
      <text:p text:style-name="P113"><text:soft-page-break/></text:p>
      <text:p text:style-name="P57"><text:span text:style-name="T225">•</text:span><text:span text:style-name="T217"><text:tab/>Wiki.</text:span><text:span text:style-name="T228"> </text:span><text:span text:style-name="T217">Se</text:span><text:span text:style-name="T228"> </text:span><text:span text:style-name="T217">usará</text:span><text:span text:style-name="T228"> </text:span><text:span text:style-name="T217">por</text:span><text:span text:style-name="T228"> </text:span><text:span text:style-name="T229">el</text:span><text:span text:style-name="T228"> </text:span><text:span text:style-name="T217">profesor</text:span><text:span text:style-name="T228"> </text:span><text:span text:style-name="T217">para</text:span><text:span text:style-name="T228"> </text:span><text:span text:style-name="T217">distribuir</text:span><text:span text:style-name="T228"> </text:span><text:span text:style-name="T217">apuntes,</text:span><text:span text:style-name="T228"> </text:span><text:span text:style-name="T217">por</text:span><text:span text:style-name="T228"> </text:span><text:span text:style-name="T217">los</text:span><text:span text:style-name="T228"> </text:span><text:span text:style-name="T217">alumnos</text:span><text:span text:style-name="T228"> </text:span><text:span text:style-name="T217">para</text:span><text:span text:style-name="T228"> </text:span><text:span text:style-name="T217">generar apuntes</text:span><text:span text:style-name="T230"> </text:span><text:span text:style-name="T217">de</text:span><text:span text:style-name="T230"> </text:span><text:span text:style-name="T217">modo</text:span><text:span text:style-name="T230"> </text:span><text:span text:style-name="T217">colaborativo,</text:span><text:span text:style-name="T230"> </text:span><text:span text:style-name="T217">para</text:span><text:span text:style-name="T230"> </text:span><text:span text:style-name="T217">poner</text:span><text:span text:style-name="T230"> </text:span><text:span text:style-name="T217">la</text:span><text:span text:style-name="T230"> </text:span><text:span text:style-name="T217">solución</text:span><text:span text:style-name="T230"> </text:span><text:span text:style-name="T217">a</text:span><text:span text:style-name="T230"> </text:span><text:span text:style-name="T217">las</text:span><text:span text:style-name="T230"> </text:span><text:span text:style-name="T217">actividades</text:span><text:span text:style-name="T230"> </text:span><text:span text:style-name="T217">que</text:span><text:span text:style-name="T230"> </text:span><text:span text:style-name="T217">se</text:span><text:span text:style-name="T230"> </text:span><text:span text:style-name="T217">van realizando.</text:span><text:span text:style-name="T230"> </text:span><text:span text:style-name="T217">Así</text:span><text:span text:style-name="T230"> </text:span><text:span text:style-name="T217">mismo</text:span><text:span text:style-name="T230"> </text:span><text:span text:style-name="T217">cada</text:span><text:span text:style-name="T230"> </text:span><text:span text:style-name="T217">alumno</text:span><text:span text:style-name="T230"> </text:span><text:span text:style-name="T217">tendrá</text:span><text:span text:style-name="T230"> </text:span><text:span text:style-name="T217">un</text:span><text:span text:style-name="T230"> </text:span><text:span text:style-name="T217">wiki</text:span><text:span text:style-name="T230"> </text:span><text:span text:style-name="T217">personal</text:span><text:span text:style-name="T230"> </text:span><text:span text:style-name="T217">que</text:span><text:span text:style-name="T230"> </text:span><text:span text:style-name="T217">hará</text:span><text:span text:style-name="T230"> </text:span><text:span text:style-name="T217">las</text:span><text:span text:style-name="T230"> </text:span><text:span text:style-name="T217">funciones del tradicional cuaderno de clase.</text:span></text:p>
      <text:p text:style-name="P57"><text:span text:style-name="T225">•</text:span><text:span text:style-name="T217"><text:tab/></text:span><text:span text:style-name="T231">Agenda personal.</text:span><text:span text:style-name="T234"> </text:span><text:span text:style-name="T231">Será de obligado uso por parte del alumno. Le permitirá llevar registro de controles y pruebas prácticas y de tareas pendientes para realizar en casa, facilitando la autoorganización y autonomía del alumno.</text:span></text:p>
      <text:p text:style-name="P57"><text:span text:style-name="T233">•</text:span><text:span text:style-name="T231"><text:tab/>Base de datos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57"><text:span text:style-name="T233">•</text:span><text:span text:style-name="T231"><text:tab/>Epoptes.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p text:style-name="P57"><text:span text:style-name="T204">•</text:span><text:span text:style-name="T205"><text:tab/>Etherpad. Servicio de edición simultanea disponible en la red local. Permite crear documentos de forma colaborativa, se utilizará para puesta en común en actividades sobre conceptos.</text:span></text:p>
      <text:p text:style-name="P39"/>
      <text:p text:style-name="P43"><text:s/>Recursos <text:span text:style-name="T237">tecnológicos</text:span>:</text:p>
      <text:p text:style-name="P42"/>
      <text:p text:style-name="P74"><text:span text:style-name="T217">Se</text:span><text:span text:style-name="T238"> </text:span><text:span text:style-name="T217">van a utilizar los Ordenadores Personales del taller del ciclo formativo.</text:span></text:p>
      <text:p text:style-name="P74"><text:span text:style-name="T217">El</text:span><text:span text:style-name="T241"> </text:span><text:span text:style-name="T217">departamento</text:span><text:span text:style-name="T244"> </text:span><text:span text:style-name="T217">cuenta</text:span><text:span text:style-name="T244"> </text:span><text:span text:style-name="T217">con</text:span><text:span text:style-name="T244"> </text:span><text:span text:style-name="T217">ADSL</text:span><text:span text:style-name="T244"> </text:span><text:span text:style-name="T217">para</text:span><text:span text:style-name="T244"> </text:span><text:span text:style-name="T217">conexión</text:span><text:span text:style-name="T244"> </text:span><text:span text:style-name="T217">a</text:span><text:span text:style-name="T244"> </text:span><text:span text:style-name="T217">Internet.</text:span><text:span text:style-name="T244"> </text:span><text:span text:style-name="T217">Al</text:span><text:span text:style-name="T244"> </text:span><text:span text:style-name="T217">tener</text:span><text:span text:style-name="T244"> </text:span><text:span text:style-name="T217">poca</text:span><text:span text:style-name="T244"> </text:span><text:span text:style-name="T217">velocidad</text:span><text:span text:style-name="T244"> </text:span><text:span text:style-name="T217">para la</text:span><text:span text:style-name="T220"> </text:span><text:span text:style-name="T217">gran</text:span><text:span text:style-name="T220"> </text:span><text:span text:style-name="T217">cantidad</text:span><text:span text:style-name="T220"> </text:span><text:span text:style-name="T217">de</text:span><text:span text:style-name="T220"> </text:span><text:span text:style-name="T217">alumnos</text:span><text:span text:style-name="T220"> </text:span><text:span text:style-name="T217">que</text:span><text:span text:style-name="T220"> </text:span><text:span text:style-name="T217">se</text:span><text:span text:style-name="T220"> </text:span><text:span text:style-name="T217">conectan</text:span><text:span text:style-name="T220"> </text:span><text:span text:style-name="T217">al</text:span><text:span text:style-name="T220"> </text:span><text:span text:style-name="T217">aula</text:span><text:span text:style-name="T220"> </text:span><text:span text:style-name="T217">se</text:span><text:span text:style-name="T220"> </text:span><text:span text:style-name="T217">limitará</text:span><text:span text:style-name="T220"> </text:span><text:span text:style-name="T217">en</text:span><text:span text:style-name="T220"> </text:span><text:span text:style-name="T217">lo</text:span><text:span text:style-name="T220"> </text:span><text:span text:style-name="T217">posible</text:span><text:span text:style-name="T220"> </text:span><text:span text:style-name="T217">su</text:span><text:span text:style-name="T220"> </text:span><text:span text:style-name="T217">uso,</text:span><text:span text:style-name="T220"> </text:span><text:span text:style-name="T217">se restringirá</text:span><text:span text:style-name="T228"> </text:span><text:span text:style-name="T217">el</text:span><text:span text:style-name="T228"> </text:span><text:span text:style-name="T217">acceso</text:span><text:span text:style-name="T228"> </text:span><text:span text:style-name="T217">a</text:span><text:span text:style-name="T228"> </text:span><text:span text:style-name="T217">contenidos</text:span><text:span text:style-name="T228"> </text:span><text:span text:style-name="T217">que</text:span><text:span text:style-name="T228"> </text:span><text:span text:style-name="T217">consuman</text:span><text:span text:style-name="T228"> </text:span><text:span text:style-name="T217">gran</text:span><text:span text:style-name="T228"> </text:span><text:span text:style-name="T217">ancho</text:span><text:span text:style-name="T228"> </text:span><text:span text:style-name="T217">de</text:span><text:span text:style-name="T228"> </text:span><text:span text:style-name="T217">banda</text:span><text:span text:style-name="T228"> </text:span><text:span text:style-name="T217">y</text:span><text:span text:style-name="T228"> </text:span><text:span text:style-name="T217">se</text:span><text:span text:style-name="T228"> </text:span><text:span text:style-name="T217">instalarán</text:span><text:span text:style-name="T228"> </text:span><text:span text:style-name="T217">en local los servicios y recursos utilizados.</text:span></text:p>
      <text:p text:style-name="P76"><text:span text:style-name="T217">El</text:span><text:span text:style-name="T246"> </text:span><text:span text:style-name="T217">software</text:span><text:span text:style-name="T247"> </text:span><text:span text:style-name="T217">instalado</text:span><text:span text:style-name="T247"> </text:span><text:span text:style-name="T217">será</text:span><text:span text:style-name="T247"> </text:span><text:span text:style-name="T217">el</text:span><text:span text:style-name="T247"> </text:span><text:span text:style-name="T217">Sistema</text:span><text:span text:style-name="T247"> </text:span><text:span text:style-name="T217">Operativo</text:span><text:span text:style-name="T247"> </text:span><text:span text:style-name="T217">LINUX.</text:span><text:span text:style-name="T247"> </text:span><text:span text:style-name="T217">Habrá</text:span><text:span text:style-name="T247"> </text:span><text:span text:style-name="T217">un</text:span><text:span text:style-name="T247"> </text:span><text:span text:style-name="T217">sistema</text:span><text:span text:style-name="T247"> </text:span><text:span text:style-name="T217">operativo</text:span><text:span text:style-name="T247"> </text:span><text:span text:style-name="T217">propio en cada ordenador y todos ellos estarán conectados a través de una red TCP/IP.</text:span></text:p>
      <text:p text:style-name="P76"><text:span text:style-name="T217">Software</text:span><text:span text:style-name="T244"> </text:span><text:span text:style-name="T217">de</text:span><text:span text:style-name="T248"> </text:span><text:span text:style-name="T217">maquinas</text:span><text:span text:style-name="T248"> </text:span><text:span text:style-name="T217">virtuales.</text:span><text:span text:style-name="T248"> </text:span><text:span text:style-name="T217">Permitirá</text:span><text:span text:style-name="T248"> </text:span><text:span text:style-name="T217">instalar</text:span><text:span text:style-name="T248"> </text:span><text:span text:style-name="T217">diferentes</text:span><text:span text:style-name="T248"> </text:span><text:span text:style-name="T217">sistemas</text:span><text:span text:style-name="T248"> </text:span><text:span text:style-name="T217">operativos</text:span><text:span text:style-name="T248"> </text:span><text:span text:style-name="T217">y</text:span><text:span text:style-name="T248"> </text:span><text:span text:style-name="T217">hacer las </text:span><text:span text:style-name="T249"><text:s/></text:span><text:span text:style-name="T217">prácticas <text:s/></text:span><text:span text:style-name="T250"><text:s/></text:span><text:span text:style-name="T217">correspondientes </text:span><text:span text:style-name="T249"><text:s/></text:span><text:span text:style-name="T217">sobre </text:span><text:span text:style-name="T249"><text:s/></text:span><text:span text:style-name="T217">particionado, </text:span><text:span text:style-name="T249"><text:s/></text:span><text:span text:style-name="T217">instalación, </text:span><text:span text:style-name="T249"><text:s/></text:span><text:span text:style-name="T217">configuración </text:span><text:span text:style-name="T249"><text:s/></text:span><text:span text:style-name="T217">de </text:span><text:span text:style-name="T249"><text:s/></text:span><text:span text:style-name="T217">los </text:span><text:soft-page-break/><text:span text:style-name="T217">sistemas</text:span><text:span text:style-name="T251"> </text:span><text:span text:style-name="T217">operativos,</text:span><text:span text:style-name="T251"> </text:span><text:span text:style-name="T217">administración</text:span><text:span text:style-name="T251"> </text:span><text:span text:style-name="T217">de</text:span><text:span text:style-name="T251"> </text:span><text:span text:style-name="T217">los</text:span><text:span text:style-name="T251"> </text:span><text:span text:style-name="T217">sistemas</text:span><text:span text:style-name="T251"> </text:span><text:span text:style-name="T217">operativos,</text:span><text:span text:style-name="T251"> </text:span><text:span text:style-name="T217">maquetado</text:span><text:span text:style-name="T251"> </text:span><text:span text:style-name="T217">y</text:span><text:span text:style-name="T251"> </text:span><text:span text:style-name="T217">copias</text:span><text:span text:style-name="T251"> </text:span><text:span text:style-name="T217">de seguridad. Todo ello sin interferir en el sistema operativo anfitrión lo que redundará en que se tengan que hacer menos tareas de mantenimiento de los equipos del aula.</text:span></text:p>
      <text:p text:style-name="P75"><text:span text:style-name="T217">Se </text:span><text:span text:style-name="T252"><text:s/></text:span><text:span text:style-name="T217">dispondrá </text:span><text:span text:style-name="T253"><text:s/></text:span><text:span text:style-name="T217">también </text:span><text:span text:style-name="T253"><text:s/></text:span><text:span text:style-name="T217">de </text:span><text:span text:style-name="T253"><text:s/></text:span><text:span text:style-name="T217">un </text:span><text:span text:style-name="T253"><text:s/></text:span><text:span text:style-name="T217">cañón </text:span><text:span text:style-name="T253"><text:s/></text:span><text:span text:style-name="T217">de </text:span><text:span text:style-name="T253"><text:s/></text:span><text:span text:style-name="T217">proyección </text:span><text:span text:style-name="T253"><text:s/></text:span><text:span text:style-name="T217">para </text:span><text:span text:style-name="T253"><text:s/></text:span><text:span text:style-name="T217">visualizar </text:span><text:span text:style-name="T253"><text:s/></text:span><text:span text:style-name="T217">en </text:span><text:span text:style-name="T253"><text:s/></text:span><text:span text:style-name="T217">la </text:span><text:span text:style-name="T253"><text:s/></text:span><text:span text:style-name="T217">pizarra presentaciones </text:span><text:span text:style-name="T227"><text:s/></text:span><text:span text:style-name="T217">sobre</text:span><text:span text:style-name="T219"> </text:span><text:span text:style-name="T217">contenidos,</text:span><text:span text:style-name="T219"> </text:span><text:span text:style-name="T217">demostración</text:span><text:span text:style-name="T219"> </text:span><text:span text:style-name="T217">de<text:tab/>las</text:span><text:span text:style-name="T219"> </text:span><text:span text:style-name="T217">tareas</text:span><text:span text:style-name="T219"> </text:span><text:span text:style-name="T217">de</text:span><text:span text:style-name="T219"> </text:span><text:span text:style-name="T217">administración</text:span><text:span text:style-name="T219"> </text:span><text:span text:style-name="T217">y</text:span><text:span text:style-name="T219"> </text:span><text:span text:style-name="T217">los programas ejecutados desde el ordenador.</text:span></text:p>
      <text:p text:style-name="P75"><text:span text:style-name="T67">H</text:span><text:span text:style-name="T66">ay que destacar la infradotación del ciclo <text:s/>en dispositivos y recursos de red <text:s/>incluidos en el curriculo del módulo(armarios rack, paneles de parcheo, switches gestionables, routers, puntos de acceso inalámbricos, herramientas de certificación, fibra óptica y componentes, etc) para suplirlo, en la medida de lo posible se recurrirá a:</text:span></text:p>
      <text:list xml:id="list5216331451343038025" text:style-name="WW8Num57">
        <text:list-item>
          <text:p text:style-name="P194">Utilización de maquinas virtuales.</text:p>
        </text:list-item>
        <text:list-item>
          <text:p text:style-name="P194">Software de simulación como packet tracer</text:p>
        </text:list-item>
        <text:list-item>
          <text:p text:style-name="P194">Realización de supuestos prácticos</text:p>
        </text:list-item>
        <text:list-item>
          <text:p text:style-name="P195">Visita a empresas que dispongan de dichos recursos</text:p>
        </text:list-item>
      </text:list>
      <text:p text:style-name="P77"><text:bookmark-start text:name="__RefHeading___Toc20113_87245982"/>Recursos bibliográficos<text:bookmark-end text:name="__RefHeading___Toc20113_87245982"/></text:p>
      <text:p text:style-name="P93"/>
      <text:p text:style-name="P58"><text:span text:style-name="T217">La</text:span><text:span text:style-name="T238"> </text:span><text:span text:style-name="T217">bibliografía se apoyará fundamentalmente en recursos Web que se irán actualizando a lo largo del módulo por los alumnos y </text:span><text:span text:style-name="T218">el</text:span><text:span text:style-name="T217"> profesor. </text:span><text:span text:style-name="T66">La creación de recursos dinámicos en un área que evoluciona tan rápido como la informática es relativamente sencillo con el uso de Internet.</text:span></text:p>
      <text:p text:style-name="P115"/>
      <text:p text:style-name="P58"><text:span text:style-name="T217">Se</text:span><text:span text:style-name="T238"> </text:span><text:span text:style-name="T217">utilizarán también los manuales de usuario, de administrador y las ayudas instaladas localmente para cada Sistema Operativo y las de las aplicaciones software que utilicemos.</text:span></text:p>
      <text:p text:style-name="P44"/>
      <text:p text:style-name="P42"/>
      <text:p text:style-name="P42"/>
      <text:p text:style-name="P42"/>
      <text:h text:style-name="P214" text:outline-level="3"><text:bookmark-start text:name="__RefHeading___Toc34167_87245982"/>9. C<text:span text:style-name="T216">RITERIOS</text:span> <text:span text:style-name="T216">DE</text:span> C<text:span text:style-name="T216">ALIFICACIÓN</text:span><text:bookmark-end text:name="__RefHeading___Toc34167_87245982"/></text:h>
      <text:p text:style-name="P97"><text:span text:style-name="T128">La</text:span><text:span text:style-name="T133"> </text:span><text:span text:style-name="T128">calificación del alumno sera entre 0 y 10.</text:span></text:p>
      <text:p text:style-name="P103"/>
      <text:p text:style-name="P98"><text:span text:style-name="T128">El</text:span><text:span text:style-name="T133"> </text:span><text:span text:style-name="T128">curso se divide en tres trimestres. La calificación final será la media de la calificación de cada uno de los trimestres.</text:span></text:p>
      <text:p text:style-name="P89"><text:soft-page-break/></text:p>
      <text:p text:style-name="P37"/>
      <text:p text:style-name="P31"><text:span text:style-name="T128">Al</text:span><text:span text:style-name="T133"> </text:span><text:span text:style-name="T128">final de cada trimestre se entregará al alumno la calificación final del mismo que se obtendrá de acuerdo a los siguientes criterios:</text:span></text:p>
      <text:p text:style-name="P130"/>
      <text:p text:style-name="P30"><text:span text:style-name="T129">•</text:span><text:span text:style-name="T128"><text:tab/>La calificación se obtendrá de tres elementos</text:span></text:p>
      <text:p text:style-name="P132"/>
      <text:p text:style-name="P32"><text:span text:style-name="T203">•</text:span><text:span text:style-name="T202"><text:tab/></text:span><text:span text:style-name="T128">Valoración</text:span><text:span text:style-name="T133"> </text:span><text:span text:style-name="T128">sobre indicadores de tipo </text:span><text:span text:style-name="T135">actitudinal <text:s/></text:span><text:span text:style-name="T128">10 %.</text:span></text:p>
      <text:p text:style-name="P146"/>
      <text:p text:style-name="P32"><text:span text:style-name="T203">•</text:span><text:span text:style-name="T202"><text:tab/></text:span><text:span text:style-name="T135">Controles</text:span><text:span text:style-name="T134"> </text:span><text:span text:style-name="T128">sobre conceptos y </text:span><text:span text:style-name="T135">pruebas prácticas </text:span><text:span text:style-name="T128">30%.</text:span></text:p>
      <text:p text:style-name="P146"/>
      <text:p text:style-name="P32"><text:span text:style-name="T203">•</text:span><text:span text:style-name="T202"><text:tab/></text:span><text:span text:style-name="T135">Actividades</text:span><text:span text:style-name="T134"> </text:span><text:span text:style-name="T135">y tareas </text:span><text:span text:style-name="T128">procedimentales 40%.</text:span></text:p>
      <text:p text:style-name="P132"/>
      <text:p text:style-name="P32"><text:span text:style-name="T203">•</text:span><text:span text:style-name="T202"><text:tab/></text:span><text:span text:style-name="T128">Ejercicios</text:span><text:span text:style-name="T133"> </text:span><text:span text:style-name="T128">conceptuales 20%</text:span></text:p>
      <text:p text:style-name="P146"/>
      <text:p text:style-name="P50"><text:span text:style-name="T203">•</text:span><text:span text:style-name="T202"><text:tab/></text:span><text:span text:style-name="T128">Las</text:span><text:span text:style-name="T133"> </text:span><text:span text:style-name="T128">actividades sobre conceptos y las prácticas tendrán un peso distinto en función de su relevancia y/o tiempo previsto para su realización.</text:span></text:p>
      <text:p text:style-name="P90"/>
      <text:p text:style-name="P30"><text:span text:style-name="T203">•</text:span><text:span text:style-name="T202"><text:tab/></text:span><text:span text:style-name="T128">Para</text:span><text:span text:style-name="T133"> </text:span><text:span text:style-name="T128">tener al menos un 5 sobre 10 en el trimestre:</text:span></text:p>
      <text:p text:style-name="P132"/>
      <text:p text:style-name="P51"><text:span text:style-name="T203">•</text:span><text:span text:style-name="T202"><text:tab/></text:span><text:span text:style-name="T128">Se</text:span><text:span text:style-name="T133"> </text:span><text:span text:style-name="T128">ha de tener aprobado cada una de las partes (actitudinal, pruebas prácticas y controles y tareas sobre conceptos y prácticas a partir de que se obtiene la calificación del trimestre.</text:span></text:p>
      <text:p text:style-name="P90"/>
      <text:p text:style-name="P55"><text:span text:style-name="T203">•</text:span><text:span text:style-name="T202"><text:tab/></text:span><text:span text:style-name="T128">Se</text:span><text:span text:style-name="T133"> </text:span><text:span text:style-name="T128">han de aprobar todas las pruebas prácticas y todos los controles sobre conceptos.</text:span></text:p>
      <text:p text:style-name="P41"/>
      <text:p text:style-name="P51"><text:span text:style-name="T203">•</text:span><text:span text:style-name="T202"><text:tab/></text:span><text:span text:style-name="T128">Se</text:span><text:span text:style-name="T133"> </text:span><text:span text:style-name="T128">ha de entregar, al menos, un 85% de las tareas sobre conceptos y prácticas.</text:span></text:p>
      <text:p text:style-name="P90"/>
      <text:p text:style-name="P48"><text:span text:style-name="T203">•</text:span><text:span text:style-name="T202"><text:tab/></text:span><text:span text:style-name="T128">Con</text:span><text:span text:style-name="T133"> </text:span><text:span text:style-name="T128">carácter general, las actividades tendrán un plazo de entrega/corrección. Las entregas realizadas fuera de plazo, si esta posibilidad está contemplada, se penalizarán hasta u 50% en la nota de la actividad.</text:span></text:p>
      <text:p text:style-name="P109"/>
      <text:p text:style-name="P48"><text:span text:style-name="T203">•</text:span><text:span text:style-name="T202"><text:tab/></text:span><text:span text:style-name="T128">La</text:span><text:span text:style-name="T133"> </text:span><text:span text:style-name="T128">calificación obtenida en pruebas de recuperación se penalizará en un 15% a la hora de incluirla en el cálculo de la nota, salvo en el caso de que sea un 5 que se mantendrá en un 5.</text:span></text:p>
      <text:p text:style-name="P109"/>
      <text:p text:style-name="P50"><text:span text:style-name="T203">•</text:span><text:span text:style-name="T202"><text:tab/></text:span><text:span text:style-name="T128">Para</text:span><text:span text:style-name="T133"> </text:span><text:span text:style-name="T128">obtener una calificación final de aprobado se han de aprobar todos los trimestres que componen el curso.</text:span></text:p>
      <text:p text:style-name="P90"/>
      <text:p text:style-name="P46"><text:span text:style-name="T203">•</text:span><text:span text:style-name="T202"><text:tab/></text:span><text:span text:style-name="T128">La</text:span><text:span text:style-name="T165"> </text:span><text:span text:style-name="T128">calificación</text:span><text:span text:style-name="T146"> </text:span><text:span text:style-name="T128">que</text:span><text:span text:style-name="T146"> </text:span><text:span text:style-name="T128">aparecerá</text:span><text:span text:style-name="T146"> </text:span><text:span text:style-name="T128">en</text:span><text:span text:style-name="T146"> </text:span><text:span text:style-name="T128">cada</text:span><text:span text:style-name="T146"> </text:span><text:span text:style-name="T128">una</text:span><text:span text:style-name="T146"> </text:span><text:span text:style-name="T128">de</text:span><text:span text:style-name="T146"> </text:span><text:span text:style-name="T128">las</text:span><text:span text:style-name="T146"> </text:span><text:span text:style-name="T128">evaluaciones</text:span><text:span text:style-name="T146"> </text:span><text:span text:style-name="T128">será</text:span><text:span text:style-name="T146"> </text:span><text:span text:style-name="T128">la</text:span><text:span text:style-name="T146"> </text:span><text:span text:style-name="T128">resultante</text:span><text:span text:style-name="T146"> </text:span><text:span text:style-name="T128">de aplicar</text:span><text:span text:style-name="T199"> </text:span><text:span text:style-name="T128">los</text:span><text:span text:style-name="T169"> </text:span><text:span text:style-name="T128">correspondiente</text:span><text:span text:style-name="T199"> </text:span><text:span text:style-name="T128">porcentajes</text:span><text:span text:style-name="T199"> </text:span><text:span text:style-name="T128">citados</text:span><text:span text:style-name="T199"> </text:span><text:span text:style-name="T128">al</text:span><text:span text:style-name="T199"> </text:span><text:span text:style-name="T128">principio,</text:span><text:span text:style-name="T199"> </text:span><text:span text:style-name="T128">no</text:span><text:span text:style-name="T169"> </text:span><text:span text:style-name="T128">obstante,</text:span><text:span text:style-name="T199"> </text:span><text:span text:style-name="T128">como</text:span><text:span text:style-name="T199"> </text:span><text:span text:style-name="T128">esta </text:span><text:soft-page-break/><text:span text:style-name="T128">calificación </text:span><text:span text:style-name="T149"><text:s/></text:span><text:span text:style-name="T128">debe </text:span><text:span text:style-name="T149"><text:s/></text:span><text:span text:style-name="T128">ser </text:span><text:span text:style-name="T149"><text:s/></text:span><text:span text:style-name="T128">un </text:span><text:span text:style-name="T149"><text:s/></text:span><text:span text:style-name="T128">número </text:span><text:span text:style-name="T149"><text:s/></text:span><text:span text:style-name="T128">entero </text:span><text:span text:style-name="T149"><text:s/></text:span><text:span text:style-name="T128">del </text:span><text:span text:style-name="T149"><text:s/></text:span><text:span text:style-name="T128">1 </text:span><text:span text:style-name="T149"><text:s/></text:span><text:span text:style-name="T128">al </text:span><text:span text:style-name="T149"><text:s/></text:span><text:span text:style-name="T128">10, </text:span><text:span text:style-name="T149"><text:s/></text:span><text:span text:style-name="T128">la </text:span><text:span text:style-name="T149"><text:s/></text:span><text:span text:style-name="T128">nota </text:span><text:span text:style-name="T149"><text:s/></text:span><text:span text:style-name="T128">obtenida </text:span><text:span text:style-name="T149"><text:s/></text:span><text:span text:style-name="T128">será</text:span></text:p>
      <text:p text:style-name="P101"><text:span text:style-name="T128">redondeada</text:span><text:span text:style-name="T200"> </text:span><text:span text:style-name="T128">al</text:span><text:span text:style-name="T165"> </text:span><text:span text:style-name="T128">entero</text:span><text:span text:style-name="T165"> </text:span><text:span text:style-name="T128">más</text:span><text:span text:style-name="T165"> </text:span><text:span text:style-name="T128">próximo,</text:span><text:span text:style-name="T165"> </text:span><text:span text:style-name="T128">excepto</text:span><text:span text:style-name="T165"> </text:span><text:span text:style-name="T128">si</text:span><text:span text:style-name="T165"> </text:span><text:span text:style-name="T128">se</text:span><text:span text:style-name="T165"> </text:span><text:span text:style-name="T128">encuentra</text:span><text:span text:style-name="T165"> </text:span><text:span text:style-name="T128">entre</text:span><text:span text:style-name="T165"> </text:span><text:span text:style-name="T128">4.50</text:span><text:span text:style-name="T165"> </text:span><text:span text:style-name="T128">y</text:span><text:span text:style-name="T165"> </text:span><text:span text:style-name="T128">4.99</text:span><text:span text:style-name="T165"> </text:span><text:span text:style-name="T128">que</text:span><text:span text:style-name="T165"> </text:span><text:span text:style-name="T128">se considerará un 4.</text:span></text:p>
      <text:p text:style-name="P78"/>
      <text:h text:style-name="P190" text:outline-level="5"><text:bookmark-start text:name="__RefHeading___Toc32542_975754029"/><text:span text:style-name="T235">9.1 </text:span><text:span text:style-name="T234">Instrumentos de evaluación</text:span><text:bookmark-end text:name="__RefHeading___Toc32542_975754029"/></text:h>
      <text:p text:style-name="P124"/>
      <text:p text:style-name="P73">Para llevar a cabo la evaluación se utilizarán indicadores e instrumentos que proporcionen datos y observaciones sobre el avance en el aula.</text:p>
      <text:p text:style-name="P69"><text:span text:style-name="T71">Según recomendaciones de la Consejería de Educación para la FPE, en cada actividad de enseñanza, aprendizaje y evaluación se determinan una serie de </text:span><text:span text:style-name="T69">pautas</text:span><text:span text:style-name="T71">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70"/>
      <text:p text:style-name="P69"><text:span text:style-name="T262">Para evaluar los </text:span><text:span text:style-name="T263">conceptos</text:span><text:span text:style-name="T262">:</text:span></text:p>
      <text:list xml:id="list5546751802662775366" text:style-name="WW8Num4">
        <text:list-item>
          <text:p text:style-name="P210"><text:span text:style-name="T68">Trabajos específicos sobre los contenidos</text:span><text:span text:style-name="T66">. <text:s/></text:span></text:p>
        </text:list-item>
        <text:list-item>
          <text:p text:style-name="P210"><text:span text:style-name="T68">Controles. </text:span><text:span text:style-name="T70">Cuestionarios</text:span><text:span text:style-name="T68"> </text:span><text:span text:style-name="T70"><text:s/>sobre conceptos en plataforma virtual</text:span></text:p>
        </text:list-item>
        <text:list-item>
          <text:p text:style-name="P210"><text:span text:style-name="T68">Pruebas prácticas </text:span><text:span text:style-name="T70">en las que se intercalarán preguntas sobre los conceptos que se están trabajando.</text:span></text:p>
        </text:list-item>
      </text:list>
      <text:p text:style-name="P79"><text:span text:style-name="T262">Para la evaluación de </text:span><text:span text:style-name="T263">procedimientos: </text:span></text:p>
      <text:list xml:id="list3895930805639833955" text:style-name="WW8Num18">
        <text:list-item>
          <text:p text:style-name="P211"><text:span text:style-name="T68">Lista de control de actividades de tipo práctico</text:span><text:span text:style-name="T66">.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211"><text:span text:style-name="T68">Supuestos prácticos </text:span><text:span text:style-name="T70">en las que el alumno contestará por escrito con los pasos necesarios para resolver una situación ficticia.</text:span></text:p>
        </text:list-item>
        <text:list-item>
          <text:p text:style-name="P209"><text:soft-page-break/><text:span text:style-name="T68">Pruebas prácticas </text:span><text:span text:style-name="T70">en las que se demostrará el desempeño de tareas y habilidades.</text:span><text:span text:style-name="T66"> </text:span></text:p>
        </text:list-item>
      </text:list>
      <text:p text:style-name="P64"/>
      <text:p text:style-name="P59"><text:span text:style-name="T217">Para</text:span><text:span text:style-name="T238"> </text:span><text:span text:style-name="T217">la evaluación de las </text:span><text:span text:style-name="T234">actitudes</text:span><text:span text:style-name="T217">:</text:span></text:p>
      <text:p text:style-name="P61"><text:span text:style-name="T264">o<text:tab/></text:span><text:span text:style-name="T234">Registro anecdótico <text:s/></text:span><text:span text:style-name="T217">donde se tendrán en cuenta los siguientes aspectos:</text:span></text:p>
      <text:p text:style-name="P62"><text:span text:style-name="T225">•</text:span><text:span text:style-name="T217"><text:tab/></text:span><text:span text:style-name="T267">Asistencia y puntualidad</text:span><text:span text:style-name="T217">.</text:span></text:p>
      <text:p text:style-name="P62"><text:span text:style-name="T225">•</text:span><text:span text:style-name="T217"><text:tab/></text:span><text:span text:style-name="T267">Participación en las sesiones</text:span><text:span text:style-name="T217">.</text:span></text:p>
      <text:p text:style-name="P62"><text:span text:style-name="T225">•</text:span><text:span text:style-name="T217"><text:tab/></text:span><text:span text:style-name="T267">Colaboración para el buen funcionamiento de las sesiones</text:span><text:span text:style-name="T217">.</text:span></text:p>
      <text:p text:style-name="P65"><text:span text:style-name="T224">•</text:span><text:tab/>Orden, meticulosidad y organización del trabajo.</text:p>
      <text:p text:style-name="P63"><text:span text:style-name="T217">Que</text:span><text:span text:style-name="T268"> </text:span><text:span text:style-name="T217">se</text:span><text:span text:style-name="T255"> </text:span><text:span text:style-name="T217">graduarán</text:span><text:span text:style-name="T255"> </text:span><text:span text:style-name="T217">de</text:span><text:span text:style-name="T255"> </text:span><text:span text:style-name="T217">acuerdo</text:span><text:span text:style-name="T255"> </text:span><text:span text:style-name="T217">a</text:span><text:span text:style-name="T255"> </text:span><text:span text:style-name="T217">la</text:span><text:span text:style-name="T255"> </text:span><text:span text:style-name="T217">siguiente</text:span><text:span text:style-name="T255"> </text:span><text:span text:style-name="T217">escala:</text:span><text:span text:style-name="T255"> </text:span><text:span text:style-name="T217">S</text:span><text:span text:style-name="T255"> </text:span><text:span text:style-name="T217">(Siempre),</text:span><text:span text:style-name="T255"> </text:span><text:span text:style-name="T217">CS</text:span><text:span text:style-name="T255"> </text:span><text:span text:style-name="T217">(Casi</text:span><text:span text:style-name="T255"> </text:span><text:span text:style-name="T217">Siempre), AV (A Veces), CN (Casi Nunca), N (Nunca).</text:span></text:p>
      <text:p text:style-name="P147"><text:span text:style-name="T264">o</text:span><text:span text:style-name="T265"> </text:span><text:span text:style-name="T234">Registro de observación </text:span><text:span text:style-name="T217">en el que se reflejará el grado de utilización y la calidad de:</text:span></text:p>
      <text:p text:style-name="P65"><text:span text:style-name="T224">•</text:span><text:tab/>Cuaderno personal online-wiki.</text:p>
      <text:p text:style-name="P65"><text:span text:style-name="T224">•</text:span><text:tab/>Participación en red de microbblogging.</text:p>
      <text:p text:style-name="P65"><text:span text:style-name="T224">•</text:span><text:tab/>Realización de las tareas de secretario.</text:p>
      <text:p text:style-name="P65"><text:span text:style-name="T224">•</text:span><text:tab/>Incumplimiento de las normas básicas de convivencia en el aula.</text:p>
      <text:p text:style-name="P148"><text:span text:style-name="T264">o</text:span><text:span text:style-name="T265"> </text:span><text:span text:style-name="T236">Registro de aportaciones en tareas de tipo colaborativo. </text:span><text:span text:style-name="T232">en el que se reflejará la cantidad y la calidad en las aportaciones a:</text:span></text:p>
      <text:list xml:id="list1495321764467457937" text:style-name="WW8Num20">
        <text:list-item>
          <text:p text:style-name="P216">Base de datos de seguimiento de errores asociado a cada tarea de tipo práctico.</text:p>
        </text:list-item>
        <text:list-item>
          <text:p text:style-name="P217">Participación en la edición colaborativa de documentos en tareas sobre conceptos.</text:p>
        </text:list-item>
      </text:list>
      <text:p text:style-name="P67"/>
      <text:p text:style-name="P62"><text:span text:style-name="T217">Para</text:span><text:span text:style-name="T269"> </text:span><text:span text:style-name="T217">la</text:span><text:span text:style-name="T269"> </text:span><text:span text:style-name="T234">coevaluación</text:span><text:span text:style-name="T270"> </text:span><text:span text:style-name="T217">del</text:span><text:span text:style-name="T269"> </text:span><text:span text:style-name="T217">proceso</text:span><text:span text:style-name="T269"> </text:span><text:span text:style-name="T217">de</text:span><text:span text:style-name="T269"> </text:span><text:span text:style-name="T217">enseñanza</text:span><text:span text:style-name="T269"> </text:span><text:span text:style-name="T217">y</text:span><text:span text:style-name="T269"> </text:span><text:span text:style-name="T217">aprendizaje</text:span><text:span text:style-name="T269"> </text:span><text:span text:style-name="T217">y</text:span><text:span text:style-name="T269"> </text:span><text:span text:style-name="T217">de</text:span><text:span text:style-name="T269"> </text:span><text:span text:style-name="T217">la</text:span><text:span text:style-name="T269"> </text:span><text:span text:style-name="T217">práctica docente:</text:span></text:p>
      <text:p text:style-name="P62"><text:span text:style-name="T225">•</text:span><text:span text:style-name="T217"><text:tab/><text:tab/>Paso</text:span><text:span text:style-name="T272"> </text:span><text:span text:style-name="T217">de</text:span><text:span text:style-name="T272"> </text:span><text:span text:style-name="T217">cuestionario</text:span><text:span text:style-name="T272"> </text:span><text:span text:style-name="T217">a</text:span><text:span text:style-name="T272"> </text:span><text:span text:style-name="T217">los</text:span><text:span text:style-name="T272"> </text:span><text:span text:style-name="T217">alumnos</text:span><text:span text:style-name="T272"> </text:span><text:span text:style-name="T217">sobre</text:span><text:span text:style-name="T272"> </text:span><text:span text:style-name="T217">el</text:span><text:span text:style-name="T272"> </text:span><text:span text:style-name="T217">desarrollo</text:span><text:span text:style-name="T272"> </text:span><text:span text:style-name="T217">de</text:span><text:span text:style-name="T272"> </text:span><text:span text:style-name="T217">las</text:span><text:span text:style-name="T272"> </text:span><text:span text:style-name="T217">unidades</text:span><text:span text:style-name="T272"> </text:span><text:span text:style-name="T217">y</text:span><text:span text:style-name="T272"> </text:span><text:span text:style-name="T217">de</text:span><text:span text:style-name="T272"> </text:span><text:span text:style-name="T217">la práctica docente.</text:span></text:p>
      <text:p text:style-name="P65"><text:span text:style-name="T224">•</text:span><text:tab/>Lista de control para la profesora de reflexión sobre la práctica desarrollada.</text:p>
      <text:p text:style-name="P68"/>
      <text:p text:style-name="P68"/>
      <text:p text:style-name="P68"/>
      <text:h text:style-name="P190" text:outline-level="5"><text:bookmark-start text:name="__RefHeading___Toc20121_87245982"/><text:span text:style-name="T235">9.2</text:span><text:span text:style-name="T234">.</text:span><text:span text:style-name="T239"> </text:span><text:span text:style-name="T234">Contenidos mínimos y criterios de recuperación</text:span><text:bookmark-end text:name="__RefHeading___Toc20121_87245982"/></text:h>
      <text:p text:style-name="P134"/>
      <text:p text:style-name="P134"/>
      <text:p text:style-name="P59"><text:span text:style-name="T217">No</text:span><text:span text:style-name="T273"> </text:span><text:span text:style-name="T217">existirá </text:span><text:span text:style-name="T248"><text:s/></text:span><text:span text:style-name="T217">el </text:span><text:span text:style-name="T248"><text:s/></text:span><text:span text:style-name="T217">concepto </text:span><text:span text:style-name="T248"><text:s/></text:span><text:span text:style-name="T217">de </text:span><text:span text:style-name="T248"><text:s/></text:span><text:span text:style-name="T217">“recuperación” </text:span><text:span text:style-name="T248"><text:s/></text:span><text:span text:style-name="T217">en </text:span><text:span text:style-name="T248"><text:s/></text:span><text:span text:style-name="T217">el </text:span><text:span text:style-name="T248"><text:s/></text:span><text:span text:style-name="T217">sentido </text:span><text:span text:style-name="T248"><text:s/></text:span><text:span text:style-name="T217">de </text:span><text:span text:style-name="T248"><text:s/></text:span><text:span text:style-name="T217">que </text:span><text:span text:style-name="T248"><text:s/></text:span><text:span text:style-name="T217">existan </text:span><text:span text:style-name="T248"><text:s/></text:span><text:span text:style-name="T217">exámenes específicos cuando no se superen unidades anteriores. Se hará una evaluación continua y personalizada, que permite evaluar al alumno todos los contenidos.</text:span></text:p>
      <text:p text:style-name="P59"><text:soft-page-break/><text:span text:style-name="T217">De</text:span><text:span text:style-name="T274"> </text:span><text:span text:style-name="T217">todas</text:span><text:span text:style-name="T275"> </text:span><text:span text:style-name="T217">formas</text:span><text:span text:style-name="T275"> </text:span><text:span text:style-name="T217">se</text:span><text:span text:style-name="T275"> </text:span><text:span text:style-name="T217">realizará,</text:span><text:span text:style-name="T275"> </text:span><text:span text:style-name="T217">de</text:span><text:span text:style-name="T275"> </text:span><text:span text:style-name="T217">cada</text:span><text:span text:style-name="T275"> </text:span><text:span text:style-name="T217">unidad</text:span><text:span text:style-name="T275"> </text:span><text:span text:style-name="T217">pruebas</text:span><text:span text:style-name="T275"> </text:span><text:span text:style-name="T217">de</text:span><text:span text:style-name="T275"> </text:span><text:span text:style-name="T217">recuperación</text:span><text:span text:style-name="T275"> </text:span><text:span text:style-name="T217">que</text:span><text:span text:style-name="T275"> </text:span><text:span text:style-name="T217">consistirán</text:span><text:span text:style-name="T275"> </text:span><text:span text:style-name="T217">en pruebas</text:span><text:span text:style-name="T276"> </text:span><text:span text:style-name="T217">sobre </text:span><text:span text:style-name="T277"><text:s/></text:span><text:span text:style-name="T217">conceptos,</text:span><text:span text:style-name="T276"> </text:span><text:span text:style-name="T217">pruebas</text:span><text:span text:style-name="T276"> </text:span><text:span text:style-name="T217">con</text:span><text:span text:style-name="T276"> </text:span><text:span text:style-name="T217">supuestos</text:span><text:span text:style-name="T276"> </text:span><text:span text:style-name="T217">prácticos</text:span><text:span text:style-name="T276"> </text:span><text:span text:style-name="T217">y</text:span><text:span text:style-name="T276"> </text:span><text:span text:style-name="T217">pruebas</text:span><text:span text:style-name="T276"> </text:span><text:span text:style-name="T217">prácticas</text:span><text:span text:style-name="T276"> </text:span><text:span text:style-name="T217">de</text:span><text:span text:style-name="T276"> </text:span><text:span text:style-name="T217">la unidad.</text:span></text:p>
      <text:p text:style-name="P59"><text:span text:style-name="T217">Superar</text:span><text:span text:style-name="T244"> </text:span><text:span text:style-name="T217">dichas</text:span><text:span text:style-name="T248"> </text:span><text:span text:style-name="T217">pruebas</text:span><text:span text:style-name="T248"> </text:span><text:span text:style-name="T217">no</text:span><text:span text:style-name="T248"> </text:span><text:span text:style-name="T217">supone</text:span><text:span text:style-name="T248"> </text:span><text:span text:style-name="T217">“aprobar</text:span><text:span text:style-name="T248"> </text:span><text:span text:style-name="T217">la</text:span><text:span text:style-name="T248"> </text:span><text:span text:style-name="T217">unidad”.</text:span><text:span text:style-name="T248"> </text:span><text:span text:style-name="T217">La</text:span><text:span text:style-name="T248"> </text:span><text:span text:style-name="T217">superación</text:span><text:span text:style-name="T248"> </text:span><text:span text:style-name="T217">de</text:span><text:span text:style-name="T248"> </text:span><text:span text:style-name="T217">los</text:span><text:span text:style-name="T248"> </text:span><text:span text:style-name="T217">contenidos mínimos </text:span><text:span text:style-name="T246"><text:s/></text:span><text:span text:style-name="T217">estará </text:span><text:span text:style-name="T246"><text:s/></text:span><text:span text:style-name="T217">condicionada</text:span><text:span text:style-name="T278"> </text:span><text:span text:style-name="T217">a</text:span><text:span text:style-name="T278"> </text:span><text:span text:style-name="T217">la</text:span><text:span text:style-name="T278"> </text:span><text:span text:style-name="T217">realización</text:span><text:span text:style-name="T278"> </text:span><text:span text:style-name="T217">de</text:span><text:span text:style-name="T278"> </text:span><text:span text:style-name="T217">todas</text:span><text:span text:style-name="T278"> </text:span><text:span text:style-name="T217">las</text:span><text:span text:style-name="T278"> </text:span><text:span text:style-name="T217">actividades</text:span><text:span text:style-name="T278"> </text:span><text:span text:style-name="T217">que</text:span><text:span text:style-name="T278"> </text:span><text:span text:style-name="T217">incluye</text:span><text:span text:style-name="T278"> </text:span><text:span text:style-name="T217">el módulo para cada unidad de trabajo.</text:span></text:p>
      <text:p text:style-name="P59"><text:span text:style-name="T217">Se</text:span><text:span text:style-name="T279"> </text:span><text:span text:style-name="T217">considerará</text:span><text:span text:style-name="T280"> </text:span><text:span text:style-name="T217">que</text:span><text:span text:style-name="T280"> </text:span><text:span text:style-name="T217">el</text:span><text:span text:style-name="T280"> </text:span><text:span text:style-name="T217">alumno</text:span><text:span text:style-name="T280"> </text:span><text:span text:style-name="T217">supera</text:span><text:span text:style-name="T280"> </text:span><text:span text:style-name="T217">el</text:span><text:span text:style-name="T280"> </text:span><text:span text:style-name="T217">módulo</text:span><text:span text:style-name="T280"> </text:span><text:span text:style-name="T217">y</text:span><text:span text:style-name="T280"> </text:span><text:span text:style-name="T217">por</text:span><text:span text:style-name="T280"> </text:span><text:span text:style-name="T217">tanto</text:span><text:span text:style-name="T280"> </text:span><text:span text:style-name="T217">ha</text:span><text:span text:style-name="T280"> </text:span><text:span text:style-name="T217">alcanzado</text:span><text:span text:style-name="T280"> </text:span><text:span text:style-name="T217">los</text:span><text:span text:style-name="T280"> </text:span><text:span text:style-name="T217">contenidos mínimos</text:span><text:span text:style-name="T230"> </text:span><text:span text:style-name="T217">cuando</text:span><text:span text:style-name="T230"> </text:span><text:span text:style-name="T217">de</text:span><text:span text:style-name="T230"> </text:span><text:span text:style-name="T217">resultado</text:span><text:span text:style-name="T230"> </text:span><text:span text:style-name="T217">de</text:span><text:span text:style-name="T230"> </text:span><text:span text:style-name="T217">baremar</text:span><text:span text:style-name="T230"> </text:span><text:span text:style-name="T217">a</text:span><text:span text:style-name="T230"> </text:span><text:span text:style-name="T217">través</text:span><text:span text:style-name="T230"> </text:span><text:span text:style-name="T217">del</text:span><text:span text:style-name="T230"> </text:span><text:span text:style-name="T217">Cuaderno</text:span><text:span text:style-name="T230"> </text:span><text:span text:style-name="T217">de</text:span><text:span text:style-name="T230"> </text:span><text:span text:style-name="T217">Aula,</text:span><text:span text:style-name="T230"> </text:span><text:span text:style-name="T217">siguiendo</text:span><text:span text:style-name="T230"> </text:span><text:span text:style-name="T217">los criterios</text:span><text:span text:style-name="T220"> </text:span><text:span text:style-name="T217">previamente</text:span><text:span text:style-name="T220"> </text:span><text:span text:style-name="T217">establecidos,</text:span><text:span text:style-name="T220"> </text:span><text:span text:style-name="T217">los</text:span><text:span text:style-name="T220"> </text:span><text:span text:style-name="T217">diferentes</text:span><text:span text:style-name="T220"> </text:span><text:span text:style-name="T217">contenidos</text:span><text:span text:style-name="T220"> </text:span><text:span text:style-name="T217">que</text:span><text:span text:style-name="T220"> </text:span><text:span text:style-name="T217">componen</text:span><text:span text:style-name="T220"> </text:span><text:span text:style-name="T217">las</text:span><text:span text:style-name="T220"> </text:span><text:span text:style-name="T217">unidades de trabajo del módulo el alumno obtiene una nota superior o igual a 5.</text:span></text:p>
      <text:p text:style-name="P59"><text:span text:style-name="T217">El</text:span><text:span text:style-name="T268"> </text:span><text:span text:style-name="T217">contenido</text:span><text:span text:style-name="T255"> </text:span><text:span text:style-name="T217">mínimo</text:span><text:span text:style-name="T255"> </text:span><text:span text:style-name="T217">significa</text:span><text:span text:style-name="T255"> </text:span><text:span text:style-name="T217">que</text:span><text:span text:style-name="T255"> </text:span><text:span text:style-name="T217">el</text:span><text:span text:style-name="T255"> </text:span><text:span text:style-name="T217">alumno</text:span><text:span text:style-name="T255"> </text:span><text:span text:style-name="T217">tiene</text:span><text:span text:style-name="T255"> </text:span><text:span text:style-name="T217">un</text:span><text:span text:style-name="T255"> </text:span><text:span text:style-name="T217">conocimiento</text:span><text:span text:style-name="T255"> </text:span><text:span text:style-name="T217">básico</text:span><text:span text:style-name="T255"> </text:span><text:span text:style-name="T217">del</text:span><text:span text:style-name="T255"> </text:span><text:span text:style-name="T217">contenido</text:span><text:span text:style-name="T255"> </text:span><text:span text:style-name="T217">a evaluar,</text:span><text:span text:style-name="T275"> </text:span><text:span text:style-name="T217">aunque</text:span><text:span text:style-name="T275"> </text:span><text:span text:style-name="T217">no</text:span><text:span text:style-name="T275"> </text:span><text:span text:style-name="T217">tenga</text:span><text:span text:style-name="T275"> </text:span><text:span text:style-name="T217">la</text:span><text:span text:style-name="T275"> </text:span><text:span text:style-name="T217">soltura</text:span><text:span text:style-name="T275"> </text:span><text:span text:style-name="T217">suficiente</text:span><text:span text:style-name="T275"> </text:span><text:span text:style-name="T217">para</text:span><text:span text:style-name="T275"> </text:span><text:span text:style-name="T217">tomar</text:span><text:span text:style-name="T275"> </text:span><text:span text:style-name="T217">decisiones</text:span><text:span text:style-name="T275"> </text:span><text:span text:style-name="T217">sobre</text:span><text:span text:style-name="T275"> </text:span><text:span text:style-name="T217">nuevas</text:span><text:span text:style-name="T275"> </text:span><text:span text:style-name="T217">tareas. El</text:span><text:span text:style-name="T244"> </text:span><text:span text:style-name="T217">criterio</text:span><text:span text:style-name="T244"> </text:span><text:span text:style-name="T217">de</text:span><text:span text:style-name="T244"> </text:span><text:span text:style-name="T217">las</text:span><text:span text:style-name="T244"> </text:span><text:span text:style-name="T217">notas</text:span><text:span text:style-name="T244"> </text:span><text:span text:style-name="T217">de</text:span><text:span text:style-name="T244"> </text:span><text:span text:style-name="T217">evaluación</text:span><text:span text:style-name="T244"> </text:span><text:span text:style-name="T217">sobre</text:span><text:span text:style-name="T244"> </text:span><text:span text:style-name="T217">los</text:span><text:span text:style-name="T244"> </text:span><text:span text:style-name="T217">contenidos</text:span><text:span text:style-name="T244"> </text:span><text:span text:style-name="T217">se</text:span><text:span text:style-name="T244"> </text:span><text:span text:style-name="T217">ha</text:span><text:span text:style-name="T244"> </text:span><text:span text:style-name="T217">explicado</text:span><text:span text:style-name="T244"> </text:span><text:span text:style-name="T217">en</text:span><text:span text:style-name="T244"> </text:span><text:span text:style-name="T217">el</text:span><text:span text:style-name="T244"> </text:span><text:span text:style-name="T217">apartado sobre</text:span><text:span text:style-name="T238"> </text:span><text:span text:style-name="T217">criterios de evaluación.</text:span></text:p>
      <text:p text:style-name="P59"><text:span text:style-name="T217">Las</text:span><text:span text:style-name="T258"> </text:span><text:span text:style-name="T217">fugas</text:span><text:span text:style-name="T272"> </text:span><text:span text:style-name="T217">o</text:span><text:span text:style-name="T272"> </text:span><text:span text:style-name="T217">faltas</text:span><text:span text:style-name="T272"> </text:span><text:span text:style-name="T217">injustificadas</text:span><text:span text:style-name="T272"> </text:span><text:span text:style-name="T217">tienen</text:span><text:span text:style-name="T272"> </text:span><text:span text:style-name="T217">consideración</text:span><text:span text:style-name="T272"> </text:span><text:span text:style-name="T217">de</text:span><text:span text:style-name="T272"> </text:span><text:span text:style-name="T217">falta</text:span><text:span text:style-name="T272"> </text:span><text:span text:style-name="T217">grave.</text:span><text:span text:style-name="T272"> </text:span><text:span text:style-name="T217">El</text:span><text:span text:style-name="T272"> </text:span><text:span text:style-name="T217">alumno</text:span><text:span text:style-name="T272"> </text:span><text:span text:style-name="T217">que</text:span><text:span text:style-name="T272"> </text:span><text:span text:style-name="T217">se fugue</text:span><text:span text:style-name="T272"> </text:span><text:span text:style-name="T217">o</text:span><text:span text:style-name="T272"> </text:span><text:span text:style-name="T217">falte</text:span><text:span text:style-name="T272"> </text:span><text:span text:style-name="T217">de</text:span><text:span text:style-name="T272"> </text:span><text:span text:style-name="T217">forma</text:span><text:span text:style-name="T272"> </text:span><text:span text:style-name="T217">injustificada</text:span><text:span text:style-name="T272"> </text:span><text:span text:style-name="T217">obtendrá</text:span><text:span text:style-name="T272"> </text:span><text:span text:style-name="T217">una</text:span><text:span text:style-name="T272"> </text:span><text:span text:style-name="T217">calificación</text:span><text:span text:style-name="T272"> </text:span><text:span text:style-name="T217">de</text:span><text:span text:style-name="T272"> </text:span><text:span text:style-name="T217">cero </text:span><text:span text:style-name="T266"><text:s/></text:span><text:span text:style-name="T217">o</text:span><text:span text:style-name="T272"> </text:span><text:span text:style-name="T217">negativa</text:span><text:span text:style-name="T272"> </text:span><text:span text:style-name="T217">en</text:span><text:span text:style-name="T272"> </text:span><text:span text:style-name="T217">las tareas</text:span><text:span text:style-name="T258"> </text:span><text:span text:style-name="T217">programadas</text:span><text:span text:style-name="T258"> </text:span><text:span text:style-name="T217">para</text:span><text:span text:style-name="T258"> </text:span><text:span text:style-name="T217">el</text:span><text:span text:style-name="T258"> </text:span><text:span text:style-name="T217">día</text:span><text:span text:style-name="T258"> </text:span><text:span text:style-name="T217">de</text:span><text:span text:style-name="T258"> </text:span><text:span text:style-name="T217">la</text:span><text:span text:style-name="T258"> </text:span><text:span text:style-name="T217">inasistencia.</text:span><text:span text:style-name="T258"> </text:span><text:span text:style-name="T217">No</text:span><text:span text:style-name="T258"> </text:span><text:span text:style-name="T217">habrá</text:span><text:span text:style-name="T258"> </text:span><text:span text:style-name="T217">posibilidad</text:span><text:span text:style-name="T258"> </text:span><text:span text:style-name="T217">de</text:span><text:span text:style-name="T258"> </text:span><text:span text:style-name="T217">entrega</text:span><text:span text:style-name="T258"> </text:span><text:span text:style-name="T217">de</text:span><text:span text:style-name="T258"> </text:span><text:span text:style-name="T217">la actividad fuera de plazo.</text:span></text:p>
      <text:p text:style-name="P122"/>
      <text:p text:style-name="P66"/>
      <text:p text:style-name="P66"/>
      <text:h text:style-name="P190" text:outline-level="5"><text:bookmark-start text:name="__RefHeading___Toc20123_87245982"/><text:span text:style-name="T235">9.3</text:span><text:span text:style-name="T234">.</text:span><text:span text:style-name="T239"> </text:span><text:span text:style-name="T234">Pérdida de la evaluación continua</text:span><text:bookmark-end text:name="__RefHeading___Toc20123_87245982"/></text:h>
      <text:p text:style-name="P124"/>
      <text:p text:style-name="P59"><text:span text:style-name="T217">La</text:span><text:span text:style-name="T222"> </text:span><text:span text:style-name="T217">inasistencia</text:span><text:span text:style-name="T230"> </text:span><text:span text:style-name="T217">reiterada</text:span><text:span text:style-name="T230"> </text:span><text:span text:style-name="T217">a</text:span><text:span text:style-name="T230"> </text:span><text:span text:style-name="T217">clase</text:span><text:span text:style-name="T230"> </text:span><text:span text:style-name="T217">de</text:span><text:span text:style-name="T230"> </text:span><text:span text:style-name="T217">forma</text:span><text:span text:style-name="T230"> </text:span><text:span text:style-name="T217">que</text:span><text:span text:style-name="T230"> </text:span><text:span text:style-name="T217">el</text:span><text:span text:style-name="T230"> </text:span><text:span text:style-name="T217">alumno</text:span><text:span text:style-name="T230"> </text:span><text:span text:style-name="T217">acumule</text:span><text:span text:style-name="T230"> </text:span><text:span text:style-name="T217">más</text:span><text:span text:style-name="T230"> </text:span><text:span text:style-name="T217">de</text:span><text:span text:style-name="T230"> </text:span><text:span text:style-name="T217">un</text:span><text:span text:style-name="T230"> </text:span><text:span text:style-name="T217">15%</text:span><text:span text:style-name="T230"> </text:span><text:span text:style-name="T217">de faltas</text:span><text:span text:style-name="T226"> </text:span><text:span text:style-name="T217">sobre</text:span><text:span text:style-name="T226"> </text:span><text:span text:style-name="T217">el</text:span><text:span text:style-name="T226"> </text:span><text:span text:style-name="T217">total</text:span><text:span text:style-name="T226"> </text:span><text:span text:style-name="T217">de</text:span><text:span text:style-name="T226"> </text:span><text:span text:style-name="T217">horas</text:span><text:span text:style-name="T226"> </text:span><text:span text:style-name="T217">del</text:span><text:span text:style-name="T226"> </text:span><text:span text:style-name="T217">módulo</text:span><text:span text:style-name="T226"> </text:span><text:span text:style-name="T217">supondrá</text:span><text:span text:style-name="T226"> </text:span><text:span text:style-name="T217">la</text:span><text:span text:style-name="T226"> </text:span><text:span text:style-name="T217">pérdida</text:span><text:span text:style-name="T226"> </text:span><text:span text:style-name="T217">automática</text:span><text:span text:style-name="T226"> </text:span><text:span text:style-name="T217">del</text:span><text:span text:style-name="T226"> </text:span><text:span text:style-name="T217">derecho</text:span><text:span text:style-name="T226"> </text:span><text:span text:style-name="T217">de evaluación continua.</text:span></text:p>
      <text:p text:style-name="P64"/>
      <text:h text:style-name="P196" text:outline-level="7"><text:bookmark-start text:name="__RefHeading___Toc20125_87245982"/><text:span text:style-name="T240">9.3.1.</text:span><text:span text:style-name="T239"> </text:span><text:span text:style-name="T234">Procedimiento de notificación de la pérdida de la evaluación continua</text:span><text:bookmark-end text:name="__RefHeading___Toc20125_87245982"/></text:h>
      <text:p text:style-name="P124"/>
      <text:p text:style-name="P59"><text:span text:style-name="T217">Al</text:span><text:span text:style-name="T281"> </text:span><text:span text:style-name="T217">alumno</text:span><text:span text:style-name="T257"> </text:span><text:span text:style-name="T217">se</text:span><text:span text:style-name="T257"> </text:span><text:span text:style-name="T217">le</text:span><text:span text:style-name="T257"> </text:span><text:span text:style-name="T217">notificará</text:span><text:span text:style-name="T257"> </text:span><text:span text:style-name="T217">por</text:span><text:span text:style-name="T257"> </text:span><text:span text:style-name="T217">escrito,</text:span><text:span text:style-name="T257"> </text:span><text:span text:style-name="T217">con</text:span><text:span text:style-name="T257"> </text:span><text:span text:style-name="T217">acuse</text:span><text:span text:style-name="T257"> </text:span><text:span text:style-name="T217">de</text:span><text:span text:style-name="T257"> </text:span><text:span text:style-name="T217">recibo,</text:span><text:span text:style-name="T257"> </text:span><text:span text:style-name="T217">cuando</text:span><text:span text:style-name="T257"> </text:span><text:span text:style-name="T217">acumule</text:span><text:span text:style-name="T257"> </text:span><text:span text:style-name="T217">un</text:span><text:span text:style-name="T257"> </text:span><text:span text:style-name="T217">5%</text:span><text:span text:style-name="T257"> </text:span><text:span text:style-name="T217">de faltas y posteriormente cuando acumule un 10% de las faltas.</text:span></text:p>
      <text:p text:style-name="P114"/>
      <text:p text:style-name="P59"><text:span text:style-name="T217">Cuando</text:span><text:span text:style-name="T222"> </text:span><text:span text:style-name="T217">el</text:span><text:span text:style-name="T230"> </text:span><text:span text:style-name="T217">alumno</text:span><text:span text:style-name="T230"> </text:span><text:span text:style-name="T217">acumule</text:span><text:span text:style-name="T230"> </text:span><text:span text:style-name="T217">un</text:span><text:span text:style-name="T230"> </text:span><text:span text:style-name="T217">15%</text:span><text:span text:style-name="T230"> </text:span><text:span text:style-name="T217">de</text:span><text:span text:style-name="T230"> </text:span><text:span text:style-name="T217">faltas</text:span><text:span text:style-name="T230"> </text:span><text:span text:style-name="T217">sobre</text:span><text:span text:style-name="T230"> </text:span><text:span text:style-name="T217">el</text:span><text:span text:style-name="T230"> </text:span><text:span text:style-name="T217">total</text:span><text:span text:style-name="T230"> </text:span><text:span text:style-name="T217">de</text:span><text:span text:style-name="T223"> </text:span><text:span text:style-name="T217">horas</text:span><text:span text:style-name="T230"> </text:span><text:span text:style-name="T217">del</text:span><text:span text:style-name="T230"> </text:span><text:span text:style-name="T217">módulo</text:span><text:span text:style-name="T230"> </text:span><text:span text:style-name="T217">se</text:span><text:span text:style-name="T230"> </text:span><text:span text:style-name="T217">le comunicará de la misma forma la pérdida de la evaluación continua</text:span></text:p>
      <text:p text:style-name="P66"><text:soft-page-break/></text:p>
      <text:p text:style-name="P140"/>
      <text:h text:style-name="P196" text:outline-level="7"><text:bookmark-start text:name="__RefHeading___Toc20127_87245982"/><text:span text:style-name="T243">9.3.2</text:span><text:span text:style-name="T242"> </text:span><text:span text:style-name="T234">Sistemas</text:span><text:span text:style-name="T245"> </text:span><text:span text:style-name="T234">e</text:span><text:span text:style-name="T245"> </text:span><text:span text:style-name="T234">instrumentos</text:span><text:span text:style-name="T245"> </text:span><text:span text:style-name="T234">de</text:span><text:span text:style-name="T245"> </text:span><text:span text:style-name="T234">evaluación</text:span><text:span text:style-name="T245"> </text:span><text:span text:style-name="T234">para</text:span><text:span text:style-name="T245"> </text:span><text:span text:style-name="T234">los</text:span><text:span text:style-name="T245"> </text:span><text:span text:style-name="T234">alumnos</text:span><text:span text:style-name="T245"> </text:span><text:span text:style-name="T234">que</text:span><text:span text:style-name="T245"> </text:span><text:span text:style-name="T234">han</text:span><text:span text:style-name="T245"> </text:span><text:span text:style-name="T234">perdido</text:span><text:span text:style-name="T245"> </text:span><text:span text:style-name="T234">el derecho a la evaluación continua</text:span><text:bookmark-end text:name="__RefHeading___Toc20127_87245982"/></text:h>
      <text:p text:style-name="P135"/>
      <text:p text:style-name="P59"><text:span text:style-name="T217">En</text:span><text:span text:style-name="T282"> </text:span><text:span text:style-name="T217">el </text:span><text:span text:style-name="T258"><text:s/></text:span><text:span text:style-name="T217">caso </text:span><text:span text:style-name="T258"><text:s/></text:span><text:span text:style-name="T217">de </text:span><text:span text:style-name="T258"><text:s/></text:span><text:span text:style-name="T217">pérdida </text:span><text:span text:style-name="T258"><text:s/></text:span><text:span text:style-name="T217">de </text:span><text:span text:style-name="T258"><text:s/></text:span><text:span text:style-name="T217">evaluación </text:span><text:span text:style-name="T258"><text:s/></text:span><text:span text:style-name="T217">continua </text:span><text:span text:style-name="T258"><text:s/></text:span><text:span text:style-name="T217">por </text:span><text:span text:style-name="T258"><text:s/></text:span><text:span text:style-name="T217">los </text:span><text:span text:style-name="T258"><text:s/></text:span><text:span text:style-name="T217">criterios </text:span><text:span text:style-name="T258"><text:s/></text:span><text:span text:style-name="T217">establecidos </text:span><text:span text:style-name="T258"><text:s/></text:span><text:span text:style-name="T217">en </text:span><text:span text:style-name="T258"><text:s/></text:span><text:span text:style-name="T217">la concreción </text:span><text:span text:style-name="T257"><text:s/></text:span><text:span text:style-name="T217">curricular </text:span><text:span text:style-name="T257"><text:s/></text:span><text:span text:style-name="T217">del </text:span><text:span text:style-name="T257"><text:s/></text:span><text:span text:style-name="T217">ciclo, </text:span><text:span text:style-name="T257"><text:s/></text:span><text:span text:style-name="T217">los </text:span><text:span text:style-name="T257"><text:s/></text:span><text:span text:style-name="T217">alumnos </text:span><text:span text:style-name="T257"><text:s/></text:span><text:span text:style-name="T217">con </text:span><text:span text:style-name="T257"><text:s/></text:span><text:span text:style-name="T217">pérdida </text:span><text:span text:style-name="T257"><text:s/></text:span><text:span text:style-name="T217">de </text:span><text:span text:style-name="T257"><text:s/></text:span><text:span text:style-name="T217">la </text:span><text:span text:style-name="T257"><text:s/></text:span><text:span text:style-name="T217">evaluación </text:span><text:span text:style-name="T257"><text:s/></text:span><text:span text:style-name="T217">continua realizarán </text:span><text:span text:style-name="T221"><text:s/></text:span><text:span text:style-name="T217">en </text:span><text:span text:style-name="T221"><text:s/></text:span><text:span text:style-name="T217">fechas </text:span><text:span text:style-name="T221"><text:s/></text:span><text:span text:style-name="T217">acordadas </text:span><text:span text:style-name="T221"><text:s/></text:span><text:span text:style-name="T217">en </text:span><text:span text:style-name="T221"><text:s/></text:span><text:span text:style-name="T217">el </text:span><text:span text:style-name="T221"><text:s/></text:span><text:span text:style-name="T217">Departamento </text:span><text:span text:style-name="T221"><text:s/></text:span><text:span text:style-name="T217">y </text:span><text:span text:style-name="T222"><text:s/></text:span><text:span text:style-name="T217">comunicadas </text:span><text:span text:style-name="T221"><text:s/></text:span><text:span text:style-name="T217">a </text:span><text:span text:style-name="T221"><text:s/></text:span><text:span text:style-name="T217">los </text:span><text:span text:style-name="T221"><text:s/></text:span><text:span text:style-name="T217">alumnos afectados las siguientes pruebas:</text:span></text:p>
      <text:p text:style-name="P59"><text:span text:style-name="T217">Prueba </text:span><text:span text:style-name="T247"><text:s/></text:span><text:span text:style-name="T217">escrita </text:span><text:span text:style-name="T283"><text:s/></text:span><text:span text:style-name="T217">sobre </text:span><text:span text:style-name="T283"><text:s/></text:span><text:span text:style-name="T217">contenidos </text:span><text:span text:style-name="T283"><text:s/></text:span><text:span text:style-name="T217">del </text:span><text:span text:style-name="T283"><text:s/></text:span><text:span text:style-name="T217">módulo. </text:span><text:span text:style-name="T283"><text:s/></text:span><text:span text:style-name="T217">Incluirá </text:span><text:span text:style-name="T283"><text:s/></text:span><text:span text:style-name="T217">preguntas </text:span><text:span text:style-name="T283"><text:s/></text:span><text:span text:style-name="T217">sobre </text:span><text:span text:style-name="T283"><text:s/></text:span><text:span text:style-name="T217">conceptos </text:span><text:span text:style-name="T283"><text:s/></text:span><text:span text:style-name="T217">y supuestos prácticos. Tendrá carácter </text:span><text:span text:style-name="T284"><text:s/></text:span><text:span text:style-name="T217">eliminatorio y</text:span><text:span text:style-name="T284"> </text:span><text:span text:style-name="T217">el alumno para aprobar debe sacar un mínimo de un 6 sobre 10.</text:span></text:p>
      <text:p text:style-name="P59"><text:span text:style-name="T217">Prueba</text:span><text:span text:style-name="T285"> </text:span><text:span text:style-name="T217">práctica </text:span><text:span text:style-name="T228"><text:s/></text:span><text:span text:style-name="T217">para </text:span><text:span text:style-name="T228"><text:s/></text:span><text:span text:style-name="T217">evaluar </text:span><text:span text:style-name="T228"><text:s/></text:span><text:span text:style-name="T217">contenidos </text:span><text:span text:style-name="T228"><text:s/></text:span><text:span text:style-name="T217">procedimentales, </text:span><text:span text:style-name="T228"><text:s/></text:span><text:span text:style-name="T217">delante </text:span><text:span text:style-name="T228"><text:s/></text:span><text:span text:style-name="T217">del </text:span><text:span text:style-name="T228"><text:s/></text:span><text:span text:style-name="T217">ordenador. </text:span><text:span text:style-name="T228"><text:s/></text:span><text:span text:style-name="T217">El alumno</text:span><text:span text:style-name="T271"> </text:span><text:span text:style-name="T217">deberá, </text:span><text:span text:style-name="T286"><text:s/></text:span><text:span text:style-name="T217">además</text:span><text:span text:style-name="T271"> </text:span><text:span text:style-name="T217">de</text:span><text:span text:style-name="T271"> </text:span><text:span text:style-name="T217">realizar</text:span><text:span text:style-name="T271"> </text:span><text:span text:style-name="T217">la</text:span><text:span text:style-name="T271"> </text:span><text:span text:style-name="T217">prueba,</text:span><text:span text:style-name="T271"> </text:span><text:span text:style-name="T217">contestar</text:span><text:span text:style-name="T271"> </text:span><text:span text:style-name="T217">a</text:span><text:span text:style-name="T271"> </text:span><text:span text:style-name="T217">preguntas</text:span><text:span text:style-name="T271"> </text:span><text:span text:style-name="T217">realizadas</text:span><text:span text:style-name="T271"> </text:span><text:span text:style-name="T217">por</text:span><text:span text:style-name="T271"> </text:span><text:span text:style-name="T217">el profesor</text:span><text:span text:style-name="T287"> </text:span><text:span text:style-name="T217">sobre</text:span><text:span text:style-name="T287"> </text:span><text:span text:style-name="T217">la</text:span><text:span text:style-name="T287"> </text:span><text:span text:style-name="T217">misma</text:span><text:span text:style-name="T287"> </text:span><text:span text:style-name="T217">y </text:span><text:span text:style-name="T268"><text:s/></text:span><text:span text:style-name="T217">realizar</text:span><text:span text:style-name="T287"> </text:span><text:span text:style-name="T217">posibles</text:span><text:span text:style-name="T287"> </text:span><text:span text:style-name="T217">modificaciones</text:span><text:span text:style-name="T287"> </text:span><text:span text:style-name="T217">y</text:span><text:span text:style-name="T287"> </text:span><text:span text:style-name="T217">cambios</text:span><text:span text:style-name="T287"> </text:span><text:span text:style-name="T217">a</text:span><text:span text:style-name="T287"> </text:span><text:span text:style-name="T217">solicitud</text:span><text:span text:style-name="T287"> </text:span><text:span text:style-name="T217">del profesor. Para aprobar el alumno debe sacar un mínimo de un 6 sobre 10.</text:span></text:p>
      <text:p text:style-name="P88"/>
      <text:p text:style-name="P110"/>
      <text:p text:style-name="P34"/>
      <text:p text:style-name="P34"/>
      <text:p text:style-name="P34"/>
      <text:h text:style-name="P214" text:outline-level="3"><text:bookmark-start text:name="__RefHeading___Toc13690_975754029"/>10. A<text:span text:style-name="T216">TENCIÓN A LA DIVERSIDAD</text:span><text:bookmark-end text:name="__RefHeading___Toc13690_975754029"/></text:h>
      <text:p text:style-name="P111"/>
      <text:p text:style-name="P60"><text:span text:style-name="T217">El</text:span><text:span text:style-name="T228"> </text:span><text:span text:style-name="T217">grupo</text:span><text:span text:style-name="T254"> </text:span><text:span text:style-name="T217">es</text:span><text:span text:style-name="T254"> </text:span><text:span text:style-name="T217">heterogéneo</text:span><text:span text:style-name="T254"> </text:span><text:span text:style-name="T217">con</text:span><text:span text:style-name="T254"> </text:span><text:span text:style-name="T217">alumnos</text:span><text:span text:style-name="T254"> </text:span><text:span text:style-name="T217">que</text:span><text:span text:style-name="T254"> </text:span><text:span text:style-name="T217">presentan</text:span><text:span text:style-name="T254"> </text:span><text:span text:style-name="T217">diferentes</text:span><text:span text:style-name="T254"> </text:span><text:span text:style-name="T217">niveles</text:span><text:span text:style-name="T254"> </text:span><text:span text:style-name="T217">y</text:span><text:span text:style-name="T254"> </text:span><text:span text:style-name="T217">capacidades</text:span><text:span text:style-name="T254"> </text:span><text:span text:style-name="T217">a la </text:span><text:span text:style-name="T248"><text:s/></text:span><text:span text:style-name="T217">hora </text:span><text:span text:style-name="T248"><text:s/></text:span><text:span text:style-name="T217">de </text:span><text:span text:style-name="T248"><text:s/></text:span><text:span text:style-name="T217">adquirir </text:span><text:span text:style-name="T248"><text:s/></text:span><text:span text:style-name="T217">los </text:span><text:span text:style-name="T248"><text:s/></text:span><text:span text:style-name="T217">contenidos </text:span><text:span text:style-name="T248"><text:s/></text:span><text:span text:style-name="T217">del </text:span><text:span text:style-name="T248"><text:s/></text:span><text:span text:style-name="T217">módulo. </text:span><text:span text:style-name="T248"><text:s/></text:span><text:span text:style-name="T217">Por </text:span><text:span text:style-name="T248"><text:s/></text:span><text:span text:style-name="T217">ello, </text:span><text:span text:style-name="T248"><text:s/></text:span><text:span text:style-name="T217">aparte </text:span><text:span text:style-name="T248"><text:s/></text:span><text:span text:style-name="T217">de </text:span><text:span text:style-name="T248"><text:s/></text:span><text:span text:style-name="T217">las </text:span><text:span text:style-name="T248"><text:s/></text:span><text:span text:style-name="T217">actividades necesarias</text:span><text:span text:style-name="T255"> </text:span><text:span text:style-name="T217">para</text:span><text:span text:style-name="T255"> </text:span><text:span text:style-name="T217">superar</text:span><text:span text:style-name="T255"> </text:span><text:span text:style-name="T217">los</text:span><text:span text:style-name="T255"> </text:span><text:span text:style-name="T217">criterios</text:span><text:span text:style-name="T255"> </text:span><text:span text:style-name="T217">de</text:span><text:span text:style-name="T255"> </text:span><text:span text:style-name="T217">evaluación</text:span><text:span text:style-name="T255"> </text:span><text:span text:style-name="T217">del</text:span><text:span text:style-name="T255"> </text:span><text:span text:style-name="T217">módulo</text:span><text:span text:style-name="T255"> </text:span><text:span text:style-name="T217">se</text:span><text:span text:style-name="T255"> </text:span><text:span text:style-name="T217">incluirán</text:span><text:span text:style-name="T255"> </text:span><text:span text:style-name="T217">actividades</text:span><text:span text:style-name="T255"> </text:span><text:span text:style-name="T217">de refuerzo</text:span><text:span text:style-name="T221"> </text:span><text:span text:style-name="T217">para</text:span><text:span text:style-name="T221"> </text:span><text:span text:style-name="T217">los</text:span><text:span text:style-name="T221"> </text:span><text:span text:style-name="T217">alumnos</text:span><text:span text:style-name="T221"> </text:span><text:span text:style-name="T217">que</text:span><text:span text:style-name="T221"> </text:span><text:span text:style-name="T217">presentan</text:span><text:span text:style-name="T221"> </text:span><text:span text:style-name="T217">más</text:span><text:span text:style-name="T221"> </text:span><text:span text:style-name="T217">dificultad</text:span><text:span text:style-name="T221"> </text:span><text:span text:style-name="T217">y</text:span><text:span text:style-name="T221"> </text:span><text:span text:style-name="T217">actividades</text:span><text:span text:style-name="T221"> </text:span><text:span text:style-name="T217">de</text:span><text:span text:style-name="T221"> </text:span><text:span text:style-name="T217">ampliación</text:span><text:span text:style-name="T221"> </text:span><text:span text:style-name="T217">para aquellos que siguen de manera normal el ritmo de las clases.</text:span></text:p>
      <text:p text:style-name="P116"/>
      <text:p text:style-name="P60"><text:span text:style-name="T217">Para </text:span><text:span text:style-name="T256"><text:s/></text:span><text:span text:style-name="T217">fomentar </text:span><text:span text:style-name="T223"><text:s/></text:span><text:span text:style-name="T217">el </text:span><text:span text:style-name="T223"><text:s/></text:span><text:span text:style-name="T217">hábito </text:span><text:span text:style-name="T223"><text:s/></text:span><text:span text:style-name="T217">de </text:span><text:span text:style-name="T223"><text:s/></text:span><text:span text:style-name="T217">estudio </text:span><text:span text:style-name="T223"><text:s/></text:span><text:span text:style-name="T217">y </text:span><text:span text:style-name="T223"><text:s/></text:span><text:span text:style-name="T217">la </text:span><text:span text:style-name="T223"><text:s/></text:span><text:span text:style-name="T217">motivación </text:span><text:span text:style-name="T223"><text:s/></text:span><text:span text:style-name="T217">se </text:span><text:span text:style-name="T223"><text:s/></text:span><text:span text:style-name="T217">mandarán </text:span><text:span text:style-name="T223"><text:s/></text:span><text:span text:style-name="T217">periódicamente actividades</text:span><text:span text:style-name="T257"> </text:span><text:span text:style-name="T217">y</text:span><text:span text:style-name="T257"> </text:span><text:span text:style-name="T217">se</text:span><text:span text:style-name="T257"> </text:span><text:span text:style-name="T217">distribuirá</text:span><text:span text:style-name="T257"> </text:span><text:span text:style-name="T217">información</text:span><text:span text:style-name="T257"> </text:span><text:span text:style-name="T217">y</text:span><text:span text:style-name="T257"> </text:span><text:span text:style-name="T217">recursos</text:span><text:span text:style-name="T257"> </text:span><text:span text:style-name="T217">de</text:span><text:span text:style-name="T257"> </text:span><text:span text:style-name="T217">carácter</text:span><text:span text:style-name="T257"> </text:span><text:span text:style-name="T217">divulgativo,</text:span><text:span text:style-name="T257"> </text:span><text:span text:style-name="T217">y</text:span><text:span text:style-name="T257"> </text:span><text:span text:style-name="T217">se</text:span><text:span text:style-name="T257"> </text:span><text:span text:style-name="T217">hará</text:span><text:span text:style-name="T257"> </text:span><text:span text:style-name="T217">uso de</text:span><text:span text:style-name="T258"> </text:span><text:span text:style-name="T217">la</text:span><text:span text:style-name="T258"> </text:span><text:span text:style-name="T217">agenda </text:span><text:span text:style-name="T223"><text:s/></text:span><text:span text:style-name="T217">para</text:span><text:span text:style-name="T258"> </text:span><text:span text:style-name="T217">organizar</text:span><text:span text:style-name="T258"> </text:span><text:span text:style-name="T217">diariamente</text:span><text:span text:style-name="T258"> </text:span><text:span text:style-name="T217">las</text:span><text:span text:style-name="T258"> </text:span><text:span text:style-name="T217">actividades</text:span><text:span text:style-name="T258"> </text:span><text:span text:style-name="T217">que</text:span><text:span text:style-name="T258"> </text:span><text:span text:style-name="T217">se</text:span><text:span text:style-name="T258"> </text:span><text:span text:style-name="T217">deben</text:span><text:span text:style-name="T258"> </text:span><text:span text:style-name="T217">realizar</text:span><text:span text:style-name="T258"> </text:span><text:span text:style-name="T217">en</text:span><text:span text:style-name="T258"> </text:span><text:span text:style-name="T217">casa. Además,</text:span><text:span text:style-name="T259"> </text:span><text:span text:style-name="T217">todas</text:span><text:span text:style-name="T259"> </text:span><text:span text:style-name="T217">las</text:span><text:span text:style-name="T259"> </text:span><text:span text:style-name="T217">actividades</text:span><text:span text:style-name="T259"> </text:span><text:span text:style-name="T217">están </text:span><text:span text:style-name="T260"><text:s/></text:span><text:span text:style-name="T217">disponibles</text:span><text:span text:style-name="T259"> </text:span><text:span text:style-name="T217">online,</text:span><text:span text:style-name="T259"> </text:span><text:span text:style-name="T217">por</text:span><text:span text:style-name="T259"> </text:span><text:span text:style-name="T217">lo</text:span><text:span text:style-name="T259"> </text:span><text:span text:style-name="T217">que</text:span><text:span text:style-name="T259"> </text:span><text:span text:style-name="T217">es</text:span><text:span text:style-name="T259"> </text:span><text:span text:style-name="T217">posible</text:span><text:span text:style-name="T259"> </text:span><text:span text:style-name="T217">hacer seguimiento</text:span><text:span text:style-name="T257"> </text:span><text:span text:style-name="T217">desde</text:span><text:span text:style-name="T257"> </text:span><text:span text:style-name="T217">casa</text:span><text:span text:style-name="T257"> </text:span><text:span text:style-name="T217">del</text:span><text:span text:style-name="T257"> </text:span><text:span text:style-name="T217">trabajo</text:span><text:span text:style-name="T257"> </text:span><text:span text:style-name="T217">realizado</text:span><text:span text:style-name="T257"> </text:span><text:span text:style-name="T217">y </text:span><text:span text:style-name="T261"><text:s/></text:span><text:span text:style-name="T217">completar</text:span><text:span text:style-name="T257"> </text:span><text:span text:style-name="T217">las</text:span><text:span text:style-name="T257"> </text:span><text:span text:style-name="T217">actividades</text:span><text:span text:style-name="T257"> </text:span><text:span text:style-name="T217">en</text:span><text:span text:style-name="T257"> </text:span><text:span text:style-name="T217">las</text:span><text:span text:style-name="T257"> </text:span><text:span text:style-name="T217">que</text:span><text:span text:style-name="T257"> </text:span><text:span text:style-name="T217">el alumno vaya retrasado o ponerse al día en caso de ausencia.</text:span></text:p>
      <text:p text:style-name="P116"/>
      <text:p text:style-name="P60"><text:span text:style-name="T206">Para</text:span><text:span text:style-name="T207"> </text:span><text:span text:style-name="T206">fomentar</text:span><text:span text:style-name="T208"> </text:span><text:span text:style-name="T206">la</text:span><text:span text:style-name="T209"> </text:span><text:span text:style-name="T206">capacidad</text:span><text:span text:style-name="T209"> </text:span><text:span text:style-name="T206">de</text:span><text:span text:style-name="T209"> </text:span><text:span text:style-name="T206">auto-organización</text:span><text:span text:style-name="T209"> </text:span><text:span text:style-name="T206">de</text:span><text:span text:style-name="T209"> </text:span><text:span text:style-name="T206">los</text:span><text:span text:style-name="T208"> </text:span><text:span text:style-name="T206">alumnos</text:span><text:span text:style-name="T208"> </text:span><text:span text:style-name="T206">y</text:span><text:span text:style-name="T209"> </text:span><text:span text:style-name="T206">la</text:span><text:span text:style-name="T209"> </text:span><text:span text:style-name="T206">mejora</text:span><text:span text:style-name="T209"> </text:span><text:span text:style-name="T206">en</text:span><text:span text:style-name="T209"> </text:span><text:span text:style-name="T206">sus técnicas</text:span><text:span text:style-name="T210"> </text:span><text:span text:style-name="T206">de</text:span><text:span text:style-name="T210"> </text:span><text:span text:style-name="T206">estudio</text:span><text:span text:style-name="T211"> </text:span><text:span text:style-name="T206">cada</text:span><text:span text:style-name="T211"> </text:span><text:span text:style-name="T206">alumno</text:span><text:span text:style-name="T211"> </text:span><text:span text:style-name="T206">llevará</text:span><text:span text:style-name="T211"> </text:span><text:span text:style-name="T206">un</text:span><text:span text:style-name="T211"> </text:span><text:span text:style-name="T206">cuaderno</text:span><text:span text:style-name="T211"> </text:span><text:span text:style-name="T206">personal</text:span><text:span text:style-name="T211"> </text:span><text:span text:style-name="T206">online</text:span><text:span text:style-name="T211"> </text:span><text:span text:style-name="T206">en</text:span><text:span text:style-name="T211"> </text:span><text:span text:style-name="T206">el</text:span><text:span text:style-name="T211"> </text:span><text:span text:style-name="T206">que</text:span><text:span text:style-name="T211"> </text:span><text:span text:style-name="T206">incluirá</text:span><text:span text:style-name="T211"> </text:span><text:span text:style-name="T206">los </text:span><text:soft-page-break/><text:span text:style-name="T206">apuntes </text:span><text:span text:style-name="T212"><text:s/></text:span><text:span text:style-name="T206">sobre </text:span><text:span text:style-name="T212"><text:s/></text:span><text:span text:style-name="T206">el </text:span><text:span text:style-name="T212"><text:s/></text:span><text:span text:style-name="T206">módulo, <text:s/></text:span><text:span text:style-name="T213"><text:s/></text:span><text:span text:style-name="T206">enlaces </text:span><text:span text:style-name="T212"><text:s/></text:span><text:span text:style-name="T206">y </text:span><text:span text:style-name="T212"><text:s/></text:span><text:span text:style-name="T206">recursos </text:span><text:span text:style-name="T212"><text:s/></text:span><text:span text:style-name="T206">que </text:span><text:span text:style-name="T212"><text:s/></text:span><text:span text:style-name="T206">considere </text:span><text:span text:style-name="T212"><text:s/></text:span><text:span text:style-name="T206">relacionados, </text:span><text:span text:style-name="T212"><text:s/></text:span><text:span text:style-name="T206">mapas conceptuales</text:span><text:span text:style-name="T214"> </text:span><text:span text:style-name="T206">sobre</text:span><text:span text:style-name="T214"> </text:span><text:span text:style-name="T206">la</text:span><text:span text:style-name="T214"> </text:span><text:span text:style-name="T206">unidad,</text:span><text:span text:style-name="T214"> </text:span><text:span text:style-name="T206">así</text:span><text:span text:style-name="T214"> </text:span><text:span text:style-name="T206">como</text:span><text:span text:style-name="T214"> </text:span><text:span text:style-name="T206">sus </text:span><text:span text:style-name="T215"><text:s/></text:span><text:span text:style-name="T206">mejores</text:span><text:span text:style-name="T214"> </text:span><text:span text:style-name="T206">trabajos</text:span><text:span text:style-name="T214"> </text:span><text:span text:style-name="T206">sirviendo</text:span><text:span text:style-name="T214"> </text:span><text:span text:style-name="T206">por</text:span><text:span text:style-name="T214"> </text:span><text:span text:style-name="T206">tanto</text:span><text:span text:style-name="T214"> </text:span><text:span text:style-name="T206">como Porfolio personal.</text:span></text:p>
      <text:p text:style-name="P94"/>
      <text:p text:style-name="P34"/>
      <text:p text:style-name="P34"/>
      <text:p text:style-name="P34"/>
      <text:h text:style-name="P214" text:outline-level="3"><text:bookmark-start text:name="__RefHeading___Toc34171_87245982"/>11.- A<text:span text:style-name="T216">CTIVIDADES</text:span> C<text:span text:style-name="T216">OMPLEMENTARIAS</text:span> <text:span text:style-name="T216">Y</text:span> <text:span text:style-name="T216">EXTRAESCOLARES</text:span><text:bookmark-end text:name="__RefHeading___Toc34171_87245982"/></text:h>
      <text:p text:style-name="P145"/>
      <text:p text:style-name="P99"><text:span text:style-name="T128">Proponemos</text:span><text:span text:style-name="T158"> </text:span><text:span text:style-name="T128">la</text:span><text:span text:style-name="T175"> </text:span><text:span text:style-name="T128">participación</text:span><text:span text:style-name="T175"> </text:span><text:span text:style-name="T128">en</text:span><text:span text:style-name="T175"> </text:span><text:span text:style-name="T128">las</text:span><text:span text:style-name="T175"> </text:span><text:span text:style-name="T128">jornadas</text:span><text:span text:style-name="T175"> </text:span><text:span text:style-name="T128">de</text:span><text:span text:style-name="T175"> </text:span><text:span text:style-name="T128">puertas</text:span><text:span text:style-name="T175"> </text:span><text:span text:style-name="T128">abiertas</text:span><text:span text:style-name="T175"> </text:span><text:span text:style-name="T128">de</text:span><text:span text:style-name="T175"> </text:span><text:span text:style-name="T128">formación</text:span><text:span text:style-name="T175"> </text:span><text:span text:style-name="T128">profesional organizadas</text:span><text:span text:style-name="T199"> </text:span><text:span text:style-name="T128">todos</text:span><text:span text:style-name="T199"> </text:span><text:span text:style-name="T128">los</text:span><text:span text:style-name="T199"> </text:span><text:span text:style-name="T128">cursos</text:span><text:span text:style-name="T199"> </text:span><text:span text:style-name="T128">por</text:span><text:span text:style-name="T199"> </text:span><text:span text:style-name="T128">el</text:span><text:span text:style-name="T199"> </text:span><text:span text:style-name="T128">IES</text:span><text:span text:style-name="T199"> </text:span><text:span text:style-name="T128">Zonzamas</text:span><text:span text:style-name="T199"> </text:span><text:span text:style-name="T128">En</text:span><text:span text:style-name="T199"> </text:span><text:span text:style-name="T128">la</text:span><text:span text:style-name="T199"> </text:span><text:span text:style-name="T128">medida</text:span><text:span text:style-name="T199"> </text:span><text:span text:style-name="T128">de</text:span><text:span text:style-name="T199"> </text:span><text:span text:style-name="T128">lo</text:span><text:span text:style-name="T199"> </text:span><text:span text:style-name="T128">posible</text:span><text:span text:style-name="T199"> </text:span><text:span text:style-name="T128">se</text:span><text:span text:style-name="T199"> </text:span><text:span text:style-name="T128">organizará una</text:span><text:span text:style-name="T199"> </text:span><text:span text:style-name="T128">visita</text:span><text:span text:style-name="T199"> </text:span><text:span text:style-name="T128">a</text:span><text:span text:style-name="T199"> </text:span><text:span text:style-name="T128">u</text:span><text:span text:style-name="T199"> </text:span><text:span text:style-name="T128">a</text:span><text:span text:style-name="T199"> </text:span><text:span text:style-name="T128">empresa</text:span><text:span text:style-name="T199"> </text:span><text:span text:style-name="T128">u</text:span><text:span text:style-name="T199"> </text:span><text:span text:style-name="T128">organismo</text:span><text:span text:style-name="T199"> </text:span><text:span text:style-name="T128">relacionada</text:span><text:span text:style-name="T199"> </text:span><text:span text:style-name="T128">con</text:span><text:span text:style-name="T199"> </text:span><text:span text:style-name="T128">los</text:span><text:span text:style-name="T199"> </text:span><text:span text:style-name="T128">contenidos</text:span><text:span text:style-name="T199"> </text:span><text:span text:style-name="T128">del</text:span><text:span text:style-name="T199"> </text:span><text:span text:style-name="T128">módulo.</text:span><text:span text:style-name="T156"> </text:span><text:span text:style-name="T128">Así</text:span><text:span text:style-name="T199"> </text:span><text:span text:style-name="T128">como otras actividades destinadas a mejorar la competencia lingüística como:</text:span></text:p>
      <text:p text:style-name="P149"><text:span text:style-name="T129">•</text:span><text:span text:style-name="T128"><text:tab/>Debates, de noticias o temas de actualidad informática.</text:span></text:p>
      <text:p text:style-name="P133"/>
      <text:p text:style-name="P56"><text:span text:style-name="T129">•</text:span><text:span text:style-name="T128"><text:tab/>Lecturas</text:span><text:span text:style-name="T139"> </text:span><text:span text:style-name="T128">de</text:span><text:span text:style-name="T139"> </text:span><text:span text:style-name="T128">textos</text:span><text:span text:style-name="T139"> </text:span><text:span text:style-name="T128">comprensivos,</text:span><text:span text:style-name="T139"> </text:span><text:span text:style-name="T128">para</text:span><text:span text:style-name="T139"> </text:span><text:span text:style-name="T128">fomentar</text:span><text:span text:style-name="T179"> </text:span><text:span text:style-name="T128">la</text:span><text:span text:style-name="T139"> </text:span><text:span text:style-name="T128">expresión</text:span><text:span text:style-name="T139"> </text:span><text:span text:style-name="T128">oral</text:span><text:span text:style-name="T139"> </text:span><text:span text:style-name="T128">como</text:span><text:span text:style-name="T139"> </text:span><text:span text:style-name="T128">manuales de equipos, legislación sobre protección de datos o biografías de inventores.</text:span></text:p>
      <text:p text:style-name="P143"><text:span text:style-name="T129">•</text:span><text:span text:style-name="T128"><text:tab/>Comentarios</text:span><text:span text:style-name="T172"> </text:span><text:span text:style-name="T128">orales</text:span><text:span text:style-name="T172"> </text:span><text:span text:style-name="T128">de</text:span><text:span text:style-name="T172"> </text:span><text:span text:style-name="T128">imágenes</text:span><text:span text:style-name="T172"> </text:span><text:span text:style-name="T128">o</text:span><text:span text:style-name="T172"> </text:span><text:span text:style-name="T128">gráficos,</text:span><text:span text:style-name="T172"> </text:span><text:span text:style-name="T128">etc.</text:span><text:span text:style-name="T172"> </text:span><text:span text:style-name="T128">con</text:span><text:span text:style-name="T172"> </text:span><text:span text:style-name="T128">la</text:span><text:span text:style-name="T172"> </text:span><text:span text:style-name="T128">utilización</text:span><text:span text:style-name="T172"> </text:span><text:span text:style-name="T128">del</text:span><text:span text:style-name="T172"> </text:span><text:span text:style-name="T128">vocabulario adecuado al tema como la de la evolución de una tecnología determinada.</text:span></text:p>
      <text:p text:style-name="P150"><text:span text:style-name="T129">•</text:span><text:span text:style-name="T128"><text:tab/>Simulación</text:span><text:span text:style-name="T197"> </text:span><text:span text:style-name="T128">de</text:span><text:span text:style-name="T197"> </text:span><text:span text:style-name="T128">situaciones</text:span><text:span text:style-name="T197"> </text:span><text:span text:style-name="T128">reales,</text:span><text:span text:style-name="T197"> </text:span><text:span text:style-name="T128">en</text:span><text:span text:style-name="T197"> </text:span><text:span text:style-name="T128">las</text:span><text:span text:style-name="T197"> </text:span><text:span text:style-name="T128">que</text:span><text:span text:style-name="T197"> </text:span><text:span text:style-name="T128">el</text:span><text:span text:style-name="T197"> </text:span><text:span text:style-name="T128">alumnado</text:span><text:span text:style-name="T197"> </text:span><text:span text:style-name="T128">tenga</text:span><text:span text:style-name="T197"> </text:span><text:span text:style-name="T128">que</text:span><text:span text:style-name="T197"> </text:span><text:span text:style-name="T128">asumir</text:span><text:span text:style-name="T197"> </text:span><text:span text:style-name="T128">roles</text:span><text:span text:style-name="T197"> </text:span><text:span text:style-name="T128">de personas </text:span><text:span text:style-name="T157"><text:s/></text:span><text:span text:style-name="T128">que </text:span><text:span text:style-name="T157"><text:s/></text:span><text:span text:style-name="T128">tengan </text:span><text:span text:style-name="T157"><text:s/></text:span><text:span text:style-name="T128">que </text:span><text:span text:style-name="T157"><text:s/></text:span><text:span text:style-name="T128">expresarse </text:span><text:span text:style-name="T157"><text:s/></text:span><text:span text:style-name="T128">de </text:span><text:span text:style-name="T157"><text:s/></text:span><text:span text:style-name="T128">forma </text:span><text:span text:style-name="T157"><text:s/></text:span><text:span text:style-name="T128">oral </text:span><text:span text:style-name="T157"><text:s/></text:span><text:span text:style-name="T128">para </text:span><text:span text:style-name="T157"><text:s/></text:span><text:span text:style-name="T128">realizar </text:span><text:span text:style-name="T157"><text:s/></text:span><text:span text:style-name="T128">solicitudes </text:span><text:span text:style-name="T157"><text:s/></text:span><text:span text:style-name="T128">o deman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OpenSymbol1" svg:font-family="OpenSymbol, 'Arial Unicode MS'"/>
    <style:font-face style:name="Symbol" svg:font-family="Symbol"/>
    <style:font-face style:name="Courier New" svg:font-family="'Courier New'" style:font-family-generic="modern"/>
    <style:font-face style:name="Lucida Sans2" svg:font-family="'Lucida Sans'" style:font-family-generic="swiss"/>
    <style:font-face style:name="Calisto MT" svg:font-family="'Calisto MT'"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7.855cm" style:type="center"/>
          <style:tab-stop style:position="15.70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855cm" style:type="center"/>
          <style:tab-stop style:position="15.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711cm" style:type="right" style:leader-style="dotted" style:leader-tex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WW8Num57z1" style:family="text">
      <style:text-properties style:font-name="OpenSymbol1" fo:font-family="OpenSymbol, 'Arial Unicode MS'" style:font-name-complex="OpenSymbol1" style:font-family-complex="OpenSymbol, 'Arial Unicode MS'"/>
    </style:style>
    <style:style style:name="WW8Num57z0" style:family="text">
      <style:text-properties style:font-name="Symbol" fo:font-family="Symbol" style:font-name-complex="OpenSymbol1" style:font-family-complex="OpenSymbol, 'Arial Unicode MS'"/>
    </style:style>
    <style:style style:name="WW8Num4z1" style:family="text">
      <style:text-properties style:font-name="Symbol1"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18z1" style:family="text">
      <style:text-properties style:font-name="OpenSymbol1" fo:font-family="OpenSymbol, 'Arial Unicode MS'" style:font-name-complex="Courier New" style:font-family-complex="'Courier New'" style:font-family-generic-complex="modern"/>
    </style:style>
    <style:style style:name="WW8Num18z0" style:family="text">
      <style:text-properties style:use-window-font-color="true" style:font-name="Symbol" fo:font-family="Symbol" fo:font-size="12pt" fo:language="es" fo:country="ES" style:font-size-asian="12pt" style:language-asian="zxx" style:country-asian="none" style:font-name-complex="Symbol1" style:font-family-complex="Symbol" style:font-family-generic-complex="roman" style:font-pitch-complex="variable"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0">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bullet-char="•">
        <style:list-level-properties text:list-level-position-and-space-mode="label-alignment">
          <style:list-level-label-alignment text:label-followed-by="listtab" text:list-tab-stop-position="1.411cm" fo:text-indent="-0.635cm" fo:margin-left="1.411cm"/>
        </style:list-level-properties>
        <style:text-properties style:font-name="StarSymbol"/>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2" style:family="table">
      <style:table-properties style:width="17.141cm" table:align="left" style:writing-mode="lr-tb"/>
    </style:style>
    <style:style style:name="Tabla22.A" style:family="table-column">
      <style:table-column-properties style:column-width="2.392cm"/>
    </style:style>
    <style:style style:name="Tabla22.B" style:family="table-column">
      <style:table-column-properties style:column-width="14.75cm"/>
    </style:style>
    <style:style style:name="Tabla22.1" style:family="table-row">
      <style:table-row-properties style:min-row-height="2.011cm" fo:keep-together="auto"/>
    </style:style>
    <style:style style:name="Tabla22.A1" style:family="table-cell">
      <style:table-cell-properties style:vertical-align="top" fo:padding="0.097cm" fo:border-left="1pt solid #000000" fo:border-right="none" fo:border-top="1pt solid #000000" fo:border-bottom="1pt solid #000000" style:writing-mode="lr-tb"/>
    </style:style>
    <style:style style:name="Tabla22.B1" style:family="table-cell">
      <style:table-cell-properties style:vertical-align="top" fo:padding="0.097cm" fo:border="1pt solid #000000" style:writing-mode="lr-tb"/>
    </style:style>
    <style:style style:name="Tabla1" style:family="table">
      <style:table-properties style:width="17.141cm" table:align="left" style:writing-mode="lr-tb"/>
    </style:style>
    <style:style style:name="Tabla1.A" style:family="table-column">
      <style:table-column-properties style:column-width="2.392cm"/>
    </style:style>
    <style:style style:name="Tabla1.B" style:family="table-column">
      <style:table-column-properties style:column-width="14.75cm"/>
    </style:style>
    <style:style style:name="Tabla1.1" style:family="table-row">
      <style:table-row-properties style:min-row-height="2.011cm" fo:keep-together="auto"/>
    </style:style>
    <style:style style:name="Tabla1.A1" style:family="table-cell">
      <style:table-cell-properties style:vertical-align="top" fo:padding="0.097cm" fo:border-left="1pt solid #000000" fo:border-right="none" fo:border-top="1pt solid #000000" fo:border-bottom="1pt solid #000000" style:writing-mode="lr-tb"/>
    </style:style>
    <style:style style:name="Tabla1.B1" style:family="table-cell">
      <style:table-cell-properties style:vertical-align="top" fo:padding="0.097cm" fo:border="1pt solid #000000" style:writing-mode="lr-tb"/>
    </style:style>
    <style:style style:name="Tabla2" style:family="table">
      <style:table-properties style:width="17.141cm" table:align="left" style:writing-mode="lr-tb"/>
    </style:style>
    <style:style style:name="Tabla2.A" style:family="table-column">
      <style:table-column-properties style:column-width="2.392cm"/>
    </style:style>
    <style:style style:name="Tabla2.B" style:family="table-column">
      <style:table-column-properties style:column-width="14.75cm"/>
    </style:style>
    <style:style style:name="Tabla2.1" style:family="table-row">
      <style:table-row-properties style:min-row-height="2.011cm" fo:keep-together="auto"/>
    </style:style>
    <style:style style:name="Tabla2.A1" style:family="table-cell">
      <style:table-cell-properties style:vertical-align="top" fo:padding="0.097cm" fo:border-left="1pt solid #000000" fo:border-right="none" fo:border-top="1pt solid #000000" fo:border-bottom="1pt solid #000000" style:writing-mode="lr-tb"/>
    </style:style>
    <style:style style:name="Tabla2.B1" style:family="table-cell">
      <style:table-cell-properties style:vertical-align="top" fo:padding="0.097cm" fo:border="1pt solid #000000" style:writing-mode="lr-tb"/>
    </style:style>
    <style:style style:name="Tabla3" style:family="table">
      <style:table-properties style:width="17.141cm" table:align="left" style:writing-mode="lr-tb"/>
    </style:style>
    <style:style style:name="Tabla3.A" style:family="table-column">
      <style:table-column-properties style:column-width="2.392cm"/>
    </style:style>
    <style:style style:name="Tabla3.B" style:family="table-column">
      <style:table-column-properties style:column-width="14.75cm"/>
    </style:style>
    <style:style style:name="Tabla3.1" style:family="table-row">
      <style:table-row-properties style:min-row-height="2.011cm" fo:keep-together="auto"/>
    </style:style>
    <style:style style:name="Tabla3.A1" style:family="table-cell">
      <style:table-cell-properties style:vertical-align="top" fo:padding="0.097cm" fo:border-left="1pt solid #000000" fo:border-right="none" fo:border-top="1pt solid #000000" fo:border-bottom="1pt solid #000000" style:writing-mode="lr-tb"/>
    </style:style>
    <style:style style:name="Tabla3.B1" style:family="table-cell">
      <style:table-cell-properties style:vertical-align="top" fo:padding="0.097cm" fo:border="1pt solid #000000" style:writing-mode="lr-tb"/>
    </style:style>
    <style:style style:name="Tabla4" style:family="table">
      <style:table-properties style:width="17.141cm" table:align="left" style:writing-mode="lr-tb"/>
    </style:style>
    <style:style style:name="Tabla4.A" style:family="table-column">
      <style:table-column-properties style:column-width="2.392cm"/>
    </style:style>
    <style:style style:name="Tabla4.B" style:family="table-column">
      <style:table-column-properties style:column-width="14.75cm"/>
    </style:style>
    <style:style style:name="Tabla4.1" style:family="table-row">
      <style:table-row-properties style:min-row-height="2.011cm" fo:keep-together="auto"/>
    </style:style>
    <style:style style:name="Tabla4.A1" style:family="table-cell">
      <style:table-cell-properties style:vertical-align="top" fo:padding="0.097cm" fo:border-left="1pt solid #000000" fo:border-right="none" fo:border-top="1pt solid #000000" fo:border-bottom="1pt solid #000000" style:writing-mode="lr-tb"/>
    </style:style>
    <style:style style:name="Tabla4.B1" style:family="table-cell">
      <style:table-cell-properties style:vertical-align="top" fo:padding="0.097cm" fo:border="1pt solid #000000" style:writing-mode="lr-tb"/>
    </style:style>
    <style:style style:name="Tabla5" style:family="table">
      <style:table-properties style:width="17.141cm" table:align="left" style:writing-mode="lr-tb"/>
    </style:style>
    <style:style style:name="Tabla5.A" style:family="table-column">
      <style:table-column-properties style:column-width="2.392cm"/>
    </style:style>
    <style:style style:name="Tabla5.B" style:family="table-column">
      <style:table-column-properties style:column-width="14.75cm"/>
    </style:style>
    <style:style style:name="Tabla5.1" style:family="table-row">
      <style:table-row-properties style:min-row-height="2.011cm" fo:keep-together="auto"/>
    </style:style>
    <style:style style:name="Tabla5.A1" style:family="table-cell">
      <style:table-cell-properties style:vertical-align="top" fo:padding="0.097cm" fo:border-left="1pt solid #000000" fo:border-right="none" fo:border-top="1pt solid #000000" fo:border-bottom="1pt solid #000000" style:writing-mode="lr-tb"/>
    </style:style>
    <style:style style:name="Tabla5.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196255"/>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6255" style:font-size-asian="10pt" style:font-weight-asian="bold" style:font-name-complex="Arial"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6255"/>
    </style:style>
    <style:style style:name="MP4" style:family="paragraph" style:parent-style-name="Standard">
      <style:text-properties officeooo:paragraph-rsid="00196255"/>
    </style:style>
    <style:style style:name="MP5" style:family="paragraph" style:parent-style-name="Standard">
      <style:paragraph-properties fo:margin-top="0cm" fo:margin-bottom="0cm" loext:contextual-spacing="false" fo:line-height="0.353cm" fo:orphans="0" fo:widows="0" style:text-autospace="none"/>
      <style:text-properties style:font-name="Times New Roman" fo:font-size="10pt" fo:language="es" fo:country="ES" style:font-size-asian="10pt" style:language-asian="es" style:country-asian="ES" style:font-name-complex="Times New Roman" style:font-size-complex="10pt"/>
    </style:style>
    <style:style style:name="MP6" style:family="paragraph">
      <style:paragraph-properties fo:margin-top="0cm" fo:margin-bottom="0cm" style:line-height-at-least="1.588cm" style:writing-mode="lr-tb"/>
    </style:style>
    <style:style style:name="MP7" style:family="paragraph">
      <style:paragraph-properties fo:margin-top="0cm" fo:margin-bottom="0cm" fo:line-height="100%" style:text-autospace="none" style:writing-mode="lr-tb"/>
    </style:style>
    <style:style style:name="MP8" style:family="paragraph">
      <loext:graphic-properties draw:fill="none" draw:fill-color="#ffffff"/>
      <style:paragraph-properties fo:margin-top="0cm" fo:margin-bottom="0cm" style:line-height-at-least="1.588cm" style:writing-mode="lr-tb"/>
    </style:style>
    <style:style style:name="MP9" style:family="paragraph">
      <loext:graphic-properties draw:fill="none" draw:fill-color="#ffffff"/>
      <style:paragraph-properties style:writing-mode="lr-tb"/>
    </style:style>
    <style:style style:name="MP10" style:family="paragraph" style:parent-style-name="Standard">
      <style:paragraph-properties fo:margin-left="0.007cm" fo:margin-right="0.007cm" fo:margin-top="0.002cm" fo:margin-bottom="0cm" loext:contextual-spacing="false" fo:line-height="105%" fo:text-align="center" style:justify-single-word="false" fo:orphans="0" fo:widows="0" fo:text-indent="0.004cm" style:auto-text-indent="false" style:text-autospace="none"/>
    </style:style>
    <style:style style:name="MP11" style:family="paragraph" style:parent-style-name="Standard">
      <style:paragraph-properties fo:margin-left="2.757cm" fo:margin-right="2.752cm" fo:margin-top="0cm" fo:margin-bottom="0cm" loext:contextual-spacing="false" fo:line-height="100%" fo:text-align="center" style:justify-single-word="false" fo:orphans="0" fo:widows="0" fo:text-indent="0cm" style:auto-text-indent="false" style:text-autospace="none"/>
    </style:style>
    <style:style style:name="MP12" style:family="paragraph" style:parent-style-name="Standard">
      <style:paragraph-properties fo:margin-left="0.071cm" fo:margin-right="0cm" fo:margin-top="0.002cm" fo:margin-bottom="0cm" loext:contextual-spacing="false" fo:line-height="100%" fo:orphans="0" fo:widows="0" fo:text-indent="0cm" style:auto-text-indent="false" style:text-autospace="none"/>
      <style:text-properties style:font-name="Times New Roman" fo:font-size="9.5pt" style:font-size-asian="9.5pt" style:font-name-complex="Times New Roman" style:font-size-complex="9.5pt"/>
    </style:style>
    <style:style style:name="MP13" style:family="paragraph" style:parent-style-name="Table_20_Contents">
      <style:paragraph-properties style:snap-to-layout-grid="false"/>
      <style:text-properties officeooo:paragraph-rsid="0019ac2f"/>
    </style:style>
    <style:style style:name="MP14"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ac2f" style:font-size-asian="10pt" style:font-weight-asian="bold" style:font-name-complex="Arial" style:font-size-complex="10pt" style:font-weight-complex="bold"/>
    </style:style>
    <style:style style:name="MP15"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ac2f"/>
    </style:style>
    <style:style style:name="MP16" style:family="paragraph" style:parent-style-name="Standard">
      <style:text-properties officeooo:paragraph-rsid="0019ac2f"/>
    </style:style>
    <style:style style:name="MP17" style:family="paragraph" style:parent-style-name="Standard">
      <style:paragraph-properties fo:margin-top="0cm" fo:margin-bottom="0cm" loext:contextual-spacing="false" fo:line-height="0.141cm" fo:orphans="0" fo:widows="0" style:text-autospace="none"/>
      <style:text-properties style:font-name="Times New Roman" fo:font-size="4pt" fo:language="es" fo:country="ES" style:font-size-asian="4pt" style:language-asian="es" style:country-asian="ES" style:font-name-complex="Times New Roman" style:font-size-complex="4pt"/>
    </style:style>
    <style:style style:name="MP18" style:family="paragraph" style:parent-style-name="Table_20_Contents">
      <style:paragraph-properties style:snap-to-layout-grid="false"/>
      <style:text-properties officeooo:paragraph-rsid="001b5a97"/>
    </style:style>
    <style:style style:name="MP19"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b5a97" style:font-size-asian="10pt" style:font-weight-asian="bold" style:font-name-complex="Arial" style:font-size-complex="10pt" style:font-weight-complex="bold"/>
    </style:style>
    <style:style style:name="MP2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b5a97"/>
    </style:style>
    <style:style style:name="MP21" style:family="paragraph" style:parent-style-name="Standard">
      <style:text-properties officeooo:paragraph-rsid="001b5a97"/>
    </style:style>
    <style:style style:name="MP22" style:family="paragraph" style:parent-style-name="Standard">
      <style:paragraph-properties fo:margin-top="0cm" fo:margin-bottom="0cm" loext:contextual-spacing="false" fo:line-height="0.069cm" fo:orphans="0" fo:widows="0" style:text-autospace="none"/>
      <style:text-properties style:font-name="Times New Roman" fo:font-size="1.5pt" fo:language="es" fo:country="ES" style:font-size-asian="1.5pt" style:language-asian="es" style:country-asian="ES" style:font-name-complex="Times New Roman" style:font-size-complex="1.5pt"/>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bold" officeooo:rsid="001a1fb6" style:font-size-asian="10pt" style:font-weight-asian="bold" style:font-name-complex="Arial" style:font-size-complex="10pt" style:font-weight-complex="bold"/>
    </style:style>
    <style:style style:name="MT4" style:family="text">
      <style:text-properties style:font-name="Arial" fo:font-size="9.5pt" fo:letter-spacing="0.004cm" fo:font-weight="normal" officeooo:rsid="001a1fb6" style:font-size-asian="9.5pt" style:font-weight-asian="normal" style:font-name-complex="Arial" style:font-size-complex="9.5pt" style:font-weight-complex="normal"/>
    </style:style>
    <style:style style:name="MT5" style:family="text">
      <style:text-properties style:font-name="Arial" fo:font-size="9.5pt" fo:font-weight="normal" officeooo:rsid="001a1fb6" style:font-size-asian="9.5pt" style:font-weight-asian="normal" style:font-name-complex="Arial" style:font-size-complex="9.5pt" style:font-weight-complex="normal"/>
    </style:style>
    <style:style style:name="MT6" style:family="text">
      <style:text-properties style:font-name="Arial" fo:font-size="9.5pt" fo:letter-spacing="0.03cm" fo:font-weight="normal" officeooo:rsid="001a1fb6" style:font-size-asian="9.5pt" style:font-weight-asian="normal" style:font-name-complex="Arial" style:font-size-complex="9.5pt" style:font-weight-complex="normal"/>
    </style:style>
    <style:style style:name="MT7" style:family="text">
      <style:text-properties style:font-name="Arial" fo:font-size="9.5pt" fo:letter-spacing="0.002cm" fo:font-weight="normal" officeooo:rsid="001a1fb6" style:font-size-asian="9.5pt" style:font-weight-asian="normal" style:font-name-complex="Arial" style:font-size-complex="9.5pt" style:font-weight-complex="normal"/>
    </style:style>
    <style:style style:name="MT8" style:family="text">
      <style:text-properties style:font-name="Arial" fo:font-size="9.5pt" fo:letter-spacing="0.019cm" fo:font-weight="normal" officeooo:rsid="001a1fb6" style:font-size-asian="9.5pt" style:font-weight-asian="normal" style:font-name-complex="Arial" style:font-size-complex="9.5pt" style:font-weight-complex="normal"/>
    </style:style>
    <style:style style:name="MT9" style:family="text">
      <style:text-properties style:font-name="Arial" fo:font-size="9.5pt" fo:letter-spacing="0.021cm" fo:font-weight="normal" officeooo:rsid="001a1fb6" style:font-size-asian="9.5pt" style:font-weight-asian="normal" style:font-name-complex="Arial" style:font-size-complex="9.5pt" style:font-weight-complex="normal"/>
    </style:style>
    <style:style style:name="MT10" style:family="text">
      <style:text-properties style:font-name="Arial" fo:font-size="9.5pt" fo:letter-spacing="0.011cm" fo:font-weight="normal" officeooo:rsid="001a1fb6" style:font-size-asian="9.5pt" style:font-weight-asian="normal" style:font-name-complex="Arial" style:font-size-complex="9.5pt" style:font-weight-complex="normal"/>
    </style:style>
    <style:style style:name="MT11" style:family="text">
      <style:text-properties style:font-name="Arial" fo:font-size="9.5pt" fo:letter-spacing="0.004cm" fo:font-weight="normal" officeooo:rsid="001a1fb6" style:font-size-asian="9.5pt" style:font-weight-asian="normal" style:font-name-complex="Arial" style:font-size-complex="9.5pt" style:font-weight-complex="normal" style:text-scale="103%"/>
    </style:style>
    <style:style style:name="MT12" style:family="text">
      <style:text-properties style:font-name="Arial" fo:font-size="10pt" officeooo:rsid="001a1fb6" style:font-size-asian="10pt" style:font-name-complex="Arial" style:font-size-complex="10pt"/>
    </style:style>
    <style:style style:name="MT13"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MT14" style:family="text">
      <style:text-properties style:font-name="Arial" fo:font-size="9.5pt" fo:letter-spacing="0.002cm" fo:font-weight="bold" style:font-size-asian="9.5pt" style:font-weight-asian="bold" style:font-name-complex="Arial" style:font-size-complex="9.5pt" style:font-weight-complex="bold"/>
    </style:style>
    <style:style style:name="MT15" style:family="text">
      <style:text-properties style:font-name="Arial" fo:font-size="9.5pt" fo:letter-spacing="0.004cm" fo:font-weight="bold" style:font-size-asian="9.5pt" style:font-weight-asian="bold" style:font-name-complex="Arial" style:font-size-complex="9.5pt" style:font-weight-complex="bold"/>
    </style:style>
    <style:style style:name="MT16" style:family="text">
      <style:text-properties style:font-name="Arial" fo:font-size="9.5pt" fo:font-weight="bold" style:font-size-asian="9.5pt" style:font-weight-asian="bold" style:font-name-complex="Arial" style:font-size-complex="9.5pt" style:font-weight-complex="bold"/>
    </style:style>
    <style:style style:name="MT17" style:family="text">
      <style:text-properties style:font-name="Arial" fo:font-size="9.5pt" fo:letter-spacing="0.012cm" fo:font-weight="bold" style:font-size-asian="9.5pt" style:font-weight-asian="bold" style:font-name-complex="Arial" style:font-size-complex="9.5pt" style:font-weight-complex="bold"/>
    </style:style>
    <style:style style:name="MT18" style:family="text">
      <style:text-properties style:font-name="Arial" fo:font-size="9.5pt" fo:letter-spacing="0.014cm" fo:font-weight="bold" style:font-size-asian="9.5pt" style:font-weight-asian="bold" style:font-name-complex="Arial" style:font-size-complex="9.5pt" style:font-weight-complex="bold"/>
    </style:style>
    <style:style style:name="MT19" style:family="text">
      <style:text-properties style:font-name="Arial" fo:font-size="9.5pt" fo:letter-spacing="0.005cm" fo:font-weight="bold" style:font-size-asian="9.5pt" style:font-weight-asian="bold" style:font-name-complex="Arial" style:font-size-complex="9.5pt" style:font-weight-complex="bold"/>
    </style:style>
    <style:style style:name="MT20" style:family="text">
      <style:text-properties style:font-name="Arial" fo:font-size="9.5pt" fo:letter-spacing="0.016cm" fo:font-weight="bold" style:font-size-asian="9.5pt" style:font-weight-asian="bold" style:font-name-complex="Arial" style:font-size-complex="9.5pt" style:font-weight-complex="bold"/>
    </style:style>
    <style:style style:name="MT21" style:family="text">
      <style:text-properties style:font-name="Arial" fo:font-size="9.5pt" fo:letter-spacing="0.002cm" fo:font-weight="bold" style:font-size-asian="9.5pt" style:font-weight-asian="bold" style:font-name-complex="Arial" style:font-size-complex="9.5pt" style:font-weight-complex="bold" style:text-scale="103%"/>
    </style:style>
    <style:style style:name="MT22" style:family="text">
      <style:text-properties style:font-name="Arial" fo:font-size="9.5pt" fo:letter-spacing="0.004cm" fo:font-weight="bold" style:font-size-asian="9.5pt" style:font-weight-asian="bold" style:font-name-complex="Arial" style:font-size-complex="9.5pt" style:font-weight-complex="bold" style:text-scale="103%"/>
    </style:style>
    <style:style style:name="MT23" style:family="text">
      <style:text-properties style:font-name="Arial" fo:font-size="9.5pt" fo:letter-spacing="0.005cm" fo:font-weight="bold" style:font-size-asian="9.5pt" style:font-weight-asian="bold" style:font-name-complex="Arial" style:font-size-complex="9.5pt" style:font-weight-complex="bold" style:text-scale="103%"/>
    </style:style>
    <style:style style:name="MT24" style:family="text">
      <style:text-properties style:font-name="Arial" fo:font-size="9.5pt" fo:font-weight="bold" style:font-size-asian="9.5pt" style:font-weight-asian="bold" style:font-name-complex="Arial" style:font-size-complex="9.5pt" style:font-weight-complex="bold" style:text-scale="103%"/>
    </style:style>
    <style:style style:name="MT25" style:family="text">
      <style:text-properties style:font-name="Arial" fo:font-size="9.5pt" fo:letter-spacing="0.009cm" fo:font-weight="bold" style:font-size-asian="9.5pt" style:font-weight-asian="bold" style:font-name-complex="Arial" style:font-size-complex="9.5pt" style:font-weight-complex="bold"/>
    </style:style>
    <style:style style:name="MT26" style:family="text">
      <style:text-properties style:font-name="Arial" fo:font-size="9.5pt" fo:letter-spacing="0.011cm" fo:font-weight="bold" style:font-size-asian="9.5pt" style:font-weight-asian="bold" style:font-name-complex="Arial" style:font-size-complex="9.5pt" style:font-weight-complex="bold"/>
    </style:style>
    <style:style style:name="MT27" style:family="text">
      <style:text-properties style:font-name="Arial" fo:font-size="9.5pt" fo:letter-spacing="0.004cm" style:font-size-asian="9.5pt" style:font-name-complex="Arial" style:font-size-complex="9.5pt"/>
    </style:style>
    <style:style style:name="MT28" style:family="text">
      <style:text-properties style:font-name="Arial" fo:font-size="9.5pt" fo:letter-spacing="0.002cm" style:font-size-asian="9.5pt" style:font-name-complex="Arial" style:font-size-complex="9.5pt"/>
    </style:style>
    <style:style style:name="MT29" style:family="text">
      <style:text-properties style:font-name="Arial" fo:font-size="9.5pt" fo:letter-spacing="0.005cm" style:font-size-asian="9.5pt" style:font-name-complex="Arial" style:font-size-complex="9.5pt"/>
    </style:style>
    <style:style style:name="MT30" style:family="text">
      <style:text-properties style:font-name="Arial" fo:font-size="9.5pt" style:font-size-asian="9.5pt" style:font-name-complex="Arial" style:font-size-complex="9.5pt"/>
    </style:style>
    <style:style style:name="MT31" style:family="text">
      <style:text-properties style:font-name="Arial" fo:font-size="9.5pt" fo:letter-spacing="0.014cm" style:font-size-asian="9.5pt" style:font-name-complex="Arial" style:font-size-complex="9.5pt"/>
    </style:style>
    <style:style style:name="MT32" style:family="text">
      <style:text-properties style:font-name="Arial" fo:font-size="9.5pt" fo:letter-spacing="0.016cm" style:font-size-asian="9.5pt" style:font-name-complex="Arial" style:font-size-complex="9.5pt"/>
    </style:style>
    <style:style style:name="MT33" style:family="text">
      <style:text-properties style:font-name="Arial" fo:font-size="9.5pt" style:font-size-asian="9.5pt" style:font-name-complex="Arial" style:font-size-complex="9.5pt" style:text-scale="103%"/>
    </style:style>
    <style:style style:name="MT34" style:family="text">
      <style:text-properties style:font-name="Arial" fo:font-size="9.5pt" fo:letter-spacing="0.009cm" style:font-size-asian="9.5pt" style:font-name-complex="Arial" style:font-size-complex="9.5pt"/>
    </style:style>
    <style:style style:name="MT35" style:family="text">
      <style:text-properties style:font-name="Arial" fo:font-size="9.5pt" fo:letter-spacing="0.007cm" style:font-size-asian="9.5pt" style:font-name-complex="Arial" style:font-size-complex="9.5pt"/>
    </style:style>
    <style:style style:name="MT36" style:family="text">
      <style:text-properties style:font-name="Arial" fo:font-size="9.5pt" fo:letter-spacing="0.007cm" fo:font-weight="bold" style:font-size-asian="9.5pt" style:font-weight-asian="bold" style:font-name-complex="Arial" style:font-size-complex="9.5pt" style:font-weight-complex="bold"/>
    </style:style>
    <style:style style:name="MT37" style:family="text">
      <style:text-properties style:font-name="Arial" fo:font-size="9.5pt" fo:letter-spacing="0.03cm" style:font-size-asian="9.5pt" style:font-name-complex="Arial" style:font-size-complex="9.5pt"/>
    </style:style>
    <style:style style:name="MT38" style:family="text">
      <style:text-properties style:font-name="Arial" fo:font-size="9.5pt" fo:letter-spacing="0.019cm" style:font-size-asian="9.5pt" style:font-name-complex="Arial" style:font-size-complex="9.5pt"/>
    </style:style>
    <style:style style:name="MT39" style:family="text">
      <style:text-properties style:font-name="Arial" fo:font-size="9.5pt" fo:letter-spacing="0.021cm" style:font-size-asian="9.5pt" style:font-name-complex="Arial" style:font-size-complex="9.5pt"/>
    </style:style>
    <style:style style:name="MT40" style:family="text">
      <style:text-properties style:font-name="Arial" fo:font-size="9.5pt" fo:letter-spacing="0.011cm" style:font-size-asian="9.5pt" style:font-name-complex="Arial" style:font-size-complex="9.5pt"/>
    </style:style>
    <style:style style:name="MT41" style:family="text">
      <style:text-properties style:font-name="Arial" fo:font-size="9.5pt" fo:letter-spacing="0.004cm" style:font-size-asian="9.5pt" style:font-name-complex="Arial" style:font-size-complex="9.5pt" style:text-scale="103%"/>
    </style:style>
    <style:style style:name="MT42" style:family="text">
      <style:text-properties style:font-name="Arial" fo:font-size="9.5pt" fo:letter-spacing="0.021cm" fo:font-weight="bold" style:font-size-asian="9.5pt" style:font-weight-asian="bold" style:font-name-complex="Arial" style:font-size-complex="9.5pt" style:font-weight-complex="bold"/>
    </style:style>
    <style:style style:name="MT43" style:family="text">
      <style:text-properties style:font-name="Arial" fo:font-size="9.5pt" fo:letter-spacing="0.002cm" style:font-size-asian="9.5pt" style:font-name-complex="Arial" style:font-size-complex="9.5pt" style:text-scale="103%"/>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background"/>
    </style:style>
    <style:style style:name="Mgr3" style:family="graphic">
      <style:graphic-properties draw:stroke="solid" svg:stroke-width="0.037cm" svg:stroke-color="#000000" draw:stroke-linejoin="round" svg:stroke-linecap="square" draw:fill="none" draw:fill-color="#ffffff" draw:textarea-horizontal-align="left" draw:textarea-vertical-align="top" draw:auto-grow-height="false" fo:min-height="0cm" fo:min-width="16.222cm" fo:padding-top="0.229cm" fo:padding-bottom="0.229cm" fo:padding-left="0.441cm" fo:padding-right="0.441cm" fo:wrap-option="wrap" draw:shadow-color="#808080" style:run-through="background"/>
    </style:style>
    <style:style style:name="Mgr4" style:family="graphic">
      <style:graphic-properties draw:stroke="solid" svg:stroke-width="0.037cm" svg:stroke-color="#000000" draw:stroke-linejoin="round" svg:stroke-linecap="square" draw:fill="none" draw:fill-color="#ffffff" draw:textarea-horizontal-align="left" draw:textarea-vertical-align="top" draw:auto-grow-height="false" fo:min-height="1.235cm" fo:min-width="0cm" fo:padding-top="0.229cm" fo:padding-bottom="0.229cm" fo:padding-left="0.441cm" fo:padding-right="0.441cm" fo:wrap-option="wrap" draw:shadow-color="#808080" style:run-through="background"/>
    </style:style>
    <style:page-layout style:name="Mpm1">
      <style:page-layout-properties fo:page-width="21.001cm" fo:page-height="29.7cm" style:num-format="1" style:print-orientation="portrait" fo:margin-top="2.787cm" fo:margin-bottom="0.494cm" fo:margin-left="2.858cm" fo:margin-right="2.434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658cm" fo:margin-bottom="1.259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658cm" fo:margin-bottom="0.967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1.001cm" fo:page-height="29.7cm" style:num-format="1" style:print-orientation="portrait" fo:margin-top="1.658cm" fo:margin-bottom="1.12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5">
      <style:page-layout-properties fo:page-width="21.001cm" fo:page-height="29.7cm" style:num-format="1" style:print-orientation="portrait" fo:margin-top="1.658cm" fo:margin-bottom="0.975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6">
      <style:page-layout-properties fo:page-width="21.001cm" fo:page-height="29.7cm" style:num-format="1" style:print-orientation="portrait" fo:margin-top="1.658cm" fo:margin-bottom="0.975cm" fo:margin-left="2.54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22" table:style-name="Tabla22">
          <table:table-column table:style-name="Tabla22.A"/>
          <table:table-column table:style-name="Tabla22.B"/>
          <table:table-row table:style-name="Tabla22.1">
            <table:table-cell table:style-name="Tabla22.A1" office:value-type="string">
              <text:p text:style-name="MP1"><draw:frame draw:style-name="Mfr1" draw:name="Imagen1" text:anchor-type="as-char" svg:y="0cm" svg:width="2.198cm" svg:height="1.843cm" draw:z-index="43"><draw:image xlink:href="Pictures/100000000000006F0000005D127B64B7CBC3129D.png" xlink:type="simple" xlink:show="embed" xlink:actuate="onLoad"/></draw:frame></text:p>
            </table:table-cell>
            <table:table-cell table:style-name="Tabla22.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text:s/></text:span><text:span text:style-name="MT4">0228</text:span><text:span text:style-name="MT5">.</text:span><text:span text:style-name="MT6"> </text:span><text:span text:style-name="MT4">Ap</text:span><text:span text:style-name="MT7">li</text:span><text:span text:style-name="MT4">cac</text:span><text:span text:style-name="MT7">i</text:span><text:span text:style-name="MT4">one</text:span><text:span text:style-name="MT5">s</text:span><text:span text:style-name="MT8"> </text:span><text:span text:style-name="MT4">we</text:span><text:span text:style-name="MT5">b</text:span><text:span text:style-name="MT9"> </text:span><text:span text:style-name="MT5">-</text:span><text:span text:style-name="MT10"> </text:span><text:span text:style-name="MT11">APW</text:span></text:p>
              <text:p text:style-name="MP3"><text:span text:style-name="MT1">Curso:</text:span><text:span text:style-name="MT2">201</text:span><text:span text:style-name="MT12">6</text:span><text:span text:style-name="MT2">-1</text:span><text:span text:style-name="MT12">7</text:span></text:p>
            </table:table-cell>
          </table:table-row>
        </table:table>
        <text:p text:style-name="MP4"/>
      </style:header>
    </style:master-page>
    <style:master-page style:name="Convertir_20_1" style:display-name="Convertir 1" style:page-layout-name="Mpm2">
      <style:header>
        <text:p text:style-name="MP5"><draw:g text:anchor-type="char" draw:z-index="1"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2"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5"><draw:frame draw:style-name="Mfr2" draw:name="Marco1" text:anchor-type="char" svg:x="17.988cm" svg:y="28.056cm" svg:width="0.316cm" svg:height="0.418cm" draw:z-index="0"><draw:text-box><text:p text:style-name="MP12"><text:page-number text:select-page="current">0</text:page-number></text:p></draw:text-box></draw:frame></text:p>
      </style:footer>
    </style:master-page>
    <style:master-page style:name="Convertir_20_2" style:display-name="Convertir 2" style:page-layout-name="Mpm2">
      <style:header>
        <table:table table:name="Tabla1" table:style-name="Tabla1">
          <table:table-column table:style-name="Tabla1.A"/>
          <table:table-column table:style-name="Tabla1.B"/>
          <table:table-row table:style-name="Tabla1.1">
            <table:table-cell table:style-name="Tabla1.A1" office:value-type="string">
              <text:p text:style-name="MP13"><draw:frame draw:style-name="Mfr1" draw:name="Imagen2" text:anchor-type="as-char" svg:y="0cm" svg:width="2.198cm" svg:height="1.843cm" draw:z-index="0"><draw:image xlink:href="Pictures/100000000000006F0000005D127B64B7CBC3129D.png" xlink:type="simple" xlink:show="embed" xlink:actuate="onLoad"/></draw:frame></text:p>
            </table:table-cell>
            <table:table-cell table:style-name="Tabla1.B1" office:value-type="string">
              <text:p text:style-name="MP14">IES HARÍA. DEPARTAMENTO DE INFORMÁTICA</text:p>
              <text:p text:style-name="MP15"><text:span text:style-name="MT1">Ciclo formativo:</text:span><text:span text:style-name="MT2"> Sistemas Microinformáticos y Redes</text:span></text:p>
              <text:p text:style-name="MP15"><text:span text:style-name="MT1">Módulo: </text:span><text:span text:style-name="MT3"><text:s/></text:span><text:span text:style-name="MT4">0228</text:span><text:span text:style-name="MT5">.</text:span><text:span text:style-name="MT6"> </text:span><text:span text:style-name="MT4">Ap</text:span><text:span text:style-name="MT7">li</text:span><text:span text:style-name="MT4">cac</text:span><text:span text:style-name="MT7">i</text:span><text:span text:style-name="MT4">one</text:span><text:span text:style-name="MT5">s</text:span><text:span text:style-name="MT8"> </text:span><text:span text:style-name="MT4">we</text:span><text:span text:style-name="MT5">b</text:span><text:span text:style-name="MT9"> </text:span><text:span text:style-name="MT5">-</text:span><text:span text:style-name="MT10"> </text:span><text:span text:style-name="MT11">APW</text:span></text:p>
              <text:p text:style-name="MP15"><text:span text:style-name="MT1">Curso:</text:span><text:span text:style-name="MT2">201</text:span><text:span text:style-name="MT12">6</text:span><text:span text:style-name="MT2">-1</text:span><text:span text:style-name="MT12">7</text:span></text:p>
            </table:table-cell>
          </table:table-row>
        </table:table>
        <text:p text:style-name="MP16"/>
      </style:header>
      <style:footer>
        <text:p text:style-name="MP5"/>
      </style:footer>
    </style:master-page>
    <style:master-page style:name="Convertir_20_3" style:display-name="Convertir 3" style:page-layout-name="Mpm2">
      <style:header>
        <table:table table:name="Tabla2" table:style-name="Tabla2">
          <table:table-column table:style-name="Tabla2.A"/>
          <table:table-column table:style-name="Tabla2.B"/>
          <table:table-row table:style-name="Tabla2.1">
            <table:table-cell table:style-name="Tabla2.A1" office:value-type="string">
              <text:p text:style-name="MP13"><draw:frame draw:style-name="Mfr1" draw:name="Imagen3" text:anchor-type="as-char" svg:y="0cm" svg:width="2.198cm" svg:height="1.843cm" draw:z-index="0"><draw:image xlink:href="Pictures/100000000000006F0000005D127B64B7CBC3129D.png" xlink:type="simple" xlink:show="embed" xlink:actuate="onLoad"/></draw:frame></text:p>
            </table:table-cell>
            <table:table-cell table:style-name="Tabla2.B1" office:value-type="string">
              <text:p text:style-name="MP14">IES HARÍA. DEPARTAMENTO DE INFORMÁTICA</text:p>
              <text:p text:style-name="MP15"><text:span text:style-name="MT1">Ciclo formativo:</text:span><text:span text:style-name="MT2"> Sistemas Microinformáticos y Redes</text:span></text:p>
              <text:p text:style-name="MP15"><text:span text:style-name="MT1">Módulo: </text:span><text:span text:style-name="MT3"><text:s/></text:span><text:span text:style-name="MT4">0228</text:span><text:span text:style-name="MT5">.</text:span><text:span text:style-name="MT6"> </text:span><text:span text:style-name="MT4">Ap</text:span><text:span text:style-name="MT7">li</text:span><text:span text:style-name="MT4">cac</text:span><text:span text:style-name="MT7">i</text:span><text:span text:style-name="MT4">one</text:span><text:span text:style-name="MT5">s</text:span><text:span text:style-name="MT8"> </text:span><text:span text:style-name="MT4">we</text:span><text:span text:style-name="MT5">b</text:span><text:span text:style-name="MT9"> </text:span><text:span text:style-name="MT5">-</text:span><text:span text:style-name="MT10"> </text:span><text:span text:style-name="MT11">APW</text:span></text:p>
              <text:p text:style-name="MP15"><text:span text:style-name="MT1">Curso:</text:span><text:span text:style-name="MT2">201</text:span><text:span text:style-name="MT12">6</text:span><text:span text:style-name="MT2">-1</text:span><text:span text:style-name="MT12">7</text:span></text:p>
            </table:table-cell>
          </table:table-row>
        </table:table>
        <text:p text:style-name="MP16"/>
      </style:header>
      <style:footer>
        <text:p text:style-name="MP5"/>
      </style:footer>
    </style:master-page>
    <style:master-page style:name="Convertir_20_4" style:display-name="Convertir 4" style:page-layout-name="Mpm3">
      <style:header>
        <text:p text:style-name="MP5"><draw:g text:anchor-type="char" draw:z-index="2"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8"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17"><draw:frame draw:style-name="Mfr2" draw:name="Marco7" text:anchor-type="char" svg:x="17.988cm" svg:y="28.056cm" svg:width="0.494cm" svg:height="0.418cm" draw:z-index="0"><draw:text-box><text:p text:style-name="MP12"><text:page-number text:select-page="current">0</text:page-number></text:p></draw:text-box></draw:frame></text:p>
      </style:footer>
    </style:master-page>
    <style:master-page style:name="Convertir_20_5" style:display-name="Convertir 5" style:page-layout-name="Mpm3">
      <style:header>
        <text:p text:style-name="MP5"><draw:g text:anchor-type="char" draw:z-index="3"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10"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17"><draw:frame draw:style-name="Mfr2" draw:name="Marco9" text:anchor-type="char" svg:x="17.988cm" svg:y="28.056cm" svg:width="0.494cm" svg:height="0.418cm" draw:z-index="0"><draw:text-box><text:p text:style-name="MP12"><text:page-number text:select-page="current">0</text:page-number></text:p></draw:text-box></draw:frame></text:p>
      </style:footer>
    </style:master-page>
    <style:master-page style:name="Convertir_20_6" style:display-name="Convertir 6" style:page-layout-name="Mpm3">
      <style:header>
        <table:table table:name="Tabla3" table:style-name="Tabla3">
          <table:table-column table:style-name="Tabla3.A"/>
          <table:table-column table:style-name="Tabla3.B"/>
          <table:table-row table:style-name="Tabla3.1">
            <table:table-cell table:style-name="Tabla3.A1" office:value-type="string">
              <text:p text:style-name="MP18"><draw:frame draw:style-name="Mfr1" draw:name="Imagen4" text:anchor-type="as-char" svg:y="0cm" svg:width="2.198cm" svg:height="1.843cm" draw:z-index="0"><draw:image xlink:href="Pictures/100000000000006F0000005D127B64B7CBC3129D.png" xlink:type="simple" xlink:show="embed" xlink:actuate="onLoad"/></draw:frame></text:p>
            </table:table-cell>
            <table:table-cell table:style-name="Tabla3.B1" office:value-type="string">
              <text:p text:style-name="MP19">IES HARÍA. DEPARTAMENTO DE INFORMÁTICA</text:p>
              <text:p text:style-name="MP20"><text:span text:style-name="MT1">Ciclo formativo:</text:span><text:span text:style-name="MT2"> Sistemas Microinformáticos y Redes</text:span></text:p>
              <text:p text:style-name="MP20"><text:span text:style-name="MT1">Módulo: </text:span><text:span text:style-name="MT3"><text:s/></text:span><text:span text:style-name="MT4">0228</text:span><text:span text:style-name="MT5">.</text:span><text:span text:style-name="MT6"> </text:span><text:span text:style-name="MT4">Ap</text:span><text:span text:style-name="MT7">li</text:span><text:span text:style-name="MT4">cac</text:span><text:span text:style-name="MT7">i</text:span><text:span text:style-name="MT4">one</text:span><text:span text:style-name="MT5">s</text:span><text:span text:style-name="MT8"> </text:span><text:span text:style-name="MT4">we</text:span><text:span text:style-name="MT5">b</text:span><text:span text:style-name="MT9"> </text:span><text:span text:style-name="MT5">-</text:span><text:span text:style-name="MT10"> </text:span><text:span text:style-name="MT11">APW</text:span></text:p>
              <text:p text:style-name="MP20"><text:span text:style-name="MT1">Curso:</text:span><text:span text:style-name="MT2">201</text:span><text:span text:style-name="MT12">6</text:span><text:span text:style-name="MT2">-1</text:span><text:span text:style-name="MT12">7</text:span></text:p>
            </table:table-cell>
          </table:table-row>
        </table:table>
        <text:p text:style-name="MP21"/>
      </style:header>
      <style:footer>
        <text:p text:style-name="MP17"><draw:frame draw:style-name="Mfr2" draw:name="Marco11" text:anchor-type="char" svg:x="17.988cm" svg:y="28.056cm" svg:width="0.494cm" svg:height="0.418cm" draw:z-index="0"><draw:text-box><text:p text:style-name="MP12"><text:page-number text:select-page="current">0</text:page-number></text:p></draw:text-box></draw:frame></text:p>
      </style:footer>
    </style:master-page>
    <style:master-page style:name="Convertir_20_7" style:display-name="Convertir 7" style:page-layout-name="Mpm3">
      <style:header>
        <text:p text:style-name="MP5"><draw:g text:anchor-type="char" draw:z-index="4"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14"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17"><draw:frame draw:style-name="Mfr2" draw:name="Marco13" text:anchor-type="char" svg:x="17.988cm" svg:y="28.056cm" svg:width="0.494cm" svg:height="0.418cm" draw:z-index="0"><draw:text-box><text:p text:style-name="MP12"><text:page-number text:select-page="current">0</text:page-number></text:p></draw:text-box></draw:frame></text:p>
      </style:footer>
    </style:master-page>
    <style:master-page style:name="Convertir_20_8" style:display-name="Convertir 8" style:page-layout-name="Mpm3">
      <style:header>
        <text:p text:style-name="MP5"><draw:g text:anchor-type="char" draw:z-index="5"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16"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17"><draw:frame draw:style-name="Mfr2" draw:name="Marco15" text:anchor-type="char" svg:x="17.988cm" svg:y="28.056cm" svg:width="0.494cm" svg:height="0.418cm" draw:z-index="0"><draw:text-box><text:p text:style-name="MP12"><text:page-number text:select-page="current">0</text:page-number></text:p></draw:text-box></draw:frame></text:p>
      </style:footer>
    </style:master-page>
    <style:master-page style:name="Convertir_20_9" style:display-name="Convertir 9" style:page-layout-name="Mpm3">
      <style:header>
        <text:p text:style-name="MP5"><draw:g text:anchor-type="char" draw:z-index="6"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18"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17"><draw:frame draw:style-name="Mfr2" draw:name="Marco17" text:anchor-type="char" svg:x="17.988cm" svg:y="28.056cm" svg:width="0.494cm" svg:height="0.418cm" draw:z-index="0"><draw:text-box><text:p text:style-name="MP12"><text:page-number text:select-page="current">0</text:page-number></text:p></draw:text-box></draw:frame></text:p>
      </style:footer>
    </style:master-page>
    <style:master-page style:name="Convertir_20_10" style:display-name="Convertir 10" style:page-layout-name="Mpm3">
      <style:header>
        <text:p text:style-name="MP5"><draw:g text:anchor-type="char" draw:z-index="7"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20"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17"><draw:frame draw:style-name="Mfr2" draw:name="Marco19" text:anchor-type="char" svg:x="17.988cm" svg:y="28.056cm" svg:width="0.494cm" svg:height="0.418cm" draw:z-index="0"><draw:text-box><text:p text:style-name="MP12"><text:page-number text:select-page="current">0</text:page-number></text:p></draw:text-box></draw:frame></text:p>
      </style:footer>
    </style:master-page>
    <style:master-page style:name="Convertir_20_11" style:display-name="Convertir 11" style:page-layout-name="Mpm4">
      <style:header>
        <text:p text:style-name="MP5"><draw:g text:anchor-type="char" draw:z-index="8"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22"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5"><draw:frame draw:style-name="Mfr2" draw:name="Marco21" text:anchor-type="char" svg:x="17.988cm" svg:y="28.056cm" svg:width="0.494cm" svg:height="0.418cm" draw:z-index="0"><draw:text-box><text:p text:style-name="MP12"><text:page-number text:select-page="current">0</text:page-number></text:p></draw:text-box></draw:frame></text:p>
      </style:footer>
    </style:master-page>
    <style:master-page style:name="Convertir_20_12" style:display-name="Convertir 12" style:page-layout-name="Mpm2">
      <style:header>
        <text:p text:style-name="MP5"><draw:g text:anchor-type="char" draw:z-index="9"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24"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5"><draw:frame draw:style-name="Mfr2" draw:name="Marco23" text:anchor-type="char" svg:x="17.988cm" svg:y="28.056cm" svg:width="0.494cm" svg:height="0.418cm" draw:z-index="0"><draw:text-box><text:p text:style-name="MP12"><text:page-number text:select-page="current">0</text:page-number></text:p></draw:text-box></draw:frame></text:p>
      </style:footer>
    </style:master-page>
    <style:master-page style:name="Convertir_20_13" style:display-name="Convertir 13" style:page-layout-name="Mpm2">
      <style:header>
        <text:p text:style-name="MP5"><draw:g text:anchor-type="char" draw:z-index="10"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26"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5"><draw:frame draw:style-name="Mfr2" draw:name="Marco25" text:anchor-type="char" svg:x="17.988cm" svg:y="28.056cm" svg:width="0.494cm" svg:height="0.418cm" draw:z-index="0"><draw:text-box><text:p text:style-name="MP12"><text:page-number text:select-page="current">0</text:page-number></text:p></draw:text-box></draw:frame></text:p>
      </style:footer>
    </style:master-page>
    <style:master-page style:name="Convertir_20_14" style:display-name="Convertir 14" style:page-layout-name="Mpm2">
      <style:header>
        <text:p text:style-name="MP5"><draw:g text:anchor-type="char" draw:z-index="11"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28"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5"><draw:frame draw:style-name="Mfr2" draw:name="Marco27" text:anchor-type="char" svg:x="17.988cm" svg:y="28.056cm" svg:width="0.494cm" svg:height="0.418cm" draw:z-index="0"><draw:text-box><text:p text:style-name="MP12"><text:page-number text:select-page="current">0</text:page-number></text:p></draw:text-box></draw:frame></text:p>
      </style:footer>
    </style:master-page>
    <style:master-page style:name="Convertir_20_15" style:display-name="Convertir 15" style:page-layout-name="Mpm5">
      <style:header>
        <table:table table:name="Tabla4" table:style-name="Tabla4">
          <table:table-column table:style-name="Tabla4.A"/>
          <table:table-column table:style-name="Tabla4.B"/>
          <table:table-row table:style-name="Tabla4.1">
            <table:table-cell table:style-name="Tabla4.A1" office:value-type="string">
              <text:p text:style-name="MP18"><draw:frame draw:style-name="Mfr1" draw:name="Imagen5" text:anchor-type="as-char" svg:y="0cm" svg:width="2.198cm" svg:height="1.843cm" draw:z-index="0"><draw:image xlink:href="Pictures/100000000000006F0000005D127B64B7CBC3129D.png" xlink:type="simple" xlink:show="embed" xlink:actuate="onLoad"/></draw:frame></text:p>
            </table:table-cell>
            <table:table-cell table:style-name="Tabla4.B1" office:value-type="string">
              <text:p text:style-name="MP19">IES HARÍA. DEPARTAMENTO DE INFORMÁTICA</text:p>
              <text:p text:style-name="MP20"><text:span text:style-name="MT1">Ciclo formativo:</text:span><text:span text:style-name="MT2"> Sistemas Microinformáticos y Redes</text:span></text:p>
              <text:p text:style-name="MP20"><text:span text:style-name="MT1">Módulo: </text:span><text:span text:style-name="MT3"><text:s/></text:span><text:span text:style-name="MT4">0228</text:span><text:span text:style-name="MT5">.</text:span><text:span text:style-name="MT6"> </text:span><text:span text:style-name="MT4">Ap</text:span><text:span text:style-name="MT7">li</text:span><text:span text:style-name="MT4">cac</text:span><text:span text:style-name="MT7">i</text:span><text:span text:style-name="MT4">one</text:span><text:span text:style-name="MT5">s</text:span><text:span text:style-name="MT8"> </text:span><text:span text:style-name="MT4">we</text:span><text:span text:style-name="MT5">b</text:span><text:span text:style-name="MT9"> </text:span><text:span text:style-name="MT5">-</text:span><text:span text:style-name="MT10"> </text:span><text:span text:style-name="MT11">APW</text:span></text:p>
              <text:p text:style-name="MP20"><text:span text:style-name="MT1">Curso:</text:span><text:span text:style-name="MT2">201</text:span><text:span text:style-name="MT12">6</text:span><text:span text:style-name="MT2">-1</text:span><text:span text:style-name="MT12">7</text:span></text:p>
            </table:table-cell>
          </table:table-row>
        </table:table>
        <text:p text:style-name="MP21"/>
      </style:header>
      <style:footer>
        <text:p text:style-name="MP22"/>
      </style:footer>
    </style:master-page>
    <style:master-page style:name="Convertir_20_16" style:display-name="Convertir 16" style:page-layout-name="Mpm5">
      <style:header>
        <text:p text:style-name="MP5"><draw:g text:anchor-type="char" draw:z-index="12"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32"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22"><draw:frame draw:style-name="Mfr2" draw:name="Marco31" text:anchor-type="char" svg:x="17.988cm" svg:y="28.056cm" svg:width="0.494cm" svg:height="0.418cm" draw:z-index="0"><draw:text-box><text:p text:style-name="MP12"><text:page-number text:select-page="current">0</text:page-number></text:p></draw:text-box></draw:frame></text:p>
      </style:footer>
    </style:master-page>
    <style:master-page style:name="Convertir_20_17" style:display-name="Convertir 17" style:page-layout-name="Mpm5">
      <style:header>
        <table:table table:name="Tabla5" table:style-name="Tabla5">
          <table:table-column table:style-name="Tabla5.A"/>
          <table:table-column table:style-name="Tabla5.B"/>
          <table:table-row table:style-name="Tabla5.1">
            <table:table-cell table:style-name="Tabla5.A1" office:value-type="string">
              <text:p text:style-name="MP18"><draw:frame draw:style-name="Mfr1" draw:name="Imagen6" text:anchor-type="as-char" svg:y="0cm" svg:width="2.198cm" svg:height="1.843cm" draw:z-index="0"><draw:image xlink:href="Pictures/100000000000006F0000005D127B64B7CBC3129D.png" xlink:type="simple" xlink:show="embed" xlink:actuate="onLoad"/></draw:frame></text:p>
            </table:table-cell>
            <table:table-cell table:style-name="Tabla5.B1" office:value-type="string">
              <text:p text:style-name="MP19">IES HARÍA. DEPARTAMENTO DE INFORMÁTICA</text:p>
              <text:p text:style-name="MP20"><text:span text:style-name="MT1">Ciclo formativo:</text:span><text:span text:style-name="MT2"> Sistemas Microinformáticos y Redes</text:span></text:p>
              <text:p text:style-name="MP20"><text:span text:style-name="MT1">Módulo: </text:span><text:span text:style-name="MT3"><text:s/></text:span><text:span text:style-name="MT4">0228</text:span><text:span text:style-name="MT5">.</text:span><text:span text:style-name="MT6"> </text:span><text:span text:style-name="MT4">Ap</text:span><text:span text:style-name="MT7">li</text:span><text:span text:style-name="MT4">cac</text:span><text:span text:style-name="MT7">i</text:span><text:span text:style-name="MT4">one</text:span><text:span text:style-name="MT5">s</text:span><text:span text:style-name="MT8"> </text:span><text:span text:style-name="MT4">we</text:span><text:span text:style-name="MT5">b</text:span><text:span text:style-name="MT9"> </text:span><text:span text:style-name="MT5">-</text:span><text:span text:style-name="MT10"> </text:span><text:span text:style-name="MT11">APW</text:span></text:p>
              <text:p text:style-name="MP20"><text:span text:style-name="MT1">Curso:</text:span><text:span text:style-name="MT2">201</text:span><text:span text:style-name="MT12">6</text:span><text:span text:style-name="MT2">-1</text:span><text:span text:style-name="MT12">7</text:span></text:p>
            </table:table-cell>
          </table:table-row>
        </table:table>
        <text:p text:style-name="MP21"/>
      </style:header>
      <style:footer>
        <text:p text:style-name="MP22"><draw:frame draw:style-name="Mfr2" draw:name="Marco33" text:anchor-type="char" svg:x="17.988cm" svg:y="28.056cm" svg:width="0.494cm" svg:height="0.418cm" draw:z-index="0"><draw:text-box><text:p text:style-name="MP12"/></draw:text-box></draw:frame></text:p>
      </style:footer>
    </style:master-page>
    <style:master-page style:name="Convertir_20_18" style:display-name="Convertir 18" style:page-layout-name="Mpm5">
      <style:header>
        <text:p text:style-name="MP5"><draw:g text:anchor-type="char" draw:z-index="13"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36"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22"><draw:frame draw:style-name="Mfr2" draw:name="Marco35" text:anchor-type="char" svg:x="17.988cm" svg:y="28.056cm" svg:width="0.494cm" svg:height="0.418cm" draw:z-index="0"><draw:text-box><text:p text:style-name="MP12"><text:page-number text:select-page="current">0</text:page-number></text:p></draw:text-box></draw:frame></text:p>
      </style:footer>
    </style:master-page>
    <style:master-page style:name="Convertir_20_19" style:display-name="Convertir 19" style:page-layout-name="Mpm5">
      <style:header>
        <text:p text:style-name="MP5"><draw:g text:anchor-type="char" draw:z-index="14"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38"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22"><draw:frame draw:style-name="Mfr2" draw:name="Marco37" text:anchor-type="char" svg:x="17.988cm" svg:y="28.056cm" svg:width="0.494cm" svg:height="0.418cm" draw:z-index="0"><draw:text-box><text:p text:style-name="MP12"><text:page-number text:select-page="current">0</text:page-number></text:p></draw:text-box></draw:frame></text:p>
      </style:footer>
    </style:master-page>
    <style:master-page style:name="Convertir_20_20" style:display-name="Convertir 20" style:page-layout-name="Mpm6">
      <style:header>
        <text:p text:style-name="MP5"><draw:g text:anchor-type="char" draw:z-index="15"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40"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22"><draw:frame draw:style-name="Mfr2" draw:name="Marco39" text:anchor-type="char" svg:x="17.988cm" svg:y="28.056cm" svg:width="0.494cm" svg:height="0.418cm" draw:z-index="0"><draw:text-box><text:p text:style-name="MP12"><text:page-number text:select-page="current">0</text:page-number></text:p></draw:text-box></draw:frame></text:p>
      </style:footer>
    </style:master-page>
    <style:master-page style:name="Convertir_20_21" style:display-name="Convertir 21" style:page-layout-name="Mpm5">
      <style:header>
        <text:p text:style-name="MP5"><draw:g text:anchor-type="char" draw:z-index="16" draw:style-name="Mgr1"><draw:frame draw:style-name="Mgr2" draw:text-style-name="MP8" svg:width="1.909cm" svg:height="1.622cm" svg:x="2.961cm" svg:y="1.672cm"><draw:text-box><text:p text:style-name="MP6"><text:span text:style-name="MT13"/></text:p><text:p text:style-name="MP7"><text:span text:style-name="MT13"/></text:p></draw:text-box></draw:frame><draw:custom-shape draw:style-name="Mgr3" draw:text-style-name="MP9" svg:width="17.105cm" svg:height="0.003cm" svg:x="2.926cm" svg:y="1.656cm"><text:p/><draw:enhanced-geometry svg:viewBox="0 0 9677 0" draw:type="non-primitive" draw:enhanced-path="M 0 0 L 9676 0 N"/></draw:custom-shape><draw:custom-shape draw:style-name="Mgr4" draw:text-style-name="MP9" svg:width="0.003cm" svg:height="1.694cm" svg:x="2.944cm" svg:y="1.674cm"><text:p/><draw:enhanced-geometry svg:viewBox="0 0 0 940" draw:type="non-primitive" draw:enhanced-path="M 0 0 L 0 940 N"/></draw:custom-shape><draw:custom-shape draw:style-name="Mgr3" draw:text-style-name="MP9" svg:width="17.105cm" svg:height="0.003cm" svg:x="2.926cm" svg:y="3.385cm"><text:p/><draw:enhanced-geometry svg:viewBox="0 0 9677 0" draw:type="non-primitive" draw:enhanced-path="M 0 0 L 9676 0 N"/></draw:custom-shape><draw:custom-shape draw:style-name="Mgr4" draw:text-style-name="MP9" svg:width="0.003cm" svg:height="1.694cm" svg:x="5.291cm" svg:y="1.674cm"><text:p/><draw:enhanced-geometry svg:viewBox="0 0 0 940" draw:type="non-primitive" draw:enhanced-path="M 0 0 L 0 940 N"/></draw:custom-shape><draw:custom-shape draw:style-name="Mgr4" draw:text-style-name="MP9" svg:width="0.003cm" svg:height="1.694cm" svg:x="20.013cm" svg:y="1.674cm"><text:p/><draw:enhanced-geometry svg:viewBox="0 0 0 940" draw:type="non-primitive" draw:enhanced-path="M 0 0 L 0 940 N"/></draw:custom-shape></draw:g><draw:frame draw:style-name="Mfr2" draw:name="Marco42" text:anchor-type="char" svg:x="8.373cm" svg:y="1.699cm" svg:width="8.555cm" svg:height="1.637cm" draw:z-index="0"><draw:text-box><text:p text:style-name="MP10"><text:span text:style-name="MT14">I</text:span><text:span text:style-name="MT15">E</text:span><text:span text:style-name="MT16">S</text:span><text:span text:style-name="MT17"> </text:span><text:span text:style-name="MT15">HAR</text:span><text:span text:style-name="MT14">Í</text:span><text:span text:style-name="MT15">A</text:span><text:span text:style-name="MT16">.</text:span><text:span text:style-name="MT18"> </text:span><text:span text:style-name="MT15">DEPARTA</text:span><text:span text:style-name="MT19">M</text:span><text:span text:style-name="MT15">ENT</text:span><text:span text:style-name="MT16">O</text:span><text:span text:style-name="MT20"> </text:span><text:span text:style-name="MT15">D</text:span><text:span text:style-name="MT16">E</text:span><text:span text:style-name="MT20"> </text:span><text:span text:style-name="MT21">I</text:span><text:span text:style-name="MT22">NFOR</text:span><text:span text:style-name="MT23">M</text:span><text:span text:style-name="MT22">ÁT</text:span><text:span text:style-name="MT21">I</text:span><text:span text:style-name="MT22">C</text:span><text:span text:style-name="MT24">A </text:span><text:span text:style-name="MT15">C</text:span><text:span text:style-name="MT14">i</text:span><text:span text:style-name="MT15">c</text:span><text:span text:style-name="MT14">l</text:span><text:span text:style-name="MT16">o</text:span><text:span text:style-name="MT25"> </text:span><text:span text:style-name="MT14">f</text:span><text:span text:style-name="MT15">o</text:span><text:span text:style-name="MT14">r</text:span><text:span text:style-name="MT19">m</text:span><text:span text:style-name="MT15">a</text:span><text:span text:style-name="MT14">ti</text:span><text:span text:style-name="MT15">vo</text:span><text:span text:style-name="MT16">:</text:span><text:span text:style-name="MT26"> </text:span><text:span text:style-name="MT27">S</text:span><text:span text:style-name="MT28">i</text:span><text:span text:style-name="MT27">s</text:span><text:span text:style-name="MT28">t</text:span><text:span text:style-name="MT27">e</text:span><text:span text:style-name="MT29">m</text:span><text:span text:style-name="MT27">a</text:span><text:span text:style-name="MT30">s</text:span><text:span text:style-name="MT31"> </text:span><text:span text:style-name="MT29">M</text:span><text:span text:style-name="MT28">i</text:span><text:span text:style-name="MT27">c</text:span><text:span text:style-name="MT28">r</text:span><text:span text:style-name="MT27">o</text:span><text:span text:style-name="MT28">i</text:span><text:span text:style-name="MT27">n</text:span><text:span text:style-name="MT28">f</text:span><text:span text:style-name="MT27">o</text:span><text:span text:style-name="MT28">r</text:span><text:span text:style-name="MT29">m</text:span><text:span text:style-name="MT27">á</text:span><text:span text:style-name="MT28">ti</text:span><text:span text:style-name="MT27">co</text:span><text:span text:style-name="MT30">s</text:span><text:span text:style-name="MT32"> </text:span><text:span text:style-name="MT33">y</text:span><text:span text:style-name="MT34"> </text:span><text:span text:style-name="MT27">Rede</text:span><text:span text:style-name="MT30">s</text:span><text:span text:style-name="MT35"> </text:span><text:span text:style-name="MT19">M</text:span><text:span text:style-name="MT15">ódu</text:span><text:span text:style-name="MT14">l</text:span><text:span text:style-name="MT15">o</text:span><text:span text:style-name="MT16">:</text:span><text:span text:style-name="MT36"> </text:span><text:span text:style-name="MT27">0228</text:span><text:span text:style-name="MT30">.</text:span><text:span text:style-name="MT37"> </text:span><text:span text:style-name="MT27">Ap</text:span><text:span text:style-name="MT28">li</text:span><text:span text:style-name="MT27">cac</text:span><text:span text:style-name="MT28">i</text:span><text:span text:style-name="MT27">one</text:span><text:span text:style-name="MT30">s</text:span><text:span text:style-name="MT38"> </text:span><text:span text:style-name="MT27">we</text:span><text:span text:style-name="MT30">b</text:span><text:span text:style-name="MT39"> </text:span><text:span text:style-name="MT30">-</text:span><text:span text:style-name="MT40"> </text:span><text:span text:style-name="MT41">APW</text:span></text:p><text:p text:style-name="MP11"><text:span text:style-name="MT15">Cu</text:span><text:span text:style-name="MT14">r</text:span><text:span text:style-name="MT15">so</text:span><text:span text:style-name="MT16">:</text:span><text:span text:style-name="MT42"> </text:span><text:span text:style-name="MT41">2015</text:span><text:span text:style-name="MT43">-</text:span><text:span text:style-name="MT41">2016</text:span></text:p></draw:text-box></draw:frame></text:p>
      </style:header>
      <style:footer>
        <text:p text:style-name="MP22"><draw:frame draw:style-name="Mfr2" draw:name="Marco41" text:anchor-type="char" svg:x="17.988cm" svg:y="28.056cm" svg:width="0.494cm" svg:height="0.418cm" draw:z-index="0"><draw:text-box><text:p text:style-name="MP12"><text:page-number text:select-page="current">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Documento creado por {applicationname}, version: {version}</dc:description>
    <meta:creation-date>2016-10-06T16:15:00</meta:creation-date>
    <dc:date>2016-10-24T21:10:01.153000000</dc:date>
    <meta:editing-cycles>15</meta:editing-cycles>
    <meta:editing-duration>PT44M56S</meta:editing-duration>
    <meta:generator>LibreOffice/5.2.1.2$Windows_x86 LibreOffice_project/31dd62db80d4e60af04904455ec9c9219178d620</meta:generator>
    <meta:document-statistic meta:table-count="6" meta:image-count="6" meta:object-count="0" meta:page-count="27" meta:paragraph-count="470" meta:word-count="7099" meta:character-count="46376" meta:non-whitespace-character-count="39224"/>
  </office:meta>
</office:document-meta>
</file>